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Courier"/>
    <style:font-face style:name="Liberation Mono" svg:font-family="'Liberation Mono', 'Courier New'"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6cm"/>
    </style:style>
    <style:style style:name="co3" style:family="table-column">
      <style:table-column-properties fo:break-before="auto" style:column-width="1.388cm"/>
    </style:style>
    <style:style style:name="co4" style:family="table-column">
      <style:table-column-properties fo:break-before="auto" style:column-width="1.252cm"/>
    </style:style>
    <style:style style:name="ro1" style:family="table-row">
      <style:table-row-properties style:row-height="0.473cm" fo:break-before="auto" style:use-optimal-row-height="true"/>
    </style:style>
    <style:style style:name="ro2" style:family="table-row">
      <style:table-row-properties style:row-height="0.466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text-line-through-type="none" style:font-name="Courier New" fo:font-size="10pt" fo:language="none" fo:country="none" fo:font-style="normal" fo:text-shadow="none" style:text-underline-style="none" fo:font-weight="normal" style:text-underline-mode="continuous" style:text-overline-mode="continuous" style:text-line-through-mode="continuous" style:font-name-asian="Liberation Mono" style:font-size-asian="10pt" style:language-asian="none" style:country-asian="none" style:font-style-asian="normal" style:font-weight-asian="normal" style:font-name-complex="Courier New" style:font-size-complex="10.5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default-cell-style-name="ce1"/>
        <table:table-column table:style-name="co1" table:default-cell-style-name="Default"/>
        <table:table-column table:style-name="co3" table:default-cell-style-name="Default"/>
        <table:table-row table:style-name="ro1">
          <table:table-cell office:value-type="string" calcext:value-type="string">
            <text:p>{"messages": [{"role": "system", "content": "Translate source to target."}, {"role": "user", "content": "</text:p>
          </table:table-cell>
          <table:table-cell office:value-type="string" calcext:value-type="string">
            <text:p>तीव्र स्वरूपाचा गंभीर श्वसनरोग कोरोनाविषाणू 2 (SARS-CoV-2) हा एक अभूतपूर्व विषाणू आहे, जो प्रथम वुहानमध्ये तीव्र स्वरूपाचा श्वसनाचा आजार असलेल्या प्रकरणांच्या समूहाशी संबंध असलेल्या न्यूमोनिया असलेल्या तीन व्यक्तींपासून वेगळा केला गेला.</text:p>
          </table:table-cell>
          <table:table-cell office:value-type="string" calcext:value-type="string">
            <text:p>"}, {"role": "assistant", "content": "</text:p>
          </table:table-cell>
          <table:table-cell office:value-type="string" calcext:value-type="string">
            <text:p>Severe acute respiratory syndrome coronavirus 2 (SARS-CoV-2) is a novel virus, first isolated from three people with pneumonia connected to the cluster of acute respiratory illness cases in Wuha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गुरूवारी, सार्स-सीओव्ही-२ कोरोनाविषाणू संसर्गाच्या जगभरातील एकूण केसेसच्या संख्येने एक दशलक्ष संख्येला ओलांडले आहे, असे जॉन हाफकिन्स युनिर्व्हसिटी डेटाने दर्शवले आहे.</text:p>
          </table:table-cell>
          <table:table-cell office:value-type="string" calcext:value-type="string">
            <text:p>"}, {"role": "assistant", "content": "</text:p>
          </table:table-cell>
          <table:table-cell office:value-type="string" calcext:value-type="string">
            <text:p>On Thursday, the total number of cases of the SARS-CoV-2 coronavirus infections surpassed one million worldwide, Johns Hopkins University data indicat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र्दी झालेल्या रुग्णाच्या नाकातील स्त्रावामधून एचसीओव्ही-२२९ई <text:s/>विकृति बी८१४ ला पहिल्यांदा वेगळे करण्यापूर्वी वेगवेगळे सीओव्ही विविध संक्रमित प्राण्यांमधून वेगळे करण्यात आले होते ज्यात टर्की, उंदीर, गाय, डुक्कर, मांजर आणि कुत्रा या प्राण्यांचा समावेश होतो.</text:p>
          </table:table-cell>
          <table:table-cell office:value-type="string" calcext:value-type="string">
            <text:p>"}, {"role": "assistant", "content": "</text:p>
          </table:table-cell>
          <table:table-cell office:value-type="string" calcext:value-type="string">
            <text:p>Before the first isolation of HCoV-229E strain B814 from the nasal discharge of patients who had contracted common cold, different CoVs had been isolated in various infected animals, including turkey, mouse, cow, pig, cat and dog.</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फेलिन कोरोनाव्हायरस (FCoV) मांजरांमध्ये सौम्य एंटेरायटीस तसेच गंभीर फेलिन इन्फेक्शिअस पेरिटॉनिटिस (त्याच विषाणूचे अन्य प्रकार) साठी जबाबदार असतो.</text:p>
          </table:table-cell>
          <table:table-cell office:value-type="string" calcext:value-type="string">
            <text:p>"}, {"role": "assistant", "content": "</text:p>
          </table:table-cell>
          <table:table-cell office:value-type="string" calcext:value-type="string">
            <text:p>Feline coronavirus (FCoV) causes mild enteritis in cats as well as severe Feline infectious peritonitis (other variants of the same viru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चिनी सरकारचे वरिष्ठ वैद्यकीय सल्लागार झोंग नानशान ह्यांनी युक्तिवाद केला आहे की जर सर्व देशांना WHO च्या विषाणू प्रसार होण्यास प्रतिबंध करण्याच्या उपायांचा सल्ला पाळण्यास आरंभ केल्यास 'हे जूनपर्यंत संपेल'.</text:p>
          </table:table-cell>
          <table:table-cell office:value-type="string" calcext:value-type="string">
            <text:p>"}, {"role": "assistant", "content": "</text:p>
          </table:table-cell>
          <table:table-cell office:value-type="string" calcext:value-type="string">
            <text:p>The Chinese government's senior medical adviser Zhong Nanshan argued that 'it could be over by June' if all countries can be mobilized to follow the WHO's advice on measures to stop the spread of the viru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OVID-19 संनिरीक्षणामध्ये साथीच्या रोगांचा कल, नवीन रुग्ण जलद शोधून काढणे, आणि या माहितीच्या आधारे जोखमीचे मूल्यमापन व आजारासाठी सज्जता करण्याचे मार्गदर्शन करण्यासाठी साथीच्या रोगांची माहिती देण्याचा समावेश असणे अपेक्षित आहे.</text:p>
          </table:table-cell>
          <table:table-cell office:value-type="string" calcext:value-type="string">
            <text:p>"}, {"role": "assistant", "content": "</text:p>
          </table:table-cell>
          <table:table-cell office:value-type="string" calcext:value-type="string">
            <text:p>COVID-19 surveillance is expected to monitor epidemiological trends, rapidly detect new cases, and based on this information, provide epidemiological information to conduct risk assessment and guide disease preparednes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आतापर्यंत सूचित करण्यात आलेल्या चिकित्सा अध्ययनांच्या आधारे खालील घटक कदाचित COVID-19 रूग्णांच्या रोगनिदानाशी संबंधित असू शकतात किंवा त्याला प्रभावित करू शकतात (तक्ता 33):</text:p>
          </table:table-cell>
          <table:table-cell office:value-type="string" calcext:value-type="string">
            <text:p>"}, {"role": "assistant", "content": "</text:p>
          </table:table-cell>
          <table:table-cell office:value-type="string" calcext:value-type="string">
            <text:p>Based on clinical studies reported thus far, the following factors may affect or be associated with the prognosis of COVID-19 patients (Table ​(Table33):</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कोविड-१९ वरील संशोधनातील या जलद प्रगतीमुळे बऱ्याच महत्वाच्या मुद्द्यांचे निराकरण झालेले नाही, जसे की:</text:p>
          </table:table-cell>
          <table:table-cell office:value-type="string" calcext:value-type="string">
            <text:p>"}, {"role": "assistant", "content": "</text:p>
          </table:table-cell>
          <table:table-cell office:value-type="string" calcext:value-type="string">
            <text:p>Given such rapid progress in research on COVID-19, several critical issues remain to be solved, as follow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3 मार्चला त्यांनी राष्ट्रीय आणीबाणी घोषित केल्याने संकटाला तोंड देण्यासाठी संघराज्याच्या निधीदेखील उपलब्ध झाला.</text:p>
          </table:table-cell>
          <table:table-cell office:value-type="string" calcext:value-type="string">
            <text:p>"}, {"role": "assistant", "content": "</text:p>
          </table:table-cell>
          <table:table-cell office:value-type="string" calcext:value-type="string">
            <text:p>On 13 March, he declared a national emergency, which made federal funds available to respond to the crisi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वुहान व शेंझेन येथील चीनी चिकित्सालयीन चाचण्यांवरुन फेवीपिरवीर 'पूर्णपणे परिणामकारक' असल्याचा दावा करण्यात आला.</text:p>
          </table:table-cell>
          <table:table-cell office:value-type="string" calcext:value-type="string">
            <text:p>"}, {"role": "assistant", "content": "</text:p>
          </table:table-cell>
          <table:table-cell office:value-type="string" calcext:value-type="string">
            <text:p>Chinese clinical trials in Wuhan and Shenzhen claimed to show that favipiravir was 'clearly effectiv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इटलीचे इयूचे राजदूत माऊरिझिओ मसारी म्हणाले की 'फक्त चीनने द्विपक्षीय प्रतिसाद दिला.'</text:p>
          </table:table-cell>
          <table:table-cell office:value-type="string" calcext:value-type="string">
            <text:p>"}, {"role": "assistant", "content": "</text:p>
          </table:table-cell>
          <table:table-cell office:value-type="string" calcext:value-type="string">
            <text:p>Maurizio Massari, Italy's ambassador to the EU, said that 'Only China responded bilaterall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काहींमुळे संसर्ग झालेल्यांपैकी 30% पेक्षा अधिक मृत्यु पावतात, जसे MERS-CoV आणि काही त्यामानाने हानीकारक नसतात जसे सामान्य सर्दी.</text:p>
          </table:table-cell>
          <table:table-cell office:value-type="string" calcext:value-type="string">
            <text:p>"}, {"role": "assistant", "content": "</text:p>
          </table:table-cell>
          <table:table-cell office:value-type="string" calcext:value-type="string">
            <text:p>Some can kill more than 30% of those infected, such as MERS-CoV, and some are relatively harmless, such as the common col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डोनाल्ड ट्रम्प ह्यांच्या US प्रशासनाने कोरोना विषाणूला 'चिनी विषाणू' किंवा 'वुहान विषाणू' असे संबोधले आहे आणि असे म्हटले आहे की चीनच्या 'गोपनीयतेमुळे एक विषाणू एवढा प्रबळ झाला आहे की त्याचे जागतिक साथीमध्ये रूपांतर झाले आहे' ज्यावर काही टीकाकारांनी वंशवादी आणि 'स्वतःच्या प्रशासनाचे रोगाचे नियंत्रण करण्यात आलेल्या अपयशास दूर ठेवणे' अशी टीका केली आहे</text:p>
          </table:table-cell>
          <table:table-cell office:value-type="string" calcext:value-type="string">
            <text:p>"}, {"role": "assistant", "content": "</text:p>
          </table:table-cell>
          <table:table-cell office:value-type="string" calcext:value-type="string">
            <text:p>The U.S. administration of Donald Trump has referred to the coronavirus as 'Chinese virus' or 'Wuhan virus' saying that China's 'censorship supercharged a virus that has now turned into a global pandemic', which has in turn been criticized by some critics as racism and 'distract(ing) from his administration's failure to contain the diseas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SARS-CoV-2 ची पुनरावृत्ती खालच्या श्वसननलिकेपेक्षा वरच्या श्वसननलिकेत कार्यक्षमरीत्या होऊ शकते आणि संसर्गाच्या प्रारंभिक टप्प्यात सौम्य किंवा कोणतेही लक्षणे उद्भवू शकत नाही, इतर CoV सारखेच ज्यांच्यामुळे सर्दी होऊ शकते.</text:p>
          </table:table-cell>
          <table:table-cell office:value-type="string" calcext:value-type="string">
            <text:p>"}, {"role": "assistant", "content": "</text:p>
          </table:table-cell>
          <table:table-cell office:value-type="string" calcext:value-type="string">
            <text:p>In addition to replicating in the lower respiratory tract, SARS-CoV-2 can efficiently replicate in the upper respiratory tract and causes mild or no symptoms in the early phase of infection, similar to other CoVs that cause common cold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मुहिक प्रारंभ बहुधा एकाच कुटुंबात सुरू होतो किंवा एकाच समारंभातून किंवा क्रूज जहाजासारख्या एकाच वाहनातून सुरू होता.</text:p>
          </table:table-cell>
          <table:table-cell office:value-type="string" calcext:value-type="string">
            <text:p>"}, {"role": "assistant", "content": "</text:p>
          </table:table-cell>
          <table:table-cell office:value-type="string" calcext:value-type="string">
            <text:p>Clustered onset often happens in the same family or from the same gathering or vehicle such as a cruise ship.</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जगभरातील अधिकाऱ्यांनी प्रवासास प्रतिबंध, विलगीकरण करणे, संचारबंदी, कामाच्या ठिकाणी धोक्यांचे नियंत्रण करणे आणि सेवा-सुविधा बंद ठेवून प्रतिसाद दिला आहे.</text:p>
          </table:table-cell>
          <table:table-cell office:value-type="string" calcext:value-type="string">
            <text:p>"}, {"role": "assistant", "content": "</text:p>
          </table:table-cell>
          <table:table-cell office:value-type="string" calcext:value-type="string">
            <text:p>Authorities worldwide have responded by implementing travel restrictions, quarantines, curfews, workplace hazard controls, and facility closur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वर वर्णन केल्याप्रमाणे, अगदी अलीकडील अध्ययन दर्शवते की ८,८६६ प्रकरणांच्या लोकसंख्येत उष्मायन कालावधी ४.८ (३.०-७.२) दिवस होता.</text:p>
          </table:table-cell>
          <table:table-cell office:value-type="string" calcext:value-type="string">
            <text:p>"}, {"role": "assistant", "content": "</text:p>
          </table:table-cell>
          <table:table-cell office:value-type="string" calcext:value-type="string">
            <text:p>A more recent study, as described above, demonstrates that the incubation period was 4.8 (3.0-7.2) days based on the demography of 8,866 cas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गंभीर घटनांमध्ये, रूग्णांना लगेच गंभीर श्वसन सिंड्रोम, सेप्टीक शॉक, मेटाबोलिक अॅसिडोसिस आणि कोगुलोपॅथी होतो.</text:p>
          </table:table-cell>
          <table:table-cell office:value-type="string" calcext:value-type="string">
            <text:p>"}, {"role": "assistant", "content": "</text:p>
          </table:table-cell>
          <table:table-cell office:value-type="string" calcext:value-type="string">
            <text:p>In severe cases, patients quickly progressed to develop acute respiratory syndrome, septic shock, metabolic acidosis, and coagulopath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रसार रोखून किंवा दाबून ठेवण्यास प्राधान्य असू शकते पण ते जोपर्यंत विषाणूचा मानवी समुदायामध्ये प्रसार होत आहे तोपर्यंत (किंवा लस उपलब्ध होईपर्यंत, जर ते आधी घडले तर) सातत्याने राखून ठेवण्याची गरज आहे, नाही तर उपाययोजना शिथिल केल्यानंतर संक्रमण चटकन पुन्हा पसरते.</text:p>
          </table:table-cell>
          <table:table-cell office:value-type="string" calcext:value-type="string">
            <text:p>"}, {"role": "assistant", "content": "</text:p>
          </table:table-cell>
          <table:table-cell office:value-type="string" calcext:value-type="string">
            <text:p>Suppression can be preferred but needs to be maintained for as long as the virus is circulating in the human population (or until a vaccine becomes available, if that comes first), as transmission otherwise quickly rebounds when measures are relax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भवतः ते मानवाच्या जवळच्या अन्य पोशिंद्याने आधीच स्वीकारले असेल.</text:p>
          </table:table-cell>
          <table:table-cell office:value-type="string" calcext:value-type="string">
            <text:p>"}, {"role": "assistant", "content": "</text:p>
          </table:table-cell>
          <table:table-cell office:value-type="string" calcext:value-type="string">
            <text:p>Presumably, it has already been adapted to another host close to huma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 अध्ययनांत, आम्ही युरोपियन युनियन/युरोपियन आर्थिक क्षेत्रातील (EU/EEA) प्रत्येक देश आणि युनायटेड किंग्डम (UK) मधील COVID-19 च्या एकत्रित घटनांच्या स्वरूपांचे मूल्यांकन केले आणि त्यांची तुलना चीनच्या हुबेई प्रांतासोबत केली.</text:p>
          </table:table-cell>
          <table:table-cell office:value-type="string" calcext:value-type="string">
            <text:p>"}, {"role": "assistant", "content": "</text:p>
          </table:table-cell>
          <table:table-cell office:value-type="string" calcext:value-type="string">
            <text:p>In this study, we assess the trends in the cumulative incidence of COVID-19 in each European Union/European Economic Area (EU/EEA) country and the United Kingdom (UK) and compare them to that of Hubei Province, China.</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दोन प्रकारचे कॅनिन कोरोनाव्हायरस (CCoV) (एकामुळे एंटेरायटीस होतो, तर दुसरा श्वसनासंबंधी आजारास कारणीभूत असतो).</text:p>
          </table:table-cell>
          <table:table-cell office:value-type="string" calcext:value-type="string">
            <text:p>"}, {"role": "assistant", "content": "</text:p>
          </table:table-cell>
          <table:table-cell office:value-type="string" calcext:value-type="string">
            <text:p>The two types of canine coronavirus (CCoV) (one causing enteritis, the other found in respiratory diseas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च दिवशी हुबेईमध्ये, वुहान व्यतिरिक्त, टाळेबंदी लागू केल्यानंतर दोन महिन्यांनी प्रवासावरील बंधने शिथिल करण्यात आली. 26 मार्चला चीनच्या परराष्ट्र व्यवहार मंत्रालयाने असे जाहीर केलं की व्हिसा किंवा रहिवासी परवाना धारकांची वैधता 28 मार्चनंतर प्रवेश स्थगित करण्यात येईल आणि ही स्थगिती योजना कधी संपुष्टात येईल ह्याविषयी कोणताही विशिष्ट तपशील दिला नाही.</text:p>
          </table:table-cell>
          <table:table-cell office:value-type="string" calcext:value-type="string">
            <text:p>"}, {"role": "assistant", "content": "</text:p>
          </table:table-cell>
          <table:table-cell office:value-type="string" calcext:value-type="string">
            <text:p>The same day travel restrictions were eased in Hubei, apart from Wuhan, two months after the lockdown was imposed.The Chinese Ministry of Foreign Affairs announced on 26 March 2020 that entry for visa or residence permit holders would be suspended from 28 March onwards, with no specific details on when this policy will en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जागतिक अर्थव्यवस्थेला होणारी हानी चीनमध्ये जाणवू लागली आहे,१६ मार्चच्या एका माध्यमाच्या अहवालानुसार चीनच्या अर्थव्यवस्थेवर २०२०च्या पहिल्या दोन महिन्यात चिनी सरकारनी विषाणूचा प्रसार रोखण्यासाठी केलेल्या उपाययोजनांमुळे फार गंभीर परिणाम झाला आहे आणि किरकोळ विक्री २०.५% कमी झाली आहे.</text:p>
          </table:table-cell>
          <table:table-cell office:value-type="string" calcext:value-type="string">
            <text:p>"}, {"role": "assistant", "content": "</text:p>
          </table:table-cell>
          <table:table-cell office:value-type="string" calcext:value-type="string">
            <text:p>Damage to the global economy has been felt in China: according to a media report on 16 March, the economy in China was very hard hit in the first two months of 2020 due to the measures taken by the government to curtail virus spread, and retail sales plunged 20.5%.</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019 चा नवीन एचसीओव्ही (२०१९-एनसीओव्ही) ज्याचे नंतर SARS-CoV-2 म्हणून नामकरण करण्यात आले, तो कोरोनाव्हायरस आजार २०१९ (कोविड-१९) च्या जारी साथरोगाचा कारक माध्यम होता, ज्याने ३ मार्च २०२० पर्यंत ३,१२० पेक्षा जास्त मृत्यू झाले होते आणि ९१,००० पेक्षा जास्त लोकांना संसर्गित केले होते.</text:p>
          </table:table-cell>
          <table:table-cell office:value-type="string" calcext:value-type="string">
            <text:p>"}, {"role": "assistant", "content": "</text:p>
          </table:table-cell>
          <table:table-cell office:value-type="string" calcext:value-type="string">
            <text:p>The 2019 novel HCoV (2019-nCoV), which has subsequently been renamed SARS-CoV-2, is the causative agent of the ongoing epidemic of coronavirus disease 2019 (COVID-19), which has claimed more than 3,120 lives and infected more than 91,000 people as of March 3, 2020.</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बहुतकरून सार्स-सीओव्ही-२ चा मध्यस्थ पोशिंदा प्राणी हा वन्यजीव प्रजातीतील असावा जो हुआनन सीफूड होलसेल मार्केट येथे विकला आणि मारला गेला असावा, ज्याच्यासह कोविड-१९ शी संबंधित सुरुवातीच्या प्रकरणांपैकी अनेक प्रकरणे संबंधित आहेत, जे प्राणी-ते-मानव या संक्रमणाच्या घटनेच्या शक्यतेचे दर्शक आहेत.</text:p>
          </table:table-cell>
          <table:table-cell office:value-type="string" calcext:value-type="string">
            <text:p>"}, {"role": "assistant", "content": "</text:p>
          </table:table-cell>
          <table:table-cell office:value-type="string" calcext:value-type="string">
            <text:p>Presumably, the intermediate animal hosts of SARS-CoV-2 should be among the wildlife species sold and killed at the Huanan Seafood Wholesale Market, with which many of the initial cases of COVID-19 were associated, indicative of a probable animal-to-human transmission even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दक्षिण कोरियाचा कार्यक्रम हा संपूर्ण शहरे विलगीकृत न करता उद्रेक नियंत्रित करण्यामध्ये यशस्वी मानला जातो. सुरुवातीला अध्यक्ष मून जाए-इन ह्यांचा संकटास प्रतिसाद म्हणून दक्षिण कोरियन समाजाचे ध्रुवीकरण केले गेले.</text:p>
          </table:table-cell>
          <table:table-cell office:value-type="string" calcext:value-type="string">
            <text:p>"}, {"role": "assistant", "content": "</text:p>
          </table:table-cell>
          <table:table-cell office:value-type="string" calcext:value-type="string">
            <text:p>South Korea's programme is considered to be a success in controlling the outbreak despite not quarantining entire cities.The South Korean society was initially polarized on President Moon Jae-in's response to the crisi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रीसुद्धा, मानवामध्ये झालेल्या प्रसारानंतर,संक्रामकता, रोगजनकता आणि मानवांमधील शाश्वत प्रसार या वैशिष्ट्यांच्या समावेशासह सार्स-सीओव्ही-२ ची वैशिष्ट्ये कोविड-१९ च्या सध्या सुरू असलेल्या उद्रेकाच्या अंतिम भवितव्यासाठी प्रभावी <text:s/>ठरतील.</text:p>
          </table:table-cell>
          <table:table-cell office:value-type="string" calcext:value-type="string">
            <text:p>"}, {"role": "assistant", "content": "</text:p>
          </table:table-cell>
          <table:table-cell office:value-type="string" calcext:value-type="string">
            <text:p>Nevertheless, the features of SARS-CoV-2 including its transmissibility, pathogenicity and sustainable spreading after passages in humans will be influential on the ultimate fate of the ongoing outbreak of COVID-19.</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शिवाय, वटवाघळांच्या उच्च-चयापचय क्रियेपासून उत्पन्न झालेल्या प्रतिक्रियाशील ऑक्सिजन प्रकाराचे (आरओएस) उच्च प्रमाण दोन्हीही सीओव्ही प्रतिकृती क्रियेस दाबतात आणि एक्सोरायबोन्युक्लेजद्वारे प्रुफरिंडीगला परिणामित करते, अशा प्रकारे जेव्हा नवीन पोषकामध्ये प्रवेश केला जातो, तेव्हा विषाणूच्या वंशावळीची उत्पत्ती ही मोठ्या प्रमाणात रोगजनक होण्यासाठी निवड दाब प्रदान करते.</text:p>
          </table:table-cell>
          <table:table-cell office:value-type="string" calcext:value-type="string">
            <text:p>"}, {"role": "assistant", "content": "</text:p>
          </table:table-cell>
          <table:table-cell office:value-type="string" calcext:value-type="string">
            <text:p>Moreover, the high level of reactive oxygen species (ROS) generated from high metabolic activity of bats could both suppress CoV replication and affects proofreading by exoribonuclease, thus providing the selection pressure for the generation of virus strains highly pathogenic when introduced into a new hos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अनेक रेल्वे स्थानके आणि प्रवासी वाहतूक करणाऱ्या बोटींचे धक्के बंद झाले आहेत.</text:p>
          </table:table-cell>
          <table:table-cell office:value-type="string" calcext:value-type="string">
            <text:p>"}, {"role": "assistant", "content": "</text:p>
          </table:table-cell>
          <table:table-cell office:value-type="string" calcext:value-type="string">
            <text:p>Several train stations and ferry ports have also been clos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कोरोना विषाणूंपासून होणाऱ्या धोक्यांमध्ये लक्षणीय भिन्नता असते.</text:p>
          </table:table-cell>
          <table:table-cell office:value-type="string" calcext:value-type="string">
            <text:p>"}, {"role": "assistant", "content": "</text:p>
          </table:table-cell>
          <table:table-cell office:value-type="string" calcext:value-type="string">
            <text:p>Coronaviruses vary significantly in risk facto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पष्टतेसाठी, आकृती १ आणि सारणी २ मध्ये ज्ञात एचसीओव्ही चे प्राणी उत्पत्तीवरील वर्तमान ज्ञान सारांशामध्ये देण्यात आलेले आहे.</text:p>
          </table:table-cell>
          <table:table-cell office:value-type="string" calcext:value-type="string">
            <text:p>"}, {"role": "assistant", "content": "</text:p>
          </table:table-cell>
          <table:table-cell office:value-type="string" calcext:value-type="string">
            <text:p>For clarity, the current knowledge on animal origins of known HCoVs is summarized in Figure ​1 and Table 2.</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दोन्ही प्रकरणांमध्ये, पोशिंदा नैसर्गिकरित्या संक्रमित असतो आणि एचसीओव्हीचा किंवा त्याच्या पालक विषाणूचा नैसर्गिक पोशिंदा असतो.</text:p>
          </table:table-cell>
          <table:table-cell office:value-type="string" calcext:value-type="string">
            <text:p>"}, {"role": "assistant", "content": "</text:p>
          </table:table-cell>
          <table:table-cell office:value-type="string" calcext:value-type="string">
            <text:p>In both cases, the hosts are naturally infected and are the natural hosts of HCoV or its parental viru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च दिवशी कॅनडाचे 215 नागरिक (पहिल्या विमानातून 176 आणि US सरकारच्या भाड्याने दिलेल्या दुसऱ्या विमानाने 39) वुहानहून CFB ट्रेंटनला दोन आठवडे विलग करण्यासाठी हलविण्यात आले.</text:p>
          </table:table-cell>
          <table:table-cell office:value-type="string" calcext:value-type="string">
            <text:p>"}, {"role": "assistant", "content": "</text:p>
          </table:table-cell>
          <table:table-cell office:value-type="string" calcext:value-type="string">
            <text:p>On the same day, 215 Canadians (176 from the first plane, and 39 from a second plane chartered by the U.S. government) were evacuated from Wuhan to CFB Trenton to be quarantined for two week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लीप्रोटीन चे स्वतःचे पॉलीप्रोटीज असतात जे पॉलीप्रोटीनचे विभाजन अनेक असंरचनात्मक प्रथिनांमध्ये करतात.</text:p>
          </table:table-cell>
          <table:table-cell office:value-type="string" calcext:value-type="string">
            <text:p>"}, {"role": "assistant", "content": "</text:p>
          </table:table-cell>
          <table:table-cell office:value-type="string" calcext:value-type="string">
            <text:p>The polyprotein has its own proteases which cleave the polyprotein into multiple nonstructural protei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श्चिम बंगालमधील भारतीय जनता पक्षाचे राज्यस्तरीय अध्यक्ष दिलीप घोष यांनी असे विधान केले कि चीनी लोकांनी निसर्गाचा नाश केला होता आणि 'म्हणूनच देवाने त्यांच्या बदला घेतला.'</text:p>
          </table:table-cell>
          <table:table-cell office:value-type="string" calcext:value-type="string">
            <text:p>"}, {"role": "assistant", "content": "</text:p>
          </table:table-cell>
          <table:table-cell office:value-type="string" calcext:value-type="string">
            <text:p>The Bharatiya Janata Party's State unit president in West Bengal Dilip Ghosh stated that the Chinese had destroyed nature and 'that's why the God took revenge against them.'</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अभ्यासादरम्यान असे आढळले आहे की तोंड न झाकता खोकल्यामुळे थेंब 4.5 मीटर (15 फूट) ते 8.2 मीटर (27 फूट) प्रवास करू शकतात.</text:p>
          </table:table-cell>
          <table:table-cell office:value-type="string" calcext:value-type="string">
            <text:p>"}, {"role": "assistant", "content": "</text:p>
          </table:table-cell>
          <table:table-cell office:value-type="string" calcext:value-type="string">
            <text:p>Studies have found that an uncovered coughing can lead to droplets travelling up to 4.5 metres (15 feet) to 8.2 metres (27 fee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कोंबड्यामध्ये, संसर्गजन्य ब्राँकायटीस विषाणू (IBV) या कोरोना विषाणूचा संसर्ग केवळ श्वसन मार्गापुरता नसून मूत्रजनन मार्गदेखील याचे लक्ष्य असते.</text:p>
          </table:table-cell>
          <table:table-cell office:value-type="string" calcext:value-type="string">
            <text:p>"}, {"role": "assistant", "content": "</text:p>
          </table:table-cell>
          <table:table-cell office:value-type="string" calcext:value-type="string">
            <text:p>In chickens, the infectious bronchitis virus (IBV), a coronavirus, targets not only the respiratory tract but also the urogenital trac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आश्चर्यकारकरितीने, न्यूक्लेओटाइड अॅनालोगी रेमडेसिव्हिर ही सीओव्ही प्रतिकृती करण्याला या एक्सोरिबोन्युक्लेजच्या आणि आरएनए-अवलंंबित आरएनए पॉलिमर्सच्या अवरोधास शमवण्यास ज्ञात आहे.</text:p>
          </table:table-cell>
          <table:table-cell office:value-type="string" calcext:value-type="string">
            <text:p>"}, {"role": "assistant", "content": "</text:p>
          </table:table-cell>
          <table:table-cell office:value-type="string" calcext:value-type="string">
            <text:p>Interestingly, the nucleotide analogue Remdesivir is known to suppress CoV replication through inhibition of this exoribonuclease and the RNA-dependent RNA polymeras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वैद्यकीय दुकानांत सहज मिळणारी सर्दीची औषधे घेणे, द्रवपदार्थ पिणे आणि विश्रांती घेणे ह्यामुळे लक्षणे कमी होण्यास मदत होऊ शकते.</text:p>
          </table:table-cell>
          <table:table-cell office:value-type="string" calcext:value-type="string">
            <text:p>"}, {"role": "assistant", "content": "</text:p>
          </table:table-cell>
          <table:table-cell office:value-type="string" calcext:value-type="string">
            <text:p>Taking over-the-counter cold medications, drinking fluids, and resting may help alleviate symptom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मुळे गरज भासल्यास COVID-19 रूग्णांमध्ये कमी डोसमध्ये आणि अल्प काळासाठी स्टेरॉईड्स वापरले जावे.</text:p>
          </table:table-cell>
          <table:table-cell office:value-type="string" calcext:value-type="string">
            <text:p>"}, {"role": "assistant", "content": "</text:p>
          </table:table-cell>
          <table:table-cell office:value-type="string" calcext:value-type="string">
            <text:p>Thus, if needed, steroids should be used at low dosage and for a short time in COVID-19 patien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प्टेंबर 2012 मध्ये, नवीन प्रकारच्या कोरोना विषाणूचा शोध लावण्यात आला, ज्यास सुरुवातीला नॉव्हेल कोरोनाव्हायरस 2012 असे म्हटले गेले, आणि आता अधिकृतपणे त्यास मिडल इस्ट रेस्पिरेटरी सींड्रोम कोरोनाव्हायरस (MERS-CoV) असे नाव देण्यात आले.</text:p>
          </table:table-cell>
          <table:table-cell office:value-type="string" calcext:value-type="string">
            <text:p>"}, {"role": "assistant", "content": "</text:p>
          </table:table-cell>
          <table:table-cell office:value-type="string" calcext:value-type="string">
            <text:p>In September 2012, a new type of coronavirus was identified, initially called Novel Coronavirus 2012, and now officially named Middle East respiratory syndrome coronavirus (MERS-CoV).</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NN च्या एका अहवालाने असे सूचित केले की इटलीची वृद्ध लोकांची मोठी लोकसंख्या आणि आजपर्यंत ज्या लोकांना विषाणूचा संसर्ग झाला आहे अशा सर्व लोकांच्या चाचण्या करण्याची असमर्थता ही मोठ्या मृत्युदरास कारणीभूत असू शकते.</text:p>
          </table:table-cell>
          <table:table-cell office:value-type="string" calcext:value-type="string">
            <text:p>"}, {"role": "assistant", "content": "</text:p>
          </table:table-cell>
          <table:table-cell office:value-type="string" calcext:value-type="string">
            <text:p>A CNN report indicated that the combination of Italy's large elderly population and inability to test all who have the virus to date may be contributing to the high fatality rat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0 जानेवारी रोजी आरोग्यसेवा प्रदात्यांना संसर्ग झाल्याची नोंद झाली ज्यामुळे मानवापासून मानवांना संसर्ग होऊ शकतो हे निदर्शनास आले.</text:p>
          </table:table-cell>
          <table:table-cell office:value-type="string" calcext:value-type="string">
            <text:p>"}, {"role": "assistant", "content": "</text:p>
          </table:table-cell>
          <table:table-cell office:value-type="string" calcext:value-type="string">
            <text:p>On January 20, the infection of health-care providers was reported, suggesting that human-to-human transmission was possibl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ज्यांना संसर्ग झाला असण्याची शक्यता आहे अशांसाठी सर्जिकल मुखवट्यांची शिफारस केली आहे, कारण मुखवटा घातल्याने बोलताना, शिंकताना किंवा खोकताना श्वसनाद्वारे जे थेंब पसरतात त्यांचे प्रमाण आणि प्रवासाचे अंतर मर्यादित ठेवता येते.</text:p>
          </table:table-cell>
          <table:table-cell office:value-type="string" calcext:value-type="string">
            <text:p>"}, {"role": "assistant", "content": "</text:p>
          </table:table-cell>
          <table:table-cell office:value-type="string" calcext:value-type="string">
            <text:p>Surgical masks are recommended for those who may be infected, as wearing a mask can limit the volume and travel distance of expiratory droplets dispersed when talking, sneezing, and coughing.</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सेच आम्ही एचसीओव्ही उत्क्रांतीच्या कलाचाही आढावा घेतला की ज्यामध्ये जर संक्रामकता वाढली तर रोगजनकता कमी होते.</text:p>
          </table:table-cell>
          <table:table-cell office:value-type="string" calcext:value-type="string">
            <text:p>"}, {"role": "assistant", "content": "</text:p>
          </table:table-cell>
          <table:table-cell office:value-type="string" calcext:value-type="string">
            <text:p>We also review the trend of HCoV evolution in which the increase in transmissibility often comes with the decrease in pathogenicit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रकरणे अद्याप EU/EEA देश आणि यूकेच्या काही विशिष्ट प्रदेशांपर्यंतच मर्यादित असल्याने आणि रूग्णालये व सखोल चिकित्सा केंद्रे निश्चित क्षेत्रीय लोकसंख्येला उपचार प्रदान करत असल्याने, प्रकरणांची माहिती व अतिदक्षता चिकित्सा केंद्रांची माहिती शक्यतो आकडेवारी 2 (NUTS-2) स्तरासाठी क्षेत्रीय केंद्रांच्या परिभाषेत उपलब्ध करायला हवी.</text:p>
          </table:table-cell>
          <table:table-cell office:value-type="string" calcext:value-type="string">
            <text:p>"}, {"role": "assistant", "content": "</text:p>
          </table:table-cell>
          <table:table-cell office:value-type="string" calcext:value-type="string">
            <text:p>Since cases have so far clustered in certain regions in EU/EEA countries and the UK, and hospitals and intensive care units usually serve a defined regional catchment population, information about cases and intensive care beds should preferably be made available at the Nomenclature of territorial units for statistics 2 (NUTS-2) level.</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मुळे वटवाघळे ही एचसीओव्ही-२२९ई ला थेट मानवामध्ये संक्रमित करू शकतात यामध्ये आश्चर्यजनक असे काही नाही.</text:p>
          </table:table-cell>
          <table:table-cell office:value-type="string" calcext:value-type="string">
            <text:p>"}, {"role": "assistant", "content": "</text:p>
          </table:table-cell>
          <table:table-cell office:value-type="string" calcext:value-type="string">
            <text:p>It is therefore not too surprising that bats might transmit HCoV-229E to humans directl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OVID-19 साठी तीन प्रमुख जोखीम घटक लिंग (पुरूष), वय (&gt;60) आणि तीव्र न्यूमोनिया असे होते.</text:p>
          </table:table-cell>
          <table:table-cell office:value-type="string" calcext:value-type="string">
            <text:p>"}, {"role": "assistant", "content": "</text:p>
          </table:table-cell>
          <table:table-cell office:value-type="string" calcext:value-type="string">
            <text:p>Three major risk factors for COVID-19 were sex (male), age (≥60), and severe pneumonia.</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मानवी स्वयंसेवकांवर केलेल्या अध्ययनानुसार, एचसीओव्ही-२२९ई ने संक्रमित निरोगी व्यक्तींमध्ये सौम्य सर्दी विकसित झाली आहे.</text:p>
          </table:table-cell>
          <table:table-cell office:value-type="string" calcext:value-type="string">
            <text:p>"}, {"role": "assistant", "content": "</text:p>
          </table:table-cell>
          <table:table-cell office:value-type="string" calcext:value-type="string">
            <text:p>According to a human volunteer study, healthy individuals infected with HCoV-229E developed mild common col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काही कलाकारांनी पारंपारिक प्रत्यक्ष सादरीकरणाला पर्याय म्हणून इंटरनेटवर कलेची निर्मिती करणे आणि ते सामायिक करणे सुरु ठेवण्यासाठी मार्ग शोधून काढले आहेत, जसे की मैफिलींचे प्रत्यक्ष सादरीकरण किंवा कलाकारांना त्यांचे काम सादर करणे, वितरण करणे आणि प्रसिद्ध करणे यासाठी वेब आधारित 'उत्सवांची' निर्मिती होय.</text:p>
          </table:table-cell>
          <table:table-cell office:value-type="string" calcext:value-type="string">
            <text:p>"}, {"role": "assistant", "content": "</text:p>
          </table:table-cell>
          <table:table-cell office:value-type="string" calcext:value-type="string">
            <text:p>Some artists have explored ways to continue to produce and share work over the internet as an alternative to traditional live performance, such as live streaming concerts or creating web-based 'festivals' for artists to perform, distribute, and publicize their work.</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8 फेब्रुवारी, 2020 ला बोली झांग आणि सहकाऱ्यांनी WM आणि TCM च्या संयोजित उपचारांसोबत केवळ पश्चिमी औषधांची (WM) तुलना करण्यास एक अध्ययन प्रकाशित केले.</text:p>
          </table:table-cell>
          <table:table-cell office:value-type="string" calcext:value-type="string">
            <text:p>"}, {"role": "assistant", "content": "</text:p>
          </table:table-cell>
          <table:table-cell office:value-type="string" calcext:value-type="string">
            <text:p>On February 18, 2020, Boli Zhang and coworkers published a study to compare western medicine (WM) treatment alone with combined treatment of WM and TCM.</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बहुतांश प्रकरणे ही हुनानच्या समुद्री खाद्यपदार्थांच्या घाऊक बाजाराशी निगडित होती आणि म्हणून ह्या विषाणूचे मूळ प्राणिजन्य असल्याचे मानले जाते.</text:p>
          </table:table-cell>
          <table:table-cell office:value-type="string" calcext:value-type="string">
            <text:p>"}, {"role": "assistant", "content": "</text:p>
          </table:table-cell>
          <table:table-cell office:value-type="string" calcext:value-type="string">
            <text:p>The cases mostly had links to the Huanan Seafood Wholesale Market and so the virus is thought to have a zoonotic origi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उदाहरणार्थ एक्झोरायबोन्युक्लीएझ असंरचनात्मक प्रथिन प्रुफरीडींग चे कार्य करुन अधिक अचूक प्रतिरुपणासाठी मदत करते ज्याचा RNA डीपेंडंट RNA पॉलीमरेजमध्ये अभाव असतो. कॉम्प्लेक्सचे महत्वपूर्ण कार्य म्हणजे विषाणूच्या जीनसंचाचे प्रतिरुपण करणे असते.</text:p>
          </table:table-cell>
          <table:table-cell office:value-type="string" calcext:value-type="string">
            <text:p>"}, {"role": "assistant", "content": "</text:p>
          </table:table-cell>
          <table:table-cell office:value-type="string" calcext:value-type="string">
            <text:p>The exoribonuclease nonstructural protein, for instance, provides extra fidelity to replication by providing a proofreading function which the RNA-dependent RNA polymerase lacks.One of the main functions of the complex is to replicate the viral genom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हिवतापावरील उपचारासाठी आधीच मंजूर करण्यात आलेल्या औषधांचा नवीन उद्दिष्टांसाठी उपयोग करण्याचे मूल्यमापन सात चाचण्यांच्या माध्यमातून चालू होते, ज्यामध्ये हायड्रॉक्सीक्लोरोक्विन किंवा क्लोरोक्विन फॉस्फेट वरील चार अभ्यासांचा समावेश आहे.</text:p>
          </table:table-cell>
          <table:table-cell office:value-type="string" calcext:value-type="string">
            <text:p>"}, {"role": "assistant", "content": "</text:p>
          </table:table-cell>
          <table:table-cell office:value-type="string" calcext:value-type="string">
            <text:p>Seven trials were evaluating repurposed drugs already approved to treat malaria, including four studies on hydroxychloroquine or chloroquine phosphat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उद्भवणाऱ्या आजारावरील प्रकाशनांच्या वाढत्या संख्येला प्रतिसाद म्हणून हा लेख विकसित होणाऱ्या संशोधन विषयाचे योग्य वेळी आणि समावेशक पुनरावलोकन प्रदान करण्याचा प्रयत्न करतो.</text:p>
          </table:table-cell>
          <table:table-cell office:value-type="string" calcext:value-type="string">
            <text:p>"}, {"role": "assistant", "content": "</text:p>
          </table:table-cell>
          <table:table-cell office:value-type="string" calcext:value-type="string">
            <text:p>In response to the rapidly increasing number of publications on the emerging disease, this article attempts to provide a timely and comprehensive review of the swiftly developing research subjec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RNA पट्टापासून RNA प्रतिरुपण आणि प्रतिलेखन करण्यामध्ये याचा थेट सहभाग असतो.</text:p>
          </table:table-cell>
          <table:table-cell office:value-type="string" calcext:value-type="string">
            <text:p>"}, {"role": "assistant", "content": "</text:p>
          </table:table-cell>
          <table:table-cell office:value-type="string" calcext:value-type="string">
            <text:p>It is directly involved in the replication and transcription of RNA from an RNA stran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र्सच्या साथरोगाचा परिणाम ७७४ मृत्यूंसह ८,०९६ नोंद झालेल्या प्रकरणांत झाला जो अनेक देश आणि खंडामध्ये पसरला.</text:p>
          </table:table-cell>
          <table:table-cell office:value-type="string" calcext:value-type="string">
            <text:p>"}, {"role": "assistant", "content": "</text:p>
          </table:table-cell>
          <table:table-cell office:value-type="string" calcext:value-type="string">
            <text:p>The SARS epidemic resulted in 8,096 reported cases with 774 deaths, spreading across many countries and continen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बहुतांश एचसीओव्हीची उत्पत्ती वटवाघळांपासून झाली आहे जेथे ती गैर-रोगकारक आहेत.</text:p>
          </table:table-cell>
          <table:table-cell office:value-type="string" calcext:value-type="string">
            <text:p>"}, {"role": "assistant", "content": "</text:p>
          </table:table-cell>
          <table:table-cell office:value-type="string" calcext:value-type="string">
            <text:p>Most HCoVs originated from bats where they are non-pathogeni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ERS-CoV, जरी विविध बॅट कोरोना विषाणूशी संबंधित असला तरीही त्यांच्यापासून शेकडो वर्षांपासून विलग झाल्याचे दिसून येते.</text:p>
          </table:table-cell>
          <table:table-cell office:value-type="string" calcext:value-type="string">
            <text:p>"}, {"role": "assistant", "content": "</text:p>
          </table:table-cell>
          <table:table-cell office:value-type="string" calcext:value-type="string">
            <text:p>MERS-CoV, although related to several bat coronavirus species, appears to have diverged from these several centuries ago.</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सर्गाला प्रतिबंध करण्यासाठी शारीरिक अंतर राखण्याच्या उपायांची पण शिफारस केलेली आहे. अनेक सरकारांनी जिथे उद्रेक झाला आहे अशा भागांमधून इतर भागांकडे प्रवास करण्यास मर्यादा घातली आहे किंवा प्रवास न करण्याचा सल्ला दिला आहे.</text:p>
          </table:table-cell>
          <table:table-cell office:value-type="string" calcext:value-type="string">
            <text:p>"}, {"role": "assistant", "content": "</text:p>
          </table:table-cell>
          <table:table-cell office:value-type="string" calcext:value-type="string">
            <text:p>Physical distancing measures are also recommended to prevent transmission.Many governments have restricted or advised against all non-essential travel to and from countries and areas affected by the outbreak.</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रिस्थिती वेगाने बदलत असल्याने उद्रेकाची अंतिम स्थिती आणि तीव्रता अद्याप अनिश्चित आहे.</text:p>
          </table:table-cell>
          <table:table-cell office:value-type="string" calcext:value-type="string">
            <text:p>"}, {"role": "assistant", "content": "</text:p>
          </table:table-cell>
          <table:table-cell office:value-type="string" calcext:value-type="string">
            <text:p>As the situation is rapidly evolving, the final scope and severity of the outbreak remain to be determin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नायटेड स्टेटमध्ये, २४४ हजारपेक्षा जास्त कोरोनाविषाणू केसेस नोंदवण्यात आल्यास, ज्यापैकी ५,९०० मृत्युना जोडल्या गेल्या.</text:p>
          </table:table-cell>
          <table:table-cell office:value-type="string" calcext:value-type="string">
            <text:p>"}, {"role": "assistant", "content": "</text:p>
          </table:table-cell>
          <table:table-cell office:value-type="string" calcext:value-type="string">
            <text:p>In the United States, over 244 thousand coronavirus cases were recorded, linking to at least 5,900 death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अटळ सत्याच्या विरोधाभासामध्ये, सार्स-सीओव्ही-२आणि आरएटीजी१३ चे आरबी़डी हे अधिक भिन्न आहेत, तथापि उच्च प्रमाण जिनोम-व्यापी समजातीयता क्रमाचे उच्च प्रमाण आहे.</text:p>
          </table:table-cell>
          <table:table-cell office:value-type="string" calcext:value-type="string">
            <text:p>"}, {"role": "assistant", "content": "</text:p>
          </table:table-cell>
          <table:table-cell office:value-type="string" calcext:value-type="string">
            <text:p>In stark contrast, the RBDs of SARS-CoV-2 and RaTG13 are more divergent, albeit a higher degree of sequence homology genome-wid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एप्रिल 2020 पर्यंत, 103 कँडीडेट थेरॅप्युटिक्स प्रीक्लिनीकल किंवा प्रावस्था I-IV विकास अवस्थेत होते तसेच 29 ड्रग कँडीडेट्स च्या चाचण्यांचे परिणाम एप्रिल महिन्यात अपेक्षित होते.</text:p>
          </table:table-cell>
          <table:table-cell office:value-type="string" calcext:value-type="string">
            <text:p>"}, {"role": "assistant", "content": "</text:p>
          </table:table-cell>
          <table:table-cell office:value-type="string" calcext:value-type="string">
            <text:p>As of early April 2020, 103 candidate therapeutics were in preclinical or a stage of Phase I-IV development, with trial results for 29 drug candidates expected during April.</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वटवाघळ सीओव्ही-एचकेयु४ आणि मर्स-सीओव्ही पोशिंदा ग्राही, डायपेप्टिडाईल पेप्टीडेज ४ (डीपीपी४) चा वापर विषाणू प्रवेशासाठी करतात.</text:p>
          </table:table-cell>
          <table:table-cell office:value-type="string" calcext:value-type="string">
            <text:p>"}, {"role": "assistant", "content": "</text:p>
          </table:table-cell>
          <table:table-cell office:value-type="string" calcext:value-type="string">
            <text:p>Bat CoV-HKU4 and MERS-CoV utilize the same host receptor, dipeptidyl peptidase 4 (DPP4), for virus entr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मात्र, टी पेशींच्या अपोप्टोसिसला सामील करून सीओव्ही टी पेशी कार्याला रोखू शकतात.</text:p>
          </table:table-cell>
          <table:table-cell office:value-type="string" calcext:value-type="string">
            <text:p>"}, {"role": "assistant", "content": "</text:p>
          </table:table-cell>
          <table:table-cell office:value-type="string" calcext:value-type="string">
            <text:p>However, CoV can inhibit T cell functions by inducing apoptosis of T cell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 विषाणूला आवरण असून एकेरी धनस्थिती RNA जीनसंच व सर्पिल सममिती असलेले विषाणूप्रथिन कवच असते.</text:p>
          </table:table-cell>
          <table:table-cell office:value-type="string" calcext:value-type="string">
            <text:p>"}, {"role": "assistant", "content": "</text:p>
          </table:table-cell>
          <table:table-cell office:value-type="string" calcext:value-type="string">
            <text:p>They are enveloped viruses with a positive-sense single-stranded RNA genome and a nucleocapsid of helical symmetr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ह्या विषाणू मुळे दिवसभरामध्ये झालेले सर्वाधिक मृत्यु आहेत.</text:p>
          </table:table-cell>
          <table:table-cell office:value-type="string" calcext:value-type="string">
            <text:p>"}, {"role": "assistant", "content": "</text:p>
          </table:table-cell>
          <table:table-cell office:value-type="string" calcext:value-type="string">
            <text:p>This is the highest number of fatalities in a day due to the viru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आतापर्यंतच्या पुराव्यांवरून निदर्शनास आले आहे की COVID-19 ने ग्रस्त 80% व्यक्तींना सौम्य आजार आहेत, म्हणजेच न्यूमोनियासह किंवा त्याशिवाय श्वसननलिकेचा संसर्ग आणि त्यांपैकी बहुतांश लोक बरे झाले आहेत.</text:p>
          </table:table-cell>
          <table:table-cell office:value-type="string" calcext:value-type="string">
            <text:p>"}, {"role": "assistant", "content": "</text:p>
          </table:table-cell>
          <table:table-cell office:value-type="string" calcext:value-type="string">
            <text:p>Evidence to date is that ca 80% of individuals with COVID-19 have a mild disease, i.e. a respiratory tract infection with or without pneumonia, and most of these recove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१४ फेब्रुवारीला, डब्लूएचओने पुढाकार घेतलेल्या चीनबरोबरच्या एका संयुक्त गटाची आंतरराष्ट्रीय आणि डब्लूएचओ तज्ज्ञ देण्यासाठी सुरुवात करण्यात आली ज्यायोगे चीनमध्ये स्थानिक व्यवस्थापनास मदत होऊ शकेल आणि रोगाची तीव्रता आणि संसर्गाचे कार्यशाळा घेऊन आणि राष्ट्रीय पातळीवरच्या महत्त्वाच्या संस्थांबरोबर बैठक घेऊन मूल्यमापन करता येईल आणि प्रांत आणि देश पातळीवरील शहरी आणि ग्रामीण पद्धतीच्या क्षेत्रास प्रतिसादाच्या कृतींचा परिणाम तपासण्यासाठी भेटी देता येतील. २५ फेब्रुवारीला डब्लूएचओनी जाहीर केलं की ' जगानी शक्य असलेल्या कोरोना विषाणूच्या जागतिक साथीला तोंड देण्यासाठी अजून काम केले पाहिजे' आणि असे म्हटले की जरी ह्यास आत्ताच जागतिक साथीचा रोग म्हणणे घाईचे होत असले तरी देशांनी तयारीच्या अवस्थेत राहावे.</text:p>
          </table:table-cell>
          <table:table-cell office:value-type="string" calcext:value-type="string">
            <text:p>"}, {"role": "assistant", "content": "</text:p>
          </table:table-cell>
          <table:table-cell office:value-type="string" calcext:value-type="string">
            <text:p>On 14 February, a WHO-led Joint Mission Team with China was activated to provide international and WHO experts on the ground in China to assist in the domestic management and evaluate 'the severity and the transmissibility of the disease' by hosting workshops and meetings with key national-level institutions and to conduct field visits to assess the 'impact of response activities at provincial and county levels, including urban and rural settings'.On 25 February, the WHO declared that 'the world should do more to prepare for a possible coronavirus pandemic,' stating that while it was still too early to call it a pandemic, countries should nonetheless be 'in a phase of preparednes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रकरणे झपाट्याने वाढू लागल्याने इटालियन सरकारला चीनला जाणारी आणि येणारी सर्व उड्डाणे स्थगित करावी लागली आणि आणीबाणीची स्थिती जाहीर करावी लागली.</text:p>
          </table:table-cell>
          <table:table-cell office:value-type="string" calcext:value-type="string">
            <text:p>"}, {"role": "assistant", "content": "</text:p>
          </table:table-cell>
          <table:table-cell office:value-type="string" calcext:value-type="string">
            <text:p>Cases began to rise sharply, which prompted the Italian government to suspend all flights to and from China and declare a state of emergenc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वन्य जीवांमध्ये विविध प्रकारचे पशूजन्झूय सीओव्नोही हे फिरत असतात.</text:p>
          </table:table-cell>
          <table:table-cell office:value-type="string" calcext:value-type="string">
            <text:p>"}, {"role": "assistant", "content": "</text:p>
          </table:table-cell>
          <table:table-cell office:value-type="string" calcext:value-type="string">
            <text:p>A variety of zoonotic CoVs are circulating in the wil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इटलीच्या अनुभवाच्या आधारे, देश, रूग्णालये आणि सखोल चिकित्सा केंद्रांनी COVID-19 ने ग्रस्त रूग्णांच्या वेगाने वाढत्या संख्येसाठी आपली तयारी वाढवली पाहिजे, ज्यांना आरोग्य निगा आणि विशेषत: अति-दक्षता उपचार आवश्यक असतील.</text:p>
          </table:table-cell>
          <table:table-cell office:value-type="string" calcext:value-type="string">
            <text:p>"}, {"role": "assistant", "content": "</text:p>
          </table:table-cell>
          <table:table-cell office:value-type="string" calcext:value-type="string">
            <text:p>Based on the experience from Italy, countries, hospitals and intensive care units should increase their preparedness for a surge of patients with COVID-19 who will require healthcare, and in particular intensive car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माप्त करण्यासाठी, आम्हाला आशा आहे की अधिक थेट पुरावे वाचकांसाठी त्यांच्या टिप्पण्या देण्यासाठी येतील.</text:p>
          </table:table-cell>
          <table:table-cell office:value-type="string" calcext:value-type="string">
            <text:p>"}, {"role": "assistant", "content": "</text:p>
          </table:table-cell>
          <table:table-cell office:value-type="string" calcext:value-type="string">
            <text:p>To conclude, we hope more direct evidence coming up and call for readers to provide their commen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लोकं सामाजिक अंतरण ही पद्धत घरी राहून, प्रवास मर्यादित करून, गर्दीची ठिकाणे टाळून, अभिवादन करताना स्पर्श न करून आणि इतरांपासून शारीरिक अंतर ठेऊन अंमलात आणू शकतात.</text:p>
          </table:table-cell>
          <table:table-cell office:value-type="string" calcext:value-type="string">
            <text:p>"}, {"role": "assistant", "content": "</text:p>
          </table:table-cell>
          <table:table-cell office:value-type="string" calcext:value-type="string">
            <text:p>Individuals may apply social distancing methods by staying at home, limiting travel, avoiding crowded areas, using no-contact greetings, and physically distancing themselves from other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ष्टी केलेल्य केसेचे निदान करणे हे जसे पुढे देण्यात आले आहे त्याप्रमाणे रोगजनक किंवा सेरोलॉजील पुरावाच्या पैकी कोणत्याही एका घटकासह असलेल्या संशयित केसेसच्या आधारावर असावे : (1) SARS-CoV-2 साठी रियल टाइम PCR चाचणी सकारात्मक असावी; (2) ज्ञात नोवेल कोरोनाविषाणूला उच्च सजातियता दाखवणारा विषाणूज्नय संपूर्ण जनुकीय क्रम; (3) सिरम चाचणीमध्ये SARS-CoV-2 ला विशिष्ट IgM प्रतिपिंडे आणि IgG प्रतिपिंडे साठी सकारात्मक; किंवा SARS-CoV-2-विशिष्ट IgG प्रतिपिंडाचा नकारात्मकातून सकारात्मकाकडे बदल, किंवा तीव्र टप्प्यामध्ये बरे होण्याच्या टप्प्यामध्ये टिटर वाढणे ≥4 पट.</text:p>
          </table:table-cell>
          <table:table-cell office:value-type="string" calcext:value-type="string">
            <text:p>"}, {"role": "assistant", "content": "</text:p>
          </table:table-cell>
          <table:table-cell office:value-type="string" calcext:value-type="string">
            <text:p>Diagnosing the confirmed case should base on suspected case with any one item of pathogenic or serological evidence as following: (1) real-time PCR test positive for SARS-CoV-2; (2) viral whole genome sequencing showing high homogeneity to the known novel coronaviruses; (3) positive for the specific IgM antibody and IgG antibody to SARS-CoV-2 in serum test; or a change of the SARS-CoV-2-specific IgG antibody from negative to positive, or titer rising ≥4 times in the recovery phase above that in the acute phas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ह्यापैकी ली वेनलिंगसह आठ डॉक्टरांना पोलिसांनी खोट्या अफवा पसरवण्याबद्दल इशारा दिला होता आणि आणखी एक म्हणजेच आई फेन हिला तिच्या वरिष्ठांनी असा इशारा दिल्याबद्दल सक्त ताकीद दिली होती.</text:p>
          </table:table-cell>
          <table:table-cell office:value-type="string" calcext:value-type="string">
            <text:p>"}, {"role": "assistant", "content": "</text:p>
          </table:table-cell>
          <table:table-cell office:value-type="string" calcext:value-type="string">
            <text:p>Eight of these doctors, including Li Wenliang, were admonished by the police for spreading false rumours, and another, Ai Fen, was reprimanded by her superiors for raising the alarm.</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च दिवशी WHO ला कळविण्यात आले.</text:p>
          </table:table-cell>
          <table:table-cell office:value-type="string" calcext:value-type="string">
            <text:p>"}, {"role": "assistant", "content": "</text:p>
          </table:table-cell>
          <table:table-cell office:value-type="string" calcext:value-type="string">
            <text:p>The WHO was informed on the same da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हे छातीचे दुखणे केव्हा सुरू झाले?</text:p>
          </table:table-cell>
          <table:table-cell office:value-type="string" calcext:value-type="string">
            <text:p>"}, {"role": "assistant", "content": "</text:p>
          </table:table-cell>
          <table:table-cell office:value-type="string" calcext:value-type="string">
            <text:p>When this chest pain start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कोममध्ये 16 march 2020 पर्यंत शिया धर्मियांची पवित्र समाधीस्थळे यात्रेकरूंसाठी उघडी होती. फेब्रुवारीमध्ये इराण हे चीननंतर विषाणूच्या प्रसाराचे एक केंद्र बनले.</text:p>
          </table:table-cell>
          <table:table-cell office:value-type="string" calcext:value-type="string">
            <text:p>"}, {"role": "assistant", "content": "</text:p>
          </table:table-cell>
          <table:table-cell office:value-type="string" calcext:value-type="string">
            <text:p>Shia shrines in Qom remained open to pilgrims until 16 March 2020.Iran became a centre of the spread of the virus after China during Februar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थीच्या रोगाचा प्रसार रोखून किंवा दाबून ठेवण्यासाठी जास्त काळ हस्तक्षेप केल्याने आर्थिक आणि सामाजिक नुकसान होते.</text:p>
          </table:table-cell>
          <table:table-cell office:value-type="string" calcext:value-type="string">
            <text:p>"}, {"role": "assistant", "content": "</text:p>
          </table:table-cell>
          <table:table-cell office:value-type="string" calcext:value-type="string">
            <text:p>Long-term intervention to suppress the pandemic causes social and economic costs.</text:p>
          </table:table-cell>
          <table:table-cell office:value-type="string" calcext:value-type="string">
            <text:p>"}]}</text:p>
          </table:table-cell>
          <table:table-cell table:number-columns-repeated="2"/>
        </table:table-row>
        <table:table-row table:style-name="ro2">
          <table:table-cell office:value-type="string" calcext:value-type="string">
            <text:p>{"messages": [{"role": "system", "content": "Translate source to target."}, {"role": "user", "content": "</text:p>
          </table:table-cell>
          <table:table-cell office:value-type="string" calcext:value-type="string">
            <text:p>मला या छातीच्या दुखण्याची खूपच चिंता वाटत आहे</text:p>
          </table:table-cell>
          <table:table-cell office:value-type="string" calcext:value-type="string">
            <text:p>"}, {"role": "assistant", "content": "</text:p>
          </table:table-cell>
          <table:table-cell office:value-type="string" calcext:value-type="string">
            <text:p>I've very concerned of this chest pai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एस अधिकाऱ्यांवर असाही आरोप केला जात आहे की त्यांनी इतर देशांसाठी असलेली मदत स्वतःच्या देसाहत वळवली.</text:p>
          </table:table-cell>
          <table:table-cell office:value-type="string" calcext:value-type="string">
            <text:p>"}, {"role": "assistant", "content": "</text:p>
          </table:table-cell>
          <table:table-cell office:value-type="string" calcext:value-type="string">
            <text:p>US authorities have also been accused of diverting aid meant for other nations to their own countr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रिव्हर्स-ट्रान्सक्रिप्टेस पॉलीमरेज चेन प्रतिक्रिया (आरटी-पीसीआर) द्वारे SARS-CoV-2 आरएनएची ओळख पटवण्याला COVID-19 च्या निदानासाठी मुख्य निकष म्हणून वापरण्यात आले होते.</text:p>
          </table:table-cell>
          <table:table-cell office:value-type="string" calcext:value-type="string">
            <text:p>"}, {"role": "assistant", "content": "</text:p>
          </table:table-cell>
          <table:table-cell office:value-type="string" calcext:value-type="string">
            <text:p>The detection of SARS-CoV-2 RNA via reverse-transcriptase polymerase chain reaction (RT-PCR) was used as the major criteria for the diagnosis of COVID-19.</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उद्‍भवणारा संसर्गजन्य रोग - उदय होणाऱ्या रोगजंतूंचा संसर्गजन्य रोग, बऱ्याचदा त्याची उद्रेकाची श्रेणी किंवा प्रसाराची पद्धत अकल्पित असते</text:p>
          </table:table-cell>
          <table:table-cell office:value-type="string" calcext:value-type="string">
            <text:p>"}, {"role": "assistant", "content": "</text:p>
          </table:table-cell>
          <table:table-cell office:value-type="string" calcext:value-type="string">
            <text:p>Emerging infectious disease – Infectious disease of emerging pathogen, often novel in its outbreak range or transmission mod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News.com.au च्या अहवालानुसार Kimberly-Clark, जे Kleenex Toilet Tissue तयार करतात, आणि Solaris Paper जे Sorbent तयार करतात, यांनी भर दिला की ते पुरवठा सुरळीत राखण्यासाठी ते 24/7 काम करत आहेत.</text:p>
          </table:table-cell>
          <table:table-cell office:value-type="string" calcext:value-type="string">
            <text:p>"}, {"role": "assistant", "content": "</text:p>
          </table:table-cell>
          <table:table-cell office:value-type="string" calcext:value-type="string">
            <text:p>Kimberly-Clark, which makes Kleenex Toilet Tissue, and Solaris Paper which makes Sorbent, emphasized they were working 24/7 to maintain the supply, according to the News.com.au repor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ऑस्ट्रियन सरकारने किराणा मालाच्या दुकानात जाताना चेहऱ्यावर मुखवटा घालणे अनिवार्य केले आहे.</text:p>
          </table:table-cell>
          <table:table-cell office:value-type="string" calcext:value-type="string">
            <text:p>"}, {"role": "assistant", "content": "</text:p>
          </table:table-cell>
          <table:table-cell office:value-type="string" calcext:value-type="string">
            <text:p>The Austrian government mandated that everyone entering a grocery store must wear a face mask.</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वर विसंबून, जिलीडने SARS-CoV-2 ने ग्रस्त रूग्णांवर चाचण्या करण्यास चीनला हे घटक पुरवले आणि आलेले निष्कर्ष खूपच आशादायक होते.</text:p>
          </table:table-cell>
          <table:table-cell office:value-type="string" calcext:value-type="string">
            <text:p>"}, {"role": "assistant", "content": "</text:p>
          </table:table-cell>
          <table:table-cell office:value-type="string" calcext:value-type="string">
            <text:p>Based on these, Gilead has provided the compound to China to conduct a pair of trials on SARS-CoV-2-infected individuals, and the results are highly anticipat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2 फेब्रुवारीपर्यंत चर्चच्या 9336 अनुयायांपैकी 1261 जणांमध्ये म्हणजेच अंदाजे 13% जणांमध्ये लक्षणे दिसली. दक्षिण कोरियाने 23 फेब्रुवारी 2020 ला सर्वोच्च पातळीवरील इशारा दिला.</text:p>
          </table:table-cell>
          <table:table-cell office:value-type="string" calcext:value-type="string">
            <text:p>"}, {"role": "assistant", "content": "</text:p>
          </table:table-cell>
          <table:table-cell office:value-type="string" calcext:value-type="string">
            <text:p>As of 22 February, among 9,336 followers of the church, 1,261 or about 13% reported symptoms.South Korea declared the highest level of alert on 23 February 2020.</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जागतिकीकरण आणि रोग - जागतिकीकरण आणि रोगाचा प्रसार यांचा आढावा</text:p>
          </table:table-cell>
          <table:table-cell office:value-type="string" calcext:value-type="string">
            <text:p>"}, {"role": "assistant", "content": "</text:p>
          </table:table-cell>
          <table:table-cell office:value-type="string" calcext:value-type="string">
            <text:p>Globalization and disease – Overview of globalization and disease transmiss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१७ मार्च पर्यंत कमीतकमी १२ सध्याचे किंवा माजी इराणी राजकारणी आणि सरकारी अधिकारी मरण पावले.</text:p>
          </table:table-cell>
          <table:table-cell office:value-type="string" calcext:value-type="string">
            <text:p>"}, {"role": "assistant", "content": "</text:p>
          </table:table-cell>
          <table:table-cell office:value-type="string" calcext:value-type="string">
            <text:p>At least 12 sitting or former Iranian politicians and government officials had died from the disease by 17 March.</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र्स-सीओव्ही आणि सार्स-सीओव्ही-२ च्या प्रसाराला रोखण्यासाठी चीनच्या वन्य जीव बाजारपेठामध्ये जे करण्यात आले तसे, मर्स च्या नियंत्रणासाठी सर्व उंटांचे बलिदान देणे अशक्य आहे.</text:p>
          </table:table-cell>
          <table:table-cell office:value-type="string" calcext:value-type="string">
            <text:p>"}, {"role": "assistant", "content": "</text:p>
          </table:table-cell>
          <table:table-cell office:value-type="string" calcext:value-type="string">
            <text:p>It is therefore impossible to sacrifice all camels for the control of MERS, as what was done in wild animal markets in China to prevent the spreading of SARS-CoV and SARS-CoV-2.</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ह्याचे कारण असं की मानवी शरीराबाहेर हा विषाणू घरगुती साबणाने मरतो कारण घरगुती साबण त्याचे संरक्षक वेष्टण फोडतो.</text:p>
          </table:table-cell>
          <table:table-cell office:value-type="string" calcext:value-type="string">
            <text:p>"}, {"role": "assistant", "content": "</text:p>
          </table:table-cell>
          <table:table-cell office:value-type="string" calcext:value-type="string">
            <text:p>This is because outside the human body, the virus is killed by household soap, which bursts its protective bubbl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DC ने अशी शिफारस केली आहे की लोकांनी वारंवार साबणाने आणि पाण्याने कमीत-कमी वीस सेकंद हात धुवावेत, विशेषतः शौचास जाऊन आल्यावर किंवा हात डोळ्यांना मलीन दिसत असल्यास, खाण्यापूर्वी आणि नाक शिंकरल्यावर, खोकताना किंवा शिंकल्यावर हात धुवावेत.</text:p>
          </table:table-cell>
          <table:table-cell office:value-type="string" calcext:value-type="string">
            <text:p>"}, {"role": "assistant", "content": "</text:p>
          </table:table-cell>
          <table:table-cell office:value-type="string" calcext:value-type="string">
            <text:p>The CDC recommends that people wash hands often with soap and water for at least twenty seconds, especially after going to the toilet or when hands are visibly dirty; before eating; and after blowing one's nose, coughing, or sneezing.</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रोपियन युनियन/युरोपियन आर्थिक क्षेत्र आणि युनायटेड किंग्डममध्ये <text:s/>कोरोनाविषाणू आजाराच्या (COVID-19) एकत्रित घटना, 1 जानेवारी ते 15 मार्च 2020 दरम्यान वेगाने वाढत आहेत.</text:p>
          </table:table-cell>
          <table:table-cell office:value-type="string" calcext:value-type="string">
            <text:p>"}, {"role": "assistant", "content": "</text:p>
          </table:table-cell>
          <table:table-cell office:value-type="string" calcext:value-type="string">
            <text:p>Rapidly increasing cumulative incidence of coronavirus disease (COVID-19) in the European Union/European Economic Area and the United Kingdom, 1 January to 15 March 2020</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बऱ्याच क्लिनिकल प्रयोगशाळांत विशिष्ट कालावधीत काही प्रक्रिया करुन तयार केलेल्या मोठ्या प्रमाणावरील ऑटोमेटेड प्रणाली ह्या तपासण्या करण्यास सक्षम असतील परंतु त्यांची उपलब्धता प्रत्येक प्रणालीसाठीच्या उत्पादनाच्या दरावर अवलंबून असेल.</text:p>
          </table:table-cell>
          <table:table-cell office:value-type="string" calcext:value-type="string">
            <text:p>"}, {"role": "assistant", "content": "</text:p>
          </table:table-cell>
          <table:table-cell office:value-type="string" calcext:value-type="string">
            <text:p>The high-throughput automated systems in many clinical laboratories will be able to perform these assays but their availability will depend on the rate of production for each system.</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लागण ते मृत्यूपर्यंतचा सरासरी कालावधी 9.5 (4.8-13) दिवस होता.</text:p>
          </table:table-cell>
          <table:table-cell office:value-type="string" calcext:value-type="string">
            <text:p>"}, {"role": "assistant", "content": "</text:p>
          </table:table-cell>
          <table:table-cell office:value-type="string" calcext:value-type="string">
            <text:p>The average time from onset to death was 9.5 (4.8-13) day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लक्षणे दिसू लागण्याच्या तीन दिवस आधी लोकांच्या चाचण्या सकारात्मक आल्या आहे आणि ह्यावरून असे सूचित होते की मोठ्या प्रमाणावर लक्षणे दिसण्यापूर्वीदेखील संसर्ग होणे शक्य आहे.</text:p>
          </table:table-cell>
          <table:table-cell office:value-type="string" calcext:value-type="string">
            <text:p>"}, {"role": "assistant", "content": "</text:p>
          </table:table-cell>
          <table:table-cell office:value-type="string" calcext:value-type="string">
            <text:p>People have tested positive for the disease up to three days before onset of symptoms suggesting transmission is possible before developing significant symptom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हा विषाणू कोंबड्यांच्या शरीरात विविध अवयवांपर्यंत पसरतो.</text:p>
          </table:table-cell>
          <table:table-cell office:value-type="string" calcext:value-type="string">
            <text:p>"}, {"role": "assistant", "content": "</text:p>
          </table:table-cell>
          <table:table-cell office:value-type="string" calcext:value-type="string">
            <text:p>The virus can spread to different organs throughout the chicke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अधिकाऱ्यांनी हुशेनशान हॉस्पिटल नावाच्या तात्पुरत्या रुग्णालयाचे बांधकाम देखील जाहीर केले जे 10 दिवसांत पूर्ण करण्यात आले.</text:p>
          </table:table-cell>
          <table:table-cell office:value-type="string" calcext:value-type="string">
            <text:p>"}, {"role": "assistant", "content": "</text:p>
          </table:table-cell>
          <table:table-cell office:value-type="string" calcext:value-type="string">
            <text:p>The authorities also announced the construction of a temporary hospital, Huoshenshan Hospital, which was completed in 10 day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रोचक तथ्य म्हणजे, आजारातून उठलेल्या सार्स रुग्णाचे रक्तजल डब्ल्यूआयव्ही१ ला उदासीन करण्यास सक्षम होते.</text:p>
          </table:table-cell>
          <table:table-cell office:value-type="string" calcext:value-type="string">
            <text:p>"}, {"role": "assistant", "content": "</text:p>
          </table:table-cell>
          <table:table-cell office:value-type="string" calcext:value-type="string">
            <text:p>Intriguingly, sera of convalescent SARS patients were capable of neutralizing WIV1.</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टवड्याला आणखी कमी करण्यास, Coles ने पुरवठादारांकडून मोठ्या पॅकेजची ऑर्डर दिली आणि वितरण वारंवारचा वाढवली. Woolworths ने अतिरिक्त साठ्याची ऑर्डर दिली, तर ALDI ने नियोजित बुधवारासाठी लवकर उपलब्धता करून दिली.</text:p>
          </table:table-cell>
          <table:table-cell office:value-type="string" calcext:value-type="string">
            <text:p>"}, {"role": "assistant", "content": "</text:p>
          </table:table-cell>
          <table:table-cell office:value-type="string" calcext:value-type="string">
            <text:p>To further alleviate the shortage, Coles ordered bigger packages from suppliers and increased delivery frequency, Woolworths ordered extra stock, while ALDI made stocks for a planned Wednesday special available earl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दोन प्रकारचे कॅनिन कोरोना विषाणू असतात(CCoV) एक अन्ननलिकेच्या सौम्य आजारास कारणीभूत असतो आणि दुसऱ्यामुळे श्वसनाचे आजार होत असल्याचे दिसून येते.</text:p>
          </table:table-cell>
          <table:table-cell office:value-type="string" calcext:value-type="string">
            <text:p>"}, {"role": "assistant", "content": "</text:p>
          </table:table-cell>
          <table:table-cell office:value-type="string" calcext:value-type="string">
            <text:p>There are two types of canine coronavirus (CCoV), one that causes mild gastrointestinal disease and one that has been found to cause respiratory diseas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एकसंघ ओआरएफ४ हा एचसीओसी-२२९ई शी संबंधित वटवाघळ आणि उंटाच्या विषाणूमध्ये आढळून येऊ शकतो, अल्पाका अल्फा-सीओव्ही एकल न्यूक्लेओटाईड समावेशनाला दर्शविते, जी फ्रेमशिफ्टमध्ये परिणामित होते.</text:p>
          </table:table-cell>
          <table:table-cell office:value-type="string" calcext:value-type="string">
            <text:p>"}, {"role": "assistant", "content": "</text:p>
          </table:table-cell>
          <table:table-cell office:value-type="string" calcext:value-type="string">
            <text:p>While intact ORF4 could be observed in bat and camel viruses related to HCoV-229E, the alpaca alpha-CoV displays a single nucleotide insertion, resulting in a frameshif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अफ्रिकेतील काही देशांमध्ये सुद्धा चीन विरोधी भावनांमध्ये वाढ दिसून आली.</text:p>
          </table:table-cell>
          <table:table-cell office:value-type="string" calcext:value-type="string">
            <text:p>"}, {"role": "assistant", "content": "</text:p>
          </table:table-cell>
          <table:table-cell office:value-type="string" calcext:value-type="string">
            <text:p>Some countries in Africa have also seen a rise in anti-Chinese sentimen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हे उंट वाहतुकीचे महत्त्वाचे साधन असून त्याचबरोबर ते स्थानिक लोकांंसाठी मांस, दूध, कातडे आणि लोकर उत्पादने यांचा मुख्य स्त्रोत राहिला आहे.</text:p>
          </table:table-cell>
          <table:table-cell office:value-type="string" calcext:value-type="string">
            <text:p>"}, {"role": "assistant", "content": "</text:p>
          </table:table-cell>
          <table:table-cell office:value-type="string" calcext:value-type="string">
            <text:p>These camels serve as an important tool for transportation as well as a main source of meat, milk, leather and wool products for the local peopl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थापि, त्याच्या कामाला देखील COVID-19 (चाचणी सातवी आवृत्ती) आणि अलिकडील अभ्यासाच्या नवीनतम निदान आणि उपचार मार्गदर्शक तत्वांच्या नुसार अद्यतनित करण्याची गरज आहे.</text:p>
          </table:table-cell>
          <table:table-cell office:value-type="string" calcext:value-type="string">
            <text:p>"}, {"role": "assistant", "content": "</text:p>
          </table:table-cell>
          <table:table-cell office:value-type="string" calcext:value-type="string">
            <text:p>However, their work also needs update according to the latest Diagnosis and Treatment Guidelines for COVID-19 (Trial seventh version) and recently studi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कोरोना विषाणूमुळे होणाऱ्या सर्दीमध्ये प्रमुख लक्षणे असतात ताप आणि घशातील लसिका ग्रंथीवर सूज आल्यामुळे होणारी घशाची खवखव.</text:p>
          </table:table-cell>
          <table:table-cell office:value-type="string" calcext:value-type="string">
            <text:p>"}, {"role": "assistant", "content": "</text:p>
          </table:table-cell>
          <table:table-cell office:value-type="string" calcext:value-type="string">
            <text:p>Coronaviruses can cause colds with major symptoms, such as fever, and a sore throat from swollen adenoid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एसच्या रोग नियंत्रण आणि प्रतिबंध केंद्राने प्रसिद्ध केलेल्या अभ्यासानुसार तो 5.7 असू शकतो असा निष्कर्ष काढला आहे.</text:p>
          </table:table-cell>
          <table:table-cell office:value-type="string" calcext:value-type="string">
            <text:p>"}, {"role": "assistant", "content": "</text:p>
          </table:table-cell>
          <table:table-cell office:value-type="string" calcext:value-type="string">
            <text:p>A study published by the US Center for Disease Control and Prevention has concluded that it may be 5.7.</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थापि, ते समुदायापासून मिळणाऱ्या एचसीओव्हीपेक्षा जास्त रोगजनक आहे आणि सार्स-सीओव्ही किंवा मर्स-सीओव्हीपेक्षा कमी रोगजनक आहे.</text:p>
          </table:table-cell>
          <table:table-cell office:value-type="string" calcext:value-type="string">
            <text:p>"}, {"role": "assistant", "content": "</text:p>
          </table:table-cell>
          <table:table-cell office:value-type="string" calcext:value-type="string">
            <text:p>However, it is more pathogenic than community-acquired HCoVs and less pathogenic than SARS-CoV or MERS-CoV.</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कमीत कमी ५२ हजार मृत्यु हे COVID-१९, कोरोनाविषाणूद्वारे कारणीभूत होणारा आजाराशी, जोडले गेले.</text:p>
          </table:table-cell>
          <table:table-cell office:value-type="string" calcext:value-type="string">
            <text:p>"}, {"role": "assistant", "content": "</text:p>
          </table:table-cell>
          <table:table-cell office:value-type="string" calcext:value-type="string">
            <text:p>At least 52 thousand deaths were linked to COVID-19, the disease caused by the coronaviru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पैकी चार कोरोना विषाणू सतत संपूर्ण जगभरातील मानवी लोकसंख्येत पसरत असतात आणि प्रौढ व्यक्ती आणि बालकांमध्ये सामान्यपणे सर्दीची सौम्य लक्षणे निर्माण करतातः -OC43, -HKU1, -HCoV-229E, -NL63.</text:p>
          </table:table-cell>
          <table:table-cell office:value-type="string" calcext:value-type="string">
            <text:p>"}, {"role": "assistant", "content": "</text:p>
          </table:table-cell>
          <table:table-cell office:value-type="string" calcext:value-type="string">
            <text:p>Four of these coronaviruses continually circulate in the human population and produce the generally mild symptoms of the common cold in adults and children worldwide: -OC43, -HKU1, HCoV-229E, -NL63.</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7 एप्रिल 2020 पर्यंत आपत्कालीन वापराच्या अधिकृततेअंतर्गत एफडीएने केवळ एका चाचणीला मंजूरी दिली आहे. मार्च 2020 च्या शेवटी युरोईमुन मेडिकल लॅबोरटरी डायग्नोस्टिक्स आणि एपिटोम डायग्नोस्टिक्स यांना त्यांच्या चाचणीच्या संचांसाठी युरोपिय समूदायाकडून मंजुरी मिळाली, ज्याद्वारे रक्त नमुन्यातील व्हायरसच्या पार्श्वभूमीवर आयजीजी आणि आयजीए प्रतिजैविके शोधून काढली जाऊ शकतात.</text:p>
          </table:table-cell>
          <table:table-cell office:value-type="string" calcext:value-type="string">
            <text:p>"}, {"role": "assistant", "content": "</text:p>
          </table:table-cell>
          <table:table-cell office:value-type="string" calcext:value-type="string">
            <text:p>As of April 7, 2020, only a single test has been approved by the FDA under an emergency use authorization.In late March 2020, Euroimmun Medical Laboratory Diagnostics and Epitope Diagnostics received European approvals for their test kits, which can detect IgG and IgA antibodies against the virus in blood samples.</text:p>
          </table:table-cell>
          <table:table-cell office:value-type="string" calcext:value-type="string">
            <text:p>"}]}</text:p>
          </table:table-cell>
          <table:table-cell table:number-columns-repeated="2"/>
        </table:table-row>
        <table:table-row table:style-name="ro2">
          <table:table-cell office:value-type="string" calcext:value-type="string">
            <text:p>{"messages": [{"role": "system", "content": "Translate source to target."}, {"role": "user", "content": "</text:p>
          </table:table-cell>
          <table:table-cell office:value-type="string" calcext:value-type="string">
            <text:p>मानवी कोरोनाव्हायरसच्या पशूजन्य आजाराचे मूळ</text:p>
          </table:table-cell>
          <table:table-cell office:value-type="string" calcext:value-type="string">
            <text:p>"}, {"role": "assistant", "content": "</text:p>
          </table:table-cell>
          <table:table-cell office:value-type="string" calcext:value-type="string">
            <text:p>Zoonotic origins of human coronavirus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कुटुंबामध्ये कुणाला हृदयाची समस्या, हृदयविकार, हृदयविकाराचा झटका, उच्च कोलेस्टेरॉल, उच्च रक्तदाब आहे का</text:p>
          </table:table-cell>
          <table:table-cell office:value-type="string" calcext:value-type="string">
            <text:p>"}, {"role": "assistant", "content": "</text:p>
          </table:table-cell>
          <table:table-cell office:value-type="string" calcext:value-type="string">
            <text:p>Anyone in the family have a heart problem heart disease heart attack high cholesterol high blood pressure</text:p>
          </table:table-cell>
          <table:table-cell office:value-type="string" calcext:value-type="string">
            <text:p>"}]}</text:p>
          </table:table-cell>
          <table:table-cell table:number-columns-repeated="2"/>
        </table:table-row>
        <table:table-row table:style-name="ro2">
          <table:table-cell office:value-type="string" calcext:value-type="string">
            <text:p>{"messages": [{"role": "system", "content": "Translate source to target."}, {"role": "user", "content": "</text:p>
          </table:table-cell>
          <table:table-cell office:value-type="string" calcext:value-type="string">
            <text:p>तुम्हाला कुठे दुखत आहे ते या प्रतिमेवर मला दाखवा</text:p>
          </table:table-cell>
          <table:table-cell office:value-type="string" calcext:value-type="string">
            <text:p>"}, {"role": "assistant", "content": "</text:p>
          </table:table-cell>
          <table:table-cell office:value-type="string" calcext:value-type="string">
            <text:p>Show me on this image where you feel the pai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 सर्वांनी जीवंत बालकास जन्म दिला व कोणतेही नवजात बालकाचा श्वास गुदमरण्याचे निरीक्षणास आले नाही.</text:p>
          </table:table-cell>
          <table:table-cell office:value-type="string" calcext:value-type="string">
            <text:p>"}, {"role": "assistant", "content": "</text:p>
          </table:table-cell>
          <table:table-cell office:value-type="string" calcext:value-type="string">
            <text:p>All of them had live birth pregnancies and no severe neonatal asphyxia was observ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उलट, अत्यंत रोगजनक SARS-CoV आणि MERS-CoV ने माणसांशी योग्यरित्या जुळवून घेतले नाही आणि माणसांमधील त्यांचे संक्रमण शाश्वत राहणार नाही.</text:p>
          </table:table-cell>
          <table:table-cell office:value-type="string" calcext:value-type="string">
            <text:p>"}, {"role": "assistant", "content": "</text:p>
          </table:table-cell>
          <table:table-cell office:value-type="string" calcext:value-type="string">
            <text:p>In contrast, highly pathogenic SARS-CoV and MERS-CoV have not adapted to humans well and their transmission within humans cannot be sustain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b'कोरोनाव्हायरसेस म्हणजे संबंधित विषाणूंचा समूह जो सस्तन प्राणी व पक्षांमध्ये आजार निर्माण करतो.</text:p>
          </table:table-cell>
          <table:table-cell office:value-type="string" calcext:value-type="string">
            <text:p>"}, {"role": "assistant", "content": "</text:p>
          </table:table-cell>
          <table:table-cell office:value-type="string" calcext:value-type="string">
            <text:p>B'Coronaviruses are a group of related viruses that cause diseases in mammals and bird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लोकांसाठी रूग्णापासून दूर राहण्यासाठी तीन फूट हे योग्य अंतर समजले जाते.</text:p>
          </table:table-cell>
          <table:table-cell office:value-type="string" calcext:value-type="string">
            <text:p>"}, {"role": "assistant", "content": "</text:p>
          </table:table-cell>
          <table:table-cell office:value-type="string" calcext:value-type="string">
            <text:p>Three feet is considered an appropriate distance for people to stay away from a patien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दुसऱ्या दृष्टीकोनातून, हे सुद्धा खरे असू शकते की माणसांनी या चार एचसीओव्हींसोबत चांगल्या प्रकारे जुळवून घेतले आहे.</text:p>
          </table:table-cell>
          <table:table-cell office:value-type="string" calcext:value-type="string">
            <text:p>"}, {"role": "assistant", "content": "</text:p>
          </table:table-cell>
          <table:table-cell office:value-type="string" calcext:value-type="string">
            <text:p>From another perspective, it might also be true that humans have been well adapted to these four HCoV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गुरुवारपर्यंत असोसिएटेड प्रेसने असं नोंदवलं की जगभरामध्ये COVID-19 ची कमीतकमी 126,000 प्रकरणे असून, त्याच्या परिणामस्वरूप 4,600 पेक्षा जास्त मृत्यू झाले आहेत.</text:p>
          </table:table-cell>
          <table:table-cell office:value-type="string" calcext:value-type="string">
            <text:p>"}, {"role": "assistant", "content": "</text:p>
          </table:table-cell>
          <table:table-cell office:value-type="string" calcext:value-type="string">
            <text:p>As of Thursday, Associated Press reported there were at least 126,000 cases of COVID-19 worldwide, resulting in over 4,600 death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चीनने US ला सीरिया, व्हेनेझुएला,आणि इराणवरील बंदी उठविण्याची मागणी केली आहे आणि व्हेनेझुएला व इराणला मदतही पाठवली असल्याचे कथित आहे.</text:p>
          </table:table-cell>
          <table:table-cell office:value-type="string" calcext:value-type="string">
            <text:p>"}, {"role": "assistant", "content": "</text:p>
          </table:table-cell>
          <table:table-cell office:value-type="string" calcext:value-type="string">
            <text:p>China has also called for the US to lift its sanctions off of Syria, Venezuela and Iran, while reportedly sending aid to the latter two countri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र्स-सीओव्ही-२ मुळे तीव्र श्वसन संसर्ग जसे की सार्स-सीओव्ही आणि मर्स-सीओव्हीमुळे होतो तसा होतो जो ताप, खोकला आणि श्वसनिकाशोथ द्वारे दिसून येतो.</text:p>
          </table:table-cell>
          <table:table-cell office:value-type="string" calcext:value-type="string">
            <text:p>"}, {"role": "assistant", "content": "</text:p>
          </table:table-cell>
          <table:table-cell office:value-type="string" calcext:value-type="string">
            <text:p>SARS-CoV-2 causes severe respiratory infection like SARS-CoV and MERS-CoV, presented as fever, cough and dyspnea.</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दरम्यान महामारी वेगाने शेजारची शहरे, प्रांत आणि देशांमध्ये पसरली.</text:p>
          </table:table-cell>
          <table:table-cell office:value-type="string" calcext:value-type="string">
            <text:p>"}, {"role": "assistant", "content": "</text:p>
          </table:table-cell>
          <table:table-cell office:value-type="string" calcext:value-type="string">
            <text:p>Meanwhile, the epidemic rapidly spread to the neighboring cities, provinces, and countri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खेळाचे कार्यक्रम आणि मोसम रद्द केले गेले.११मार्च रोजी ट्रम्पनी युनायटेड किंग्डम सोडून बहुतांश युरोपसाठी १३ मार्च पासून ३० दिवसांसाठी प्रवासावर मर्यादा जाहीर केल्या.</text:p>
          </table:table-cell>
          <table:table-cell office:value-type="string" calcext:value-type="string">
            <text:p>"}, {"role": "assistant", "content": "</text:p>
          </table:table-cell>
          <table:table-cell office:value-type="string" calcext:value-type="string">
            <text:p>Sports events and seasons were cancelled.On 11 March, Trump announced travel restrictions for most of Europe, excluding the United Kingdom, for 30 days, effective 13 March.</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अंटार्क्टिका वगळता इतर सर्व खंडांमध्ये 13 मार्चपर्यंत चाळीसहून अधिक देश आणि प्रदेशांमध्ये मृत्यू नोंदविले गेले होते. मृत्यूंची संख्या नोंदविण्यासाठी सर्वसाधारणपणे अनेक पद्धती वापरल्या जातात.</text:p>
          </table:table-cell>
          <table:table-cell office:value-type="string" calcext:value-type="string">
            <text:p>"}, {"role": "assistant", "content": "</text:p>
          </table:table-cell>
          <table:table-cell office:value-type="string" calcext:value-type="string">
            <text:p>By 13 March, more than forty countries and territories had reported deaths, on every continent except Antarctica.Several measures are commonly used to quantify mortalit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इरा लाँगिनी यांनी महामारीच्या परिणामांचा अंदाज वर्तवण्यास एक नमुना स्थापित केला आहे आणि सुचवले आहे की SARS-CoV-2 जागतिक लोकसंख्येपैकी दोन-तृतियांश लोकांना संसर्गित करू शकतो.</text:p>
          </table:table-cell>
          <table:table-cell office:value-type="string" calcext:value-type="string">
            <text:p>"}, {"role": "assistant", "content": "</text:p>
          </table:table-cell>
          <table:table-cell office:value-type="string" calcext:value-type="string">
            <text:p>Ira Longini, et al., established a model to predict the outcome of the epidemic and suggested that SARS-CoV-2 could infect two-thirds of the global popula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31 डिसेंबर 2019 ला या उद्रेकाचे कारण कोरोना विषाणूचा नवीन वंशप्रकार असल्याचा शोध लागला ज्यास काही काळासाठी 2019-NCoV असे नाव जागतिक आरोग्य संघटना (WHO) कडून देण्यात आले, ज्यास पुन्हा नव्याने SARS-CoV-2 असे नाव इंटरनॅशनल कमिटी ऑन टॅक्सॉनॉमी ऑफ व्हायरसेसकडून देण्यात आले.</text:p>
          </table:table-cell>
          <table:table-cell office:value-type="string" calcext:value-type="string">
            <text:p>"}, {"role": "assistant", "content": "</text:p>
          </table:table-cell>
          <table:table-cell office:value-type="string" calcext:value-type="string">
            <text:p>On 31 December 2019, the outbreak was traced to a novel strain of coronavirus, which was given the interim name 2019-nCoV by the World Health Organization (WHO), later renamed SARS-CoV-2 by the International Committee on Taxonomy of Virus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रसुतीनंतरच्या तपासणीतील प्रतिमांमध्ये न्युमोनिया वृद्धी दिसून आली नाही. माध्यमांच्या अहवालांनुसार COVID-19 असलेल्या 100 पेक्षा अधिक महिलांची प्रसुती झाली, आणि मार्च 2020 मध्ये कोणत्याही प्रसुता मातेचा मृत्युची नोंद झाली नाही.</text:p>
          </table:table-cell>
          <table:table-cell office:value-type="string" calcext:value-type="string">
            <text:p>"}, {"role": "assistant", "content": "</text:p>
          </table:table-cell>
          <table:table-cell office:value-type="string" calcext:value-type="string">
            <text:p>Follow-up images after delivery showed no progression of pneumonia.Media reports indicate that over 100 women with COVID-19 might have delivered, and in March 2020, no maternal deaths were report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चीनची मुख्यभूमी ही मुख्य अर्थव्यवस्था आहे आणि उत्पादनाचे केंद्र आहे , विषाणूच्या उद्रेक हा जागतिक अर्थव्यवस्थेला एक मोठा धोका असल्याचे पाहिले जात आहे.</text:p>
          </table:table-cell>
          <table:table-cell office:value-type="string" calcext:value-type="string">
            <text:p>"}, {"role": "assistant", "content": "</text:p>
          </table:table-cell>
          <table:table-cell office:value-type="string" calcext:value-type="string">
            <text:p>As mainland China is a major economy and manufacturing hub, the viral outbreak has been seen to pose a major destabilizing threat to the global econom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चीनमध्ये मृत्यूचे प्रकरणांशी असलेले गुणोत्तर 17.3% (1 ते 10 जानेवारी 2020 मध्ये लक्षणे असलेल्यांबाबत) वरून 0.7% (1 फेब्रुवारी 2020 नंतर लक्षणे असलेल्यांबाबत) पर्यंत कमी झाले. इतर पद्धतींमध्ये प्रकरण मृत्यू दर (सीएफआर) चा समावेश होतो, जो रोगामुळे मृत्युमुखी पडणार्‍या संक्रमित झालेल्या व्यक्तींची (निदान झालेले आणि न झालेले) टक्केवारी दर्शवितो.</text:p>
          </table:table-cell>
          <table:table-cell office:value-type="string" calcext:value-type="string">
            <text:p>"}, {"role": "assistant", "content": "</text:p>
          </table:table-cell>
          <table:table-cell office:value-type="string" calcext:value-type="string">
            <text:p>In China, estimates for the death-to-case ratio decreased from 17.3% (for those with symptom onset 1–10 January 2020) to 0.7% (for those with symptom onset after 1 February 2020).Other measures include the case fatality rate (CFR), which reflects the percent of diagnosed people who die from a disease, and the infection fatality rate (IFR), which reflects the percent of infected (diagnosed and undiagnosed) who die from a diseas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ध्या COVID-19 साठी प्रभावी व विशिष्ट उपचार पद्धतीचा अभाव असल्याने, सौम्य ते मध्यम लक्षणे असलेल्या रूग्णांसाठी किंवा गंभीर टप्प्यांतून बऱ्या झालेल्या रूग्णांसाठी TCM हा पर्यायी उपचारांपैकी एक पर्याय बनलेला आहे.</text:p>
          </table:table-cell>
          <table:table-cell office:value-type="string" calcext:value-type="string">
            <text:p>"}, {"role": "assistant", "content": "</text:p>
          </table:table-cell>
          <table:table-cell office:value-type="string" calcext:value-type="string">
            <text:p>Currently, due to the lack of effective and specific therapy for COVID-19, TCM has become one of the major alternative treatments for patients with light to moderate symptoms or for those who have recovered from severe stag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थायलंड मध्ये प्रवाशांसाठी क्वारंटाइन सक्तीचे करण्यासाठी अॅप व सिम कार्ड चा वापर केला जातो.</text:p>
          </table:table-cell>
          <table:table-cell office:value-type="string" calcext:value-type="string">
            <text:p>"}, {"role": "assistant", "content": "</text:p>
          </table:table-cell>
          <table:table-cell office:value-type="string" calcext:value-type="string">
            <text:p>Thailand is using an app and SIM cards for all travelers to enforce their quarantin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अतिसार आणि उलटीसारखी पचनरोग लक्षणे आढळलेल्या रूग्णांची संख्या ३०% पेक्षा जास्त होती.</text:p>
          </table:table-cell>
          <table:table-cell office:value-type="string" calcext:value-type="string">
            <text:p>"}, {"role": "assistant", "content": "</text:p>
          </table:table-cell>
          <table:table-cell office:value-type="string" calcext:value-type="string">
            <text:p>More than 30% of patients present with gastrointestinal symptoms, such as diarrhea and vomiting.</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विषाणूबद्दल चुकीची माहिती ऑनलाईन पसरली आहे आणि चिनी लोकांच्या, इतर पूर्व व दक्षिणपूर्व वंशाच्या आणि त्यांच्यासारखे दिसणाऱ्या व विषाणूच्या लक्षणीय प्रकरणे असणाऱ्या भागातील लोकांबाबत भीती किंवा तिरस्कार वाटणे आणि भेदभाव करण्याच्या घटना घडल्या आहेत.</text:p>
          </table:table-cell>
          <table:table-cell office:value-type="string" calcext:value-type="string">
            <text:p>"}, {"role": "assistant", "content": "</text:p>
          </table:table-cell>
          <table:table-cell office:value-type="string" calcext:value-type="string">
            <text:p>Misinformation about the virus has spread online, and there have been incidents of xenophobia and discrimination against Chinese people, other people of East and Southeast Asian descent and appearance, and others from areas with significant virus cas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कँडीडेट थेरॅप्युटीक्स वरील चालू प्रावस्था II-III मधील अॅडाप्टिव डिझाइन्स चाचणीचा कालावधी व प्रयुक्तांची संख्या कमी करु शकतात, ज्यामुळे चाचणी वेळेपूर्वी थांबवण्याचा किंवा पुढे चालू ठेवण्याचा तसेच आंतरराष्ट्रीय स्तरावर एखाद्या विशिष्ट चाचणीमध्ये समान बदल करण्याचा निर्णय तात्काळ घेता येतो,.आणि</text:p>
          </table:table-cell>
          <table:table-cell office:value-type="string" calcext:value-type="string">
            <text:p>"}, {"role": "assistant", "content": "</text:p>
          </table:table-cell>
          <table:table-cell office:value-type="string" calcext:value-type="string">
            <text:p>Adaptive designs within ongoing Phase II-III clinical trials on candidate therapeutics may shorten trial durations and use fewer subjects, possibly expediting decisions for early termination or success, and coordinating design changes for a specific trial across its international locatio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ह्या श्रेणीतील वरच्या बाजूचा अंदाज हा जर्मनीमध्ये COVID-19 च्या प्रथम यादृच्छिक पद्धतीने केलेल्या चाचण्यांशी आणि एका सांख्यिकी अभ्यासाशी जो चाचण्यांचा सीएफआरवरील प्रभावाचे विश्लेषण करतो यांच्याशी सुसंगत आहे.</text:p>
          </table:table-cell>
          <table:table-cell office:value-type="string" calcext:value-type="string">
            <text:p>"}, {"role": "assistant", "content": "</text:p>
          </table:table-cell>
          <table:table-cell office:value-type="string" calcext:value-type="string">
            <text:p>The upper estimate of this range is consistent with the results from the first random testing for COVID-19 in Germany, and a statistical study analysing the impact of testing on CFR estimat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इतर देशांनीदेखील विषाणूचा प्रसार मर्यादित करण्यासाठी विविध उपाययोजना अंगीकृत केल्या आहेत.</text:p>
          </table:table-cell>
          <table:table-cell office:value-type="string" calcext:value-type="string">
            <text:p>"}, {"role": "assistant", "content": "</text:p>
          </table:table-cell>
          <table:table-cell office:value-type="string" calcext:value-type="string">
            <text:p>Other countries also adopted a variety of measures aimed at limiting the spread of the viru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काही शास्त्रज्ञांनी bioRxiv अशासारख्या प्रिप्रिंट सर्व्हरवर त्यांचे परिणाम जलदगतीने सामायिक करण्याचा मार्ग निवडला आहे.</text:p>
          </table:table-cell>
          <table:table-cell office:value-type="string" calcext:value-type="string">
            <text:p>"}, {"role": "assistant", "content": "</text:p>
          </table:table-cell>
          <table:table-cell office:value-type="string" calcext:value-type="string">
            <text:p>Some scientists chose to share their results quickly on preprint servers such as bioRxiv.</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EU/EEA देश आणि UK मधील COVID-19 प्रकरणे</text:p>
          </table:table-cell>
          <table:table-cell office:value-type="string" calcext:value-type="string">
            <text:p>"}, {"role": "assistant", "content": "</text:p>
          </table:table-cell>
          <table:table-cell office:value-type="string" calcext:value-type="string">
            <text:p>COVID-19 cases in EU/EEA countries and the UK</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घेत असलेल्या औषधांबरोबर या दोन्ही औषधांच्या मोठ्या प्रमाणावर परस्परक्रिया होतात, ज्यामुळे उपचाराची मात्रा व आजार सौम्य करण्यावर परिणाम होतो.</text:p>
          </table:table-cell>
          <table:table-cell office:value-type="string" calcext:value-type="string">
            <text:p>"}, {"role": "assistant", "content": "</text:p>
          </table:table-cell>
          <table:table-cell office:value-type="string" calcext:value-type="string">
            <text:p>Both drugs have extensive interactions with prescription drugs, affecting the therapeutic dose and disease mitiga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जरी वटवाघळामध्ये विषाणूंचा फैलाव करण्याची अनेक वैशिष्ट्ये असली, तरी लोकांना वटवाघळ आणि अन्य वन्यजीव प्रजातीपासून दूर राहण्यासाठी प्रशिक्षित केल्यास त्यांच्यापासून मानवासोबत होणारा संपर्क कमी केला जाऊ शकतो.</text:p>
          </table:table-cell>
          <table:table-cell office:value-type="string" calcext:value-type="string">
            <text:p>"}, {"role": "assistant", "content": "</text:p>
          </table:table-cell>
          <table:table-cell office:value-type="string" calcext:value-type="string">
            <text:p>Although bats have many features that favours the spreading of viruses, the chance for humans to be in contact with bats and other wildlife species can be minimized if people are educated to stay away from them.</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अंतिमतः, अल्पाकस अल्फा-सीओव्ही हा वन्य प्राण्यामध्ये आढळून आलेला नाही.</text:p>
          </table:table-cell>
          <table:table-cell office:value-type="string" calcext:value-type="string">
            <text:p>"}, {"role": "assistant", "content": "</text:p>
          </table:table-cell>
          <table:table-cell office:value-type="string" calcext:value-type="string">
            <text:p>Finally, alpaca alpha-CoV has not been found in feral animal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अनेक बिशप्सच्या अधिकारातील प्रदेशांनी म्हाताऱ्या ख्रिश्चनांना रविवारच्या प्रार्थनेस येण्याऐवजी घरी थांबायला सांगितले आहे, काही चर्चेसनी चर्चच्या सेवा रेडिओमार्फत, ऑनलाईन प्रत्यक्ष प्रक्षेपण किंवा दूरदर्शनच्या माध्यमातून उपलब्ध केल्या आहेत तर काही चर्चेस ड्राइव्ह इन पूजेचा पर्याय देत आहेत.</text:p>
          </table:table-cell>
          <table:table-cell office:value-type="string" calcext:value-type="string">
            <text:p>"}, {"role": "assistant", "content": "</text:p>
          </table:table-cell>
          <table:table-cell office:value-type="string" calcext:value-type="string">
            <text:p>Many dioceses have recommended older Christians to stay at home rather than attending Mass on Sundays; some churches have made church services available via radio, online live streaming or television while others are offering drive-in worship.</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दहा वर्षानंतर, मध्य पूर्व श्वसन संलक्षण (मर्स) उद्रेकाचा परिणाम अरेबियन द्वीपकल्पांवर सतत साथरोग उत्पन्न होण्यात झाला जो उर्वरित जगात तुरळकपणे पसरला.</text:p>
          </table:table-cell>
          <table:table-cell office:value-type="string" calcext:value-type="string">
            <text:p>"}, {"role": "assistant", "content": "</text:p>
          </table:table-cell>
          <table:table-cell office:value-type="string" calcext:value-type="string">
            <text:p>Ten years later, the Middle East respiratory syndrome (MERS) outbreak resulted in a persistent epidemic in the Arabian Peninsula with sporadic spreading to the rest of the worl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लक्षणे दिसत नसलेल्या पण प्रयोगशाळेत पुष्टी केलेल्या प्रकरणांचे केवळ थोडेसेच अहवाल आहेत, पण संपर्काविषयी शोध घेताना काही देशांनी लक्षणे दिसत नसतानाही संसर्ग झाल्याचे शोधले आहे.</text:p>
          </table:table-cell>
          <table:table-cell office:value-type="string" calcext:value-type="string">
            <text:p>"}, {"role": "assistant", "content": "</text:p>
          </table:table-cell>
          <table:table-cell office:value-type="string" calcext:value-type="string">
            <text:p>Only few reports of laboratory-confirmed asymptomatic cases exist, but asymptomatic transmission has been identified by some countries during contact tracing investigatio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आश्रय रायबोसोम विषाणू जीनसंचाच्या सुरुवातीच्या आच्छादित ओपन रीडींग फ्रेम्स परिवर्तित करुन लांब पॉलीप्रोटीन तयार करतात.</text:p>
          </table:table-cell>
          <table:table-cell office:value-type="string" calcext:value-type="string">
            <text:p>"}, {"role": "assistant", "content": "</text:p>
          </table:table-cell>
          <table:table-cell office:value-type="string" calcext:value-type="string">
            <text:p>The host ribosome translates the initial overlapping open reading frame of the virus genome and forms a long polyprotei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२९ मार्चला असे नमूद करण्यात आले की १ एप्रिलपासून परदेशातून येणाऱ्या सर्वांना दोन आठवड्यांसाठी विलग करण्यात येईल.</text:p>
          </table:table-cell>
          <table:table-cell office:value-type="string" calcext:value-type="string">
            <text:p>"}, {"role": "assistant", "content": "</text:p>
          </table:table-cell>
          <table:table-cell office:value-type="string" calcext:value-type="string">
            <text:p>On 29 March it was reported that beginning 1 April all new overseas arrivals will be quarantined for two week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अनेक नॉव्हेल ड्रग कँडीडेट्स(एनसीई) औषध विकासादरम्यान अपयशी ठरतात, याचे कारण म्हणजे एकतर त्यांच्यामध्ये असलेली अस्वीकार्य विषाक्तता किंवा प्रावस्था II-III मध्ये दर्शवल्यानुसार लक्ष्य आजारावर त्याची गुणकारिता सिद्ध न होणे हे असते.</text:p>
          </table:table-cell>
          <table:table-cell office:value-type="string" calcext:value-type="string">
            <text:p>"}, {"role": "assistant", "content": "</text:p>
          </table:table-cell>
          <table:table-cell office:value-type="string" calcext:value-type="string">
            <text:p>Most novel drug candidates (NCEs) fail during drug development, either because they have unacceptable toxicity or because they simply do not prove efficacy on the targeted disease, as shown in Phase II-III clinical trial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EU परराष्ट्र धोरणाचे मुख्य जोसेप बॉरेल ह्यांनी इशारा दिला की एक फिरवाफिरवी करून आणि 'उदारतेचे राजकारण' हा प्रभुत्वाच्या धडपडीचा समावेश असलेला भूराजकीय घटक आहे.</text:p>
          </table:table-cell>
          <table:table-cell office:value-type="string" calcext:value-type="string">
            <text:p>"}, {"role": "assistant", "content": "</text:p>
          </table:table-cell>
          <table:table-cell office:value-type="string" calcext:value-type="string">
            <text:p>EU foreign policy chief Josep Borrell warned that there is 'a geo-political component including a struggle for influence through spinning and the 'politics of generosit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रुग्णालयात दाखल झालेल्या COVID-19 च्या रुग्णांवर उपचार करण्यासाठी अनेक देशांमध्ये क्लोरोक्विन किंवा हायड्रॉक्सीक्लोरोक्विन चा उपयोग केला जात असला तरीही, मार्च 2020 पर्यंत संयुक्त राष्ट्रामध्ये चिकित्सालयीन चाचण्यांच्या माध्यमातून या औषधास औपचारिक मंजूरी देण्यात आलेली नव्हती.</text:p>
          </table:table-cell>
          <table:table-cell office:value-type="string" calcext:value-type="string">
            <text:p>"}, {"role": "assistant", "content": "</text:p>
          </table:table-cell>
          <table:table-cell office:value-type="string" calcext:value-type="string">
            <text:p>Although several countries use chloroquine or hydroxychloroquine for treatment of persons hospitalized with COVID-19, as of March 2020 the drug has not been formally approved through clinical trials in the United Stat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मुळे, श्वसनप्रणालीतीची विफलता आणि बिघाड यामुळे रूग्णांना मोठा धोका उत्पन्न होतो आणि ते मृत्यूंचे प्रमुख कारण आहे.</text:p>
          </table:table-cell>
          <table:table-cell office:value-type="string" calcext:value-type="string">
            <text:p>"}, {"role": "assistant", "content": "</text:p>
          </table:table-cell>
          <table:table-cell office:value-type="string" calcext:value-type="string">
            <text:p>Nevertheless, respiratory dysfunction and failure are the major threat to the patients and the major cause of death.</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रथमतः, अल्पाकस नव्हे तर मानव <text:s/>हा सामायिक पर्यावरणात वटवाघळांच्या संपर्कात आला असण्याची शक्यता आहे.</text:p>
          </table:table-cell>
          <table:table-cell office:value-type="string" calcext:value-type="string">
            <text:p>"}, {"role": "assistant", "content": "</text:p>
          </table:table-cell>
          <table:table-cell office:value-type="string" calcext:value-type="string">
            <text:p>First, humans but not alpacas might have contact with bats in a shared ecological nich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असे कळवण्यात आलेले आहे की वटवाघळातील सीओव्ही हा एआरसीओव्ही.२ (अॅपलॅशियन रिज सीओव्ही) उत्तर अमेरिकन तिरंगी वटवाघळामध्ये आढळला, त्याने एचसीओव्ही-एनएल63 सोबत निकट संबंध दर्शविला आहे.</text:p>
          </table:table-cell>
          <table:table-cell office:value-type="string" calcext:value-type="string">
            <text:p>"}, {"role": "assistant", "content": "</text:p>
          </table:table-cell>
          <table:table-cell office:value-type="string" calcext:value-type="string">
            <text:p>It has been reported that a bat CoV termed ARCoV.2 (Appalachian Ridge CoV) detected in North American tricolored bat displayed close relationship with HCoV-NL63.</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OVID-19 करिता रेण्वीय चाचण्या करुन विषाणूजन्य संनिरीक्षण केले जाते.</text:p>
          </table:table-cell>
          <table:table-cell office:value-type="string" calcext:value-type="string">
            <text:p>"}, {"role": "assistant", "content": "</text:p>
          </table:table-cell>
          <table:table-cell office:value-type="string" calcext:value-type="string">
            <text:p>Virological surveillance is done by using molecular tests for COVID-19.</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ऑनलाईन आणि ऑफलाईन दोन्ही प्रकारात चीनी लोकांसाठी आणि व्हायरसची लागण झालेल्या भागातील लोकांप्रती पाठिंबा आहे.</text:p>
          </table:table-cell>
          <table:table-cell office:value-type="string" calcext:value-type="string">
            <text:p>"}, {"role": "assistant", "content": "</text:p>
          </table:table-cell>
          <table:table-cell office:value-type="string" calcext:value-type="string">
            <text:p>There has been support for the Chinese, both on and offline, and towards those in virus-stricken area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विषाणू डोळ्यांतून सुद्धा व्यक्तींना संसर्गित करू शकतात.</text:p>
          </table:table-cell>
          <table:table-cell office:value-type="string" calcext:value-type="string">
            <text:p>"}, {"role": "assistant", "content": "</text:p>
          </table:table-cell>
          <table:table-cell office:value-type="string" calcext:value-type="string">
            <text:p>Viruses can also infect an individual through the ey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२० मार्चला , जागतिक साथीमुळे युनायटेड स्टेट्सनी त्यांच्या सैन्यदलांना इराकमधून अंशतः काढून घेण्यास सुरुवात केली.</text:p>
          </table:table-cell>
          <table:table-cell office:value-type="string" calcext:value-type="string">
            <text:p>"}, {"role": "assistant", "content": "</text:p>
          </table:table-cell>
          <table:table-cell office:value-type="string" calcext:value-type="string">
            <text:p>On 20 March, the United States began to partially withdrawal its troops from Iraq due to the pandemi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ह्याचा परिणाम म्हणून सरकारवर लोकांना तोंड द्यावे लागत असलेल्या अडचणींना प्रतिसाद देण्यासाठीचा वेग आणि तीव्रता ओळखण्यात कमी पडल्याची टीका झाली. 16 मार्चला पंतप्रधान बॉरीस जॉन्सन ह्यांनी एक घोषणा केली आणि सर्व अनावश्यक प्रवास आणि सामाजिक संबंध टाळण्याचा सल्ला दिला, लोकांना शक्य असेल तेव्हा घरून काम करण्याचे आणि दारूचे गुत्ते, उपाहारगृहे आणि थिएटरसारखी ठिकाणे टाळण्याचे सुचवले.</text:p>
          </table:table-cell>
          <table:table-cell office:value-type="string" calcext:value-type="string">
            <text:p>"}, {"role": "assistant", "content": "</text:p>
          </table:table-cell>
          <table:table-cell office:value-type="string" calcext:value-type="string">
            <text:p>As a result, the government received criticism for the perceived lack of pace and intensity in its response to concerns faced by the public.On 16 March, Prime Minister Boris Johnson made an announcement advising against all non-essential travel and social contact, suggesting people work from home where possible and avoid venues such as pubs, restaurants, and theatr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1 मार्च 2020, ला WHO ने COVID-19 ला साथरोग म्हणून वैशिष्ट्यीकृत केले.</text:p>
          </table:table-cell>
          <table:table-cell office:value-type="string" calcext:value-type="string">
            <text:p>"}, {"role": "assistant", "content": "</text:p>
          </table:table-cell>
          <table:table-cell office:value-type="string" calcext:value-type="string">
            <text:p>On 11 March 2020, WHO characterized COVID-19 as a pandemi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उदाहरणार्थ बीजिंगने शहरात येणाऱ्या सर्व आंतरराष्ट्रीय प्रवाशांना 14 दिवसांचे विलगीकरण अनिवार्य केले. 23 मार्चला चीनच्या मुख्यभूमीवर पाच दिवसांपूर्वी स्थानिक पातळीवर संसर्ग झालेले फक्त एकच प्रकरण होते जे इस्तंबूलहून ग्वान्गझूला आलेल्या प्रवाशाचे होते.</text:p>
          </table:table-cell>
          <table:table-cell office:value-type="string" calcext:value-type="string">
            <text:p>"}, {"role": "assistant", "content": "</text:p>
          </table:table-cell>
          <table:table-cell office:value-type="string" calcext:value-type="string">
            <text:p>For example, Beijing has imposed a 14-day mandatory quarantine for all international travellers entering the city.On 23 March, mainland China only one case had transmitted domestically in the five days prior, in this instance via a traveller returning to Guangzhou from Istanbul.</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मागील दशकांमध्ये सात एचसीओव्हींची ओळख पटवण्यात आली.</text:p>
          </table:table-cell>
          <table:table-cell office:value-type="string" calcext:value-type="string">
            <text:p>"}, {"role": "assistant", "content": "</text:p>
          </table:table-cell>
          <table:table-cell office:value-type="string" calcext:value-type="string">
            <text:p>In the past decades, seven HCoVs have been identifi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एचसीओव्ही-२२९ई शी जवळचा संबंध असलेला बॅट अल्फा-सीओव्ही आढळून आलेला आहे.</text:p>
          </table:table-cell>
          <table:table-cell office:value-type="string" calcext:value-type="string">
            <text:p>"}, {"role": "assistant", "content": "</text:p>
          </table:table-cell>
          <table:table-cell office:value-type="string" calcext:value-type="string">
            <text:p>Bat alpha-CoVs closely related to HCoV-229E have been foun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मात्र, 12 मे 2013 रोजी फ्रान्समध्ये मानव-ते-मानव संक्रमण झाल्याचे प्रकरण समोर आले ज्याची पुष्टी फ्रेंच मिनिस्ट्री ऑफ सोशल अफेअर्स अँड हेल्थ द्वारे करण्यात आली.</text:p>
          </table:table-cell>
          <table:table-cell office:value-type="string" calcext:value-type="string">
            <text:p>"}, {"role": "assistant", "content": "</text:p>
          </table:table-cell>
          <table:table-cell office:value-type="string" calcext:value-type="string">
            <text:p>However, on 12 May 2013, a case of human-to-human transmission in France was confirmed by the French Ministry of Social Affairs and Health.</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ष्टी झालेल्या प्रकरणांच्या प्रतिमाकरणाच्या शोधांची आंतरराष्ट्रीय ऑनलाईन माहिती इटालियन रेडीओलॉजीकल सोसायटीद्वारे संकलित केली जात आहे.</text:p>
          </table:table-cell>
          <table:table-cell office:value-type="string" calcext:value-type="string">
            <text:p>"}, {"role": "assistant", "content": "</text:p>
          </table:table-cell>
          <table:table-cell office:value-type="string" calcext:value-type="string">
            <text:p>The Italian Radiological Society is compiling an international online database of imaging findings for confirmed cas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२८ फेब्रुवारीला स्कोप रेटिंग्ज जिएमबीएचने चीनचे सार्वभौम पतमापन कबुल केले पण नकारात्मक दृष्टिकोन कायम ठेवला.</text:p>
          </table:table-cell>
          <table:table-cell office:value-type="string" calcext:value-type="string">
            <text:p>"}, {"role": "assistant", "content": "</text:p>
          </table:table-cell>
          <table:table-cell office:value-type="string" calcext:value-type="string">
            <text:p>On 28 February, Scope Ratings GmbH affirmed China's sovereign credit rating, but maintained a Negative Outlook.</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हा साथीचा रोग चुनयान ह्या चायनीज नववर्षाच्या सुटीच्या मुख्य प्रवासी मोसमाच्या वेळेस आला.</text:p>
          </table:table-cell>
          <table:table-cell office:value-type="string" calcext:value-type="string">
            <text:p>"}, {"role": "assistant", "content": "</text:p>
          </table:table-cell>
          <table:table-cell office:value-type="string" calcext:value-type="string">
            <text:p>The epidemic coincided with the Chunyun, a major travel season associated with the Chinese New Year holida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हा मैलाचा दगड त्याच दिवशी आला जेव्हा मलावी ने त्याच्या पहिल्या कोरोनाविषाणूच्या संसर्गाची आणि झाम्बियाने त्यांच्या कोरोनाविषाणू-शी संबंधित मृत्युची पुष्टी केली.</text:p>
          </table:table-cell>
          <table:table-cell office:value-type="string" calcext:value-type="string">
            <text:p>"}, {"role": "assistant", "content": "</text:p>
          </table:table-cell>
          <table:table-cell office:value-type="string" calcext:value-type="string">
            <text:p>The milestone came the same day Malawi confirmed its first coronavirus infections and Zambia had its first coronavirus-related death.</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ज्या विषाणूमुळे हा उद्रेक झाला आहे त्याला SARS-CoV-2 असे ओळखले जाते, हा एक नव्याने सापडलेला विषाणू असून त्याचा वटवाघूळांच्या कोरोना विषाणूंशी, खवले मांजरांशी निगडित कोरोना विषाणू आणि SARS-CoV यांच्याशी जवळचा संबंध आहे. लक्षणे दिसलेली अगदी सुरुवातीची ज्ञात व्यक्ती नंतर 1 डिसेंबर 2019 ला आजारी पडलेली आढळली आणि त्या व्यक्तीचा नंतरच्या वेट मार्केट समूहाशी थेट संबंध नव्हता.</text:p>
          </table:table-cell>
          <table:table-cell office:value-type="string" calcext:value-type="string">
            <text:p>"}, {"role": "assistant", "content": "</text:p>
          </table:table-cell>
          <table:table-cell office:value-type="string" calcext:value-type="string">
            <text:p>The virus that caused the outbreak is known as SARS-CoV-2, a newly discovered virus closely related to bat coronaviruses, pangolin coronaviruses, and SARS-CoV.The earliest known person with symptoms was later discovered to have fallen ill on 1 December 2019, and that person did not have visible connections with the later wet market cluste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मुळे, ते हृदय किंवा यकृताच्या बिघाडासाठीचे पारंपारिक दर्शक आहेत.</text:p>
          </table:table-cell>
          <table:table-cell office:value-type="string" calcext:value-type="string">
            <text:p>"}, {"role": "assistant", "content": "</text:p>
          </table:table-cell>
          <table:table-cell office:value-type="string" calcext:value-type="string">
            <text:p>Thus, they are traditional markers for heart or liver dysfunctio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जपानमध्ये #चायनिझडोन्टकमटूजपान हाही ट्विटरवर खूप चर्चेत असलेला विषय झाला आहे.</text:p>
          </table:table-cell>
          <table:table-cell office:value-type="string" calcext:value-type="string">
            <text:p>"}, {"role": "assistant", "content": "</text:p>
          </table:table-cell>
          <table:table-cell office:value-type="string" calcext:value-type="string">
            <text:p>In Japan, the hashtag #ChineseDontComeToJapan trended on Twitte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शिवाय, तिथे अधिकाधिक पुरावे होते ज्यांनी आम्हाला नमुनेदार लक्षणी आणि अलक्षणई रूग्णासह सावधगिरी बाळगण्याची आठवण करून दिली.</text:p>
          </table:table-cell>
          <table:table-cell office:value-type="string" calcext:value-type="string">
            <text:p>"}, {"role": "assistant", "content": "</text:p>
          </table:table-cell>
          <table:table-cell office:value-type="string" calcext:value-type="string">
            <text:p>Besides, there are more and more evidence that remind us to caution with the atypical symptomatic and asymptomatic patien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नंतरच्या सेरोप्रिव्हेलन्स अन्वेषणांनी दाखवले की सामान्य लोकांच्या तुलनेत पशु व्यापाऱ्यांमध्ये अँटी-सार्स-सीओव्ही-आयजीजीचे प्रचलन जास्त प्रमाणात दिसून आले.</text:p>
          </table:table-cell>
          <table:table-cell office:value-type="string" calcext:value-type="string">
            <text:p>"}, {"role": "assistant", "content": "</text:p>
          </table:table-cell>
          <table:table-cell office:value-type="string" calcext:value-type="string">
            <text:p>Subsequent seroprevalence investigations indicated that animal traders had a higher prevalence of anti-SARS-CoV IgG compared with that of the general popula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31 डिसेंबर 2019 रोजी, अज्ञात पेशीशास्त्राच्या न्यूमोनिया प्रकरणांची मालिकाच चीनच्या हुबेई प्रांतातील वुहान येथे आढळली.</text:p>
          </table:table-cell>
          <table:table-cell office:value-type="string" calcext:value-type="string">
            <text:p>"}, {"role": "assistant", "content": "</text:p>
          </table:table-cell>
          <table:table-cell office:value-type="string" calcext:value-type="string">
            <text:p>On 31 December 2019, a cluster of pneumonia cases of unknown aetiology was reported in Wuhan, Hubei Province, China.</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WHO ने 2002-2004 च्या दरम्यानच्या SARS उद्रेकामधील तफावत नोंदवली जेव्हा चिनी अधिकाऱ्यांवर गुप्ततेचा आरोप केला गेला होता ज्यामुळे रोगाचा प्रतिबंध करून रोग ताब्यात ठेवण्याच्या प्रयत्नामध्ये अडचणी आल्या आणि सध्याचे संकट जिथे केंद्रीय सरकारने सौर नववर्षाच्या तोंडावर घबराट टाळण्यासाठी नियमित माहिती पुरवली.</text:p>
          </table:table-cell>
          <table:table-cell office:value-type="string" calcext:value-type="string">
            <text:p>"}, {"role": "assistant", "content": "</text:p>
          </table:table-cell>
          <table:table-cell office:value-type="string" calcext:value-type="string">
            <text:p>The WHO noted the contrast between the 2002–2004 SARS outbreak, where Chinese authorities were accused of secrecy that impeded prevention and containment efforts, and the current crisis where the central government 'has provided regular updates to avoid panic ahead of Lunar New Year holiday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मात्र, कोविड-१९ आणि सार्समध्ये काही उल्लेखनीय अंतर आहे, जे साथरोगावर नियंत्रण मिळवण्यास आणि रूग्णांवर उपचार करण्यासाठी महत्वाचे आहे.</text:p>
          </table:table-cell>
          <table:table-cell office:value-type="string" calcext:value-type="string">
            <text:p>"}, {"role": "assistant", "content": "</text:p>
          </table:table-cell>
          <table:table-cell office:value-type="string" calcext:value-type="string">
            <text:p>However, there are some remarkable differences between COVID-19 and SARS, which are essential for containing the epidemic and treating the patien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रूग्णांमध्ये बहुधा अटीपिकल निमोनिया, गंभीर फुफ्फुसाची दुखापत आणि गंभीर श्वसनात्मक त्रास सिंड्रोम (एआरडीएस) विकसित होतात.</text:p>
          </table:table-cell>
          <table:table-cell office:value-type="string" calcext:value-type="string">
            <text:p>"}, {"role": "assistant", "content": "</text:p>
          </table:table-cell>
          <table:table-cell office:value-type="string" calcext:value-type="string">
            <text:p>Patients often develop an atypical pneumonia, acute lung injury, and acute respiratory distress syndrome (ARD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जाती अनुवांशिकतेनुसार, माऊस हीपॅटायटीस विषाणू (म्युरिन कोरोनाव्हायरस) ज्यामुळे उंदराच्या यकृतास व मध्यवर्ती चेता संस्थेचा संसर्ग होतो, त्याचा संबंध ह्यूमन कोरोनाव्हायरस OC43 आणि बोव्हिन कोरोनाव्हायरस बरोबर आहे.</text:p>
          </table:table-cell>
          <table:table-cell office:value-type="string" calcext:value-type="string">
            <text:p>"}, {"role": "assistant", "content": "</text:p>
          </table:table-cell>
          <table:table-cell office:value-type="string" calcext:value-type="string">
            <text:p>Phylogentically, mouse hepatitis virus (Murine coronavirus), which infects the mouse's liver and the central nervous system, is related to human coronavirus OC43 and bovine coronaviru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कोरोना व्हायरस विषयावरील अनेक ऑनलाईन इंटरनेट मेम्स पसरले आहेत ज्यातील अनेक अनिश्चिततेच्या या वातावरणात विनोद निर्मिती आणि विचलित करण्याचे काम करतात.</text:p>
          </table:table-cell>
          <table:table-cell office:value-type="string" calcext:value-type="string">
            <text:p>"}, {"role": "assistant", "content": "</text:p>
          </table:table-cell>
          <table:table-cell office:value-type="string" calcext:value-type="string">
            <text:p>Online, numerous coronavirus-themed Internet memes have spread as many turn to humour and distraction amid uncertaint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सर्ग झालेल्यांपैकी काही जणांमध्ये लक्षणे दिसत नसतील, कोणतीही वैद्यकीय लक्षणे आढळत नसतील परंतु चाचण्यांचे निकाल संसर्गाची खात्री देत असतील, म्हणून संशोधकांनी सल्ला दिला आहे की ज्यांचा संसर्ग झाल्याची खात्री असलेल्या लोकांशी जवळून संपर्क आला आहे अशांचे बारकाईने निरीक्षण केले पाहिजे आणि संसर्गाची शक्यता फेटाळण्यासाठी परीक्षण केले पाहिजे.</text:p>
          </table:table-cell>
          <table:table-cell office:value-type="string" calcext:value-type="string">
            <text:p>"}, {"role": "assistant", "content": "</text:p>
          </table:table-cell>
          <table:table-cell office:value-type="string" calcext:value-type="string">
            <text:p>Some of those infected may be asymptomatic, with no clinical symptoms but with test results that confirm infection, so researchers have issued advice that those with close contact to confirmed infected people should be closely monitored and examined to rule out infection.</text:p>
          </table:table-cell>
          <table:table-cell office:value-type="string" calcext:value-type="string">
            <text:p>"}]}</text:p>
          </table:table-cell>
          <table:table-cell table:number-columns-repeated="2"/>
        </table:table-row>
        <table:table-row table:style-name="ro2">
          <table:table-cell office:value-type="string" calcext:value-type="string">
            <text:p>{"messages": [{"role": "system", "content": "Translate source to target."}, {"role": "user", "content": "</text:p>
          </table:table-cell>
          <table:table-cell office:value-type="string" calcext:value-type="string">
            <text:p>आणि ताप असतानादेखील</text:p>
          </table:table-cell>
          <table:table-cell office:value-type="string" calcext:value-type="string">
            <text:p>"}, {"role": "assistant", "content": "</text:p>
          </table:table-cell>
          <table:table-cell office:value-type="string" calcext:value-type="string">
            <text:p>And along with a feve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बिल व मेलिंडा गेट्स फाउंडेशन च्या नेतृत्वाखाली इतर भागीदारांच्या US$125 एव्हढ्या गुंतवणूकीसह व जागतिक आरोग्य संघटनेच्या समन्वयाने, COVID-19 थेरॅप्युटीक्स अॅक्सलरेटर ची सुरुवात मार्च मध्ये झाली, ज्यामुळे औषध विकास क्षेत्रातील संशोधकांना संभाव्य उपचार जलद ओळखणे, मूल्यमापन करणे, विकास करणे आणि वाढवणे सुगम होणार आहो.</text:p>
          </table:table-cell>
          <table:table-cell office:value-type="string" calcext:value-type="string">
            <text:p>"}, {"role": "assistant", "content": "</text:p>
          </table:table-cell>
          <table:table-cell office:value-type="string" calcext:value-type="string">
            <text:p>Led by the Bill and Melinda Gates Foundation with partners investing US$125 million and coordinating with the World Health Organization, the COVID-19 Therapeutics Accelerator began in March, facilitating drug development researchers to rapidly identify, assess, develop, and scale up potential treatmen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खरोखरच COVID-19 मुळे होणारे मृत्यू हे बरेच जास्त असू शकतात, कारण त्यामध्ये ज्या व्यक्ती चाचण्या न होता, उदाहरणार्थ, घरी, शुश्रुषालयांमध्ये इ. ठिकाणी मृत्युमुखी पडत आहेत त्यांचा समावेश नसू शकतो.</text:p>
          </table:table-cell>
          <table:table-cell office:value-type="string" calcext:value-type="string">
            <text:p>"}, {"role": "assistant", "content": "</text:p>
          </table:table-cell>
          <table:table-cell office:value-type="string" calcext:value-type="string">
            <text:p>The number of true fatalities from COVID-19 may be much higher, as it may not include people who die without testing - e.g. at home, in nursing homes, et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खचितच , हे काही युरोपिअन ऐक्याचे चांगले चिन्ह नव्हे.'</text:p>
          </table:table-cell>
          <table:table-cell office:value-type="string" calcext:value-type="string">
            <text:p>"}, {"role": "assistant", "content": "</text:p>
          </table:table-cell>
          <table:table-cell office:value-type="string" calcext:value-type="string">
            <text:p>Certainly, this is not a good sign of European solidarit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015-16 दरम्यान 10 कर्करोगविरोधी औषधे विकसित करण्याचा साधारण खर्च अंदाजे $648 दशलक्षांएवढा होता.</text:p>
          </table:table-cell>
          <table:table-cell office:value-type="string" calcext:value-type="string">
            <text:p>"}, {"role": "assistant", "content": "</text:p>
          </table:table-cell>
          <table:table-cell office:value-type="string" calcext:value-type="string">
            <text:p>A median cost estimate of 2015-16 trials for development of 10 anti-cancer drugs was $648 mill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बतच, उपचारात्मक प्रभावांसाठी पेशींसोबत जुळलेल्या काही तोट्यांविषयी काळजीपूर्वक विचार केला जाणे आवश्यक आहे.</text:p>
          </table:table-cell>
          <table:table-cell office:value-type="string" calcext:value-type="string">
            <text:p>"}, {"role": "assistant", "content": "</text:p>
          </table:table-cell>
          <table:table-cell office:value-type="string" calcext:value-type="string">
            <text:p>In addition, given the therapeutic effects, some disadvantages associated with the plasma should be considered carefull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अण्वस्त्रे निःशस्त्रीकरणाच्या मोहिमेचे सरचिटणीस केट हडसन यांनी डिफेंडर 2020 ह्या कार्यक्रमावर टीका केली: 'सध्याच्या सार्वजनिक आरोग्य संकटात, हा कार्यक्रम फक्त US च्या आणि इतर अनेक युरोपियन देशांच्या सैन्यदलांनाच धोक्यात आणत नाही तर ज्या देशात ते काम करत आहेत त्या देशातील रहिवाशांना देखील धोक्यात आणतो.' इराणी सरकारवर ह्या विषाणूमुळे प्रचंड परिणाम झाला आहे आणि जवळजवळ दोन डझन संसद सदस्याना संसर्ग झाला आहे आणि त्याचप्रमाणे सध्याच्या किंवा माजी पंधरा राजकीय व्यक्तींना संसर्ग झाला आहे.</text:p>
          </table:table-cell>
          <table:table-cell office:value-type="string" calcext:value-type="string">
            <text:p>"}, {"role": "assistant", "content": "</text:p>
          </table:table-cell>
          <table:table-cell office:value-type="string" calcext:value-type="string">
            <text:p>The Campaign for Nuclear Disarmament's general secretary Kate Hudson criticized the Defender 2020 exercise: 'In the current public-health crisis, it jeopardizes the lives not only of the troops from the US and the many European countries participating but the inhabitants of the countries in which they are operating.'The Iranian government has been heavily affected by the virus, with around two dozen parliament members infected as well as fifteen other current or former political figur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मान्य उपाय म्हणून विषाणूशी संपर्क आलेल्या किंवा त्याने संसर्गित व्यक्तींना बहुधा १४ दिवसांसाठी विलगीकरणात ठेवणे आवश्यक आहे.</text:p>
          </table:table-cell>
          <table:table-cell office:value-type="string" calcext:value-type="string">
            <text:p>"}, {"role": "assistant", "content": "</text:p>
          </table:table-cell>
          <table:table-cell office:value-type="string" calcext:value-type="string">
            <text:p>As a common practice, individuals exposed to, or infected by, the virus are usually required to be quarantined for 14 day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रतण्याचा विषारीपणा किंवा तीव्रता ही सामूहिक प्रतिकारशक्ती आणि परिवर्तित होण्याच्या व्याप्तीवर अवलंबून असते.</text:p>
          </table:table-cell>
          <table:table-cell office:value-type="string" calcext:value-type="string">
            <text:p>"}, {"role": "assistant", "content": "</text:p>
          </table:table-cell>
          <table:table-cell office:value-type="string" calcext:value-type="string">
            <text:p>The virulence of the comeback would depend on herd immunity and the extent of muta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थापि, ते न्यूक्लोटाइड क्रमाच्या स्तरावर सुमारे ९०% समरूपतेने समप्रमाणात आरएटीजी१३ शी नजिकतेने संबंधित आहेत.</text:p>
          </table:table-cell>
          <table:table-cell office:value-type="string" calcext:value-type="string">
            <text:p>"}, {"role": "assistant", "content": "</text:p>
          </table:table-cell>
          <table:table-cell office:value-type="string" calcext:value-type="string">
            <text:p>However, they are equally closely related to RaTG13 with about 90% identity at the level of nucleotide sequenc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अमेरिकन विद्यापीठांमधील काही चायनीज विद्यार्थी चीनमधील विषाणूग्रस्त भागाला मदत पाठवण्यासाठी ग्रेटर शिकागोमधील एका संयुक्त गटाबरोबर एकत्र आले जो गट कथितपणे 30 जानेवारीला हुबेई प्रांतामधल्या रुग्णालयांना 50000 N 95 मास्क्स पाठवण्याचे व्यवस्थापन करत होता. मानवतावादी मदत करणारी संस्था डायरेक्ट रिलीफने फेडेक्सबरोबर समन्वय साधून 30 जानेवारीला आणीबाणीसाठीच्या विमानांतून हातमोजे आणि झग्यांसारख्या इतर वैयक्तिक संरक्षणात्मक उपकरणांबरोबर 200000 चेहऱ्याचे मुखवटे वुहान युनिअन हॉस्पिटलला पाठवले.</text:p>
          </table:table-cell>
          <table:table-cell office:value-type="string" calcext:value-type="string">
            <text:p>"}, {"role": "assistant", "content": "</text:p>
          </table:table-cell>
          <table:table-cell office:value-type="string" calcext:value-type="string">
            <text:p>Some Chinese students at American universities joined together to help send aid to virus-stricken parts of China, with a joint group in the greater Chicago area reportedly managing to send 50,000 N95 masks to hospitals in the Hubei province on 30 January.The humanitarian aid organization Direct Relief, in coordination with FedEx, sent 200,000 face masks along with other personal protective equipment, including gloves and gowns, by emergency airlift to the Wuhan Union Hospital by 30 Januar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कोरोना विषाणूमुळे मानवामध्ये श्वसनमार्गाचा संसर्ग होतो जो सौम्य ते प्राणघातक असू शकतो.</text:p>
          </table:table-cell>
          <table:table-cell office:value-type="string" calcext:value-type="string">
            <text:p>"}, {"role": "assistant", "content": "</text:p>
          </table:table-cell>
          <table:table-cell office:value-type="string" calcext:value-type="string">
            <text:p>In humans, coronaviruses cause respiratory tract infections that can range from mild to lethal.</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मध्य चीनमध्ये २०१९ च्या शेवटी सार्स-सीओव्ही-2 च्या उदयाने कोरोनाविषाणू पुन्हा प्रकाशात आला आणि त्याच्या उच्च संक्रमणक्षमतेने आपण आश्चर्यचकित झालो मात्र त्याच्या सहजातीय सार्स-CoV च्या तुलनेत त्याची रोगकारकता कमी होती.</text:p>
          </table:table-cell>
          <table:table-cell office:value-type="string" calcext:value-type="string">
            <text:p>"}, {"role": "assistant", "content": "</text:p>
          </table:table-cell>
          <table:table-cell office:value-type="string" calcext:value-type="string">
            <text:p>The emergence of SARS-CoV-2 in central China at the end of 2019 has thrusted CoVs into the spotlight again and surprised us with its high transmissibility but reduced pathogenicity compared to its sister SARS-CoV.</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ERS साठी, जून 2012 मधील लोकसंख्याशास्त्रीय अध्ययनाच्या आधारे मृत्यूदर 2494 पुष्टी झालेल्या प्रकरणांपैकी 37% होता.</text:p>
          </table:table-cell>
          <table:table-cell office:value-type="string" calcext:value-type="string">
            <text:p>"}, {"role": "assistant", "content": "</text:p>
          </table:table-cell>
          <table:table-cell office:value-type="string" calcext:value-type="string">
            <text:p>For MERS, based on a demographic study in June 2012, the mortality was 37% of 2,494 confirmed cas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काही संशोधकांच्या मते हुआनन येथील सीफूड व्होलसेल मार्केट हा मानवामध्ये विषाणूचे संक्रमण होण्याचा मूळ स्त्रोत नाही. 17 एप्रिल 2020 पर्यंत कोरोना विषाणूमुळे झालेल्या न्युमोनियाच्या साथीमुळे किमान 153,822 रुग्णांचा मृत्यु झाल्याची तसेच 2,240,191 रुग्ण बाधित झाल्याची पुष्टी करण्यात आली आहे.</text:p>
          </table:table-cell>
          <table:table-cell office:value-type="string" calcext:value-type="string">
            <text:p>"}, {"role": "assistant", "content": "</text:p>
          </table:table-cell>
          <table:table-cell office:value-type="string" calcext:value-type="string">
            <text:p>Some researchers have suggested the Huanan Seafood Wholesale Market may not be the original source of viral transmission to humans.As of 17 April 2020, there have been at least 153,822 confirmed deaths and more than 2,240,191 confirmed cases in the coronavirus pneumonia pandemi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महत्त्वाचे म्हणजे आम्ही विषाणूचा विकास आणि जीनोम पुर्नसंयोजनाच्या दृष्टिकोनातून भिन्न एचसीओव्हींची तुलना करतो.</text:p>
          </table:table-cell>
          <table:table-cell office:value-type="string" calcext:value-type="string">
            <text:p>"}, {"role": "assistant", "content": "</text:p>
          </table:table-cell>
          <table:table-cell office:value-type="string" calcext:value-type="string">
            <text:p>Importantly, we compare and contrast the different HCoVs from a perspective of virus evolution and genome recombina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वटवाघळाच्या सीओव्ही ची विविधता नवीन एचसीओव्नोहीच्या उद्भवण्याला भरपूर संधी प्रदान करतात.</text:p>
          </table:table-cell>
          <table:table-cell office:value-type="string" calcext:value-type="string">
            <text:p>"}, {"role": "assistant", "content": "</text:p>
          </table:table-cell>
          <table:table-cell office:value-type="string" calcext:value-type="string">
            <text:p>The diversity of bat CoVs provides ample opportunities for the emergence of novel HCoV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दुसरे, पॅनगोलिन्स, हे मध्यस्थ प्रवर्धन करणाऱ्या पोशिंद्यांपैकी एक असू शकतात ज्यांना सार्स-सीओव्ही-२-संबंधित विषाणूची ओळख ही अलिकडेच झालेली आहे.</text:p>
          </table:table-cell>
          <table:table-cell office:value-type="string" calcext:value-type="string">
            <text:p>"}, {"role": "assistant", "content": "</text:p>
          </table:table-cell>
          <table:table-cell office:value-type="string" calcext:value-type="string">
            <text:p>Second, pangolins could be one of intermediate amplifying host to which a SARS-CoV-2-related virus had been newly introduc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कित्येक वर्षांपासून समुदायापासून मिळणाऱ्या चार सीओव्हींचा माणसांमध्ये प्रसार होत आहे ज्यामुळे रोगप्रतिकार शक्ती क्षीण असलेल्या व्यक्तींना सर्दी होत आहे.</text:p>
          </table:table-cell>
          <table:table-cell office:value-type="string" calcext:value-type="string">
            <text:p>"}, {"role": "assistant", "content": "</text:p>
          </table:table-cell>
          <table:table-cell office:value-type="string" calcext:value-type="string">
            <text:p>For many years, the four community-acquired CoVs circulate in human populations, triggering common cold in immunocompetent subjec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एचसीओव्ही-ओसी४३ संसर्गाची चिकित्सालयीन वैशिष्ट्ये ही एचसीओव्ही-२२९ई ने झालेल्या संसर्गाप्रमाणेच दिसून आली, जी इन्फ्लुएंजा ए विषाणू आणि रिनोव्हायरसेससारख्या इतर श्वासनलिका रोगजनकांच्या संक्रमणापासून लक्षणांच्या दृष्टीने वेगळी करता येण्याजोगी नाहीत.</text:p>
          </table:table-cell>
          <table:table-cell office:value-type="string" calcext:value-type="string">
            <text:p>"}, {"role": "assistant", "content": "</text:p>
          </table:table-cell>
          <table:table-cell office:value-type="string" calcext:value-type="string">
            <text:p>The clinical features of HCoV-OC43 infection appear to be similar to those caused by HCoV-229E, which are symptomatically indistinguishable from infection with other respiratory tract pathogens such as influenza A viruses and rhinovirus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र्स रूग्णांमध्ये, हे दिसले आहे की ताप (९९%-१००%), कोरडा खोकला (२९%-७५%), डिस्पेनिया (४०%-४२%), डायरिया (२०-२५%) आणि घसा खवखवणे (१३-२५%) ही मुख्य लक्षणे होती आणि रूग्णांपैकी जवळपास १४%-२०% लोकांना व्हेंटिलेशन आधार आवश्यक होता.</text:p>
          </table:table-cell>
          <table:table-cell office:value-type="string" calcext:value-type="string">
            <text:p>"}, {"role": "assistant", "content": "</text:p>
          </table:table-cell>
          <table:table-cell office:value-type="string" calcext:value-type="string">
            <text:p>In SARS patients, it has been demonstrated that fever (99%-100%), dry cough (29%-75%), dyspnea (40%-42%), diarrhea (20-25%), and sore throat (13-25%) were the major symptoms and ventilation support was required for approximately 14%-20% of the patien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सर्गजन्य RNA जीनोमला पेशीद्रवामध्ये सोडले जाते; विषाणू जीनोमची प्रतिकृती बनवल्यानंतर जेनोमिक RNA आच्छादित ग्लायकोप्रोटीन आणि न्युक्लिओकॅप्सिड प्रोटीनसह व्हिरिऑन-युक्त व्हेसिकल बनवतात, ज्यांचे नंतर विषाणू सोडण्यास प्लाज्मा मेम्ब्रेनसोबत एकत्रीकरण होते.</text:p>
          </table:table-cell>
          <table:table-cell office:value-type="string" calcext:value-type="string">
            <text:p>"}, {"role": "assistant", "content": "</text:p>
          </table:table-cell>
          <table:table-cell office:value-type="string" calcext:value-type="string">
            <text:p>The viral RNA genome is released into the cytoplasm; after replication of the viral genome, genomic RNA accompanied by envelope glycoproteins and nucleocapsid proteins forms virion-containing vesicles, which then fuse with the plasma membrane to release the viru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नायटेड स्टेट्सच्या राष्ट्रीय ऍलर्जी आणि संसर्गजन्य रोगाच्या संस्थेचे प्रमुख डॉ. अँथनी फॉसी उद्रेकाबद्दल म्हणाले, 'हे निश्चित आहे की ही परिस्थिती आणखी बिघडत जाणार आहे.'</text:p>
          </table:table-cell>
          <table:table-cell office:value-type="string" calcext:value-type="string">
            <text:p>"}, {"role": "assistant", "content": "</text:p>
          </table:table-cell>
          <table:table-cell office:value-type="string" calcext:value-type="string">
            <text:p>The United States' National Institute of Allergy and Infectious Disease's director, Dr. Anthony Fauci, said of the outbreak, 'bottom line, it's going to get wors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एक प्राणी एचसीओव्हीच्या उत्क्रांतीचा पोशिंदा बनू शकतो जर त्याने न्युक्लिओटाइड क्रमाच्या पातळीवर उच्च समजातीयता सामायिक करणाऱ्या जवळच्या संबंधित पूर्वजाला आश्रय दिलेला असेल.</text:p>
          </table:table-cell>
          <table:table-cell office:value-type="string" calcext:value-type="string">
            <text:p>"}, {"role": "assistant", "content": "</text:p>
          </table:table-cell>
          <table:table-cell office:value-type="string" calcext:value-type="string">
            <text:p>An animal serves as the evolutionary host of an HCoV if it harbours a closely related ancestor sharing high homology at the level of nucleotide sequenc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देशाच्या आरोग्य संस्थेने 20 फेब्रुवारीला पुष्टी झालेल्या प्रकरणांमध्ये मोठी वाढ नोंदविली, ह्या वाढीला देगूमधील एका शिंचीओंजी चर्च ऑफ जीसस ह्या नव्या धार्मिक चळवळीच्या संमेलनास मोठ्या प्रमाणावर जबाबदार ठरविण्यात आले.</text:p>
          </table:table-cell>
          <table:table-cell office:value-type="string" calcext:value-type="string">
            <text:p>"}, {"role": "assistant", "content": "</text:p>
          </table:table-cell>
          <table:table-cell office:value-type="string" calcext:value-type="string">
            <text:p>The nation's health agency reported a significant increase in confirmed cases on 20 February, largely attributed to a gathering in Daegu of a new religious movement known as the Shincheonji Church of Jesu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नवीन एचसीओव्ही चे उद्भवणे : पुन्हा शून्यावर जाणे</text:p>
          </table:table-cell>
          <table:table-cell office:value-type="string" calcext:value-type="string">
            <text:p>"}, {"role": "assistant", "content": "</text:p>
          </table:table-cell>
          <table:table-cell office:value-type="string" calcext:value-type="string">
            <text:p>Emergence of novel HCoVs: back to ground zero</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एसीओव्हीच्या पशूजन्य आजाराच्या मूळांचा मागोवा घेतल्यावर प्रजातींच्या झेप घेण्यामागील नैसर्गिक इतिहास, चालना बल आणि निर्बंध घटकांची रचना दिसून येते.</text:p>
          </table:table-cell>
          <table:table-cell office:value-type="string" calcext:value-type="string">
            <text:p>"}, {"role": "assistant", "content": "</text:p>
          </table:table-cell>
          <table:table-cell office:value-type="string" calcext:value-type="string">
            <text:p>Tracing the zoonotic origins of HCoVs provides a framework to understand the natural history, driving force and restriction factors of species jumping.</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थे, एम प्रथिनांकडून प्रथिन-प्रथिन परस्परक्रिया घडवून आणल्या जातात ज्या विषाणू समुच्चयासाठी आवश्यक असतात व त्यानंतर विषाणूप्रथिन कवचाबरोबर त्यांचे बंधन होते.</text:p>
          </table:table-cell>
          <table:table-cell office:value-type="string" calcext:value-type="string">
            <text:p>"}, {"role": "assistant", "content": "</text:p>
          </table:table-cell>
          <table:table-cell office:value-type="string" calcext:value-type="string">
            <text:p>There, the M proteins direct most protein-protein interactions required for assembly of viruses following its binding to the nucleocapsi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व्हापासून, स्व-मर्यादित लक्षणे उत्पन्न करणाऱ्या एचसीओव्ही-२२९ई आणि एचसीओव्ही-ओसी४३ वर व्यापक अध्ययनांद्वारे अधिक ज्ञान संचायित करण्यात आले होते.</text:p>
          </table:table-cell>
          <table:table-cell office:value-type="string" calcext:value-type="string">
            <text:p>"}, {"role": "assistant", "content": "</text:p>
          </table:table-cell>
          <table:table-cell office:value-type="string" calcext:value-type="string">
            <text:p>Since then, more knowledge was accumulated through extensive studies on HCoV-229E and HCoV-OC43, both of which cause self-limiting symptom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रीदेखील, मानवातून मानवाकडे या विषाणूचे संक्रमण होण्यास अडचण असल्याचे दिसते कारण बहुसंख्य बाधित व्यक्तिंकडून विषाणूचे संक्रमण होत नाही.</text:p>
          </table:table-cell>
          <table:table-cell office:value-type="string" calcext:value-type="string">
            <text:p>"}, {"role": "assistant", "content": "</text:p>
          </table:table-cell>
          <table:table-cell office:value-type="string" calcext:value-type="string">
            <text:p>Despite this, it appears the virus had trouble spreading from human to human, as most individuals who are infected do not transmit the virus.</text:p>
          </table:table-cell>
          <table:table-cell office:value-type="string" calcext:value-type="string">
            <text:p>"}]}</text:p>
          </table:table-cell>
          <table:table-cell table:number-columns-repeated="2"/>
        </table:table-row>
        <table:table-row table:style-name="ro2">
          <table:table-cell office:value-type="string" calcext:value-type="string">
            <text:p>{"messages": [{"role": "system", "content": "Translate source to target."}, {"role": "user", "content": "</text:p>
          </table:table-cell>
          <table:table-cell office:value-type="string" calcext:value-type="string">
            <text:p>हा दाब छातीच्या दुखण्यासारखा आहे</text:p>
          </table:table-cell>
          <table:table-cell office:value-type="string" calcext:value-type="string">
            <text:p>"}, {"role": "assistant", "content": "</text:p>
          </table:table-cell>
          <table:table-cell office:value-type="string" calcext:value-type="string">
            <text:p>It is a pressure like chest pai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विषाणूंचा मानवी संपर्क हा कत्तलखाने आणि शिकार केलेल्या मासांच्या खाण्याने होतो.</text:p>
          </table:table-cell>
          <table:table-cell office:value-type="string" calcext:value-type="string">
            <text:p>"}, {"role": "assistant", "content": "</text:p>
          </table:table-cell>
          <table:table-cell office:value-type="string" calcext:value-type="string">
            <text:p>Humans contract the virus through butchering and consumption of game mea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 विष्ठेद्वारे पसरू शकतो अशी काळजी वाटत असली तरी ह्यात धोका कमी आहे असे मानले जाते.</text:p>
          </table:table-cell>
          <table:table-cell office:value-type="string" calcext:value-type="string">
            <text:p>"}, {"role": "assistant", "content": "</text:p>
          </table:table-cell>
          <table:table-cell office:value-type="string" calcext:value-type="string">
            <text:p>While there are concerns it may spread by faeces, this risk is believed to be low.</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मुळे, आरोग्यसेवा संस्थांना त्यांच्या सेवांचे प्राधान्य ठरवण्यास विशेषत: संसाधन-रहित क्षेत्रांमध्ये रोगनिदान मॉडेलची उभारणी करणे आवश्यक आहे.</text:p>
          </table:table-cell>
          <table:table-cell office:value-type="string" calcext:value-type="string">
            <text:p>"}, {"role": "assistant", "content": "</text:p>
          </table:table-cell>
          <table:table-cell office:value-type="string" calcext:value-type="string">
            <text:p>Therefore, building a prognosis model for the disease is essential for health-care agencies to prioritize their services, especially in resource-constrained area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विषाणू इतर अवयवांमध्ये एसीई-२ अभिव्यक्ती पेशींनाही बांधतो का?</text:p>
          </table:table-cell>
          <table:table-cell office:value-type="string" calcext:value-type="string">
            <text:p>"}, {"role": "assistant", "content": "</text:p>
          </table:table-cell>
          <table:table-cell office:value-type="string" calcext:value-type="string">
            <text:p>Does the virus also bind ACE2-expressing cells in other organs?</text:p>
          </table:table-cell>
          <table:table-cell office:value-type="string" calcext:value-type="string">
            <text:p>"}]}</text:p>
          </table:table-cell>
          <table:table-cell table:number-columns-repeated="2"/>
        </table:table-row>
        <table:table-row table:style-name="ro2">
          <table:table-cell office:value-type="string" calcext:value-type="string">
            <text:p>{"messages": [{"role": "system", "content": "Translate source to target."}, {"role": "user", "content": "</text:p>
          </table:table-cell>
          <table:table-cell office:value-type="string" calcext:value-type="string">
            <text:p>आपत्कालीन रूम ट्रियाज सेंटरमधून मी डॉक्टर पोर्टर आहे</text:p>
          </table:table-cell>
          <table:table-cell office:value-type="string" calcext:value-type="string">
            <text:p>"}, {"role": "assistant", "content": "</text:p>
          </table:table-cell>
          <table:table-cell office:value-type="string" calcext:value-type="string">
            <text:p>This is doctor porter in the emergency room triage cente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एस. मध्ये कापडापासून बनविलेल्या अवैद्यकीय मुखवट्याच्या वापराची CDC शिफारस करते. चीनने विशेष करून विल्हेवाट लावता येण्याजोग्या वैद्यकीय मुखवट्याच्या वापराची जनतेमधील आरोग्य सेवा देणाऱ्यांसाठी विशेषतः इतर लोकांशी जवळून संबंध येताना (1 मीटर (3 फूट) किंवा कमी) शिफारस केली आहे.</text:p>
          </table:table-cell>
          <table:table-cell office:value-type="string" calcext:value-type="string">
            <text:p>"}, {"role": "assistant", "content": "</text:p>
          </table:table-cell>
          <table:table-cell office:value-type="string" calcext:value-type="string">
            <text:p>In the U.S., the CDC recommends wearing non-medical face mask made out of cloth.China has specifically recommended the use of disposable medical masks by healthy members of the public, particularly when coming into close contact (1 metre (3 ft) or less) with other peopl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दीर्घायुष्य, दाटीवाटीने भरलेल्या वसाहती, निकट सामाजिक आंतरक्रिया आणि उडण्याची समर्थ क्षमता या सर्व आदर्श परिस्थितींनी वटवाघळांना 'विषाणू प्रसारक' म्हणून आदर्श ठरवले आहे.</text:p>
          </table:table-cell>
          <table:table-cell office:value-type="string" calcext:value-type="string">
            <text:p>"}, {"role": "assistant", "content": "</text:p>
          </table:table-cell>
          <table:table-cell office:value-type="string" calcext:value-type="string">
            <text:p>Longevity, densely packed colonies, close social interaction and strong ability to fly are all favourable conditions for bats to be an ideal 'virus spreade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न्यूमोनिया हा सर्वात गंभीर लक्षणांपैकी एक होता आणि त्याची वेगाने गंभीर श्वसन पिडा संलक्षणमध्ये वाढ होऊ शकते.</text:p>
          </table:table-cell>
          <table:table-cell office:value-type="string" calcext:value-type="string">
            <text:p>"}, {"role": "assistant", "content": "</text:p>
          </table:table-cell>
          <table:table-cell office:value-type="string" calcext:value-type="string">
            <text:p>Pneumonia is one of the most severe symptoms and can progress rapidly to acute respiratory distress syndrom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जानेवारी नंतरच्या दिवसांत चिनी सरकारने एक मूलगामी मोहीम सुरु केली जिचे चायनीज कम्युनिस्ट पार्टीचे सरचिटणीस शी जिनपिंग ह्यांनी नंतर विषाणूचा प्रसार आटोक्यात आणण्यासाठीचे 'लोकांचे युद्ध' असे वर्णन केले.</text:p>
          </table:table-cell>
          <table:table-cell office:value-type="string" calcext:value-type="string">
            <text:p>"}, {"role": "assistant", "content": "</text:p>
          </table:table-cell>
          <table:table-cell office:value-type="string" calcext:value-type="string">
            <text:p>In late January, the Chinese government launched a radical campaign later described by the Chinese Communist Party general secretary Xi Jinping as a 'people's war' to contain the spread of the viru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क्रेनच्या नागरिकांना आणि परदेशी निर्वासितांना वुहानहून नोवी सांझारीला नेणाऱ्या बसवर युक्रेनमधील आंदोलकांनी हल्ला केला.</text:p>
          </table:table-cell>
          <table:table-cell office:value-type="string" calcext:value-type="string">
            <text:p>"}, {"role": "assistant", "content": "</text:p>
          </table:table-cell>
          <table:table-cell office:value-type="string" calcext:value-type="string">
            <text:p>Protesters in Ukraine attacked buses carrying Ukrainian and foreign evacuees from Wuhan to Novi Sanzhar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काल, बांग्लादेशाने एका दिवसामध्ये कोविड-१९ मुळे पाच नवीन मृत्युची पुष्टी केली.</text:p>
          </table:table-cell>
          <table:table-cell office:value-type="string" calcext:value-type="string">
            <text:p>"}, {"role": "assistant", "content": "</text:p>
          </table:table-cell>
          <table:table-cell office:value-type="string" calcext:value-type="string">
            <text:p>Yesterday, Bangladesh has confirmed five new deaths due to COVID-19 on the da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ह्या वाढलेल्या मागणीचा परिणाम म्हणून किंमती नेहमीच्या किंमतीच्या वीस पटींपर्यंत वाढल्या आहेत आणि वैद्यकीय वस्तूंच्या पुरवठ्यामध्ये चार ते सहा आठवड्यांचा विलंब होऊ लागला आहे.</text:p>
          </table:table-cell>
          <table:table-cell office:value-type="string" calcext:value-type="string">
            <text:p>"}, {"role": "assistant", "content": "</text:p>
          </table:table-cell>
          <table:table-cell office:value-type="string" calcext:value-type="string">
            <text:p>This demand has led to the increase in prices of up to twenty times the normal price and also induced delays on the supply of medical items for four to six month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जेव्हा रोगाच्या प्रसारास प्रतिबंध करणे शक्य होत नाही तेव्हा रोग शमविण्याच्या दिशेने पावले टाकली जातात: प्रसाराचा वेग कमी करण्यासाठी उपाय केले जातात आणि आरोग्य व्यवस्था आणि समाजावरील त्याचा परिणाम कमी करण्यासाठी उपाय केले जातात.</text:p>
          </table:table-cell>
          <table:table-cell office:value-type="string" calcext:value-type="string">
            <text:p>"}, {"role": "assistant", "content": "</text:p>
          </table:table-cell>
          <table:table-cell office:value-type="string" calcext:value-type="string">
            <text:p>When it is no longer possible to contain the spread of the disease, efforts then move to the mitigation stage: measures are taken to slow the spread and mitigate its effects on the healthcare system and societ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१५ मार्चच्या सुरुवातीला विषाणूचा प्रसार कमी करण्यासाठी संपूर्ण युएसमध्ये अनेक व्यवसाय बंद झाले किंवा त्यांनी कामाचे तास कमी केले.</text:p>
          </table:table-cell>
          <table:table-cell office:value-type="string" calcext:value-type="string">
            <text:p>"}, {"role": "assistant", "content": "</text:p>
          </table:table-cell>
          <table:table-cell office:value-type="string" calcext:value-type="string">
            <text:p>Beginning on 15 March, many businesses closed or reduced hours throughout the U.S. to try to reduce the spread of the viru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ही संख्या प्रदेशानुसार बदलते.</text:p>
          </table:table-cell>
          <table:table-cell office:value-type="string" calcext:value-type="string">
            <text:p>"}, {"role": "assistant", "content": "</text:p>
          </table:table-cell>
          <table:table-cell office:value-type="string" calcext:value-type="string">
            <text:p>The number varies by reg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नंतर आश्रय पेशीतून बहीःसारण प्रक्रियेद्वारे संतति विषाणू स्त्रावी पुटिकेच्या माध्यमातून मुक्त केले जातात.</text:p>
          </table:table-cell>
          <table:table-cell office:value-type="string" calcext:value-type="string">
            <text:p>"}, {"role": "assistant", "content": "</text:p>
          </table:table-cell>
          <table:table-cell office:value-type="string" calcext:value-type="string">
            <text:p>Progeny viruses are then released from the host cell by exocytosis through secretory vesicl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अध्यक्ष हसन रौहानी 26 फेब्रुवारी 2020 ला म्हणाले की उद्रेकाचा परिणाम झालेल्या भागांचे विलगीकरण करण्याची कोणतीही योजना नव्हती आणि फक्त व्यक्तींचे विलगीकरण केले जाईल.</text:p>
          </table:table-cell>
          <table:table-cell office:value-type="string" calcext:value-type="string">
            <text:p>"}, {"role": "assistant", "content": "</text:p>
          </table:table-cell>
          <table:table-cell office:value-type="string" calcext:value-type="string">
            <text:p>President Hassan Rouhani said on 26 February 2020 that there were no plans to quarantine areas affected by the outbreak, and only individuals would be quarantin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मुळे, प्रारंभिक टप्प्यातील किंवा धारणा कालावधीतील संसर्गित रूग्ण दैनंदिन क्रियांदरम्यान मोठ्या प्रमाणात विषाणू उत्पन्न करू शकतात, ज्यामुळे महामारीचे नियंत्रण करणे अतिशय कठीण होऊ शकते.</text:p>
          </table:table-cell>
          <table:table-cell office:value-type="string" calcext:value-type="string">
            <text:p>"}, {"role": "assistant", "content": "</text:p>
          </table:table-cell>
          <table:table-cell office:value-type="string" calcext:value-type="string">
            <text:p>Therefore, infected patients at the early phase or incubation period can produce a large amount of virus during daily activities, causing great difficulty for the control of the epidemi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नैसर्गिक पुनःसंयोजनाचा वंशेतिहासिक पुरावा हा एचसीओव्ही-एचकेयु१ आणि एचसीओव्ही-ओसी४३ त्याचप्रमाणे प्राण्याच्या सीओव्ही जसे की वटवाघळ एसएल-सीओव्ही आणि वटवाघळ सीओव्ही-एचकेयु९ अशा दोन्हींमध्ये आढळून आलेला आहे.</text:p>
          </table:table-cell>
          <table:table-cell office:value-type="string" calcext:value-type="string">
            <text:p>"}, {"role": "assistant", "content": "</text:p>
          </table:table-cell>
          <table:table-cell office:value-type="string" calcext:value-type="string">
            <text:p>Phylogenetic evidence of natural recombination has been found in both HCoV-HKU1 and HCoV-OC43, as well as animal CoVs such as bat SL-CoV and batCoV-HKU9.</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औषधनिर्माणविषयक विकासाशी संबंधित निष्फलता दरास 'संघर्षण दर' असे म्हटले जाते, ज्यामध्ये मोठ्या किंमतीचे अपयश टाळण्यासाठी औषध विकासाच्या सुरुवातीच्या टप्यांमध्ये प्रकल्प 'समाप्त' करण्याचा निर्णय घेण्याची आवश्यकता असते.</text:p>
          </table:table-cell>
          <table:table-cell office:value-type="string" calcext:value-type="string">
            <text:p>"}, {"role": "assistant", "content": "</text:p>
          </table:table-cell>
          <table:table-cell office:value-type="string" calcext:value-type="string">
            <text:p>The high failure rates associated with pharmaceutical development are referred to as an 'attrition rate', requiring decisions during the early stages of drug development to 'kill' projects early to avoid costly failur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SARS-CoV-2 चा अंदाजित मध्यम उष्मायन कालावधी १-१४ दिवसांचा आहे, बहुतांश प्रकरणांत ३-७ दिवस जसे की वुहानमधील पहिल्या ४२५ प्रकरणांमध्ये आढळले आहे.</text:p>
          </table:table-cell>
          <table:table-cell office:value-type="string" calcext:value-type="string">
            <text:p>"}, {"role": "assistant", "content": "</text:p>
          </table:table-cell>
          <table:table-cell office:value-type="string" calcext:value-type="string">
            <text:p>The estimated mean incubation period of SARS-CoV-2 is 1-14 days, mostly 3-7 days based on a study of the first 425 cases in Wuha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दुबई,सिडनी ,आणि मेलबर्न हीदेखील वुहानहुन प्रवास करणाऱ्या लोकांची लोकप्रिय ठिकाणे असल्याचे नोंदवले होते.</text:p>
          </table:table-cell>
          <table:table-cell office:value-type="string" calcext:value-type="string">
            <text:p>"}, {"role": "assistant", "content": "</text:p>
          </table:table-cell>
          <table:table-cell office:value-type="string" calcext:value-type="string">
            <text:p>Dubai, Sydney, and Melbourne were also reported as popular destinations for people travelling from Wuhan.</text:p>
          </table:table-cell>
          <table:table-cell office:value-type="string" calcext:value-type="string">
            <text:p>"}]}</text:p>
          </table:table-cell>
          <table:table-cell table:number-columns-repeated="2"/>
        </table:table-row>
        <table:table-row table:style-name="ro2">
          <table:table-cell office:value-type="string" calcext:value-type="string">
            <text:p>{"messages": [{"role": "system", "content": "Translate source to target."}, {"role": "user", "content": "</text:p>
          </table:table-cell>
          <table:table-cell office:value-type="string" calcext:value-type="string">
            <text:p>आणि तुमच्या परागज्वरासाठी ही योग्य वेळ आहे का</text:p>
          </table:table-cell>
          <table:table-cell office:value-type="string" calcext:value-type="string">
            <text:p>"}, {"role": "assistant", "content": "</text:p>
          </table:table-cell>
          <table:table-cell office:value-type="string" calcext:value-type="string">
            <text:p>And is this the right time for your hay feve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१३ मार्चपर्यंत अटलांटिकने १४००० पेक्षा कमी चाचण्या केल्या गेल्याचे नोंदवले.</text:p>
          </table:table-cell>
          <table:table-cell office:value-type="string" calcext:value-type="string">
            <text:p>"}, {"role": "assistant", "content": "</text:p>
          </table:table-cell>
          <table:table-cell office:value-type="string" calcext:value-type="string">
            <text:p>By 13 March, The Atlantic reported that less than 14,000 tests had been conduct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र्स-सीओव्ही-२ च्या तत्कालिक <text:s/>पशूजन्य मूळाबाबत ज्युरी अद्यापही शोधात आहेत.</text:p>
          </table:table-cell>
          <table:table-cell office:value-type="string" calcext:value-type="string">
            <text:p>"}, {"role": "assistant", "content": "</text:p>
          </table:table-cell>
          <table:table-cell office:value-type="string" calcext:value-type="string">
            <text:p>The jury is still out on the immediate zoonotic origin of SARS-CoV-2.</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रारंभी इबोलामुळे दशलक्ष प्रकरणे होतील आणि पाच लाख मृत्यू होतील असा अंदाज सुरुवातीला वर्तवण्यात आला होता.</text:p>
          </table:table-cell>
          <table:table-cell office:value-type="string" calcext:value-type="string">
            <text:p>"}, {"role": "assistant", "content": "</text:p>
          </table:table-cell>
          <table:table-cell office:value-type="string" calcext:value-type="string">
            <text:p>Ebola was originally predicted to cause up to a million cases with half a million death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कंपन्यांनी कर्मचाऱ्यांच्या प्रवासावर बंधने घातली,परिषद रद्द केल्या आणि कर्मचाऱ्यांना घरून काम करण्यास प्रोत्साहित केले.</text:p>
          </table:table-cell>
          <table:table-cell office:value-type="string" calcext:value-type="string">
            <text:p>"}, {"role": "assistant", "content": "</text:p>
          </table:table-cell>
          <table:table-cell office:value-type="string" calcext:value-type="string">
            <text:p>Corporations imposed employee travel restrictions, cancelled conferences, and encouraged employees to work from hom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BS न्यूज ने, जॉन हाफकिन्स युनिव्हर्सिटी डेटाला उद्धृत करत, कळविले की, कोरोनाविषाणूचा संसर्ग झाल्याने बुधवारी यु.एस. मध्ये 1,000 पेक्षा जास्त मृत्यु झाले.</text:p>
          </table:table-cell>
          <table:table-cell office:value-type="string" calcext:value-type="string">
            <text:p>"}, {"role": "assistant", "content": "</text:p>
          </table:table-cell>
          <table:table-cell office:value-type="string" calcext:value-type="string">
            <text:p>CBS News reported, citing Johns Hopkins University data, there were over 1,000 US deaths on Wednesday caused by coronavirus infectio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नंतर कोलकात्यातील चीनी दूतावासाने या उद्‍गारांचा निषेध केला, आणि त्याला'दोषपूर्ण' म्हटले. चीनमध्ये चीनचे रहिवासी नसलेल्या लोकांविरुद्ध झेनोफोबिया आणि वंशवादाला साथीमुळे उत्तेजन मिळाले आहे, जेथे परकीयांचे वर्णन 'परकीय कचरा' असे केले जाते आणि 'विल्हेवाट' लावण्यासाठी त्यांना लक्ष्य केले जाते.</text:p>
          </table:table-cell>
          <table:table-cell office:value-type="string" calcext:value-type="string">
            <text:p>"}, {"role": "assistant", "content": "</text:p>
          </table:table-cell>
          <table:table-cell office:value-type="string" calcext:value-type="string">
            <text:p>The remarks were later condemned by the Chinese consulate in Kolkata, calling it 'erroneous'.In China, xenophobia and racism agains non-Chinese residents has been inflamed by the pandemic, with foreigners described as 'foreign garbage' and targeted for 'disposal'.</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लीप्रोटिन्सवर पुढे १६ गैर-संरचनात्मक प्रोटीन्सची निर्मिती करण्यास प्रक्रिया केली जाते, ज्यांची एनएसपी१~१६ अशी क्रमवारी नेमलेली आहे.</text:p>
          </table:table-cell>
          <table:table-cell office:value-type="string" calcext:value-type="string">
            <text:p>"}, {"role": "assistant", "content": "</text:p>
          </table:table-cell>
          <table:table-cell office:value-type="string" calcext:value-type="string">
            <text:p>The polyproteins are further processed to generate 16 non-structural proteins, designated nsp1~16.</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अशी अनेक संयुगे जी इतर विषाणूजन्य रोगांवर उपचार करण्यासाठी आधी मंजूर झाली आहेत अशांवर COVID-19 वर उपचार करण्यासाठी संशोधन केले जात आहे.</text:p>
          </table:table-cell>
          <table:table-cell office:value-type="string" calcext:value-type="string">
            <text:p>"}, {"role": "assistant", "content": "</text:p>
          </table:table-cell>
          <table:table-cell office:value-type="string" calcext:value-type="string">
            <text:p>Several compounds that were previously approved for treatment of other viral diseases are being investigated for use in treating COVID-19.</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OVID-19 प्रामुख्याने हुबेईत आणि आजूबाजूच्या शहर समूहांत पसरला.</text:p>
          </table:table-cell>
          <table:table-cell office:value-type="string" calcext:value-type="string">
            <text:p>"}, {"role": "assistant", "content": "</text:p>
          </table:table-cell>
          <table:table-cell office:value-type="string" calcext:value-type="string">
            <text:p>COVID-19 expanded in clusters mainly in and around Hubei.</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अलक्षणी किंवा फक्त सौम्य लक्षणे ही जेव्हा वटवाघळे ही सीओव्हीने बाधित झाली तेव्हा आढळून आली, जे सीओव्ही आणि वटवाघळे यांच्यामध्ये परस्पर स्वीकृतीला दर्शवते.</text:p>
          </table:table-cell>
          <table:table-cell office:value-type="string" calcext:value-type="string">
            <text:p>"}, {"role": "assistant", "content": "</text:p>
          </table:table-cell>
          <table:table-cell office:value-type="string" calcext:value-type="string">
            <text:p>Asymptomatic or only mild symptoms were detected when bats were infected with CoVs, indicating the mutual adaptation between CoVs and ba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मानव अधिकार संस्थांनी यापैकी काही उपायांची आलोचना केली आहे, व शासनांना या जगद्व्यापी साथीचा फायदा घेऊन आक्रमक डिजिटल संनिरीक्षण लागू करु नये असे सांगितले आहे.</text:p>
          </table:table-cell>
          <table:table-cell office:value-type="string" calcext:value-type="string">
            <text:p>"}, {"role": "assistant", "content": "</text:p>
          </table:table-cell>
          <table:table-cell office:value-type="string" calcext:value-type="string">
            <text:p>Human rights organizations have criticized some of these measures, asking the governments not to use the pandemic as a cover to introduce invasive digital surveillanc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एचसीओव्ही-२२९ई, एचसीओव्ही-ओसी४३, एचसीओव्ही-एचकेयु1 आणि एचसीओव्ही-एनएल६३ मुळे सामान्यपणे सौम्य लक्षणे जसे की सर्दी आणि/किंवा अतिसार होतो.</text:p>
          </table:table-cell>
          <table:table-cell office:value-type="string" calcext:value-type="string">
            <text:p>"}, {"role": "assistant", "content": "</text:p>
          </table:table-cell>
          <table:table-cell office:value-type="string" calcext:value-type="string">
            <text:p>HCoV-229E, HCoV-OC43, HCoV-HKU1 and HCoV-NL63 usually cause mild symptoms, like common cold and/or diarrhea.</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थरोगकालीन इतिहास: (1) वुहान शहर आणि त्याच्या सभोवतालच्या भागात, किंवा लक्षणे दिसू लागण्यापूर्वीच्या आधी 14 दिवस जिथे COVID-19 च्या केसेस नोंदवण्यात आल्या आहेत त्या भागामध्ये प्रवास किंवा निवास करण्याचा इतिहास; (2) SARS-CoV-2 संसर्ग असलेल्या केसेस सह संपर्काचा इतिहास (सकारात्मक न्यूक्लिक आम्ल चाचणीसह); (3) वुहान शहर आणि सभोवतालच्या भागापासून, किंवा अऩ्य समुदाय जिथे लक्षणे दिसण्यास सुरूवात होण्याच्या आधीच्या मागील 14 दिवसामध्ये COVID-19 ची नोंदणी झाली आहे अशा अन्य समुदायातील, ताप किंवा श्वसनाची लक्षणे असलेल्या रूग्णाच्या संपर्कात येण्याचा इतिहास; (4) पुष्टी केलेल्या केसेसच्या भागात संपर्कात येण्याचा इतिहास, (जसे की घर, कार्यालय, शाळेचा वर्ग इ. सारख्या लहान भागामध्ये, 2 आठवड्याच्या आत ताप आणि/किंवा श्वसनाची लक्षणे आलेल्या ≥ 2 केसेस सह).</text:p>
          </table:table-cell>
          <table:table-cell office:value-type="string" calcext:value-type="string">
            <text:p>"}, {"role": "assistant", "content": "</text:p>
          </table:table-cell>
          <table:table-cell office:value-type="string" calcext:value-type="string">
            <text:p>Epidemiological history: (1) a history of travel or residence in Wuhan city and surrounding areas, or other communities where COVID-19 cases had been reported in the last 14 days before symptom onset; (2) a history of contact with SARS-CoV-2 infectious cases (with positive nucleic acid test); (3) a history of contacting with patients with fever or respiratory symptoms from Wuhan city and surrounding areas, or other communities where COVID-19 had been reported in the last 14 days before symptom onset; (4) a history of contacting with cluster of confirmed cases (≥ 2 cases with fever and/or respiratory symptoms occurred within 2 weeks in small areas, such as home, office, class of school, et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म्हाला उच्च रक्तदाबासारखा इतर दुर्धर आजार किंवा त्यासारखी दुसरी समस्या आहे का?</text:p>
          </table:table-cell>
          <table:table-cell office:value-type="string" calcext:value-type="string">
            <text:p>"}, {"role": "assistant", "content": "</text:p>
          </table:table-cell>
          <table:table-cell office:value-type="string" calcext:value-type="string">
            <text:p>Do you have any other chronic like high blood pressure or anything like tha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शिवाय, वटवाघळातील नैसर्गिक मारक पेशी क्रिया संदमनकारी नैसर्गिक मारक पेशी ग्राही एनकेजी२/सीडी९४ च्या उर्ध्वनियमनामुळे आणि मुख्य ऊतिसामंजस्य संमिश्र श्रेणी I रेणूची कमी प्रमाणात व्यक्त होण्याची पातळी दडपली जाते.</text:p>
          </table:table-cell>
          <table:table-cell office:value-type="string" calcext:value-type="string">
            <text:p>"}, {"role": "assistant", "content": "</text:p>
          </table:table-cell>
          <table:table-cell office:value-type="string" calcext:value-type="string">
            <text:p>Besides, the natural killer cell activity in bats is suppressed due to upregulation of inhibitory natural killer cell receptor NKG2/CD94 and low expression level of major histocompatibility complex class I molecul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दुसऱ्या बाजूला, एचसीओव्ही-२२९ई हा आणखी एका वटवाघळाच्या सीओव्ही मध्ये गुणसूत्रीयरितीने संबंधित आहे, ज्याला हिप्पोसिडेरोस/घानाक्वाम/१९/२००८ म्हणून नाव दिले आहे, जो घानामध्ये आढळून आला होता, त्याचवेळी उंटीणींना त्यांचे मध्यस्थ पोशिंद्या म्हणून संशयित ठरविण्यात आले होते.</text:p>
          </table:table-cell>
          <table:table-cell office:value-type="string" calcext:value-type="string">
            <text:p>"}, {"role": "assistant", "content": "</text:p>
          </table:table-cell>
          <table:table-cell office:value-type="string" calcext:value-type="string">
            <text:p>On the other hand, HCoV-229E was genetically related to another bat CoV, termed Hipposideros/GhanaKwam/19/2008, which was detected in Ghana, while camelids have also been suspected as its intermediate hos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जरी ब्रिटिश अधिकारी जसे संसर्ग झालेल्या व्यक्तींनी ज्या पृष्ठभागाशी स्पर्श केला असण्याची शक्यता आहे अशा इतर पृष्ठभागाशी संपर्क आल्यावर हात धुण्याचा सल्ला देतात तसाच प्राण्यांशी संपर्क आल्यानंतर आपले हात धुण्याचा सल्ला देत असले तरी प्राणी हा विषाणू मानवांमध्ये संक्रमित करू शकतात असा कोणताही पुरावा नाही.</text:p>
          </table:table-cell>
          <table:table-cell office:value-type="string" calcext:value-type="string">
            <text:p>"}, {"role": "assistant", "content": "</text:p>
          </table:table-cell>
          <table:table-cell office:value-type="string" calcext:value-type="string">
            <text:p>There is no evidence animals can pass the virus on to humans, though British authorities advise washing one's hands after contact with animals, like after contact with other surfaces infected people could have touch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र्वजनिक वाहतूक व्यवस्थेचा वापर करताना किंवा गर्दीच्या ठिकाणी असताना हॉंगकाँगने सर्जिकल मुखवटा वापरण्याची शिफारस केली आहे.</text:p>
          </table:table-cell>
          <table:table-cell office:value-type="string" calcext:value-type="string">
            <text:p>"}, {"role": "assistant", "content": "</text:p>
          </table:table-cell>
          <table:table-cell office:value-type="string" calcext:value-type="string">
            <text:p>Hong Kong recommends wearing a surgical mask when taking public transport or staying in crowded plac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११ मार्च ला जागतिक आरोग्य संघटना (WHO) ने कोविड-१९ ला साथरोग म्हणून जाहीर केले.</text:p>
          </table:table-cell>
          <table:table-cell office:value-type="string" calcext:value-type="string">
            <text:p>"}, {"role": "assistant", "content": "</text:p>
          </table:table-cell>
          <table:table-cell office:value-type="string" calcext:value-type="string">
            <text:p>The World Health Organization (WHO) declared COVID-19 a pandemic on March 11.</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 हे देखील म्हणाल्या की बळीपैकी दोन जण हे ढाक्यातील होते.</text:p>
          </table:table-cell>
          <table:table-cell office:value-type="string" calcext:value-type="string">
            <text:p>"}, {"role": "assistant", "content": "</text:p>
          </table:table-cell>
          <table:table-cell office:value-type="string" calcext:value-type="string">
            <text:p>She also said two of the victims were from Dhaka.</text:p>
          </table:table-cell>
          <table:table-cell office:value-type="string" calcext:value-type="string">
            <text:p>"}]}</text:p>
          </table:table-cell>
          <table:table-cell table:number-columns-repeated="2"/>
        </table:table-row>
        <table:table-row table:style-name="ro2">
          <table:table-cell office:value-type="string" calcext:value-type="string">
            <text:p>{"messages": [{"role": "system", "content": "Translate source to target."}, {"role": "user", "content": "</text:p>
          </table:table-cell>
          <table:table-cell office:value-type="string" calcext:value-type="string">
            <text:p>आणि त्यांना थोडा तापही आहे</text:p>
          </table:table-cell>
          <table:table-cell office:value-type="string" calcext:value-type="string">
            <text:p>"}, {"role": "assistant", "content": "</text:p>
          </table:table-cell>
          <table:table-cell office:value-type="string" calcext:value-type="string">
            <text:p>And they're having some fevers as well</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इतकेच नव्हे तर बऱ्या झालेल्या रूग्णांच्या पेशींनाही उपचारासाठी वापरण्याचे प्रस्तावित केले होते.</text:p>
          </table:table-cell>
          <table:table-cell office:value-type="string" calcext:value-type="string">
            <text:p>"}, {"role": "assistant", "content": "</text:p>
          </table:table-cell>
          <table:table-cell office:value-type="string" calcext:value-type="string">
            <text:p>Even plasma from recovered patients was proposed to be used for treatmen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अर्थातच, एका क्रायो-ईएम अभ्यासाने दर्शविले आहे की मानव एसीई२ आणि सार्स-सीओव्ही एस प्रोटिन यांच्यामधील बंधकापेक्षा या बंधकांची इच्छा ही १०- ते २०-पटींनी अधिक आहे.</text:p>
          </table:table-cell>
          <table:table-cell office:value-type="string" calcext:value-type="string">
            <text:p>"}, {"role": "assistant", "content": "</text:p>
          </table:table-cell>
          <table:table-cell office:value-type="string" calcext:value-type="string">
            <text:p>Indeed, a cryo-EM study indicates a 10- to 20-fold higher affinity of this binding than that between human ACE2 and SARS-CoV S protei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टेरॉइड्जच्या वापरामुळे परिणाम जास्त बिघडू शकतात.</text:p>
          </table:table-cell>
          <table:table-cell office:value-type="string" calcext:value-type="string">
            <text:p>"}, {"role": "assistant", "content": "</text:p>
          </table:table-cell>
          <table:table-cell office:value-type="string" calcext:value-type="string">
            <text:p>The use of steroids may worsen outcom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उष्णकटिबंधीय हवामानात याबाबत कोणत्याही ऋतुला प्राथमिकता नसते.</text:p>
          </table:table-cell>
          <table:table-cell office:value-type="string" calcext:value-type="string">
            <text:p>"}, {"role": "assistant", "content": "</text:p>
          </table:table-cell>
          <table:table-cell office:value-type="string" calcext:value-type="string">
            <text:p>There is no preference towards a particular season in tropical climat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राण्यांमधील सीओव्ही-पोशिंद्याच्या आंतरक्रियेच्या अन्वेषणाने मानवांमधील सीओव्ही रोगजनकावरील महत्त्वाच्या माहितीवर प्रकाश पडू शकतो.</text:p>
          </table:table-cell>
          <table:table-cell office:value-type="string" calcext:value-type="string">
            <text:p>"}, {"role": "assistant", "content": "</text:p>
          </table:table-cell>
          <table:table-cell office:value-type="string" calcext:value-type="string">
            <text:p>Investigating CoV-host interactions in animals might also derive important insight on CoV pathogenesis in huma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SARS साठी जिवंत-दुर्बलित लसींचे प्राणी नमुन्यांवर मूल्यांकन करण्यात आले होते.</text:p>
          </table:table-cell>
          <table:table-cell office:value-type="string" calcext:value-type="string">
            <text:p>"}, {"role": "assistant", "content": "</text:p>
          </table:table-cell>
          <table:table-cell office:value-type="string" calcext:value-type="string">
            <text:p>Live-attenuated vaccines have been evaluated in animal models for SAR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कला आणि संस्कृती क्षेत्रातील संस्थांनी त्यांची मोहीम चालूच ठेवण्याचे (बहुतांशी सार्वजनिकरित्या निधी मिळालेली) प्रयत्न केले जिच्यामध्ये समाजाला सांस्कृतिक परंपरांना अनुभविण्याची संधी मिळणे, त्यांच्या कर्मचाऱ्यांची सार्वजनिक ठिकाणी सुरक्षितता राखणे आणि कलाकारांना शक्य तेव्हा मदत करणे ह्यांचा समावेश होता.</text:p>
          </table:table-cell>
          <table:table-cell office:value-type="string" calcext:value-type="string">
            <text:p>"}, {"role": "assistant", "content": "</text:p>
          </table:table-cell>
          <table:table-cell office:value-type="string" calcext:value-type="string">
            <text:p>Arts and culture sector organizations attempted to uphold their (often publicly funded) mission to provide access to cultural heritage to the community, maintain the safety of their employees and the public, and support artists where possibl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ध्या, SARS-CoV-2 साठी इम्युनोलॉजिकल प्रतिसादासंदर्भात कोणतेही विस्तृत अध्ययन करण्यात आलेले नाही.</text:p>
          </table:table-cell>
          <table:table-cell office:value-type="string" calcext:value-type="string">
            <text:p>"}, {"role": "assistant", "content": "</text:p>
          </table:table-cell>
          <table:table-cell office:value-type="string" calcext:value-type="string">
            <text:p>Currently, no detailed study has been reported regarding the immunological response to SARS-CoV-2.</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एका बाजूला, सार्स-सीओव्ही-२ संसर्ग अशी वैशिष्ट्ये दर्शवत आहे जी सामान्य एचसीओव्हीच्या संसर्गादरम्यान आढळून येतात, ज्यात गैर-विशिष्ट, सौम्य किंवा काहीच लक्षणे न आढळणे यांचा समावेश आहे.</text:p>
          </table:table-cell>
          <table:table-cell office:value-type="string" calcext:value-type="string">
            <text:p>"}, {"role": "assistant", "content": "</text:p>
          </table:table-cell>
          <table:table-cell office:value-type="string" calcext:value-type="string">
            <text:p>On one hand, SARS-CoV-2 infection exhibits features that are more commonly seen during infection with community-acquired HCoVs, including the presentation of non-specific, mild or even no symptom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नुकत्याच झालेल्या सार्स-सीओव्ही-२ च्या उद्रेकामुळे सीओव्ही जे पुन्हा प्रसिद्धीच्या झोतात आले आहेत.</text:p>
          </table:table-cell>
          <table:table-cell office:value-type="string" calcext:value-type="string">
            <text:p>"}, {"role": "assistant", "content": "</text:p>
          </table:table-cell>
          <table:table-cell office:value-type="string" calcext:value-type="string">
            <text:p>CoVs have returned to the limelight due to the recent outbreak of SARS-CoV-2.</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२९ जानेवारीला व्हाईट हाउस कोरोनाव्हायरस टास्क फोर्स स्थापन करण्यात आली.</text:p>
          </table:table-cell>
          <table:table-cell office:value-type="string" calcext:value-type="string">
            <text:p>"}, {"role": "assistant", "content": "</text:p>
          </table:table-cell>
          <table:table-cell office:value-type="string" calcext:value-type="string">
            <text:p>The White House Coronavirus Task Force was established on 29 January.</text:p>
          </table:table-cell>
          <table:table-cell office:value-type="string" calcext:value-type="string">
            <text:p>"}]}</text:p>
          </table:table-cell>
          <table:table-cell table:number-columns-repeated="2"/>
        </table:table-row>
        <table:table-row table:style-name="ro2">
          <table:table-cell office:value-type="string" calcext:value-type="string">
            <text:p>{"messages": [{"role": "system", "content": "Translate source to target."}, {"role": "user", "content": "</text:p>
          </table:table-cell>
          <table:table-cell office:value-type="string" calcext:value-type="string">
            <text:p>आणि तुमच्या मधुमेहाच्या इतिहासासोबत</text:p>
          </table:table-cell>
          <table:table-cell office:value-type="string" calcext:value-type="string">
            <text:p>"}, {"role": "assistant", "content": "</text:p>
          </table:table-cell>
          <table:table-cell office:value-type="string" calcext:value-type="string">
            <text:p>And with your history of diabet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र दुसरीकडे ,चिनी मदतीला लॅटिन अमेरिका आणि आफ्रिकेच्या भागांमध्ये चांगला प्रतिसाद मिळाला. २ एप्रिल रोजी जागतिक बँकेने विकसित देशांसाठी तातडीची मदत देण्याची कृती सुरुवात केली.</text:p>
          </table:table-cell>
          <table:table-cell office:value-type="string" calcext:value-type="string">
            <text:p>"}, {"role": "assistant", "content": "</text:p>
          </table:table-cell>
          <table:table-cell office:value-type="string" calcext:value-type="string">
            <text:p>On the other hand, Chinese aid has been well-received in parts of Latin America and Africa.On 2 April, the World Bank launched emergency support operations for developing countri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नंतर या ऋण पट्ट सबजीनोमिक RNA रेणूचे प्रतिलेखन संबंधित धन पट्ट mRNA मध्ये केले जाते.</text:p>
          </table:table-cell>
          <table:table-cell office:value-type="string" calcext:value-type="string">
            <text:p>"}, {"role": "assistant", "content": "</text:p>
          </table:table-cell>
          <table:table-cell office:value-type="string" calcext:value-type="string">
            <text:p>This is followed by the transcription of these negative-sense subgenomic RNA molecules to their corresponding positive-sense mRNA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चार प्रायोगिक उपचारात्मक उपायांच्या माध्यमातून जसजसे परिणाम प्राप्त होतात तसे COVID-19 चा तीव्र संसर्ग झालेल्या लोकांसाठी ग्लोबल सॉलिडॅरिटी व युरोपियन डिस्कव्हरी चाचण्यांसाठी अॅडाप्टिव रचनेचा अवलंब करुन चाचण्यांची प्राचले जलद गतीने बदलली जातात.</text:p>
          </table:table-cell>
          <table:table-cell office:value-type="string" calcext:value-type="string">
            <text:p>"}, {"role": "assistant", "content": "</text:p>
          </table:table-cell>
          <table:table-cell office:value-type="string" calcext:value-type="string">
            <text:p>The global Solidarity and European Discovery trials of hospitalized people with severe COVID-19 infection apply adaptive design to rapidly alter trial parameters as results from the four experimental therapeutic strategies emerg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 आकडेवारीला वेळेचे बंधन नसते आणि ती संक्रमण होणे ते प्रकरणाचे निराकरण होण्यापर्यंत एका विशिष्ट लोकसंख्येचा मागोवा घेते.</text:p>
          </table:table-cell>
          <table:table-cell office:value-type="string" calcext:value-type="string">
            <text:p>"}, {"role": "assistant", "content": "</text:p>
          </table:table-cell>
          <table:table-cell office:value-type="string" calcext:value-type="string">
            <text:p>These statistics are not timebound and follow a specific population from infection through case resolu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SARS उद्रेकाच्या प्रारंभिक टप्प्यात, सतत नैराश्य, चिंता, घाबरण्याचे झटके, मनोकारक उत्तेजना, दुर्मनस्क लक्षणे, भ्रम आणि आत्महत्येच्या भावनेसारख्या भावनिक विकृतींची नोंद झाली होती.</text:p>
          </table:table-cell>
          <table:table-cell office:value-type="string" calcext:value-type="string">
            <text:p>"}, {"role": "assistant", "content": "</text:p>
          </table:table-cell>
          <table:table-cell office:value-type="string" calcext:value-type="string">
            <text:p>In the early phase of the SARS outbreak, a range of psychiatric morbidities including persistent depression, anxiety, panic attacks, psychomotor excitement, psychotic symptoms, delirium, and even suicidality were report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शक्य असेल तेव्हा, आम्ही COVID-19 ची SARS आणि इतर CoV मुळे झालेले आजार, मध्य पूर्व श्वसनरोग (MERS, 2012 मधील उद्रेक) सोबत तुलना करण्याचा प्रयत्न करू.</text:p>
          </table:table-cell>
          <table:table-cell office:value-type="string" calcext:value-type="string">
            <text:p>"}, {"role": "assistant", "content": "</text:p>
          </table:table-cell>
          <table:table-cell office:value-type="string" calcext:value-type="string">
            <text:p>Whenever possible, we will try to compare COVID-19 with SARS and another CoV-caused disease, Middle East respiratory syndrome (MERS, an outbreak in 2012).</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 प्रकाशित केल्यापासून त्यांनी मोठ्या प्रमाणात लक्ष वेधून घेतले आहे.</text:p>
          </table:table-cell>
          <table:table-cell office:value-type="string" calcext:value-type="string">
            <text:p>"}, {"role": "assistant", "content": "</text:p>
          </table:table-cell>
          <table:table-cell office:value-type="string" calcext:value-type="string">
            <text:p>It has attracted a great attention since publish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षिता पेशीला विषाणूचे रायबोन्युक्लिक आम्ल तयार करण्यासाठी या विकराची आवष्यकता असते.</text:p>
          </table:table-cell>
          <table:table-cell office:value-type="string" calcext:value-type="string">
            <text:p>"}, {"role": "assistant", "content": "</text:p>
          </table:table-cell>
          <table:table-cell office:value-type="string" calcext:value-type="string">
            <text:p>This enzyme is essential to the host cell to reproduce the ribonucleic acid of the viru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कोविड-१९ हा तरूणांपेक्षा वृद्धांना आणि स्त्रियांपेक्षा पुरूषांना जास्त प्रभावित करतो, आणि तरूणांपेक्षा वृद्धांमध्ये तीव्रता आणि मृत्यूदरही जास्त आहे.</text:p>
          </table:table-cell>
          <table:table-cell office:value-type="string" calcext:value-type="string">
            <text:p>"}, {"role": "assistant", "content": "</text:p>
          </table:table-cell>
          <table:table-cell office:value-type="string" calcext:value-type="string">
            <text:p>COVID-19 affects more elderly individuals than youth and more men than women, and the severity and death rate are also higher in elderly individual than in youth.</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मात्र, जेव्हा रूग्ण गंभीर आजारी असतात तेव्हा SARS-CoV चा संसर्ग पसरतो असे समजले जाते, तर बहुतांश संसर्ग प्रारंभिक टप्पात होत नाही.</text:p>
          </table:table-cell>
          <table:table-cell office:value-type="string" calcext:value-type="string">
            <text:p>"}, {"role": "assistant", "content": "</text:p>
          </table:table-cell>
          <table:table-cell office:value-type="string" calcext:value-type="string">
            <text:p>However, the transmission of SARS-CoV was considered to occur when the patients are severely ill, while most transmission did not happen at the early phas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विषाणूरोधी औषधाचा उपयोग नवीन उद्दिष्टासाठी करण्याचा उपाय चीन च्या अनेक अभ्यासांतून समोर आला, ज्यामध्ये एप्रिल महिन्याच्या शेवटी आलेल्या अहवालामुळे रेमदिसविर वर अनेक देशांमध्ये करण्यात आलेल्या प्रावस्था III च्या 9 चाचण्यांच्या समावेश आहे</text:p>
          </table:table-cell>
          <table:table-cell office:value-type="string" calcext:value-type="string">
            <text:p>"}, {"role": "assistant", "content": "</text:p>
          </table:table-cell>
          <table:table-cell office:value-type="string" calcext:value-type="string">
            <text:p>Repurposed antiviral drugs make up most of the Chinese research, with 9 Phase III trials on remdesivir across several countries due to report by the end of April.</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जपानने वुहानला देणगी म्हणून एक दशलक्ष चेहऱ्याचे मुखवटे पाठवले, टर्कीने वैद्यकीय उपकरणे पाठविली , रशियाने वुहानला १३ टनाहून अधिक वैद्यकीय पुरवठ्याच्या वस्तू पाठवल्या, मलेशियानी चीनला १८ दशलक्ष वैद्यकीय हातमोजांची देणगी जाहीर केली,जर्मनीने धोकादायक गोष्टींपासून संरक्षण करायच्या कपड्यांसह १०००० बऱ्याच प्रकारच्या वैद्यकीय पुरवठ्याच्या वस्तू पोहोचवल्या , युनायटेड स्टेट्सनी १७.८ टन वैद्यकीय पुरवठ्याच्या वस्तू चीनला देणगीदाखल दिल्या आणि असे आश्वासन दिले की अजून १०० दशलक्ष $ आर्थिक मदतीच्या स्वरूपात परिणाम झालेल्या देशांना दिले जातील. चीनमधील केसेस स्थिर होत आहेत असे दिसल्यावर चीनने ह्या जागतिक साथीच्या रोगाने पछाडलेल्या विविध देशांना मदत पाठवायला सुरुवात केली आहे.</text:p>
          </table:table-cell>
          <table:table-cell office:value-type="string" calcext:value-type="string">
            <text:p>"}, {"role": "assistant", "content": "</text:p>
          </table:table-cell>
          <table:table-cell office:value-type="string" calcext:value-type="string">
            <text:p>Japan donated one million face masks to Wuhan, Turkey dispatched medical equipment, Russia sent more than 13 tonnes of medical supplies to Wuhan, Malaysia announced a donation of 18 million medical gloves to China, Germany delivered various medical supplies including 10,000 Hazmat suits, and the United States donated 17.8 tons of medical supplies to China and promised an additional $100 million in financial support to affected countries.After cases in China seemed to stabilize, the country has been sending aid to various nations hit by the pandemi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2 मार्च रोजी असोसिएटेड प्रेसने असे नोंदवले की बरीच लक्षणे असलेली लोकं आणि डॉक्टरांचे चाचणी करण्याच्या आदेशांना चाचणीसाठी काही तास ते काही दिवस लागत आहेत. अमेरिकेमध्ये पहिला मृत्यू वॉशिंग्टनमध्ये २९ फेब्रुवरीला नोंदवला गेल्यावर राज्यपाल जे इन्स्ले ह्यांनी राज्यात आणीबाणी जाहीर केली, एक अशी कृती जिचे लवकरच इतर राज्यांनी अनुकरण केले.</text:p>
          </table:table-cell>
          <table:table-cell office:value-type="string" calcext:value-type="string">
            <text:p>"}, {"role": "assistant", "content": "</text:p>
          </table:table-cell>
          <table:table-cell office:value-type="string" calcext:value-type="string">
            <text:p>On 22 March, the Associated Press reported: 'Many people who have symptoms and a doctor's order have waited hours or days for a test.'After the first death in the United States was reported in Washington state on 29 February, Governor Jay Inslee declared a state of emergency, an action that was soon followed by other stat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एचसीओव्ही-२२९ई ने संक्रमित रुग्णांमध्ये सर्दीची लक्षणे दिसून आली ज्यात डोकेदुखी, शिंका येणे, कणकण आणि घसा खवखवणे व सोबतच १०-२०% प्रकरणांत सोबत ताप आणि खोकलाही आढळून आला.</text:p>
          </table:table-cell>
          <table:table-cell office:value-type="string" calcext:value-type="string">
            <text:p>"}, {"role": "assistant", "content": "</text:p>
          </table:table-cell>
          <table:table-cell office:value-type="string" calcext:value-type="string">
            <text:p>Patients infected with HCoV-229E presented with common cold symptoms, including headache, sneezing, malaise and sore-throat, with fever and cough seen in 10~20% cas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NT News च्या गुरूवारच्या आवृत्तीमध्ये, डार्विन मध्ये दररोज छापला जाणाराने, कापला जावा आणि टॉयलेट पेपर म्हणून वापरला जावा म्हणून, आठ पानी इन्सर्ट सामील केला होता.</text:p>
          </table:table-cell>
          <table:table-cell office:value-type="string" calcext:value-type="string">
            <text:p>"}, {"role": "assistant", "content": "</text:p>
          </table:table-cell>
          <table:table-cell office:value-type="string" calcext:value-type="string">
            <text:p>The Thursday edition of NT News, a daily printed in Darwin, included an eight-page insert meant to be cut up and used as toilet pape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चा अर्थ असा की इटलीपेक्षा कमी किंवा अधिक संसाधने इतर देशांकडे आहेत (2010-11 मध्ये प्रति 1,00,000 लोकसंख्येसाठी 12.5 अतिदक्षता चिकित्सा आणि मध्यम चिकित्सा बिछाने).</text:p>
          </table:table-cell>
          <table:table-cell office:value-type="string" calcext:value-type="string">
            <text:p>"}, {"role": "assistant", "content": "</text:p>
          </table:table-cell>
          <table:table-cell office:value-type="string" calcext:value-type="string">
            <text:p>This means that countries may have more or less resources than Italy (12.5 intensive care and intermediate care beds per 100,000 population in 2010–11).</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कण एकावर एक असलेल्या पाच सर्जिकल मास्कमधूनही प्रवेश करू शकत असल्याने रूग्णांसोबत थेट संपर्क असणाऱ्या आरोग्यसेवा प्रदात्यांनी सर्जिकल मास्क न वापरता एन९५ (श्रृंखला # १८६०) घालणे आवश्यक आहे.</text:p>
          </table:table-cell>
          <table:table-cell office:value-type="string" calcext:value-type="string">
            <text:p>"}, {"role": "assistant", "content": "</text:p>
          </table:table-cell>
          <table:table-cell office:value-type="string" calcext:value-type="string">
            <text:p>Since particles can penetrate even five surgical masks stacked together, health-care providers in direct contact with patients must wear N95 (series # 1860s) masks but not surgical masks.</text:p>
          </table:table-cell>
          <table:table-cell office:value-type="string" calcext:value-type="string">
            <text:p>"}]}</text:p>
          </table:table-cell>
          <table:table-cell table:number-columns-repeated="2"/>
        </table:table-row>
        <table:table-row table:style-name="ro2">
          <table:table-cell office:value-type="string" calcext:value-type="string">
            <text:p>{"messages": [{"role": "system", "content": "Translate source to target."}, {"role": "user", "content": "</text:p>
          </table:table-cell>
          <table:table-cell office:value-type="string" calcext:value-type="string">
            <text:p>ते माझ्या छातीत आहे</text:p>
          </table:table-cell>
          <table:table-cell office:value-type="string" calcext:value-type="string">
            <text:p>"}, {"role": "assistant", "content": "</text:p>
          </table:table-cell>
          <table:table-cell office:value-type="string" calcext:value-type="string">
            <text:p>It is in my ches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र्वजनिक हालचालींवर अनेक शहरांमध्ये नियंत्रण आणण्यात आले आणि असा अंदाज आहे की सुमारे 760 दशलक्ष लोकांना (लोकसंख्येच्या निम्म्याहून अधिक) बाहेरील हालचालींच्या बंधनांना सामोरे जावे लागले. मार्चमध्ये जेव्हा उद्रेक जागतिक पातळीवर पोहोचला तेव्हा चिनी अधिकाऱ्यांनी विषाणू इतर देशातून चीनमध्ये येऊ नये ह्यासाठी कडक उपाय योजले.</text:p>
          </table:table-cell>
          <table:table-cell office:value-type="string" calcext:value-type="string">
            <text:p>"}, {"role": "assistant", "content": "</text:p>
          </table:table-cell>
          <table:table-cell office:value-type="string" calcext:value-type="string">
            <text:p>Control of public movement was applied in many cities, and it has been estimated that about 760 million people (more than half the population) faced some form of outdoor restriction.After the outbreak entered its global phase in March, Chinese authorities took strict measures to prevent the virus from 'importing' from other countri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थापि, कोरोनविषाणू आजार 2019 (COVID-19) हा एक नवीन आजार आहे. आमची जागरूकता आणि ज्ञान हे सध्या सुरू असलेल्या संशोधनाच्या शोधाच्या आणि चिकित्सालयीन प्रॅक्टिसच्या अनुभवाच्या आधारावर हळूहळू वाढत आहे, म्हणून, निदानाची आणि उपचाराची रणनिती ही देखील सातत्याने ते देखील अद्यतनित केले जाते.</text:p>
          </table:table-cell>
          <table:table-cell office:value-type="string" calcext:value-type="string">
            <text:p>"}, {"role": "assistant", "content": "</text:p>
          </table:table-cell>
          <table:table-cell office:value-type="string" calcext:value-type="string">
            <text:p>However, the coronavirus disease 2019 (COVID-19) is a new disease, our awareness and knowledge are gradually increasing based on the ongoing research findings and clinical practice experience; hence, the strategies of diagnosis and treatment are also continually updat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चीनच्या अनेक भागांमध्ये काम करण्याचे दूरस्थ उपाय योजले गेले.</text:p>
          </table:table-cell>
          <table:table-cell office:value-type="string" calcext:value-type="string">
            <text:p>"}, {"role": "assistant", "content": "</text:p>
          </table:table-cell>
          <table:table-cell office:value-type="string" calcext:value-type="string">
            <text:p>Remote working measures were instituted in several Chinese regio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इटलीचे अनुभव आणि इतर देशांतील वर्तमान स्वरूप असे दर्शविते की COVID-19 महामारी EU/EEA आणि UK मध्ये वेगाने पसरत आहे.</text:p>
          </table:table-cell>
          <table:table-cell office:value-type="string" calcext:value-type="string">
            <text:p>"}, {"role": "assistant", "content": "</text:p>
          </table:table-cell>
          <table:table-cell office:value-type="string" calcext:value-type="string">
            <text:p>The experience from Italy and the current trends in other countries show that the COVID-19 pandemic is progressing rapidly in the EU/EEA and the UK.</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र्स, मर्स आणि कोविड-१९ यांच्या क्रमाने, एक चांगल्या प्रकारची तयारी आणि प्रतिसाद योजना तयार असली पाहिजे.</text:p>
          </table:table-cell>
          <table:table-cell office:value-type="string" calcext:value-type="string">
            <text:p>"}, {"role": "assistant", "content": "</text:p>
          </table:table-cell>
          <table:table-cell office:value-type="string" calcext:value-type="string">
            <text:p>With the ordeals of SARS, MERS and COVID-19, a better preparedness and response plan should be in plac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रादेशिक मूळ ठिकाणावर आधारित वुहान आणि हुबैच्या अनेक नागरिकांनी भेदभाव झाल्याचे नमूद केले आहे.</text:p>
          </table:table-cell>
          <table:table-cell office:value-type="string" calcext:value-type="string">
            <text:p>"}, {"role": "assistant", "content": "</text:p>
          </table:table-cell>
          <table:table-cell office:value-type="string" calcext:value-type="string">
            <text:p>Many residents of Wuhan and Hubei have reported discrimination based on their regional origi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30 मार्च रोजी प्रसिद्ध झालेल्या एका सांख्यिकी विश्लेषणामध्ये असा अंदाज व्यक्त केला आहे की इटलीमधील संक्रमणांची संख्या नोंदवलेल्या प्रकरणांपेक्षा बऱ्यापैकी जास्त होती.</text:p>
          </table:table-cell>
          <table:table-cell office:value-type="string" calcext:value-type="string">
            <text:p>"}, {"role": "assistant", "content": "</text:p>
          </table:table-cell>
          <table:table-cell office:value-type="string" calcext:value-type="string">
            <text:p>A statistical analysis published 30 March estimated that numbers of infections in Italy were considerably greater than the reported cas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2 मार्च रोजी इटलीचे पंतप्रधान जिऊसेप्पे कॉन्ट ह्यांच्याबरोबर दूरध्वनीवर संभाषण झाल्यावर रशियाचे अध्यक्ष व्लादिमिर पुतीन ह्यांनी इटलीला सैन्यविषयक औषधसामग्री, निर्जंतुकीकरण करणारी विशेष वाहने आणि इतर वैद्यकीय सामग्री पाठवण्यासाठी रशियन सैन्याची योजना केली.</text:p>
          </table:table-cell>
          <table:table-cell office:value-type="string" calcext:value-type="string">
            <text:p>"}, {"role": "assistant", "content": "</text:p>
          </table:table-cell>
          <table:table-cell office:value-type="string" calcext:value-type="string">
            <text:p>On 22 March, after a phone call with Italian Prime Minister Giuseppe Conte, Russian president Vladimir Putin arranged the Russian army to send military medics, special disinfection vehicles, and other medical equipment to Ital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चिनी सरकारने 30 मार्च रोजी व्यवसाय आणि कारखाने पुन्हा चालू करण्यास प्रोत्साहन दिले आणि उद्योगांना आर्थिक मदत देऊ केली. राज्य समितीने देशभर 4 एप्रिल सकाळी 10 वाजता तीन मिनिटे शांतता पाळून शोकदिवस पाळून सुरुवात करण्याचे जाहीर केले. ह्याचदिवशी क्विंगमिंग सण असतो तरी केंद्रीय सरकारने कुटुंबाना त्यांची श्रद्धा ऑनलाईन व्यक्त करण्यास सांगितली जेणेकरून शारीरिक अंतरण साधले जाऊन COVID-19 चा पुन्हा उद्रेक होणार नाही.</text:p>
          </table:table-cell>
          <table:table-cell office:value-type="string" calcext:value-type="string">
            <text:p>"}, {"role": "assistant", "content": "</text:p>
          </table:table-cell>
          <table:table-cell office:value-type="string" calcext:value-type="string">
            <text:p>The Chinese government encouraged businesses and factories to re-open on 30 March, and provided monetary stimulus packages for firms.The State Council declared a day of mourning to begin with a national three-minute moment of silence on 10:00 4 April, coinciding with Qingming Festival, although the central government asked families to pay their respects online in observance of physical distancing as to avoid a renewed COVID-19 outbreak.</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खाजगी वाहनांच्या वापरावर शहरामध्ये बंदी घालण्यात आली होती.</text:p>
          </table:table-cell>
          <table:table-cell office:value-type="string" calcext:value-type="string">
            <text:p>"}, {"role": "assistant", "content": "</text:p>
          </table:table-cell>
          <table:table-cell office:value-type="string" calcext:value-type="string">
            <text:p>Private vehicle use was banned in the cit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जवळ-जवळ 200 देश आणि प्रदेशांत किमान एक तरी प्रकरण आढळले आहे.</text:p>
          </table:table-cell>
          <table:table-cell office:value-type="string" calcext:value-type="string">
            <text:p>"}, {"role": "assistant", "content": "</text:p>
          </table:table-cell>
          <table:table-cell office:value-type="string" calcext:value-type="string">
            <text:p>Around 200 countries and territories have had at least one cas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रोपियन सेन्टर फॉर डिसीज प्रिव्हेंशन अँड कंट्नेरोल असे सांगितले आहे की हा रोग किती सहजगत्या पसरतो हे संपूर्णपणे स्पष्ट नसले तरी एका व्यक्तीमुळे इतर दोन ते तीन व्यक्तींना संसर्ग होतो. विषाणू पृष्ठभागावर काही तास ते काही दिवस जिवंत राहतो.</text:p>
          </table:table-cell>
          <table:table-cell office:value-type="string" calcext:value-type="string">
            <text:p>"}, {"role": "assistant", "content": "</text:p>
          </table:table-cell>
          <table:table-cell office:value-type="string" calcext:value-type="string">
            <text:p>The European Centre for Disease Prevention and Control (ECDC) states that while it is not entirely clear how easily the disease spreads, one person generally infects two to three others.The virus survives for hours to days on surfac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अति-प्रसारकांशिवाय असा अंदाज आहे की प्रत्येक केस अंदाजे दोन दुय्यम केसेना कारणीभूत होऊ शकते, ज्यात ४ ते ७ दिवसांचा उबवन कालावधी असतो आणि विषाणूच्या प्रभावाचे शीर्ष आजाराच्या दहाव्या दिवशी दिसू शकते.</text:p>
          </table:table-cell>
          <table:table-cell office:value-type="string" calcext:value-type="string">
            <text:p>"}, {"role": "assistant", "content": "</text:p>
          </table:table-cell>
          <table:table-cell office:value-type="string" calcext:value-type="string">
            <text:p>Apart from the super-spreaders, it was estimated that each case could give rise to approximately two secondary cases, with an incubation period of 4 to 7 days and the peak of viral load appearing on the 10th day of illnes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हे घडून येण्यासाठी, अनुकूल उत्परिवर्तनाचा संचय होण्यास पुरेशा मर्यादेपर्यंत एचसीओव्हींची मानवांमध्ये प्रतिकृती बनू द्यावी जी पोशिंद्याच्या प्रतिबंधन घटकांना विफल करेल.</text:p>
          </table:table-cell>
          <table:table-cell office:value-type="string" calcext:value-type="string">
            <text:p>"}, {"role": "assistant", "content": "</text:p>
          </table:table-cell>
          <table:table-cell office:value-type="string" calcext:value-type="string">
            <text:p>For this to happen, HCoVs have to replicate in humans to sufficient extent to allow the accumulation of adaptive mutations that counteract host restriction factor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दाहक हानीची तीव्रता कमी करण्यास सार्सच्या उपचारांमध्ये इम्युनोसप्रेसंट्स म्हणून स्टेरॉईड्सचा व्यापकरित्या वापर केला जातो.</text:p>
          </table:table-cell>
          <table:table-cell office:value-type="string" calcext:value-type="string">
            <text:p>"}, {"role": "assistant", "content": "</text:p>
          </table:table-cell>
          <table:table-cell office:value-type="string" calcext:value-type="string">
            <text:p>Steroids, as immunosuppressants, were widely used in the treatment of SARS to reduce the severity of inflammatory damag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मध्ये अधोरेखित केले आहे की, 15 मार्च सकाळी 8 वाजता 3 आठवडे आधी किंवा त्यापेक्षा कमी कालावधीमध्ये इटलीतील प्रकरणांइतकी संख्या 15 इतर EU/EEA देश आणि UK मध्ये आधीच नोंदवण्यात आली होती.</text:p>
          </table:table-cell>
          <table:table-cell office:value-type="string" calcext:value-type="string">
            <text:p>"}, {"role": "assistant", "content": "</text:p>
          </table:table-cell>
          <table:table-cell office:value-type="string" calcext:value-type="string">
            <text:p>It highlights that, as at 15 March 8:00 a.m., 15 other EU/EEA countries and the UK had already reported a total number of cases comparable to that of Italy just 3 weeks prior or les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उद्रेकामुळे 2020 च्या उन्हाळ्यातील ऑलिंपिक्सच्या योजनांमध्ये व्यत्यय आला आहे, जे मूलत: जुलैच्या शेवटी सुरु होणार होते; आंतरराष्ट्रीय ऑलिंपिक समितीने 24 मार्चला घोषणा केली की 'कार्यक्रमांचे वेळापत्रक 2020 नंतर पुन्हा ठरवले जाईल, परंतु ते 2021 च्या उन्हाळ्याच्या आधी असेल'. जगभरातील कॅसिनो आणि गेमिंगची इतर ठिकाणे बंद झाली आहेत आणि पोकरचे प्रत्यक्ष सामने पुढे ढकलले आहेत किंवा रद्द झाले आहेत.</text:p>
          </table:table-cell>
          <table:table-cell office:value-type="string" calcext:value-type="string">
            <text:p>"}, {"role": "assistant", "content": "</text:p>
          </table:table-cell>
          <table:table-cell office:value-type="string" calcext:value-type="string">
            <text:p>The outbreak disrupted plans for the 2020 Summer Olympics, which were originally scheduled to start at the end of July; the International Olympic Committee announced on 24 March that the event will be 'rescheduled to a date beyond 2020 but not later than summer 2021'.Casinos and other gaming venues worldwide have closed and live poker tournaments have been either postponed or cancell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म्हाला धाप लागत आहे का?</text:p>
          </table:table-cell>
          <table:table-cell office:value-type="string" calcext:value-type="string">
            <text:p>"}, {"role": "assistant", "content": "</text:p>
          </table:table-cell>
          <table:table-cell office:value-type="string" calcext:value-type="string">
            <text:p>Are you having any shortness of breath?</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डायरिया (26%) आणि घसा खवखवणे (21%) सुद्धा MERS रूग्णांमध्ये आढळले होते.</text:p>
          </table:table-cell>
          <table:table-cell office:value-type="string" calcext:value-type="string">
            <text:p>"}, {"role": "assistant", "content": "</text:p>
          </table:table-cell>
          <table:table-cell office:value-type="string" calcext:value-type="string">
            <text:p>Diarrhea (26%) and sore throat (21%) were also observed with MERS patien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आरोग्य संस्थांनी लोकांना अशी शिफारस केली आहे की खोकताना किंवा शिंकताना त्यांचे तोंड आणि नाक दुमडलेल्या कोपराने किंवा टिश्यूने झाकावे आणि टिशूची लगेचच विल्हेवाट लावावी.</text:p>
          </table:table-cell>
          <table:table-cell office:value-type="string" calcext:value-type="string">
            <text:p>"}, {"role": "assistant", "content": "</text:p>
          </table:table-cell>
          <table:table-cell office:value-type="string" calcext:value-type="string">
            <text:p>Health organizations recommended that people cover their mouth and nose with a bent elbow or a tissue when coughing or sneezing, and disposing of any tissue immediatel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जवळ-जवळ 3,64,000 लोक बरे झाले आहेत.</text:p>
          </table:table-cell>
          <table:table-cell office:value-type="string" calcext:value-type="string">
            <text:p>"}, {"role": "assistant", "content": "</text:p>
          </table:table-cell>
          <table:table-cell office:value-type="string" calcext:value-type="string">
            <text:p>About 364,000 people have recover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कोरोना विषाणूमुळे न्युमोनिया (विषाणूजन्य न्युमोनिया किंवा दुय्यम जीवाणूजन्य न्युमोनिया) व ब्राँकायटीस (विषाणूजन्य ब्राँकायटीस किंवा दुय्यम जीवाणूजन्य ब्राँकायटीस) होण्याची शक्यता असते.</text:p>
          </table:table-cell>
          <table:table-cell office:value-type="string" calcext:value-type="string">
            <text:p>"}, {"role": "assistant", "content": "</text:p>
          </table:table-cell>
          <table:table-cell office:value-type="string" calcext:value-type="string">
            <text:p>Coronaviruses can cause pneumonia (either direct viral pneumonia or secondary bacterial pneumonia) and bronchitis (either direct viral bronchitis or secondary bacterial bronchiti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950 मध्ये ह्यूमन कोरोनाव्हायरस OC43 त्याच्या सध्याच्या जीनसंचामध्ये विलग होण्याची सुरुवात झाली होती.</text:p>
          </table:table-cell>
          <table:table-cell office:value-type="string" calcext:value-type="string">
            <text:p>"}, {"role": "assistant", "content": "</text:p>
          </table:table-cell>
          <table:table-cell office:value-type="string" calcext:value-type="string">
            <text:p>In the 1950s, the human coronavirus OC43 began to diverge into its present genotyp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एचसीओव्हींच्या प्राणी मूळांची चर्चा करण्यापूर्वी, एचसीओव्हीच्या उत्क्रांतीवादी, नैसर्गिक,आश्रयस्थान, मध्यस्थ आणि प्रवर्धक पोशिंदा यांच्या व्याख्या आणि वैशिष्ट्ये यांची चर्चा करणे आपल्यासाठी योग्य असेल.</text:p>
          </table:table-cell>
          <table:table-cell office:value-type="string" calcext:value-type="string">
            <text:p>"}, {"role": "assistant", "content": "</text:p>
          </table:table-cell>
          <table:table-cell office:value-type="string" calcext:value-type="string">
            <text:p>Before discussing the animal origins of HCoVs, it will serve us well to discuss the definitions and characteristics of evolutionary, natural, reservoir, intermediate and amplifying hosts of HCoV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मुखवटे कधी आणि कसे वापरावेत ह्याबद्दल WHO ने सूचना दिल्या आहेत.</text:p>
          </table:table-cell>
          <table:table-cell office:value-type="string" calcext:value-type="string">
            <text:p>"}, {"role": "assistant", "content": "</text:p>
          </table:table-cell>
          <table:table-cell office:value-type="string" calcext:value-type="string">
            <text:p>The WHO has issued instructions on when and how to use mask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जादा रुग्णांची व्यवस्था करण्यासाठी लायशेंशेन रुग्णालय हे आणखीन एक रुग्णालय बांधण्यात आले.</text:p>
          </table:table-cell>
          <table:table-cell office:value-type="string" calcext:value-type="string">
            <text:p>"}, {"role": "assistant", "content": "</text:p>
          </table:table-cell>
          <table:table-cell office:value-type="string" calcext:value-type="string">
            <text:p>Another hospital was built afterwards, Leishenshan Hospital, to handle additional patien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6 फेब्रुवारी 2020 ला, आमच्या संघाने 2019 नोव्हेल कोरोनाविषाणू (2019-nCoV) संसर्गाच्या निदानासाठी आणु उपचारासाठी द्रुत सल्ला मार्गदर्शकतत्वांना प्रकाशित केले आहे, आणि या मार्गदर्शन तत्वांनी आमच्या अऩुभवाला आणि जगभरातील साथरोगाच्या विरोधाच्या लढाईसाठी एक चांगला संदर्भ बनवले आहे.</text:p>
          </table:table-cell>
          <table:table-cell office:value-type="string" calcext:value-type="string">
            <text:p>"}, {"role": "assistant", "content": "</text:p>
          </table:table-cell>
          <table:table-cell office:value-type="string" calcext:value-type="string">
            <text:p>On 6 February 2020, our team had published a rapid advice guideline for diagnosis and treatment of 2019 novel coronavirus (2019-nCoV) infection, and this guideline provided our experience and make well reference for fighting against this pandemic worldwid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र्स-सीओव्ही-२ ची वैशिष्ट्ये ही सार्स-सीओव्ही/मर्स-सीओव्ही आणि समुदायापासून मिळणाऱ्या चार एचसीओव्ही दोन्हीमध्ये समान आहे.</text:p>
          </table:table-cell>
          <table:table-cell office:value-type="string" calcext:value-type="string">
            <text:p>"}, {"role": "assistant", "content": "</text:p>
          </table:table-cell>
          <table:table-cell office:value-type="string" calcext:value-type="string">
            <text:p>SARS-CoV-2 has features that are similar to both SARS-CoV/MERS-CoV and the four community-acquired HCoV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अशाप्रकारे त्यांच्या मार्गदर्शक सूचनांवरुन हे सुचवले जाते की COVID-19 संसर्गाची लागण झालेल्या कोणत्याही व्यक्तिला रुग्णालयातुन सोडण्यात आल्यानंतर किमान 10 दिवस रोगप्रतिबंधक कमी रेणू भार असलेले हिपॅरीन देण्यात यावे.</text:p>
          </table:table-cell>
          <table:table-cell office:value-type="string" calcext:value-type="string">
            <text:p>"}, {"role": "assistant", "content": "</text:p>
          </table:table-cell>
          <table:table-cell office:value-type="string" calcext:value-type="string">
            <text:p>Their guidelines thus advise that any pregnant person admitted to hospital with a COVID-19 infection should receive at least 10 days of prophylactic low-molecular-weight heparin after being discharged from the hospital.</text:p>
          </table:table-cell>
          <table:table-cell office:value-type="string" calcext:value-type="string">
            <text:p>"}]}</text:p>
          </table:table-cell>
          <table:table-cell table:number-columns-repeated="2"/>
        </table:table-row>
        <table:table-row table:style-name="ro2">
          <table:table-cell office:value-type="string" calcext:value-type="string">
            <text:p>{"messages": [{"role": "system", "content": "Translate source to target."}, {"role": "user", "content": "</text:p>
          </table:table-cell>
          <table:table-cell office:value-type="string" calcext:value-type="string">
            <text:p>मूळ आणि मध्यम होस्ट</text:p>
          </table:table-cell>
          <table:table-cell office:value-type="string" calcext:value-type="string">
            <text:p>"}, {"role": "assistant", "content": "</text:p>
          </table:table-cell>
          <table:table-cell office:value-type="string" calcext:value-type="string">
            <text:p>The origin and intermediate hos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आणि जे होत नाहीत त्यांच्यामध्ये लक्षणे दिसण्यापासून मृत्यू होण्यापर्यंतचा काळ हा 6 ते 41 दिवसांपर्यंत व बहुतांशी सामान्यपणे 14 दिवस असतो.</text:p>
          </table:table-cell>
          <table:table-cell office:value-type="string" calcext:value-type="string">
            <text:p>"}, {"role": "assistant", "content": "</text:p>
          </table:table-cell>
          <table:table-cell office:value-type="string" calcext:value-type="string">
            <text:p>For those who do not, the time from development of symptoms to death has been between 6 and 41 days, with the most common being 14 day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ष्टीकरण झालेल्या 6 COVID-19 मातांच्या नवजात बालकांच्या घशात किंवा सीरममध्ये सार्स-कोव्ह-19 चे कोणतेही संकेत मिळाले नाहीत परंतु नवजात बालकाच्या रक्त सीरममध्ये अँटीबॉडी सापडल्या, ज्यातील दोन नवजात बालकांमध्ये एलजीएम चा समावेश होता.</text:p>
          </table:table-cell>
          <table:table-cell office:value-type="string" calcext:value-type="string">
            <text:p>"}, {"role": "assistant", "content": "</text:p>
          </table:table-cell>
          <table:table-cell office:value-type="string" calcext:value-type="string">
            <text:p>A small study involving 6 confirmed COVID-19 mothers showed no indication of SARS-COV-19 in their newborns' throats or serum but antibodies were present in neonatal blood sera samples, including IgM in two of the infan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गंभीर प्रकरणांच्या रूग्णांमध्ये, रक्तामध्ये असलेला फायब्रीन डिग्रेडेशन उत्पादन डी-डायमरची पातळी वाढली होती आणि लिम्फोसाइट मोजणी वेगाने घटली होती.</text:p>
          </table:table-cell>
          <table:table-cell office:value-type="string" calcext:value-type="string">
            <text:p>"}, {"role": "assistant", "content": "</text:p>
          </table:table-cell>
          <table:table-cell office:value-type="string" calcext:value-type="string">
            <text:p>In patients with severe cases, the level of D-dimer, a fibrin degradation product present in the blood, was elevated, and lymphocyte count was progressively reduc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3 जानेवारीला केंद्रीय अधिकाऱ्यांच्या वुहानमध्ये वाहतुकीवर बंदी घालण्याच्या निर्णयाला प्रतिक्रिया म्हणून डब्लूएचओ प्रतिनिधी गॉडेन गेली ह्यांनी म्हटले की ही डब्लूएचओने केलेली शिफारस खचितच नव्हती आणि हे जिथे साथरोगचा प्रादुर्भाव सगळ्यात जास्त आहे तिथे साथ ताब्यात आणण्याच्या वाचनबद्धतेचं द्योतक होतं आणि ह्यास 'सार्वजनिक आरोग्य इतिहासामधली अभूतपूर्व घटना' असे म्हटले.३० जानेवारीला चीनमधील मानवाकडून मानवाला होणाऱ्या संक्रमणाची पुष्टी मिळाल्यानंतर आणि इतर देशात केसची संख्या वाढल्यानंतर , डब्लूएचओने ह्या उद्रेकास आंतरराष्ट्रीय चिंतेची सार्वजनिक आरोग्य आणीबाणी (पीएचइआयसी) म्हणून जाहीर केले, जी २००९ दरम्यानच्या स्वाईन फ्लू ह्या जागतिक साथरोगाच्या वेळेस पहिल्यांदा उपाययोजना लागू केल्यानंतरची सहावी पीएचइआयसी होती.</text:p>
          </table:table-cell>
          <table:table-cell office:value-type="string" calcext:value-type="string">
            <text:p>"}, {"role": "assistant", "content": "</text:p>
          </table:table-cell>
          <table:table-cell office:value-type="string" calcext:value-type="string">
            <text:p>On 23 January, in reaction to the central authorities' decision to implement a transportation ban in Wuhan, WHO representative Gauden Galea remarked that while it was 'certainly not a recommendation the WHO has made', it was also 'a very important indication of the commitment to contain the epidemic in the place where it is most concentrated' and called it 'unprecedented in public health history'.On 30 January, following confirmation of human-to-human transmission outside China and the increase in the number of cases in other countries, the WHO declared the outbreak a Public Health Emergency of International Concern (PHEIC), the sixth PHEIC since the measure was first invoked during the 2009 swine flu pandemi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 उपचार पद्धतींमध्ये अँटीव्हायरल औषधे, इम्युनोसप्रेसंट्स, स्टेरॉइड्स, बऱ्या झालेल्या रूग्णांचे प्लाज्मा, चीनी औषधी आणि मानसिक आधार यासहित वर्तमान आणि संभाव्य उपचारांचा समावेश आहे.</text:p>
          </table:table-cell>
          <table:table-cell office:value-type="string" calcext:value-type="string">
            <text:p>"}, {"role": "assistant", "content": "</text:p>
          </table:table-cell>
          <table:table-cell office:value-type="string" calcext:value-type="string">
            <text:p>These therapies include current and potential treatments with antiviral drugs, immunosuppressants, steroids, plasma from recovered patients, Chinese medicine, and psychological suppor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मेटाजिनोमिक क्रमाच्या आधारावर असलेल्या अलिकडच्या काळातील असंख्य संशोधनांनी असे सूचित केले आहे की संकटात असलेल्या लहान सस्तनधारी प्राण्यांचा समूह ज्याला पॅनगोलिन्स (मॅनिस जव्हानिका - खवले मांजर) म्हणून ओळखले जाते हेदेखील सार्स-सीओव्ही-२ शी संबंधित पूर्वज बीटा-सीव्हीओ चे आश्रय स्थान असू शकतात.</text:p>
          </table:table-cell>
          <table:table-cell office:value-type="string" calcext:value-type="string">
            <text:p>"}, {"role": "assistant", "content": "</text:p>
          </table:table-cell>
          <table:table-cell office:value-type="string" calcext:value-type="string">
            <text:p>Several recent studies based on metagenomic sequencing have suggested that a group of endangered small mammals known as pangolins (Manis javanica) could also harbour ancestral beta-CoVs related to SARS-CoV-2.</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 मध्य पूर्व आणि आफ्रिकेमध्ये विस्तृत प्रमाणात पसरलेले आहेत.</text:p>
          </table:table-cell>
          <table:table-cell office:value-type="string" calcext:value-type="string">
            <text:p>"}, {"role": "assistant", "content": "</text:p>
          </table:table-cell>
          <table:table-cell office:value-type="string" calcext:value-type="string">
            <text:p>They are widely distributed across the Middle East and Africa.</text:p>
          </table:table-cell>
          <table:table-cell office:value-type="string" calcext:value-type="string">
            <text:p>"}]}</text:p>
          </table:table-cell>
          <table:table-cell table:number-columns-repeated="2"/>
        </table:table-row>
        <table:table-row table:style-name="ro2">
          <table:table-cell office:value-type="string" calcext:value-type="string">
            <text:p>{"messages": [{"role": "system", "content": "Translate source to target."}, {"role": "user", "content": "</text:p>
          </table:table-cell>
          <table:table-cell office:value-type="string" calcext:value-type="string">
            <text:p>जर तुम्हाला सतत जास्त ताप येत असेल</text:p>
          </table:table-cell>
          <table:table-cell office:value-type="string" calcext:value-type="string">
            <text:p>"}, {"role": "assistant", "content": "</text:p>
          </table:table-cell>
          <table:table-cell office:value-type="string" calcext:value-type="string">
            <text:p>If you continue to have high fever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तप्रधान गिउसेप कॉन्ट म्हणाले,'उद्रेक झालेल्या भागात प्रवेश मिळणार नाही आणि बाहेरही जात येणार नाही.'</text:p>
          </table:table-cell>
          <table:table-cell office:value-type="string" calcext:value-type="string">
            <text:p>"}, {"role": "assistant", "content": "</text:p>
          </table:table-cell>
          <table:table-cell office:value-type="string" calcext:value-type="string">
            <text:p>Prime Minister Giuseppe Conte said, 'In the outbreak areas, entry and exit will not be provid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त्रोताने रशियावर आरोप केला की रशियाने 'भूराजकीय आणि मुत्सद्दी' अनुनयाची आक्षेपार्ह मोहिम चालवली आहे.</text:p>
          </table:table-cell>
          <table:table-cell office:value-type="string" calcext:value-type="string">
            <text:p>"}, {"role": "assistant", "content": "</text:p>
          </table:table-cell>
          <table:table-cell office:value-type="string" calcext:value-type="string">
            <text:p>The source accused Russia of embarking on a 'geopolitical and diplomatic' charm offensiv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शिवाय, पोशिंद्याला यशस्वीरीत्या बदलण्याची आवश्यकता आणि आजाराच्या तीव्रतेवर विषाणूच्या उत्क्रांतीचे परिणाम देखील ठळक करण्यात आले आहे.</text:p>
          </table:table-cell>
          <table:table-cell office:value-type="string" calcext:value-type="string">
            <text:p>"}, {"role": "assistant", "content": "</text:p>
          </table:table-cell>
          <table:table-cell office:value-type="string" calcext:value-type="string">
            <text:p>In addition, the requirements for successful host switches and the implications of virus evolution on disease severity are also highlight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Woolworths च्या प्रवक्त्याच्या नुसार मागील आठवड्य़ामध्ये विक्री मध्ये 'मोठी वाढ ' झाली.</text:p>
          </table:table-cell>
          <table:table-cell office:value-type="string" calcext:value-type="string">
            <text:p>"}, {"role": "assistant", "content": "</text:p>
          </table:table-cell>
          <table:table-cell office:value-type="string" calcext:value-type="string">
            <text:p>Sales went up in a 'sharp increase' last week, according to a Woolworths spokespers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वेगवेगळ्या पाथवेज द्वारे विषाणू ज्वलनशील घटकांच्या अभिव्यक्तीला, डेंड्रीटीक पेशींच्या परिपक्वतेला आणि प्रकार I इंटरफेरंस (आयएनएन) ला प्रवृत्त करतो, ज्यामुळे विषाणूचा प्रसार मर्यादित होतो आणि व्हायरल एंटीजेनचे मॅक्रोफेज फॅगोसायटोसिसचा वेग वाढतो.</text:p>
          </table:table-cell>
          <table:table-cell office:value-type="string" calcext:value-type="string">
            <text:p>"}, {"role": "assistant", "content": "</text:p>
          </table:table-cell>
          <table:table-cell office:value-type="string" calcext:value-type="string">
            <text:p>Through different pathways, the virus induces the expression of inflammatory factors, maturation of dendritic cells, and synthesis of type I interferons (IFNs) which limit the spreading of the virus and accelerate macrophage phagocytosis of viral antige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र्स-सीओव्ही सहाय्यक प्रथिनांमध्ये, ओआरएफ8 हे मानवामध्ये स्वीकारले जाण्यास महत्त्वाचे म्हणून समजले जाते, कारण सार्स-सीओव्ही-संबंधित वटवाघळ विषाणू हे विलग केलेले असताना मात्र अपसारी ओआरएफ8 प्रथिनांना एनकोड करताना आढळतात.</text:p>
          </table:table-cell>
          <table:table-cell office:value-type="string" calcext:value-type="string">
            <text:p>"}, {"role": "assistant", "content": "</text:p>
          </table:table-cell>
          <table:table-cell office:value-type="string" calcext:value-type="string">
            <text:p>Among SARS-CoV accessory proteins, ORF8 has been thought to be important in adaptation to humans, as SARS-CoV-related bat viruses were isolated but found to encode divergent ORF8 protei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रांतीय पातळीवरचे कम्युनिस्ट पार्टी ऑफ चायनाच्या (सीपीसी) अनेक प्रशासकांना त्यांच्या मध्य चीनमध्ये विलगीकरणाचे प्रयत्न हाताळण्याबद्दल काढून टाकण्यात आले जे प्रस्थापित राजकीय पक्षाच्या त्याभागातील उद्रेकाच्या प्रतिसादाच्या विरुद्धच्या असंतोषाचे चिन्ह होते.</text:p>
          </table:table-cell>
          <table:table-cell office:value-type="string" calcext:value-type="string">
            <text:p>"}, {"role": "assistant", "content": "</text:p>
          </table:table-cell>
          <table:table-cell office:value-type="string" calcext:value-type="string">
            <text:p>A number of provincial-level administrators of the Communist Party of China (CPC) were dismissed over their handling of the quarantine efforts in Central China, a sign of discontent with the political establishment's response to the outbreak in those regio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एस च्या शिफारसींनुसार संक्रमण-आधारित दक्षता जोपर्यंत बंद आहेत तोपर्यंत नवजात बालकास मातेपासून वेगळे ठेवण्याचा सल्ला देण्यात आला असून, जेथे असे करणे शक्य नसेल तेथे नवजात बालकास मातेपासून 2 मीटर अंतरावर ठेवण्याची शिफारस करण्यात आलेली आहे.</text:p>
          </table:table-cell>
          <table:table-cell office:value-type="string" calcext:value-type="string">
            <text:p>"}, {"role": "assistant", "content": "</text:p>
          </table:table-cell>
          <table:table-cell office:value-type="string" calcext:value-type="string">
            <text:p>In the US there is also the recommendation that newborns and mothers should be temporarily separated until transmission-based precautions are discontinued, and that where this is not possible the newborn should be kept 2 metres away from the mothe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फेब्रुवारीमधील अहवालात (जेंव्हा बहुतांश केसेस अजूनही चीन पुरत्याच मर्यादित होत्या) चीनी लोक व्हायरसचा प्रादुर्भाव होण्यास लायक आहेत किंवा न्याय्य बदला असे प्रतिपादित करण्यात आलेली बाब त्यांना प्राप्त होत आहे अशा प्रकारच्या वांशिक भावना व्यक्त करणाऱ्या नोंदी जगभरातील विविध समूहांमध्ये करण्यात आल्या आहेत.</text:p>
          </table:table-cell>
          <table:table-cell office:value-type="string" calcext:value-type="string">
            <text:p>"}, {"role": "assistant", "content": "</text:p>
          </table:table-cell>
          <table:table-cell office:value-type="string" calcext:value-type="string">
            <text:p>Reports from February (when the majority of the cases had still been confined to China) have documented racist sentiments expressed in various groups worldwide of Chinese people deserving the virus or receiving what has been claimed as justified retribu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 अर्थाने, सार्स-सीओव्ही-२ चा उद्रेक जेवढा अधिक काळ चालेल आणि तो जितक्या जास्त लोकांना संसर्गित करेल, तेवढा तो मानवांशी पूर्णपणे अनुकूल होण्याची शक्यता आहे.</text:p>
          </table:table-cell>
          <table:table-cell office:value-type="string" calcext:value-type="string">
            <text:p>"}, {"role": "assistant", "content": "</text:p>
          </table:table-cell>
          <table:table-cell office:value-type="string" calcext:value-type="string">
            <text:p>In this sense, the longer the SARS-CoV-2 outbreak persists and the more people that it infects, the greater chance that it will fully adapt to huma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ही परिवर्तनशीलता नोंदवले गेलेल्या मृत्युदराच्या केसवर लक्षणीयरित्या परिणाम करत असण्याचीही शक्यता आहे, जो काही देशांमध्ये मोठ्या प्रमाणावर अवास्तव असण्याचीही शक्यता आहे.</text:p>
          </table:table-cell>
          <table:table-cell office:value-type="string" calcext:value-type="string">
            <text:p>"}, {"role": "assistant", "content": "</text:p>
          </table:table-cell>
          <table:table-cell office:value-type="string" calcext:value-type="string">
            <text:p>This variability is also likely to be significantly affecting reported case fatality rates, which are likely to be significantly over-estimated in some countri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 तुलनेत, नोव्हेंबर २००२ पर्यंत सार्सचा मृत्यूदर ८,०९६ पुष्टी झालेल्या प्रकरणांपैकी १०% होता.</text:p>
          </table:table-cell>
          <table:table-cell office:value-type="string" calcext:value-type="string">
            <text:p>"}, {"role": "assistant", "content": "</text:p>
          </table:table-cell>
          <table:table-cell office:value-type="string" calcext:value-type="string">
            <text:p>Comparably, the mortality of SARS by November 2002 was 10% of 8,096 confirmed cas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चीनचे जवळ जवळ ३०० दशलक्ष ग्रामीण स्थलांतरित कामगार अंतर्गत प्रांतांमध्ये घरी अडकले आहेत किंवा हुबेई प्रांतामध्ये अडकले आहेत. मार्च २०२० मध्ये १० दशलक्षहून जास्त अमेरिकन लोकांच्या नोकऱ्या गेल्या आणि त्यांनी सरकारच्या मदतीसाठी अर्ज केला.</text:p>
          </table:table-cell>
          <table:table-cell office:value-type="string" calcext:value-type="string">
            <text:p>"}, {"role": "assistant", "content": "</text:p>
          </table:table-cell>
          <table:table-cell office:value-type="string" calcext:value-type="string">
            <text:p>Many of China's nearly 300 million rural migrant workers have been stranded at home in inland provinces or trapped in Hubei province.In March 2020, more than 10 million Americans lost their jobs and applied for government ai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मर्सची चिकित्सा चिन्हे सार्ससारखीच आहेत, जी प्रगतीशील तीव्र न्यूमोनियाद्वारे दिसून येतात.</text:p>
          </table:table-cell>
          <table:table-cell office:value-type="string" calcext:value-type="string">
            <text:p>"}, {"role": "assistant", "content": "</text:p>
          </table:table-cell>
          <table:table-cell office:value-type="string" calcext:value-type="string">
            <text:p>Clinical manifestations of MERS resemble those of SARS, characterized by progressive acute pneumonia.</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रसारास प्रतिबंध करणे हे उद्रेकाच्या सुरवातीच्या टप्प्यात केले जाते आणि त्याचा उद्देश ज्यांना संसर्ग झाला आहे अशांचा मागोवा घेणे, त्यांचे विलगीकरण करणे, त्याचप्रमाणे संसर्ग नियंत्रित करणाऱ्या उपाय योजना करणे आणि इतर लोकसंख्येमध्ये रोगप्रसार होऊ नये म्हणून लसीकरण करणे हा आहे.</text:p>
          </table:table-cell>
          <table:table-cell office:value-type="string" calcext:value-type="string">
            <text:p>"}, {"role": "assistant", "content": "</text:p>
          </table:table-cell>
          <table:table-cell office:value-type="string" calcext:value-type="string">
            <text:p>Containment is undertaken in the early stages of the outbreak and aims to trace and isolate those infected as well as introduce other measures of infection control and vaccinations to stop the disease from spreading to the rest of the popula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हाँगकाँगने अशी योजना आखली आहे कि, ज्यामध्ये संशयित रोगी घरी राहू शकतात, 'आपत्कालीन विभाग रोग्याला नमुना ट्युब देईल', ते त्यात थुंकतात, ती परत पाठवतात आणि काही काळात त्यांना चाचणीचा निकाल मिळतो. ब्रिटिश NHS ने असे जाहिर केले आहे की ते संशयित व्यक्तींची घरी चाचणी घेण्यासाठीच्या योजनेचा आरंभिक अभ्यास करत आहेत, ज्याद्वारे त्यांनी हॉस्पीटलमध्ये आल्यास रोग्यामुळे इतरांना संसर्ग होण्याचा धोका नाहीसा केला किंवा एखादी अँम्ब्युलन्स वापरली गेल्यास तीची निर्जंतुक करण्याची आवश्यकता उरत नाही. संशयित व्यक्तिंसाठी COVID-19 च्या ड्राईव्ह थ्रू चाचणीमध्ये आरोग्य सेवेतील तज्ञ योग्य ती खबरदारी घेऊन त्याचा नमुना घेतो.</text:p>
          </table:table-cell>
          <table:table-cell office:value-type="string" calcext:value-type="string">
            <text:p>"}, {"role": "assistant", "content": "</text:p>
          </table:table-cell>
          <table:table-cell office:value-type="string" calcext:value-type="string">
            <text:p>Hong Kong has set up a scheme where suspected patients can stay home, 'emergency department will give a specimen tube to the patient', they spit into it, send it back and get a test result a while after.The British NHS has announced that it is piloting a scheme to test suspected cases at home, which removes the risk of a patient infecting others if they come to a hospital or having to disinfect an ambulance if one is used.In drive-through testing for COVID-19 for suspected cases, a healthcare professional takes sample using appropriate precautio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उदाहरणार्थ, शू फेंग जी डू कॅप्सुल्स आणि लियान हुआ किंग वेन कॅप्सूल COVID-19 रूग्णांसाठी प्रभावी असल्याचे आढळले आहे.</text:p>
          </table:table-cell>
          <table:table-cell office:value-type="string" calcext:value-type="string">
            <text:p>"}, {"role": "assistant", "content": "</text:p>
          </table:table-cell>
          <table:table-cell office:value-type="string" calcext:value-type="string">
            <text:p>For example, Shu Feng Jie Du capsules and Lian Hua Qing Wen capsules were found to be effective for COVID-19 treatmen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डिसेबंर 2019 मध्ये 2019 नोवेल कोरोना विषाणू (2019 -nCoV) मुळे उद्रेक झाला, ज्याला अधिकृतरितीने कोरोनाविषाणी आजार 2019 (COVID-19) असे नाव देण्यात आले आहे आणि विषाणूला सिव्हीअर अॅक्युट सिन्ड्रोम कोरोनाव्हायरस 2 (SARS-CoV-2) असे नाव देण्यात आले.</text:p>
          </table:table-cell>
          <table:table-cell office:value-type="string" calcext:value-type="string">
            <text:p>"}, {"role": "assistant", "content": "</text:p>
          </table:table-cell>
          <table:table-cell office:value-type="string" calcext:value-type="string">
            <text:p>In December 2019, the 2019 novel coronavirus (2019-nCoV) has caused an outbreak, which is now officially named as the coronavirus disease 2019 (COVID-19) and the virus has been named severe acute respiratory syndrome coronavirus 2 (SARS-CoV-2).</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रस्सेल झिम्मेरमॅन यांनी असे सांगितले की अऩ्य उत्पादनाची देखील मोठ्या प्रमाणात मागणी आहे ज्यामध्ये मास्क, सॅन्टिटाझर, सुक्या वस्तू, हॅण्डवॉश आणि पीठ यांचा समावेश आहे.</text:p>
          </table:table-cell>
          <table:table-cell office:value-type="string" calcext:value-type="string">
            <text:p>"}, {"role": "assistant", "content": "</text:p>
          </table:table-cell>
          <table:table-cell office:value-type="string" calcext:value-type="string">
            <text:p>Russell Zimmerman added that other products are also in high demand, including masks, sanitiser, dried goods, handwash and flour.</text:p>
          </table:table-cell>
          <table:table-cell office:value-type="string" calcext:value-type="string">
            <text:p>"}]}</text:p>
          </table:table-cell>
          <table:table-cell table:number-columns-repeated="2"/>
        </table:table-row>
        <table:table-row table:style-name="ro2">
          <table:table-cell office:value-type="string" calcext:value-type="string">
            <text:p>{"messages": [{"role": "system", "content": "Translate source to target."}, {"role": "user", "content": "</text:p>
          </table:table-cell>
          <table:table-cell office:value-type="string" calcext:value-type="string">
            <text:p>मला कधीकधी छातीत दुखते</text:p>
          </table:table-cell>
          <table:table-cell office:value-type="string" calcext:value-type="string">
            <text:p>"}, {"role": "assistant", "content": "</text:p>
          </table:table-cell>
          <table:table-cell office:value-type="string" calcext:value-type="string">
            <text:p>Occasionally I have some chest pai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ना चार जीन्समध्ये विभाजित करता येते, म्हणजेच अल्फा, बीटा, गॅमा आणि डेल्टा, ज्यापैकी अल्फा- आणि बीटा CoV हे मानवांना प्रभावित करतात असे ज्ञात आहे.</text:p>
          </table:table-cell>
          <table:table-cell office:value-type="string" calcext:value-type="string">
            <text:p>"}, {"role": "assistant", "content": "</text:p>
          </table:table-cell>
          <table:table-cell office:value-type="string" calcext:value-type="string">
            <text:p>They can be divided into four genera, i.e., alpha, beta, gamma, and delta, of which alpha- and beta-CoVs are known to infect huma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मुळे बऱ्या झालेल्या रूग्णांमधून B पेशींना वेगळे करणे आणि प्रभावी प्रतिपिंडांना एनकोड करणाऱ्या आनुवांशिक कोड्सची ओळख पटवणे किंवा व्हायरसच्या आवश्यक प्रोटीन्सविरूद्ध प्रभावी प्रतिपिंडांची तपासणी करणे महत्वाचे आणि व्यावहारिक आहे.</text:p>
          </table:table-cell>
          <table:table-cell office:value-type="string" calcext:value-type="string">
            <text:p>"}, {"role": "assistant", "content": "</text:p>
          </table:table-cell>
          <table:table-cell office:value-type="string" calcext:value-type="string">
            <text:p>Thus, it is more critical and practical to isolate B cells from recovered patients and identify the genetic codes encoding effective antibodies or screen for effective antibodies against essential proteins of the viru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एस. मध्ये सेलॅक्सनी विकसित केलेल्या एका रक्तासंबंधीच्या चाचणीला केवळ प्रमाणित प्रयोगशाळांकडून निकडीच्या वापरासाठी मंजुरी देण्यात आली आहे.</text:p>
          </table:table-cell>
          <table:table-cell office:value-type="string" calcext:value-type="string">
            <text:p>"}, {"role": "assistant", "content": "</text:p>
          </table:table-cell>
          <table:table-cell office:value-type="string" calcext:value-type="string">
            <text:p>In the US a serological test developed by Cellex has been approved for emergency use by certified laboratories onl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असेही सुचवण्यात येत आहे की युएसनी इराणवर घातलेल्या बंधनांचा त्या देशाच्या विषाणूच्या उद्रेकाला तोंड देण्याच्या आर्थिक क्षमतेवर परिणाम होत असावा.</text:p>
          </table:table-cell>
          <table:table-cell office:value-type="string" calcext:value-type="string">
            <text:p>"}, {"role": "assistant", "content": "</text:p>
          </table:table-cell>
          <table:table-cell office:value-type="string" calcext:value-type="string">
            <text:p>It is also suggested that U.S. sanctions on Iran may be affecting the country's financial ability to respond to the viral outbreak.</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उलट, सार्स-सीओव्ही, मर्स-सीओव्ही आणि नवीनच ओळखण्यात आलेला सार्स-सीओव्ही-२ हे अत्यंत रोगजनक आहेत, जे तुलनेने जास्त रुग्णांमध्ये खालच्या श्वसननलिकेेचा तीव्र संसर्ग उत्पन्न करतात ज्यांना तीव्र श्वसन क्लेश संलक्षण (एआरडीएस) आणि एक्स्ट्रापल्मोनरी मॅनिफेस्टेशनचा जास्त धोका असतो.</text:p>
          </table:table-cell>
          <table:table-cell office:value-type="string" calcext:value-type="string">
            <text:p>"}, {"role": "assistant", "content": "</text:p>
          </table:table-cell>
          <table:table-cell office:value-type="string" calcext:value-type="string">
            <text:p>In contrast, SARS-CoV, MERS-CoV and the newly-identified SARS-CoV-2 are highly pathogenic, causing severe lower respiratory tract infection in relatively more patients with a higher chance to develop acute respiratory distress syndrome (ARDS) and extrapulmonary manifestatio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आतापर्यंत, कोणताही जिवंत मर्स-सीओव्ही हा जंगली वटवाघळामध्ये आढळलेला नाही.</text:p>
          </table:table-cell>
          <table:table-cell office:value-type="string" calcext:value-type="string">
            <text:p>"}, {"role": "assistant", "content": "</text:p>
          </table:table-cell>
          <table:table-cell office:value-type="string" calcext:value-type="string">
            <text:p>Up to now, no live MERS-CoV can be found in wild ba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फेब्रुवारीत सीएनएनमध्ये प्रसिद्ध केलेल्या टिप्पण्यांमध्ये ते म्हणतात, 'इन्फ्लुएंझाशिवाय श्वसनाशी निगडित इतर कोणत्याही विषाणूचा उद्भवापासून ते जागतिक प्रसार होण्यापर्यंत मागोवा घेतला गेलेला नाही.'</text:p>
          </table:table-cell>
          <table:table-cell office:value-type="string" calcext:value-type="string">
            <text:p>"}, {"role": "assistant", "content": "</text:p>
          </table:table-cell>
          <table:table-cell office:value-type="string" calcext:value-type="string">
            <text:p>He said, in remarks published by CNN in February, 'other than influenza, no other respiratory virus has been tracked from emergence to continuous global sprea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रवासावर घातलेल्या बंधनांना प्रतिसाद देताना टेड्रोस म्हणाले की 'आंतरराष्ट्रीय प्रवास आणि व्यापार ह्यात हस्तक्षेप करणारे अनावश्यक उपाय करण्याची काही गरज नाही' आणि 'डब्लूएचओ व्यापार आणि हालचालींवर बंधने आणण्याची शिफारस करत नाही.'</text:p>
          </table:table-cell>
          <table:table-cell office:value-type="string" calcext:value-type="string">
            <text:p>"}, {"role": "assistant", "content": "</text:p>
          </table:table-cell>
          <table:table-cell office:value-type="string" calcext:value-type="string">
            <text:p>In response to the implementations of travel restrictions, Tedros stated that 'there is no reason for measures that unnecessarily interfere with international travel and trade' and that the 'WHO doesn't recommend limiting trade and movemen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हे हटविले गेल्यामुळे ओआरएफ8 हे ओआरएफ८a आणि ओआरएप8बी मध्ये विभागते आणि ते स्विकारार्ह उत्परिवर्तन समजले जाते, जे पोषकांच्या स्थलांतर होण्याला प्रोत्साहन देते.</text:p>
          </table:table-cell>
          <table:table-cell office:value-type="string" calcext:value-type="string">
            <text:p>"}, {"role": "assistant", "content": "</text:p>
          </table:table-cell>
          <table:table-cell office:value-type="string" calcext:value-type="string">
            <text:p>This deletion splits ORF8 into ORF8a and ORF8b and is thought to be an adaptive mutation that promotes the switch of hos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र्स-सीओव्ही-२ हे रायनोलोफसशी संबंधित वटवाघळांपासून विलग केलेल्या बॅट सीओव्ही आरएटीजी १३ सह ९६.२% न्यूक्लोटाइड समजातीयता सामाईक करते.</text:p>
          </table:table-cell>
          <table:table-cell office:value-type="string" calcext:value-type="string">
            <text:p>"}, {"role": "assistant", "content": "</text:p>
          </table:table-cell>
          <table:table-cell office:value-type="string" calcext:value-type="string">
            <text:p>SARS-CoV-2 shares 96.2% nucleotide homology with a bat CoV RaTG13 isolated from Rhinolophus affinis ba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रिणाम म्हणून एक यूएन संकट व्यवस्थापन गट सक्रिय करण्यात आला आणि त्यास संपूर्ण युनायटेड नेशन्सच्या प्रतिसादाचा समन्वय करण्याची परवानगी देण्यात आली, ज्याबद्दल WHO असे म्हणते की त्यामुळे त्यांना आरोग्यविषयक प्रतिसादावर लक्ष केंद्रित करता येईल व इतर एजन्सीजना त्यांचे नैपुण्य जास्त विस्तृत अशा सामाजिक, आर्थिक आणि विकासावर झालेले परिणाम सहन करण्यासाठी वापरता येईल.</text:p>
          </table:table-cell>
          <table:table-cell office:value-type="string" calcext:value-type="string">
            <text:p>"}, {"role": "assistant", "content": "</text:p>
          </table:table-cell>
          <table:table-cell office:value-type="string" calcext:value-type="string">
            <text:p>A UN Crisis Management Team was activated as a result, allowing coordination of the entire United Nations response, which the WHO states will allow them to 'focus on the health response while the other agencies can bring their expertise to bear on the wider social, economic and developmental implications of the outbreak'.</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हे सर्व चारही सामुदायिकरित्या मिळालेले एचसीओव्ही मानवांत व्यवस्थितपणे स्वीकारले आहेत आणि ते अत्यंत रोगजनक आजारांमध्ये बदलण्याची शक्यता कमी आहे, तरी सुद्धा अज्ञात कारणांनी एचसीओव्ही-एनएल६३ च्या अधिक विषाणूजन्य उपप्रकारांमध्ये जसे घडले त्याप्रमाणे अपघातही होऊ शकतात, ज्यांची अगदी अलीकडे चीनमध्ये खालच्या श्वसननलिकेचा तीव्र संसर्गाला कारणीभूत झाल्याची नोंद झाली आहे.</text:p>
          </table:table-cell>
          <table:table-cell office:value-type="string" calcext:value-type="string">
            <text:p>"}, {"role": "assistant", "content": "</text:p>
          </table:table-cell>
          <table:table-cell office:value-type="string" calcext:value-type="string">
            <text:p>All these four community-acquired HCoVs have been well adapted to humans and are generally less likely to mutate to cause highly pathogenic diseases, though accidents did occur for unknown reasons as in the rare case of a more virulent subtype of HCoV-NL63, which has recently been reported to cause severe lower respiratory tract infection in China.</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एक ऑनलाइन संक्षिप्त माहिती देताना, IEDCR चे संचालक,डॉ, मीरजादे सबरिना फ्लोरा, म्हणाले की मृत्यु पडलेल्या मध्ये चार पुरूष आणि एक स्त्रीचा समावेश आहे.</text:p>
          </table:table-cell>
          <table:table-cell office:value-type="string" calcext:value-type="string">
            <text:p>"}, {"role": "assistant", "content": "</text:p>
          </table:table-cell>
          <table:table-cell office:value-type="string" calcext:value-type="string">
            <text:p>In an online news briefing, the director of IEDCR, Dr Meerjady Sabrina Flora, said the fatalities included four males and one femal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मर्स-सीओव्ही आणि त्याच्याशी जवळचा संबंध असणारे बॅट सीओव्ही-एचकेयु२५ यांच्यामध्ये फक्त ८७% न्युक्लोटाइड क्रम समजातीयता आढळते.</text:p>
          </table:table-cell>
          <table:table-cell office:value-type="string" calcext:value-type="string">
            <text:p>"}, {"role": "assistant", "content": "</text:p>
          </table:table-cell>
          <table:table-cell office:value-type="string" calcext:value-type="string">
            <text:p>MERS-CoV and its closest relative bat CoV-HKU25 share only 87% nucleotide sequence homolog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रोसर्व्हेलन्स 2020, Spiteri et al च्या 5 मार्चच्या प्रकाशनात WHO च्या व्याख्येनुसार युरोपातील COVID-19 च्या पहिल्या प्रकरणाची सूचना देण्यात आली.</text:p>
          </table:table-cell>
          <table:table-cell office:value-type="string" calcext:value-type="string">
            <text:p>"}, {"role": "assistant", "content": "</text:p>
          </table:table-cell>
          <table:table-cell office:value-type="string" calcext:value-type="string">
            <text:p>In the 5 March issue of Eurosurveillance 2020, Spiteri et al. reported on the first European confirmed COVID-19 cases according to the WHO case defini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मान्यपणे, जेव्हा हे एचसीओव्ही कार्यक्षमतेने संक्रमित होण्याची आणि मानवांमध्ये सतत तग धरून राहण्याची क्षमता मिळवतात तेव्हा ते सुद्धा कमी विषाक्त किंवा रोगजनक बनतात.</text:p>
          </table:table-cell>
          <table:table-cell office:value-type="string" calcext:value-type="string">
            <text:p>"}, {"role": "assistant", "content": "</text:p>
          </table:table-cell>
          <table:table-cell office:value-type="string" calcext:value-type="string">
            <text:p>Generally, when these HCoVs acquire the abilities to transmit efficiently and to maintain themselves continuously within humans, they also become less virulent or pathogeni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यालोडॅक्रीऍडेनिटीस व्हायरस (SDAV) हा प्रयोगशाळेतील उंदरांचा अत्यंत संसर्गजन्य विषाणू आहे, ज्याचे संक्रमण थेट संपर्कातून किंवा एरोसोल च्या माध्यमातून होते.</text:p>
          </table:table-cell>
          <table:table-cell office:value-type="string" calcext:value-type="string">
            <text:p>"}, {"role": "assistant", "content": "</text:p>
          </table:table-cell>
          <table:table-cell office:value-type="string" calcext:value-type="string">
            <text:p>Sialodacryoadenitis virus (SDAV) is highly infectious coronavirus of laboratory rats, which can be transmitted between individuals by direct contact and indirectly by aerosol.</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यटोकीन स्टॉर्म्सच्या उपचारांमध्ये इम्युनोसप्रेशन महत्वाचे आहे, विशेषत: गंभीर रूग्णांसाठी.</text:p>
          </table:table-cell>
          <table:table-cell office:value-type="string" calcext:value-type="string">
            <text:p>"}, {"role": "assistant", "content": "</text:p>
          </table:table-cell>
          <table:table-cell office:value-type="string" calcext:value-type="string">
            <text:p>Immunosuppression is essential in the treatment of cytokine storms, especially in severe patien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चीनमध्ये एक मोठ्या अभ्यासात छातीच्या CT निकालांची PCR शी तुलना केली गेली आणि असे दाखवून देण्यात आले की संसर्ग शोधण्यासाठी प्रतिमाकरण जरी कमी अचूक असले तरी ते वेगवान आणि जास्त संवेदनशील आहे आणि असे सूचित केलं की या साथीचा रोग पसरलेल्या भागात ते तपासणीचे साधन म्हणून वापरण्याचा विचार करावा.</text:p>
          </table:table-cell>
          <table:table-cell office:value-type="string" calcext:value-type="string">
            <text:p>"}, {"role": "assistant", "content": "</text:p>
          </table:table-cell>
          <table:table-cell office:value-type="string" calcext:value-type="string">
            <text:p>A large study in China compared chest CT results to PCR and demonstrated that though imaging is less specific for the infection, it is faster and more sensitive, suggesting its consideration as a screening tool in epidemic area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मात्र COVID-19 ची तीव्रता व मृत्यूदर SARS पेक्षा कमी आहे मात्र संक्रमणक्षमता जास्त आहे आणि तरूणांपेक्षा वृद्धांना आणि स्त्रियांपेक्षा पुरूषांना अधिक प्रमाणात होत आहे.</text:p>
          </table:table-cell>
          <table:table-cell office:value-type="string" calcext:value-type="string">
            <text:p>"}, {"role": "assistant", "content": "</text:p>
          </table:table-cell>
          <table:table-cell office:value-type="string" calcext:value-type="string">
            <text:p>However, COVID-19 has lower severity and mortality than SARS but is much more transmissive and affects more elderly individuals than youth and more men than wome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इतर देशांमध्ये मुखवट्यांसंबंधी वाद झाल्याचेही नोंदवले गेले आहे , उदाहरणार्थ जर्मनी, ऑस्टिया आणि स्वित्झर्लंड ; आणि झेक रिपब्लिक आणि इटली.</text:p>
          </table:table-cell>
          <table:table-cell office:value-type="string" calcext:value-type="string">
            <text:p>"}, {"role": "assistant", "content": "</text:p>
          </table:table-cell>
          <table:table-cell office:value-type="string" calcext:value-type="string">
            <text:p>And there have been mask-related disputes reported between other countries, such as Germany, Austria and Switzerland; and the Czech Republic and Ital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शीय ग्राहींमध्ये भर म्हणून, एचसीओव्ही च्या आंतरप्रजाती संक्रमणाचा परिणाम हा अन्य पोषकावरील अवलंबित्व आणि प्रतिबंधकात्मक घटकांनी देखील नियंत्रित केला जातो.</text:p>
          </table:table-cell>
          <table:table-cell office:value-type="string" calcext:value-type="string">
            <text:p>"}, {"role": "assistant", "content": "</text:p>
          </table:table-cell>
          <table:table-cell office:value-type="string" calcext:value-type="string">
            <text:p>In addition to cellular receptors, the outcome of interspecies transmission of HCoVs is also governed by other host dependency and restriction factor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एटल भागातील शाळांमधील वर्ग ३ मार्च रोजी रद्द केले आणि मार्चच्या मध्यावर संपूर्ण देशामधील शाळा बंद होत होत्या. ६ मार्च २०२० रोजी लंडनच्या इंपिरिअल कॉलेजच्या साथीच्या रोगाच्या तज्ज्ञांनी यूएसला ह्या नवीन कोरोना विषाणूचा देशावर काय परिणाम होऊ शकतो ह्याबद्दल भविष्यातील संभाव्य गोष्टींविषयी सल्ला दिला.</text:p>
          </table:table-cell>
          <table:table-cell office:value-type="string" calcext:value-type="string">
            <text:p>"}, {"role": "assistant", "content": "</text:p>
          </table:table-cell>
          <table:table-cell office:value-type="string" calcext:value-type="string">
            <text:p>Schools in the Seattle area cancelled classes on 3 March, and by mid-March, schools across the country were shutting down.On 6 March 2020, the United States was advised of projections for the impact of the new coronavirus on the country by a group of epidemiologists at Imperial College Lond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अनेक शास्त्रीय प्रकाशकांनी उद्रेकासंबंधीचे शास्त्रीय संशोधन करून मुक्तपणे उपलब्ध केले आहे.</text:p>
          </table:table-cell>
          <table:table-cell office:value-type="string" calcext:value-type="string">
            <text:p>"}, {"role": "assistant", "content": "</text:p>
          </table:table-cell>
          <table:table-cell office:value-type="string" calcext:value-type="string">
            <text:p>Many scientific publishers made scientific papers related to the outbreak available with open acces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अनेक सौर नवीन वर्षाचे कार्यक्रम आणि पर्यटक आकर्षणे मोठ्या प्रमाणावर लोक एकत्र येऊ नयेत ह्यासाठी बंद केली गेली ज्यात बीजिंगमधील फारबिडन सिटी आणि पारंपरिक देवळांच्या जत्रांचा समावेश होता.</text:p>
          </table:table-cell>
          <table:table-cell office:value-type="string" calcext:value-type="string">
            <text:p>"}, {"role": "assistant", "content": "</text:p>
          </table:table-cell>
          <table:table-cell office:value-type="string" calcext:value-type="string">
            <text:p>Many Lunar New Year events and tourist attractions have been closed to prevent mass gatherings, including the Forbidden City in Beijing and traditional temple fair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गर्भधारणेच्या सुरुवातीच्या काळातील डेटा अद्याप उपलब्ध नाही.</text:p>
          </table:table-cell>
          <table:table-cell office:value-type="string" calcext:value-type="string">
            <text:p>"}, {"role": "assistant", "content": "</text:p>
          </table:table-cell>
          <table:table-cell office:value-type="string" calcext:value-type="string">
            <text:p>There is no data yet on early pregnanc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जरी 'जागतिक साथ ' हा शब्द काही विशिष्ट घटना किती धोकादायक आहेत ह्यापेक्षा फक्त एखादा रोग किती पसरला आहे ह्याच्याशी संबंधित असला तरी WHO ने सरकारांद्वारे ठोस कृती केली जाण्याची गरज असल्याचे नमूद केले आहे.</text:p>
          </table:table-cell>
          <table:table-cell office:value-type="string" calcext:value-type="string">
            <text:p>"}, {"role": "assistant", "content": "</text:p>
          </table:table-cell>
          <table:table-cell office:value-type="string" calcext:value-type="string">
            <text:p>Although the word 'pandemic' only refers to how widely a disease has spread, not how dangerous specific cases are, the WHO noted the need to drive governments to ac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फैलावाच्या पुराव्यांनी दाखवून दिले की सार्स-सीओव्ही, मर्स-सीोव्ही आणि सार्स-सीओव्ही-२ यांच्यामध्ये वटवाघळाचे मूळ आहे आणि त्याचे मानवामध्ये संक्रमण हे मध्यस्थ पोशिंद्यामार्फत झाले.</text:p>
          </table:table-cell>
          <table:table-cell office:value-type="string" calcext:value-type="string">
            <text:p>"}, {"role": "assistant", "content": "</text:p>
          </table:table-cell>
          <table:table-cell office:value-type="string" calcext:value-type="string">
            <text:p>Pervasive evidence has shown that SARS-CoV, MERS-CoV and SARS-CoV-2 have a bat origin and are transmitted to humans via intermediate hos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म्हाला इतर कोणती लक्षणे जाणवत आहे का?</text:p>
          </table:table-cell>
          <table:table-cell office:value-type="string" calcext:value-type="string">
            <text:p>"}, {"role": "assistant", "content": "</text:p>
          </table:table-cell>
          <table:table-cell office:value-type="string" calcext:value-type="string">
            <text:p>Are you having any other symptom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ड्ब्ल्युएचओ चिकित्सकांचे जागतिक सुरक्षा निरीक्षण मंडळ अंतरिम परिणामांची तपासणी करुन चाचणी औषधाच्री सुरक्षा व गुणकारितेसंबंधी निर्णय घेण्यास , तसेच चाचणीचे डिझाइन बदलणे किंवा परिणामकारक उपचारपद्धती सुचवण्यासाठी मदत करतात.</text:p>
          </table:table-cell>
          <table:table-cell office:value-type="string" calcext:value-type="string">
            <text:p>"}, {"role": "assistant", "content": "</text:p>
          </table:table-cell>
          <table:table-cell office:value-type="string" calcext:value-type="string">
            <text:p>A global safety monitoring board of WHO physicians examine interim results to assist decisions on safety and effectiveness of the trial drugs, and alter the trial design or recommend an effective therap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एचसीओव्ही-एनएल६३ हा अवरोधात्मक कंठशोथाशी संबंधित आहे ज्याला क्रूप सुद्धा म्हटले जाते.</text:p>
          </table:table-cell>
          <table:table-cell office:value-type="string" calcext:value-type="string">
            <text:p>"}, {"role": "assistant", "content": "</text:p>
          </table:table-cell>
          <table:table-cell office:value-type="string" calcext:value-type="string">
            <text:p>HCoV-NL63 is associated with obstructive laryngitis, also known as croup.</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से बघता SARS-CoV-2 कमी रोगजनक आहे मात्र SARS-CoV आणि MERS-CoV पेक्षा जास्त संक्रमणशील आहे.</text:p>
          </table:table-cell>
          <table:table-cell office:value-type="string" calcext:value-type="string">
            <text:p>"}, {"role": "assistant", "content": "</text:p>
          </table:table-cell>
          <table:table-cell office:value-type="string" calcext:value-type="string">
            <text:p>SARS-CoV-2 is apparently less pathogenic but more transmissible compared to SARS-CoV and MERS-CoV.</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OVID-19 बद्दलच्या मूलभूत पुनरुत्पादन संख्येचा (R0) प्राथमिक अंदाज 1.4 ते 2.4 होता.</text:p>
          </table:table-cell>
          <table:table-cell office:value-type="string" calcext:value-type="string">
            <text:p>"}, {"role": "assistant", "content": "</text:p>
          </table:table-cell>
          <table:table-cell office:value-type="string" calcext:value-type="string">
            <text:p>The initial estimates of the basic reproduction number (R0) for COVID-19 were 1.4 to 2.4.</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त असे म्हटले होते की COVID-19 बद्दल अजून बरेच संशोधन बाकी होते आणि ऑस्ट्रेलिया सीमारेषा नियंत्रणावर ह्या जागतिक साथीच्या त्यांच्या प्रतिसादाची माहिती देण्यावर भर देईल.</text:p>
          </table:table-cell>
          <table:table-cell office:value-type="string" calcext:value-type="string">
            <text:p>"}, {"role": "assistant", "content": "</text:p>
          </table:table-cell>
          <table:table-cell office:value-type="string" calcext:value-type="string">
            <text:p>It stated that much was yet to be discovered about COVID-19, and that Australia would emphasize border control and communication in its response to the pandemi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१४ फेब्रुवारी २०२० पर्यंत, २५०० पेक्षा जास्त पुष्टी झालेल्या प्रकरणांची नोंद झाली होती ज्यात मृत्यू झालेल्या प्रकरणांचे प्रमाण ३४.४% होते, ज्यामुळे MERS-CoV मानवजातीला माहित असलेल्या सर्वात विनाशकारी विषाणूंपैकी एक बनला होता.</text:p>
          </table:table-cell>
          <table:table-cell office:value-type="string" calcext:value-type="string">
            <text:p>"}, {"role": "assistant", "content": "</text:p>
          </table:table-cell>
          <table:table-cell office:value-type="string" calcext:value-type="string">
            <text:p>As of February 14, 2020, over 2500 laboratory confirmed cases were reported with a high case fatality of 34.4%, making MERS-CoV one of the most devastating viruses known to huma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एक महिन्यात हुबेईमध्ये कोरोना विषाणूच्या प्रकरणांची संख्या हळूहळू वाढली.</text:p>
          </table:table-cell>
          <table:table-cell office:value-type="string" calcext:value-type="string">
            <text:p>"}, {"role": "assistant", "content": "</text:p>
          </table:table-cell>
          <table:table-cell office:value-type="string" calcext:value-type="string">
            <text:p>Within a month, the number of coronavirus cases in Hubei gradually increas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जागतिक आरोग्य संघटना आणि संयुक्त राष्ट्रातील रोग नियंत्रण व निवारण केंद्र यांच्याकडून गर्भवती महिलांना संसर्ग टाळण्यासाठी सामान्य लोकांसारखीच काळजी घेण्याचा सल्ला दिला जातो जसे खोकताना रुमाल ठेवणे, आजारी लोकांबरोबर संपर्क टाळणे, हात साबण व पाण्याने किंवा सॅनीटायझर ने स्वच्छ करणे.</text:p>
          </table:table-cell>
          <table:table-cell office:value-type="string" calcext:value-type="string">
            <text:p>"}, {"role": "assistant", "content": "</text:p>
          </table:table-cell>
          <table:table-cell office:value-type="string" calcext:value-type="string">
            <text:p>The World Health Organization and Centers for Disease Control and Prevention of the United States advises pregnant women to do the same things as the general public to avoid infection, such as covering cough, avoid interacting with sick people, cleaning hands with soap and water or sanitize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ऑस्ट्रेलियामध्ये ह्या जागतिक रोगाच्या साथीमुळे दाइगू दुकानदारांना ऑस्ट्रेलियन वस्तू चीनला विकण्याची नवी संधी प्राप्त झाली आहे.</text:p>
          </table:table-cell>
          <table:table-cell office:value-type="string" calcext:value-type="string">
            <text:p>"}, {"role": "assistant", "content": "</text:p>
          </table:table-cell>
          <table:table-cell office:value-type="string" calcext:value-type="string">
            <text:p>In Australia, the pandemic provided a new opportunity for daigou shoppers to sell Australian products into China.</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 सुधारणा या द्रुत निदानासाठी इष्टतम न्यूक्लिक अॅसिड ओळखण्यासाठी शोध घेण्याच्या, त्याच प्रमाणे श्वसमाच्या मार्गापासूनच्या नमुन्याच्या रक्त नमुन्याच्या समावेशासह, संशोधकांच्या नियमित कामावर आधारित आहेत, ज्यांनी वेगवेगळ्या नमुन्याच्या उपलब्धतेला वाढवले आहे, आणि पुष्टी केलेल्या निकषामध्ये विशिष्ट प्रतिपिंडाचे सकारात्मक परिणाम आणण्यासा समर्थित केलेले आहे.</text:p>
          </table:table-cell>
          <table:table-cell office:value-type="string" calcext:value-type="string">
            <text:p>"}, {"role": "assistant", "content": "</text:p>
          </table:table-cell>
          <table:table-cell office:value-type="string" calcext:value-type="string">
            <text:p>These modifications based on the researchers continued work that to search for an optimal nucleic acid detection kit for rapid diagnosis, as well as the samples from respiratory tract including blood sampling, which increased the availability of different specimens, and supported bringing the specific antibody positive result into the confirmed criteria.</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ओव्ही आणि त्यांचे नैसर्गिक पोशिंदे यांच्या जीवनचक्राला चांगल्याप्रकारे समजावून घेण्यासाठी सस्तन प्राण्याचे सातत्याने संनिरीक्षण करण्याची गरज आहे, जे प्राण्यांतून मानवास संक्रमण होण्याला आणि भविष्यातील उद्रेकाला रोखण्यासाठी उपयुक्त ठरू शकतील.</text:p>
          </table:table-cell>
          <table:table-cell office:value-type="string" calcext:value-type="string">
            <text:p>"}, {"role": "assistant", "content": "</text:p>
          </table:table-cell>
          <table:table-cell office:value-type="string" calcext:value-type="string">
            <text:p>Continuous surveillance in mammals is necessary for better understanding of the ecology of CoVs and their natural hosts, which will prove useful in preventing animal-to-human transmission and future outbreaks.</text:p>
          </table:table-cell>
          <table:table-cell office:value-type="string" calcext:value-type="string">
            <text:p>"}]}</text:p>
          </table:table-cell>
          <table:table-cell table:number-columns-repeated="2"/>
        </table:table-row>
        <table:table-row table:style-name="ro2">
          <table:table-cell office:value-type="string" calcext:value-type="string">
            <text:p>{"messages": [{"role": "system", "content": "Translate source to target."}, {"role": "user", "content": "</text:p>
          </table:table-cell>
          <table:table-cell office:value-type="string" calcext:value-type="string">
            <text:p>त्यामुळे माझ्या छातीच्या मध्यभागी दुखत आहे</text:p>
          </table:table-cell>
          <table:table-cell office:value-type="string" calcext:value-type="string">
            <text:p>"}, {"role": "assistant", "content": "</text:p>
          </table:table-cell>
          <table:table-cell office:value-type="string" calcext:value-type="string">
            <text:p>It hurts in the middle of my ches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मान्यपणे संपूर्ण मानवजात SARS-CoV-2 चा सामना करू शकत नाही आणि त्यामुळे ती या नवीन विषाणूपासून असुरक्षित आहे.</text:p>
          </table:table-cell>
          <table:table-cell office:value-type="string" calcext:value-type="string">
            <text:p>"}, {"role": "assistant", "content": "</text:p>
          </table:table-cell>
          <table:table-cell office:value-type="string" calcext:value-type="string">
            <text:p>The entire human population generally lacks immunity to SARS-CoV-2 and hence is susceptible to the novel viru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माप्त करण्यासाठी, पशूजन्य विषाणूच्या नैसर्गिक पोशिंद्याच्या परिस्थितिकी स्थानापासून मानवप्राणी दूर राहणे हा पशूजन्य विषाणूला रोखण्यासाठीचा सर्वात प्रभावी मार्ग आहे.</text:p>
          </table:table-cell>
          <table:table-cell office:value-type="string" calcext:value-type="string">
            <text:p>"}, {"role": "assistant", "content": "</text:p>
          </table:table-cell>
          <table:table-cell office:value-type="string" calcext:value-type="string">
            <text:p>To conclude, the most effective way to prevent viral zoonosis is for humans to stay away from the ecological niches of the natural reservoirs of the zoonotic virus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मानसिक तणाव: वर वर्णन केल्याप्रमाणे, COVID -19 च्या उद्रेकादरम्यान बरेच रूग्ण अतिरिक्त तणावाने ग्रस्त होते कारण की त्यांना बराच काळ विलगीकरणात आणि अतिशय अनिश्चित स्थितीमध्ये रहावे लागले होते आणि कौटुंबिक सदस्यांच्या आणि सहरूग्णांच्या मृत्यूंना साक्षी व्हावे लागले होते.</text:p>
          </table:table-cell>
          <table:table-cell office:value-type="string" calcext:value-type="string">
            <text:p>"}, {"role": "assistant", "content": "</text:p>
          </table:table-cell>
          <table:table-cell office:value-type="string" calcext:value-type="string">
            <text:p>Mental stress: As described above, during the COVID-19 outbreak many patients have suffered from extraordinary stress as they often endured long periods of quarantine and extreme uncertainty and witnessed the death of close family members and fellow patien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असेच ताप आणि खोकला, डोकेदुखी आणि स्नायूंच्या दुखण्याबाबतही आहे</text:p>
          </table:table-cell>
          <table:table-cell office:value-type="string" calcext:value-type="string">
            <text:p>"}, {"role": "assistant", "content": "</text:p>
          </table:table-cell>
          <table:table-cell office:value-type="string" calcext:value-type="string">
            <text:p>Pretty much the same with the fever and the cough headache and muscle pai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उच्च प्रमाणातील रोगजनक एचसीओव्ही असताना देखील,एचसीओव्ही-२२९ई, एचसीओव्ही-ओसी४३, एचसीओव्ही-एनएल६३ आणि एचसीओव्ही-एचकेयु१ यांचे पशूजन्य मूळदेखील अभ्यासण्यात आले आहे.</text:p>
          </table:table-cell>
          <table:table-cell office:value-type="string" calcext:value-type="string">
            <text:p>"}, {"role": "assistant", "content": "</text:p>
          </table:table-cell>
          <table:table-cell office:value-type="string" calcext:value-type="string">
            <text:p>Besides the highly pathogenic HCoVs, the zoonotic origin of HCoV-229E, HCoV-OC43, HCoV-NL63 and HCoV-HKU1 have also been studi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6 मार्चला प्रसिद्ध झालेल्या एका अभ्यासानुसार चीनमध्ये 23 जानेवारीपर्यंत COVID-19 चा संसर्ग झालेल्यांपैकी अंदाजे 86% व्यक्ती सापडल्या नव्हत्या आणि ह्या संसर्ग असलेल्या अलिखित व्यक्ती ह्या लिखित 79% प्रकरणांच्या संसर्ग स्त्रोत होत्या.</text:p>
          </table:table-cell>
          <table:table-cell office:value-type="string" calcext:value-type="string">
            <text:p>"}, {"role": "assistant", "content": "</text:p>
          </table:table-cell>
          <table:table-cell office:value-type="string" calcext:value-type="string">
            <text:p>A study published on 16 March found that in China, up to 23 January, an estimated 86% of COVID-19 infections had not been detected, and that these undocumented infections were the infection source for 79% of documented cas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निर्गमनापूर्वी वैद्यकीय चाचण्या करण्यात आल्या आणि चार साऊथ आफ्रिकन नागरिक जे कोरोना विषाणूची चिन्हे दाखवत होते त्यांना धोका टाळण्यासाठी मागे ठेवण्यात आले.</text:p>
          </table:table-cell>
          <table:table-cell office:value-type="string" calcext:value-type="string">
            <text:p>"}, {"role": "assistant", "content": "</text:p>
          </table:table-cell>
          <table:table-cell office:value-type="string" calcext:value-type="string">
            <text:p>Medical screening was performed prior to departure, and four South Africans who were showing signs of coronavirus were left behind to mitigate risk.</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औषधनिर्माण कंपन्या विषाणूसाठी प्रतिपिंडे आणि लसींची निर्मिती करण्याचा वेगाने प्रयत्न करीत आहेत.</text:p>
          </table:table-cell>
          <table:table-cell office:value-type="string" calcext:value-type="string">
            <text:p>"}, {"role": "assistant", "content": "</text:p>
          </table:table-cell>
          <table:table-cell office:value-type="string" calcext:value-type="string">
            <text:p>Pharmaceutical companies are racing to develop antibodies and vaccines against the viru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चे थोड्या प्रमाणातील मानवांना संक्रमण होणे हा एक अपघात आहे आणि मानव हा मर्स-सीओव्हीचा चरणान्त पोशिंदा राहतो कारण त्याचे संक्रमण हे टिकून राहणारे नाही.</text:p>
          </table:table-cell>
          <table:table-cell office:value-type="string" calcext:value-type="string">
            <text:p>"}, {"role": "assistant", "content": "</text:p>
          </table:table-cell>
          <table:table-cell office:value-type="string" calcext:value-type="string">
            <text:p>Its sporadic transmission to humans is an accident and humans remain a dead-end host of MERS-CoV as its transmission cannot be sustain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हिले दोन तृतियांश जीनसंच असलेल्या 1ए व 1बी ओपन रीडींग फ्रेम्स रेप्लिकेस/ट्रान्सक्रीप्टेज पॉलीप्रोटीन एनकोड करतात.</text:p>
          </table:table-cell>
          <table:table-cell office:value-type="string" calcext:value-type="string">
            <text:p>"}, {"role": "assistant", "content": "</text:p>
          </table:table-cell>
          <table:table-cell office:value-type="string" calcext:value-type="string">
            <text:p>The open reading frames 1a and 1b, which occupy the first two-thirds of the genome, encode the replicase/transcriptase polyprotei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जरी या क्रियांमुळे अर्थव्यवस्था आणि देशाच्या इतर क्षेत्रांना लक्षणीय प्रमाणात हानी पोहोचत आहे, तरीही नवीन रूग्णांची संख्या कमी होत आहे आणि ज्यामुळे महामारी कमी होत असल्याचे दिसत आहे.</text:p>
          </table:table-cell>
          <table:table-cell office:value-type="string" calcext:value-type="string">
            <text:p>"}, {"role": "assistant", "content": "</text:p>
          </table:table-cell>
          <table:table-cell office:value-type="string" calcext:value-type="string">
            <text:p>Although these actions have been dramatically damaging the economy and other sectors of the country, the number of new patients is declining, indicating the slowdown of the epidemi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3 मार्चपर्यंत कोणत्याच देशाने त्यांच्या लोकसंख्येच्या 3% पेक्षा जास्त चाचण्या केल्या नव्हत्या, आणि देशांदरम्यान किती प्रमाणात चाचण्या केल्या होत्या याबाबत मोठ्या प्रमाणावर तफावती आहेत.</text:p>
          </table:table-cell>
          <table:table-cell office:value-type="string" calcext:value-type="string">
            <text:p>"}, {"role": "assistant", "content": "</text:p>
          </table:table-cell>
          <table:table-cell office:value-type="string" calcext:value-type="string">
            <text:p>By 23 March, no country had tested more than 3% of their population, and there are massive variations in how much testing has been done across countri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हाँगकाँगने त्यांची संसर्गाच्या रोगाला प्रतिसाद देण्याची पातळी सर्वात जास्त वाढवली आणि आणीबाणी जाहीर केली, शाळा मार्चपर्यंत बंद केल्या आणि नववर्षाचे उत्सव रद्द केले. किरकोळ बाजाराच्या क्षेत्रावर जागतिक परिणाम झाला आहे आणि दुकानांच्या वेळा कमी झाल्या आहेत किंवा दुकाने तात्पुरती बंद झाली आहेत.</text:p>
          </table:table-cell>
          <table:table-cell office:value-type="string" calcext:value-type="string">
            <text:p>"}, {"role": "assistant", "content": "</text:p>
          </table:table-cell>
          <table:table-cell office:value-type="string" calcext:value-type="string">
            <text:p>Hong Kong raised its infectious disease response level to the highest and declared an emergency, closing schools until March and cancelling its New Year celebrations.The retail sector has been impacted globally, with reductions in store hours or temporary closur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असे करूनही युनायटेड स्टेट्सचा चाचण्यांचा दर कमी असल्याने त्यावेळेची उद्रेकाची खरी व्याप्ती अस्पष्ट होती.</text:p>
          </table:table-cell>
          <table:table-cell office:value-type="string" calcext:value-type="string">
            <text:p>"}, {"role": "assistant", "content": "</text:p>
          </table:table-cell>
          <table:table-cell office:value-type="string" calcext:value-type="string">
            <text:p>Despite doing so, the United States had a slow start in testing, which obscured the true extent of the outbreak at the tim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 विषाणूंना प्राण्यांचे आश्रयस्थान आवश्यक नाही.</text:p>
          </table:table-cell>
          <table:table-cell office:value-type="string" calcext:value-type="string">
            <text:p>"}, {"role": "assistant", "content": "</text:p>
          </table:table-cell>
          <table:table-cell office:value-type="string" calcext:value-type="string">
            <text:p>These viruses do not need an animal reservoi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काही जणांनी असा विचार मांडला आहे की बोलताना तोंडातून बाहेर पडणारे जे छोटे थेंब बाहेर पडतात त्या हवेमध्ये बराच काळ राहू शकणाऱ्या छोट्या थेंबांमधून देखील हा विषाणू संक्रमित होऊ शकतो. जरी हा विषाणू हवेमध्ये तयार होत नसला तरी श्वसनमार्गातील थेंब श्वासोच्छवास करताना, बोलताना तयार होऊ शकतात.</text:p>
          </table:table-cell>
          <table:table-cell office:value-type="string" calcext:value-type="string">
            <text:p>"}, {"role": "assistant", "content": "</text:p>
          </table:table-cell>
          <table:table-cell office:value-type="string" calcext:value-type="string">
            <text:p>Some have proposed that the virus may also be transmitted by small droplets that stay for more prolonged periods in the air, that may be generated during speech.Respiratory droplets may also be produced during breathing out, including when talking, though the virus is not generally airborn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रंतु बाजारातील उदमांजर आणि अन्य प्राणी हे सार्स-सीओव्ही सारख्या विषाणूंना आश्रयदाता आढळून आल्याने, तरीदेखील सार्स-सीओव्ही-2 साठी तत्काळ मध्यस्थ पोशिंदे ओळखण्यात आली नाहीत.</text:p>
          </table:table-cell>
          <table:table-cell office:value-type="string" calcext:value-type="string">
            <text:p>"}, {"role": "assistant", "content": "</text:p>
          </table:table-cell>
          <table:table-cell office:value-type="string" calcext:value-type="string">
            <text:p>Whereas civets and other animals in the markets have been found to harbour viruses identical to SARS-CoV, immediate intermediate hosts for SARS-CoV-2 have not been identifi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टेरॉईड्सचा वापर: वर वर्णन केल्याप्रमाणे, स्टेरॉईड्स हे इम्युनोसप्रेसंट्स आहे ज्यांना दाहक हानीची तीव्रता कमी करण्यास संसर्गजन्य आजारांसाठी सहाय्यक उपचारांच्या स्वरूपात वापरले जाते.</text:p>
          </table:table-cell>
          <table:table-cell office:value-type="string" calcext:value-type="string">
            <text:p>"}, {"role": "assistant", "content": "</text:p>
          </table:table-cell>
          <table:table-cell office:value-type="string" calcext:value-type="string">
            <text:p>Use of steroids: As described above, steroids are immunosuppressant commonly used as an adjunctive therapy for infectious diseases to reduce the severity of inflammatory damag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OVID-19 च्या महामारीची SARS आणि MERS च्या महामारीसोबतची तुलना खाली दिलेली आहे (आकृती 55).</text:p>
          </table:table-cell>
          <table:table-cell office:value-type="string" calcext:value-type="string">
            <text:p>"}, {"role": "assistant", "content": "</text:p>
          </table:table-cell>
          <table:table-cell office:value-type="string" calcext:value-type="string">
            <text:p>A comparison of the epidemic of COVID-19 with that of SARS and MERS is provided below (Fig. ​(Fig.55).</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SARS-CoV-2 हा नवीन प्रकारचा बीटा-CoV म्हणून आढळला आहे ज्याची हुवानमधील हुवानन सीफूड मार्केट या उद्रेकाच्या मूळ केंद्रावरून घेतलेल्या 10 क्रमित नमुन्यात 99.98% जेनेटिक ओळख आढळली आहे.</text:p>
          </table:table-cell>
          <table:table-cell office:value-type="string" calcext:value-type="string">
            <text:p>"}, {"role": "assistant", "content": "</text:p>
          </table:table-cell>
          <table:table-cell office:value-type="string" calcext:value-type="string">
            <text:p>SARS-CoV-2 was found to be a new type of beta-CoV with more than 99.98% genetic identity among 10 sequenced samples collected from the original site of the outbreak, the Huanan Seafood Market in Wuha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3 जानेवारी रोजी वुहान शहरात संपूर्ण टाळेबंदी लागली आणि तेथील सर्व सार्वजनिक वाहतूक बंद करण्यात आली.</text:p>
          </table:table-cell>
          <table:table-cell office:value-type="string" calcext:value-type="string">
            <text:p>"}, {"role": "assistant", "content": "</text:p>
          </table:table-cell>
          <table:table-cell office:value-type="string" calcext:value-type="string">
            <text:p>On January 23, the city of Wuhan was locked down with all its public transportation stopp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दुसरे, एचसीओव्ही-२२९ई-संबंधित वटवाघळ अल्फा-सीओव्ही वटवाघळांमध्ये वेगळे आणि अ-रोगजनक आहेत, त्याचवेळी अल्पाकस अल्फा-सीओव्ही हा बाधित प्राण्यांमध्ये श्वासोच्छश्वासाच्या आजाराच्या उद्रेकाला कारणीभूत ठरला आहे.</text:p>
          </table:table-cell>
          <table:table-cell office:value-type="string" calcext:value-type="string">
            <text:p>"}, {"role": "assistant", "content": "</text:p>
          </table:table-cell>
          <table:table-cell office:value-type="string" calcext:value-type="string">
            <text:p>Second, HCoV-229E-related bat alpha-CoVs are diverse and non-pathogenic in bats, whereas alpaca alpha-CoV caused an outbreak of respiratory disease in infected animal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मात्र तुमची श्वसन क्रिया ठीक आहे का?</text:p>
          </table:table-cell>
          <table:table-cell office:value-type="string" calcext:value-type="string">
            <text:p>"}, {"role": "assistant", "content": "</text:p>
          </table:table-cell>
          <table:table-cell office:value-type="string" calcext:value-type="string">
            <text:p>But you're breathing all right right now righ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चिकित्सालयीन चाचण्यांच्या माध्यमांतून मूल्यमापन करण्यात आलेल्या 106 ड्रग कँडीडेट्स बाबत 2016 च्या आढाव्यानुसार, प्रावस्था III चाचण्यांमध्ये मजूर झालेल्या औषधनिर्माणासाठी लागलेला एकूण भांडवली खर्च हा $2.6 अब्ज एव्हढा होता(2013 मधील डॉलर्स), व तो वार्षिक स्तरावर 8.5% दराने वाढत होता.</text:p>
          </table:table-cell>
          <table:table-cell office:value-type="string" calcext:value-type="string">
            <text:p>"}, {"role": "assistant", "content": "</text:p>
          </table:table-cell>
          <table:table-cell office:value-type="string" calcext:value-type="string">
            <text:p>In a 2016 review of 106 drug candidates assessed through clinical trials, the total capital expenditure for a manufacturer having a drug approved through successful Phase III trials was $2.6 billion (in 2013 dollars), an amount increasing at an annual rate of 8.5%.</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5 मार्च 2020 ला लॅब कॉर्पने आरटी-पीसीआरवर आधारित कोविड-19 च्या चाचण्यांची उपलब्धता देशभर जाहिर केली.</text:p>
          </table:table-cell>
          <table:table-cell office:value-type="string" calcext:value-type="string">
            <text:p>"}, {"role": "assistant", "content": "</text:p>
          </table:table-cell>
          <table:table-cell office:value-type="string" calcext:value-type="string">
            <text:p>As of 5 March 2020 LabCorp announced nationwide availability of COVID-19 testing based on RT-PC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8 फेब्रुवारी 2020 पर्यंत दोन घटक वापरुन केलेल्या चाचण्या खात्रीलायक मानल्या जात नव्हत्या, आणि तोपर्यंत राज्यस्तरीय आणि स्थानिक प्रयोगशाळांना चाचणी सुरु करण्यास परवानगी नव्हती.</text:p>
          </table:table-cell>
          <table:table-cell office:value-type="string" calcext:value-type="string">
            <text:p>"}, {"role": "assistant", "content": "</text:p>
          </table:table-cell>
          <table:table-cell office:value-type="string" calcext:value-type="string">
            <text:p>Tests using two components were not determined to be reliable until 28 February 2020, and it was not until then that state and local laboratories were permitted to begin testing.</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शिंद्यामध्ये ते मिश्रण करण्याचे भांडे म्हणून कार्य करतात, सीओव्ही आरएनए च्या ट्रान्स्क्रिप्शनच्या दरम्यान स्ट्रॅण्ड स्विचिंग वारंवार घडून येते.</text:p>
          </table:table-cell>
          <table:table-cell office:value-type="string" calcext:value-type="string">
            <text:p>"}, {"role": "assistant", "content": "</text:p>
          </table:table-cell>
          <table:table-cell office:value-type="string" calcext:value-type="string">
            <text:p>In a host that serves as the mixing vessel, strand switching occurs frequently during CoV RNA transcrip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020 च्या सुरुवातीला अन्य संसर्गांसाठी जी विषाणूरोधी संयुगे तयार करण्यात आली होती ती नवीन चिकित्सालयीन संशोधनांच्या प्रयत्नांमध्ये COVID-19 आजार कमी करण्याच्या नवीन उद्दिष्टासाठी वापरण्यात आली किंवा विकसित करण्यात आली.</text:p>
          </table:table-cell>
          <table:table-cell office:value-type="string" calcext:value-type="string">
            <text:p>"}, {"role": "assistant", "content": "</text:p>
          </table:table-cell>
          <table:table-cell office:value-type="string" calcext:value-type="string">
            <text:p>In early 2020, numerous established antiviral compounds for treating other infections were being repurposed or developed in new clinical research efforts to alleviate the illness of COVID-19.</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८ मार्चला बांग्लादेशामध्ये पहिली नोंदवलेली कोविड-१९ च्या संसर्गाची घटना, ज्यामध्ये इटलीवरून परतलेले दोन लोक आणि त्याच्यांपैकी एकाची पत्नी देखील होती.</text:p>
          </table:table-cell>
          <table:table-cell office:value-type="string" calcext:value-type="string">
            <text:p>"}, {"role": "assistant", "content": "</text:p>
          </table:table-cell>
          <table:table-cell office:value-type="string" calcext:value-type="string">
            <text:p>The first recorded incidents of COVID-19 infection in Bangladesh were on March 8, in two people who returned from Italy and also the wife of one of them.</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रकरणांचा संदर्भ COVID-19 बाबत चाचणी केलेल्या लोकांच्या संख्येविषयी आहे आणि ज्यांची चाचणी अधिकृत नियमानुसार सकारात्मक असल्याचे नक्की झाले आहे अशा लोकांशी आहे.</text:p>
          </table:table-cell>
          <table:table-cell office:value-type="string" calcext:value-type="string">
            <text:p>"}, {"role": "assistant", "content": "</text:p>
          </table:table-cell>
          <table:table-cell office:value-type="string" calcext:value-type="string">
            <text:p>Cases refers to the number of people who have been tested for COVID-19, and whose test has been confirmed positive according to official protocol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काही रूग्णांमध्ये अतिदास देखील दिसून आला.</text:p>
          </table:table-cell>
          <table:table-cell office:value-type="string" calcext:value-type="string">
            <text:p>"}, {"role": "assistant", "content": "</text:p>
          </table:table-cell>
          <table:table-cell office:value-type="string" calcext:value-type="string">
            <text:p>Diarrhea is also seen in some patien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डब्लूएचओने चिनी अधिकाऱ्यांच्या साथीच्या रोगाचे व्यवस्थापन आणि प्रतिबंध करण्याच्या प्रयत्नांचे कौतुक केले.</text:p>
          </table:table-cell>
          <table:table-cell office:value-type="string" calcext:value-type="string">
            <text:p>"}, {"role": "assistant", "content": "</text:p>
          </table:table-cell>
          <table:table-cell office:value-type="string" calcext:value-type="string">
            <text:p>The WHO has commended the efforts of Chinese authorities in managing and containing the epidemi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 त्यांच्या स्वतःच्या नैसर्गिक आश्रयामध्ये फैलावाची संधी जोपर्यंत मिळत नाही तोपर्यंत राहतात.</text:p>
          </table:table-cell>
          <table:table-cell office:value-type="string" calcext:value-type="string">
            <text:p>"}, {"role": "assistant", "content": "</text:p>
          </table:table-cell>
          <table:table-cell office:value-type="string" calcext:value-type="string">
            <text:p>They stay in their own natural reservoirs until there is a chance for spillove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र सार्स-सीओव्ही-२ आणि पॅनगोलिन्स यांच्या मधील आरबीडी मध्ये सर्वाधिक प्रमाणात क्रम समजातीयता आढळून आलेली आहे, सार्स-सीओव्ही-२-संबंधित बीटा-सीओव्ही, सार्स-सीओव्ही-२ आणि आरएटीजी१३ हे सर्वाधिक जिनोम-व्यापी क्रम समजातीयता सामायिक करतात.</text:p>
          </table:table-cell>
          <table:table-cell office:value-type="string" calcext:value-type="string">
            <text:p>"}, {"role": "assistant", "content": "</text:p>
          </table:table-cell>
          <table:table-cell office:value-type="string" calcext:value-type="string">
            <text:p>Whereas the highest sequence homology has been found in the RBDs between SARS-CoV-2 and pangolin, SARS-CoV-2-related beta-CoVs, SARS-CoV-2 and RaTG13 share the highest genome-wide sequence homolog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दुसरे, जर मानवी संक्रमणामध्ये वटवाघळांनी अधिक थेट भूमिका पार पाडलेली असल्यास, मानव हे वटवाघळाच्या संपर्कात कसे गेले ते ठरवावे लागेल.</text:p>
          </table:table-cell>
          <table:table-cell office:value-type="string" calcext:value-type="string">
            <text:p>"}, {"role": "assistant", "content": "</text:p>
          </table:table-cell>
          <table:table-cell office:value-type="string" calcext:value-type="string">
            <text:p>Second, if bats play a more direct role in human transmission, how humans get into contact with bats should be determin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थायलंडचे आरोग्य अधिकारी लोकांना चेहऱ्यासाठी कापडाचे मुखवटे घरी बनविण्यासाठी आणि ते दररोज धुण्यासाठी प्रोत्साहित करीत आहेत.</text:p>
          </table:table-cell>
          <table:table-cell office:value-type="string" calcext:value-type="string">
            <text:p>"}, {"role": "assistant", "content": "</text:p>
          </table:table-cell>
          <table:table-cell office:value-type="string" calcext:value-type="string">
            <text:p>Thailand's health officials are encouraging people to make cloth facemasks at home and wash them dail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मात्र त्यांनी वर्तमान देखरेख डेटाला सुसंगत अशा प्रणालीगत पद्धतीने संकलित करणे आवश्यक आहे जे सूचित प्रकरणांची संख्या आणि मृत्यूंच्या संख्येवर लक्ष केंद्रित करेल.</text:p>
          </table:table-cell>
          <table:table-cell office:value-type="string" calcext:value-type="string">
            <text:p>"}, {"role": "assistant", "content": "</text:p>
          </table:table-cell>
          <table:table-cell office:value-type="string" calcext:value-type="string">
            <text:p>They should, however, be collected in a systematic fashion to complement current surveillance data that focus on the number of reported cases and the number of death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खासकरून, पशूजन्य संभाव्यतेबरोबर बॅट सीओव्हीही खूप विविधतेमध्ये आहेत.</text:p>
          </table:table-cell>
          <table:table-cell office:value-type="string" calcext:value-type="string">
            <text:p>"}, {"role": "assistant", "content": "</text:p>
          </table:table-cell>
          <table:table-cell office:value-type="string" calcext:value-type="string">
            <text:p>Particularly, bat CoVs with zoonotic potential are so divers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१ एप्रिलच्या माध्यमांच्या अहवालानुसार साऊथ कोरियाला १२१ वेगवेगळ्या देशांकडून विषाणू चाचणीच्या मदतीसाठी विनंत्या आल्या आहेत.</text:p>
          </table:table-cell>
          <table:table-cell office:value-type="string" calcext:value-type="string">
            <text:p>"}, {"role": "assistant", "content": "</text:p>
          </table:table-cell>
          <table:table-cell office:value-type="string" calcext:value-type="string">
            <text:p>Per media reports on 1 April, South Korea has received requests for virus testing assistance from 121 different countri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रसार रोखून धरायला मूलभूत पुनरुत्पादनाची संख्या 1 पेक्षा कमी करून जागतिक साथीचा रोग उलटवून कमी करणे असे जास्त टोकाचे उपाय करावे लागतात. संसर्गिक रोगाच्या नियोजनाचा भाग म्हणून फैलावाची तीव्रता कमी करण्याचा प्रयत्न करतात ज्याला फैलावाच्या आलेखाचे सपाटीकरण करणे असे म्हणतात.</text:p>
          </table:table-cell>
          <table:table-cell office:value-type="string" calcext:value-type="string">
            <text:p>"}, {"role": "assistant", "content": "</text:p>
          </table:table-cell>
          <table:table-cell office:value-type="string" calcext:value-type="string">
            <text:p>Suppression requires more extreme measures so as to reverse the pandemic by reducing the basic reproduction number to less than 1.Part of managing an infectious disease outbreak is trying to decrease the epidemic peak, known as flattening the epidemic curve.</text:p>
          </table:table-cell>
          <table:table-cell office:value-type="string" calcext:value-type="string">
            <text:p>"}]}</text:p>
          </table:table-cell>
          <table:table-cell table:number-columns-repeated="2"/>
        </table:table-row>
        <table:table-row table:style-name="ro2">
          <table:table-cell office:value-type="string" calcext:value-type="string">
            <text:p>{"messages": [{"role": "system", "content": "Translate source to target."}, {"role": "user", "content": "</text:p>
          </table:table-cell>
          <table:table-cell office:value-type="string" calcext:value-type="string">
            <text:p>मला तुमच्या छातीच्या दुखण्याबद्दल सांगा</text:p>
          </table:table-cell>
          <table:table-cell office:value-type="string" calcext:value-type="string">
            <text:p>"}, {"role": "assistant", "content": "</text:p>
          </table:table-cell>
          <table:table-cell office:value-type="string" calcext:value-type="string">
            <text:p>Tell me about your chest pai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बहुतांश व्यवसाय बंद करण्याचे आदेश दिले गेले, ज्याला 'अत्यावश्यक' मानले गेलेले व्यवसाय अपवाद होते ज्याच्यामध्ये सुपरमार्केट , वैद्यकीय दुकाने ,हार्डवेअरचे दुकाने, पेट्रोल पंप आणि गॅरेजेसचा समावेश होता.</text:p>
          </table:table-cell>
          <table:table-cell office:value-type="string" calcext:value-type="string">
            <text:p>"}, {"role": "assistant", "content": "</text:p>
          </table:table-cell>
          <table:table-cell office:value-type="string" calcext:value-type="string">
            <text:p>Most businesses were ordered to close, with exceptions for businesses deemed 'essential', including supermarkets, pharmacies, banks, hardware shops, petrol stations, and garag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मुळे सार्स-सीओव्ही-२ च्या आश्रयस्थान, मध्यस्थ आणि प्रवर्धक परजीव (वी) पोशिंदा यांचा शोध घेण्यासही मार्गदर्शन मिळेल किंवा सुविधाजनक होईल, ज्यामुळे भविष्यात त्याचा प्रसार होण्यापासून थांबवण्याचे महत्त्वाचे कार्य करता येईल.</text:p>
          </table:table-cell>
          <table:table-cell office:value-type="string" calcext:value-type="string">
            <text:p>"}, {"role": "assistant", "content": "</text:p>
          </table:table-cell>
          <table:table-cell office:value-type="string" calcext:value-type="string">
            <text:p>This might also guide or facilitate the search for the reservoir, intermediate and amplifying animal host(s) of SARS-CoV-2, with important implications in the prevention of future spillover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च्या प्राणी पोषकांच्याकडून आंतरप्रजाती संक्रमणानंतर या सीओव्ही च्या मानवामध्ये यशस्वीरित्या स्विकारण्यासाठी देखील ते जबाबदार असू शकतात.</text:p>
          </table:table-cell>
          <table:table-cell office:value-type="string" calcext:value-type="string">
            <text:p>"}, {"role": "assistant", "content": "</text:p>
          </table:table-cell>
          <table:table-cell office:value-type="string" calcext:value-type="string">
            <text:p>They might also account for successful adaptation of these CoVs in humans after interspecies transmission from their animal hos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चे मूळ प्राणिजन्य आहे असे मानले जाते.</text:p>
          </table:table-cell>
          <table:table-cell office:value-type="string" calcext:value-type="string">
            <text:p>"}, {"role": "assistant", "content": "</text:p>
          </table:table-cell>
          <table:table-cell office:value-type="string" calcext:value-type="string">
            <text:p>It is thought to have a zoonotic origi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लोम्बार्डीमध्ये २१ फेब्रुवारीला एक संबंध नसलेला कोविड १९ च्या केसेसचा समूह नंतर सापडला होता ज्याची सुरुवात १६ पुष्टी झालेल्या केसेसनी झाली होती.२२ फेब्रुवारीला मंत्र्यांच्या परिषदेने उद्रेक ताब्यात आणण्यासाठी एक नवीन हुकूम वजा कायदा जाहीर केला ज्यात इटलीतील उत्तर भागातील ११ वेगवेगळ्या नगरपालिकांमधील ५०००० पेक्षा जास्त लोकांचे विलगीकरण करण्याचा समावेश होता.</text:p>
          </table:table-cell>
          <table:table-cell office:value-type="string" calcext:value-type="string">
            <text:p>"}, {"role": "assistant", "content": "</text:p>
          </table:table-cell>
          <table:table-cell office:value-type="string" calcext:value-type="string">
            <text:p>An unassociated cluster of COVID-19 cases was later detected, starting with 16 confirmed cases in Lombardy on 21 February.On 22 February, the Council of Ministers announced a new decree-law to contain the outbreak, including quarantining more than 50,000 people from 11 different municipalities in northern Ital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च दिवशी युएसएनएस कम्फर्ट ह्या १००० खाटा असलेल्या रुग्णालय असलेल्या जहाज न्यूयॉर्कमध्ये दाखल झाले.</text:p>
          </table:table-cell>
          <table:table-cell office:value-type="string" calcext:value-type="string">
            <text:p>"}, {"role": "assistant", "content": "</text:p>
          </table:table-cell>
          <table:table-cell office:value-type="string" calcext:value-type="string">
            <text:p>On the same day, the USNS Comfort, a hospital ship with about 1000 beds, made anchor in New York.</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काही संस्थांनी लक्षणसमूहांच्या आधारे संनिरीक्षण करण्यासाठी क्राऊडसोर्स अॅप्स तयार केले आहेत, ज्यामध्ये लोकं त्यांच्या लक्षणांची नोंद करुन संशोधकांना COVID-19 ची लक्षणे असलेली रुग्णसंख्या अधिक असलेली क्षेत्र शोधण्यास मदत होईल.</text:p>
          </table:table-cell>
          <table:table-cell office:value-type="string" calcext:value-type="string">
            <text:p>"}, {"role": "assistant", "content": "</text:p>
          </table:table-cell>
          <table:table-cell office:value-type="string" calcext:value-type="string">
            <text:p>Some organizations have created crowdsourced apps for syndromic surveillance, where people can report their symptoms to help researchers map areas with concentration of COVID-19 symptom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93 देशांमध्ये शाळा आणि विद्यापीठे एकतर देशपातळीवर किंवा स्थानिक पातळीवर बंद आहेत, आणि त्याचा परिणाम जागतिक विद्यार्थ्यांच्या संख्येपैकी जवळ-जवळ 99.4% विद्यार्थ्यांवर झाला आहे.</text:p>
          </table:table-cell>
          <table:table-cell office:value-type="string" calcext:value-type="string">
            <text:p>"}, {"role": "assistant", "content": "</text:p>
          </table:table-cell>
          <table:table-cell office:value-type="string" calcext:value-type="string">
            <text:p>Schools and universities have closed either on a nationwide or local basis in 193 countries, affecting approximately 99.4 percent of the world's student popula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इराणमध्ये होत असलेल्या उद्रेकाला प्रतिसाद म्हणून WHO ने एक संयुक्त मोहीम गट परिस्थितीची तपासणी करण्यासाठी पाठवला. 28 फेब्रुवारीला WHO च्या अधिकाऱ्यांनी म्हटले की कोरोना विषाणूच्या धोक्याची जागतिक पातळीवरील तपासणी ही 'जास्त' वरून 'फार जास्त' म्हणजे तिच्या इशारा आणि धोका तपासण्याच्या सर्वाधिक पातळीवर वाढवली जाईल.</text:p>
          </table:table-cell>
          <table:table-cell office:value-type="string" calcext:value-type="string">
            <text:p>"}, {"role": "assistant", "content": "</text:p>
          </table:table-cell>
          <table:table-cell office:value-type="string" calcext:value-type="string">
            <text:p>In response to a developing outbreak in Iran, the WHO sent a Joint Mission Team there to assess the situation.On 28 February, WHO officials said that the coronavirus threat assessment at the global level would be raised from 'high' to 'very high', its highest level of alert and risk assessmen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हा अहवाल प्रकाशित होईपर्यंत, आजार आधीच संपूर्ण चीनमध्ये आणि जगभरातील 50 देशांमध्ये पसरला होता (आकृती 2.2).</text:p>
          </table:table-cell>
          <table:table-cell office:value-type="string" calcext:value-type="string">
            <text:p>"}, {"role": "assistant", "content": "</text:p>
          </table:table-cell>
          <table:table-cell office:value-type="string" calcext:value-type="string">
            <text:p>By the time of this report, the disease has already spread throughout China and near 50 other countries all over the world (Fig. ​(Fig.2).2).</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इराणची संसद २९० पैकी २३ सदस्यांची विषाणू चाचणी सकारात्मक आल्याने ३ मार्च रोजी बंद करण्यात आली.</text:p>
          </table:table-cell>
          <table:table-cell office:value-type="string" calcext:value-type="string">
            <text:p>"}, {"role": "assistant", "content": "</text:p>
          </table:table-cell>
          <table:table-cell office:value-type="string" calcext:value-type="string">
            <text:p>The Iranian Parliament was shut down, with 23 of its 290 members reported to have had tested positive for the virus on 3 March.</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धन पट्ट RNA जीनसंचापासून ऋण पट्ट RNA जीनसंचाचे संश्लेषण RdRp च्या मध्यस्थतेने केले जाते.</text:p>
          </table:table-cell>
          <table:table-cell office:value-type="string" calcext:value-type="string">
            <text:p>"}, {"role": "assistant", "content": "</text:p>
          </table:table-cell>
          <table:table-cell office:value-type="string" calcext:value-type="string">
            <text:p>RdRp directly mediates the synthesis of negative-sense genomic RNA from the positive-sense genomic RNA.</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इराणमध्ये झालेल्या उद्रेकाची व्याप्ती झाकण्याच्या दाव्याच्या दरम्यान , दहापेक्षा जास्त देशांनी त्यांच्या केसेसचा माग २८ फेब्रुवारीपर्यंत इराण पर्यंत काढला आणि असे सूचित केलं की इराणी सरकारनी त्या तारखेपर्यंत नोंदवलेल्या ३८८ केसेस पेक्षा उद्रेकाची व्याप्ती जास्त तीव्र होती.</text:p>
          </table:table-cell>
          <table:table-cell office:value-type="string" calcext:value-type="string">
            <text:p>"}, {"role": "assistant", "content": "</text:p>
          </table:table-cell>
          <table:table-cell office:value-type="string" calcext:value-type="string">
            <text:p>Amidst claims of a cover-up of the extent of the outbreak in Iran, more than ten countries had traced their cases back to Iran by 28 February, indicating that the extent of the outbreak may be more severe than the 388 cases reported by the Iranian government by that dat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असंख्य वंशावळ-विशिष्ट सहायक प्रथिनांना देखील सीओव्हीच्या वेगवेगळ्या वंशावळीद्वारे एन्कोड केले जाते.</text:p>
          </table:table-cell>
          <table:table-cell office:value-type="string" calcext:value-type="string">
            <text:p>"}, {"role": "assistant", "content": "</text:p>
          </table:table-cell>
          <table:table-cell office:value-type="string" calcext:value-type="string">
            <text:p>A number of lineage-specific accessory proteins are also encoded by different lineages of CoVs.</text:p>
          </table:table-cell>
          <table:table-cell office:value-type="string" calcext:value-type="string">
            <text:p>"}]}</text:p>
          </table:table-cell>
          <table:table-cell table:number-columns-repeated="2"/>
        </table:table-row>
        <table:table-row table:style-name="ro2">
          <table:table-cell office:value-type="string" calcext:value-type="string">
            <text:p>{"messages": [{"role": "system", "content": "Translate source to target."}, {"role": "user", "content": "</text:p>
          </table:table-cell>
          <table:table-cell office:value-type="string" calcext:value-type="string">
            <text:p>सर्व देश अजूनही ह्या जागतिक साथीचा रोख बदलू शकतात</text:p>
          </table:table-cell>
          <table:table-cell office:value-type="string" calcext:value-type="string">
            <text:p>"}, {"role": "assistant", "content": "</text:p>
          </table:table-cell>
          <table:table-cell office:value-type="string" calcext:value-type="string">
            <text:p>All countries can still change the course of this pandemi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oV हे मोठ्या आणि आच्छादित विषाणूंचे उपकुटुंब आहे ज्यात सेंस RNA चा एकल धागा समाविष्ट आहे.</text:p>
          </table:table-cell>
          <table:table-cell office:value-type="string" calcext:value-type="string">
            <text:p>"}, {"role": "assistant", "content": "</text:p>
          </table:table-cell>
          <table:table-cell office:value-type="string" calcext:value-type="string">
            <text:p>CoVs are a subfamily of large and enveloped viruses containing a single strand of sense RNA.</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ही चाचणी रियल टाइम रिव्हर्स ट्रान्सक्रिप्शन पॉलिमिरेज चेन रिऍक्शन (rRT-PCR) वापरते.</text:p>
          </table:table-cell>
          <table:table-cell office:value-type="string" calcext:value-type="string">
            <text:p>"}, {"role": "assistant", "content": "</text:p>
          </table:table-cell>
          <table:table-cell office:value-type="string" calcext:value-type="string">
            <text:p>The test uses real-time reverse transcription polymerase chain reaction (rRT-PC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उद्रेकाचा प्रसार नवीन हॉटस्पॉट देशांमध्ये झाल्यानंतर कोविड-19 चा गंभीर स्वरुपातील उद्रेक अनुभवणारा युरोपमधील पहिला देश इटली येथील लोकही संशय आणि झिनोफोबियाच्या अधीन झाले असतील . मलेशिया, न्यूझिलंड, सिंगापूर आणि दक्षिण कोरिया यासह इतर देशातील लोकांनी सुरुवातीला रोगाचा प्रसार थांबवण्यासाठी एक प्रयत्न म्हणून चीनी लोकांना त्यांच्या देशात प्रवेशास बंदी करण्यासाठी एकत्र येऊन याचिकांवर सह्या केल्या.</text:p>
          </table:table-cell>
          <table:table-cell office:value-type="string" calcext:value-type="string">
            <text:p>"}, {"role": "assistant", "content": "</text:p>
          </table:table-cell>
          <table:table-cell office:value-type="string" calcext:value-type="string">
            <text:p>Following the progression of the outbreak to new hotspot countries, people from Italy, the first country in Europe to experience a serious outbreak of COVID-19, could also be subjected to suspicion and xenophobia.Citizens in countries including Malaysia, New Zealand, Singapore, and South Korea initially signed petitions lobbying to ban Chinese people from entering their countries in an effort to stop the diseas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र्स-सीओव्ही-२ मध्ये भर म्हणून हे मर्स-सीओव्हीला देखील लागू होते, जे ड्रोनेडरी उंटानी चांगल्याप्रकारे स्वीकारले आहे.</text:p>
          </table:table-cell>
          <table:table-cell office:value-type="string" calcext:value-type="string">
            <text:p>"}, {"role": "assistant", "content": "</text:p>
          </table:table-cell>
          <table:table-cell office:value-type="string" calcext:value-type="string">
            <text:p>In addition to SARS-CoV-2, this also applies to MERS-CoV, which is well adapted to dromedary camel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कालपर्यंत, बांग्लादेशाच्या इन्स्टिट्यूट ऑफ इपिडेमिऑलॉजी, डिसीज कंट्रोल अॅण्ड रिसर्च (IEDCR) ने कळवल्याप्रमाणे नोंदवण्यात आलेल्या संसर्गित केसेसमध्ये 114 सक्रिय केसेस आणि 33 बऱ्या झालेल्या केसेस आहेत ज्या घरी राहत आहेत.</text:p>
          </table:table-cell>
          <table:table-cell office:value-type="string" calcext:value-type="string">
            <text:p>"}, {"role": "assistant", "content": "</text:p>
          </table:table-cell>
          <table:table-cell office:value-type="string" calcext:value-type="string">
            <text:p>As of yesterday, Bangladesh's Institute of Epidemiology, Disease Control and Research (IEDCR) reported the number of recorded infected cases included 114 active cases and 33 recovered cases who were staying hom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बहुतांश प्रभावी घटक अज्ञात आहेत किंवा अनिश्चित आहेत कारण अशा घटकांना किंवा त्यांच्या सर्वोच्च संयोजनाला काढणे आणि पडताळणी करणे कठीण आहे.</text:p>
          </table:table-cell>
          <table:table-cell office:value-type="string" calcext:value-type="string">
            <text:p>"}, {"role": "assistant", "content": "</text:p>
          </table:table-cell>
          <table:table-cell office:value-type="string" calcext:value-type="string">
            <text:p>Most of the effective components remain unknown or are vague as it is difficult to extract and verify such components or their optimal combinatio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शक्य आहे की SARS-CoV प्रमाणे SARS-CoV-2 देखील अप्रभावी होण्यापर्यंत कमकुवत होईल आणि अखेरीस नष्ट होईल किंवा मानवासोबत सहअस्तित्व असणारा कमी रोगजनक विषाणू बनेल.</text:p>
          </table:table-cell>
          <table:table-cell office:value-type="string" calcext:value-type="string">
            <text:p>"}, {"role": "assistant", "content": "</text:p>
          </table:table-cell>
          <table:table-cell office:value-type="string" calcext:value-type="string">
            <text:p>It is possible, similar to SARS-CoV, that SARS-CoV-2 might become weaker in infectivity and eventually die down or become a less pathogenic virus co-existent with huma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8 फेब्रुवारी 2020 रोजी COVID-19 च्या पहिल्या रोगनिदानविषयक मूल्यांकनाने दाखवून दिले की न्यूमोसाइट्सचे डेसक्वेमेशन, जंतुनाशक पडद्याची निर्मिती आणि मध्यवर्ती लिम्फोसाइटमधील घुसखोरी आणि आजाराने मरण पावलेल्या रूग्णाच्या फुफ्फुसांमधील मल्टीन्युक्लिएटेड सिंसेशिअल पेशी व्हायरल संसर्गाचे रोगनिदान व ARDS सोबत सुसंगत आहे आणि SARS व MERS रूग्णांच्या समान आहे.</text:p>
          </table:table-cell>
          <table:table-cell office:value-type="string" calcext:value-type="string">
            <text:p>"}, {"role": "assistant", "content": "</text:p>
          </table:table-cell>
          <table:table-cell office:value-type="string" calcext:value-type="string">
            <text:p>On February 18, 2020, the first pathological analysis of COVID-19 demonstrated the desquamation of pneumocytes, hyaline membrane formation, and interstitial lymphocyte infiltration, and multinucleated syncytial cells in the lungs of a patient who died of the disease, consistent with the pathology of viral infection and ARDS and similar to that of SARS and MERS patien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वन्यजीव तस्करी आणि झूनोझेस - अनोख्या वन्यजीवांच्या व्यापाराशी संबंधित आरोग्याला असलेले धोके</text:p>
          </table:table-cell>
          <table:table-cell office:value-type="string" calcext:value-type="string">
            <text:p>"}, {"role": "assistant", "content": "</text:p>
          </table:table-cell>
          <table:table-cell office:value-type="string" calcext:value-type="string">
            <text:p>Wildlife smuggling and zoonoses – Health risks associated with the trade in exotic wildlif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जरी रोगप्रतिकारक प्रतिसादाचा मागोवा घेण्यासाठी अनेक नमुने वापरले जाऊ शकत असले तरी सीएलटी साठी पेरिफेरल रक्ताचा एकच नमुना सामान्यपणे वापरला जातो.</text:p>
          </table:table-cell>
          <table:table-cell office:value-type="string" calcext:value-type="string">
            <text:p>"}, {"role": "assistant", "content": "</text:p>
          </table:table-cell>
          <table:table-cell office:value-type="string" calcext:value-type="string">
            <text:p>For CLT a single specimen of peripheral blood is commonly used, although serial specimens can be used to follow the immune respons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हा विषाणू येत असेल आणि तुम्ही तयार राहायला पाहिजे. त्यांनी असाही आग्रह केला की योग्य प्रतिसाद देण्याच्या उपायांनी जगाला सगळ्यात वाईट गोष्ट टाळण्यास मदत होईल.</text:p>
          </table:table-cell>
          <table:table-cell office:value-type="string" calcext:value-type="string">
            <text:p>"}, {"role": "assistant", "content": "</text:p>
          </table:table-cell>
          <table:table-cell office:value-type="string" calcext:value-type="string">
            <text:p>This virus may be on its way and you need to be ready,' urging that the right response measures could help the world avoid 'the worst of i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मदत देऊ करण्यासाठी आमचा संघ देखील वेळेवर आमची मार्गदर्शक तत्वे अद्यतनित करेल.</text:p>
          </table:table-cell>
          <table:table-cell office:value-type="string" calcext:value-type="string">
            <text:p>"}, {"role": "assistant", "content": "</text:p>
          </table:table-cell>
          <table:table-cell office:value-type="string" calcext:value-type="string">
            <text:p>Our team will also timely update our guideline to offer help.</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010-11 मध्ये केलेल्या एका अध्ययनामध्ये दिसून आले की युरोपमधील अतिदक्षता चिकित्सा आणि मध्यम चिकित्सा बिछान्यांच्या संख्येत खूपच तफावत आहे, जी प्रति 1,00,000 लोकसंख्येसाठी जर्मनीत 29.2 बिछाने आहे तर पोर्तुगालमध्ये 4.2 आहे.</text:p>
          </table:table-cell>
          <table:table-cell office:value-type="string" calcext:value-type="string">
            <text:p>"}, {"role": "assistant", "content": "</text:p>
          </table:table-cell>
          <table:table-cell office:value-type="string" calcext:value-type="string">
            <text:p>A study performed in 2010–11 showed a large variation in the availability of intensive care and intermediate care beds in Europe, ranging from 29.2 in Germany to 4.2 beds per 100,000 population in Portugal.</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उलट, जर एचसीओव्हीला मानवांमध्ये त्याचा परिचय करण्याच्या अगदी पूर्वी किंवा त्यादरम्यान मध्यस्त होस्टमध्ये टाकले तर तो नवीन पोशिंद्यासमवेत <text:s/>अनुकूलित होत नाही आणि बहुधा रोगजनक बनतो.</text:p>
          </table:table-cell>
          <table:table-cell office:value-type="string" calcext:value-type="string">
            <text:p>"}, {"role": "assistant", "content": "</text:p>
          </table:table-cell>
          <table:table-cell office:value-type="string" calcext:value-type="string">
            <text:p>In contrast, if the HCoV is newly introduced to an intermediate host right before or around its introduction to humans, it is not well adapted to the new host and is often pathogeni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मुळे, MERS-CoV आणि SARS-CoV पेक्षा SARS-CoV-2 महामारी नियंत्रित करणे जास्त आव्हानात्मक आहे.</text:p>
          </table:table-cell>
          <table:table-cell office:value-type="string" calcext:value-type="string">
            <text:p>"}, {"role": "assistant", "content": "</text:p>
          </table:table-cell>
          <table:table-cell office:value-type="string" calcext:value-type="string">
            <text:p>Thus, it is much more challenging to control the epidemic of SARS-CoV-2 than those of MERS-CoV and SARS-CoV.</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हिल्यांदा , जर वटवाघळाने सार्स-सीओव्ही-२ च्या पूर्वज विषाणूला पॅनगोलिन्समध्ये संक्रमित केल्यास, वटवाघळे आणि पॅनगोलिन्स कोणत्या परिस्थितीमध्ये समान पारिस्थितिकीय स्थानाला सामाईक करतात हे पाहणे स्वारस्यपूर्ण असेल.</text:p>
          </table:table-cell>
          <table:table-cell office:value-type="string" calcext:value-type="string">
            <text:p>"}, {"role": "assistant", "content": "</text:p>
          </table:table-cell>
          <table:table-cell office:value-type="string" calcext:value-type="string">
            <text:p>First, if bats transmit an ancestral virus of SARS-CoV-2 to pangolins, it will be of interest to see under what circumstances bats and pangolins could share the same ecological nich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इराणनी ह्या विषाणूशी लढा देण्यासाठी पाच ट्रिल्यन रियालचे वाटप केले आहे.</text:p>
          </table:table-cell>
          <table:table-cell office:value-type="string" calcext:value-type="string">
            <text:p>"}, {"role": "assistant", "content": "</text:p>
          </table:table-cell>
          <table:table-cell office:value-type="string" calcext:value-type="string">
            <text:p>Iran allocated five trillion rials to combat the viru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चप्रमाणे, परजीवी पोशिंदा एचसीओव्हीला सतत आणि दीर्घकाळासाठी आश्रय <text:s/>देतो.</text:p>
          </table:table-cell>
          <table:table-cell office:value-type="string" calcext:value-type="string">
            <text:p>"}, {"role": "assistant", "content": "</text:p>
          </table:table-cell>
          <table:table-cell office:value-type="string" calcext:value-type="string">
            <text:p>Likewise, a reservoir host harbours HCoV continuously and for long term.</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मात्र, कठोर विलगीकरणामुळे आजाराला अखेरीस नियंत्रणात आणण्यात आले.</text:p>
          </table:table-cell>
          <table:table-cell office:value-type="string" calcext:value-type="string">
            <text:p>"}, {"role": "assistant", "content": "</text:p>
          </table:table-cell>
          <table:table-cell office:value-type="string" calcext:value-type="string">
            <text:p>However, via strict quarantine and isolation, the disease has eventually been put under control.</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मर्स-सीओव्ही ने वटवाघूळाकडून ड्रोमेडरी उंटांकडे आणि ड्रोमेडरी उंटांकडून मानवामध्ये आंतरप्रजाती संक्रमणाचे सर्वोत्तम उदाहरण म्हणून काम केले आहे.</text:p>
          </table:table-cell>
          <table:table-cell office:value-type="string" calcext:value-type="string">
            <text:p>"}, {"role": "assistant", "content": "</text:p>
          </table:table-cell>
          <table:table-cell office:value-type="string" calcext:value-type="string">
            <text:p>MERS-CoV serves as an excellent example of interspecies transmission from bats to dromedary camels and from dromedary camels to huma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एक एचसीओव्हीचा संसर्ग समाप्त होऊ शकतो जर तो मध्यस्थ पोशिंद्यामध्ये आपले संक्रमण टिकवून ठेवू शकला नाही.</text:p>
          </table:table-cell>
          <table:table-cell office:value-type="string" calcext:value-type="string">
            <text:p>"}, {"role": "assistant", "content": "</text:p>
          </table:table-cell>
          <table:table-cell office:value-type="string" calcext:value-type="string">
            <text:p>An HCoV can undergo a dead-end infection if it cannot sustain its transmission within the intermediate hos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र्स-सीओव्ही-२ च्या प्राणी उत्पत्तीचा शोध अद्यापही सुरु आहे.</text:p>
          </table:table-cell>
          <table:table-cell office:value-type="string" calcext:value-type="string">
            <text:p>"}, {"role": "assistant", "content": "</text:p>
          </table:table-cell>
          <table:table-cell office:value-type="string" calcext:value-type="string">
            <text:p>The search for the animal origins of SARS-CoV-2 is still 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आता आमच्या मार्गदर्शक तत्वांला Zhou et al. द्वारे टिप्पणी प्राप्त झाली आहे, त्यांनी त्यांच्या चिकित्सालयीन अनुभवावर आधारित साधा गुणसंख्या प्रस्ताव सादर केला आहे.</text:p>
          </table:table-cell>
          <table:table-cell office:value-type="string" calcext:value-type="string">
            <text:p>"}, {"role": "assistant", "content": "</text:p>
          </table:table-cell>
          <table:table-cell office:value-type="string" calcext:value-type="string">
            <text:p>Now our guideline received a comment by Zhou et al., they introduced a simple scoring proposal based on their clinical experienc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आजारादरम्यानची अस्वस्थता कमी करण्याकरिता 'सहायक' उपचार म्हणून वापरल्या जाणाऱ्या अभ्यासातील विविध कँडीडेट ड्रग्ज, जसे एनएसएआयडी किंवा ब्राँकोडायलेटर्स खालील सारणीमध्ये समाविष्ट करण्यात आलेले नाहीत.</text:p>
          </table:table-cell>
          <table:table-cell office:value-type="string" calcext:value-type="string">
            <text:p>"}, {"role": "assistant", "content": "</text:p>
          </table:table-cell>
          <table:table-cell office:value-type="string" calcext:value-type="string">
            <text:p>Numerous candidate drugs under study as 'supportive' treatments to relieve discomfort during illness, such as NSAIDs or bronchodilators, are not included in the table below.</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उलटपक्षी वटवाघळाच्या बीटा-सीओव्ही मध्ये ९५% न्यूक्लिओटाईड समजातीयता सार्स-सीओव्ही सह सामायिक केल्याचे आढळून आले, तिथेसुद्धा वटवाघळ-सीओव्ही मध्ये ९६% न्युक्लिओटाईड समजातीयता सार्स-सीओव्ही-२ सह अस्तित्वात आहे.</text:p>
          </table:table-cell>
          <table:table-cell office:value-type="string" calcext:value-type="string">
            <text:p>"}, {"role": "assistant", "content": "</text:p>
          </table:table-cell>
          <table:table-cell office:value-type="string" calcext:value-type="string">
            <text:p>Whereas a bat beta-CoV sharing 95% nucleotide homology with SARS-CoV has been found, there also exists a bat-CoV sharing 96% nucleotide homology with SARS-CoV-2.</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हा सामान्यपणे मातेकडून गर्भापर्यंत जात नाही त्यामुळे विषाणू अपरा पार करुन गेला की अभ्यासातील महिलांचा अपरा हानी पोहोचलेला किंवा असामान्य होता हे शोधण्यासाठी पुढे संशोधनाची आवश्यकता आहे.</text:p>
          </table:table-cell>
          <table:table-cell office:value-type="string" calcext:value-type="string">
            <text:p>"}, {"role": "assistant", "content": "</text:p>
          </table:table-cell>
          <table:table-cell office:value-type="string" calcext:value-type="string">
            <text:p>This is not usually passed from mother to fetus so further research is required to know whether the virus crossed the placenta or whether placentas of women in the study were damaged or abnormal.</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1 फेब्रुवारी 2020 ला COVID-19 च्या 4,021 पुष्टी झालेल्या रूग्णांसह 8,866 रूग्णांवरील बहु-केंद्रीय अध्ययनाने खालीलप्रमाणे महामारीचे अद्ययावत चित्र सादर केले आहे (https://mp.weixin.qq.com/s/UlBi-HX_rHPXa1qHA2bhdA).</text:p>
          </table:table-cell>
          <table:table-cell office:value-type="string" calcext:value-type="string">
            <text:p>"}, {"role": "assistant", "content": "</text:p>
          </table:table-cell>
          <table:table-cell office:value-type="string" calcext:value-type="string">
            <text:p>On February 11, 2020, a multi-center study on 8,866 patients including 4,021 confirmed COVID-19 patients presented a more updated illustration of the epidemic as follows (https://mp.weixin.qq.com/s/UlBi-HX_rHPXa1qHA2bhdA).</text:p>
          </table:table-cell>
          <table:table-cell office:value-type="string" calcext:value-type="string">
            <text:p>"}]}</text:p>
          </table:table-cell>
          <table:table-cell table:number-columns-repeated="2"/>
        </table:table-row>
        <table:table-row table:style-name="ro2">
          <table:table-cell office:value-type="string" calcext:value-type="string">
            <text:p>{"messages": [{"role": "system", "content": "Translate source to target."}, {"role": "user", "content": "</text:p>
          </table:table-cell>
          <table:table-cell office:value-type="string" calcext:value-type="string">
            <text:p>मात्र आपण छातीच्या हृदयाकडील भागाच्या दुखण्याकडेही मुळीच दुर्लक्ष करू नये</text:p>
          </table:table-cell>
          <table:table-cell office:value-type="string" calcext:value-type="string">
            <text:p>"}, {"role": "assistant", "content": "</text:p>
          </table:table-cell>
          <table:table-cell office:value-type="string" calcext:value-type="string">
            <text:p>But also we shouldn't be put aside for the heart cardiac origin chest pai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बऱ्याच भागामध्ये घाबरून जाऊन खरेदी झाल्याचे दिसून आले आणि त्याचा परिणाम म्हणून दुकानांच्या फळ्यांवरून अन्न,शौचालयात वापरले जाणारे कागद,आणि बाटलीबंद पाण्यासारख्या गरजेच्या किराण्याच्या वस्तू नाहीशा झाल्या आणि त्यामुळे पुरवठ्याच्या वस्तूंचा तुटवडा झाला.</text:p>
          </table:table-cell>
          <table:table-cell office:value-type="string" calcext:value-type="string">
            <text:p>"}, {"role": "assistant", "content": "</text:p>
          </table:table-cell>
          <table:table-cell office:value-type="string" calcext:value-type="string">
            <text:p>Several localities also witnessed panic buying that led to shelves being cleared of grocery essentials such as food, toilet paper, and bottled water, inducing supply shortages.</text:p>
          </table:table-cell>
          <table:table-cell office:value-type="string" calcext:value-type="string">
            <text:p>"}]}</text:p>
          </table:table-cell>
          <table:table-cell table:number-columns-repeated="2"/>
        </table:table-row>
        <table:table-row table:style-name="ro2">
          <table:table-cell office:value-type="string" calcext:value-type="string">
            <text:p>{"messages": [{"role": "system", "content": "Translate source to target."}, {"role": "user", "content": "</text:p>
          </table:table-cell>
          <table:table-cell office:value-type="string" calcext:value-type="string">
            <text:p>ते छातीच्या मध्यभागी आहे</text:p>
          </table:table-cell>
          <table:table-cell office:value-type="string" calcext:value-type="string">
            <text:p>"}, {"role": "assistant", "content": "</text:p>
          </table:table-cell>
          <table:table-cell office:value-type="string" calcext:value-type="string">
            <text:p>It is in the center of the ches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शेतकी प्राण्यांमधील आर्थिकदृष्ट्या महत्वपूर्ण असलेल्या कोरोना विषाणूंमध्ये समाविष्ट आहेत पोर्सिन कोरोनाव्हायरस (ट्रान्समिसिबल गॅस्ट्रोएंटेरायटीस कोरोनाव्हायरस, TGE) आणि बोव्हिन कोरोनाव्हायरस ज्या दोन्हींमुळे लहान प्राण्यांमध्ये अतिसार होतो.</text:p>
          </table:table-cell>
          <table:table-cell office:value-type="string" calcext:value-type="string">
            <text:p>"}, {"role": "assistant", "content": "</text:p>
          </table:table-cell>
          <table:table-cell office:value-type="string" calcext:value-type="string">
            <text:p>Economically significant coronaviruses of farm animals include porcine coronavirus (transmissible gastroenteritis coronavirus, TGE) and bovine coronavirus, which both result in diarrhea in young animals.</text:p>
          </table:table-cell>
          <table:table-cell office:value-type="string" calcext:value-type="string">
            <text:p>"}]}</text:p>
          </table:table-cell>
          <table:table-cell table:number-columns-repeated="2"/>
        </table:table-row>
        <table:table-row table:style-name="ro2">
          <table:table-cell office:value-type="string" calcext:value-type="string">
            <text:p>{"messages": [{"role": "system", "content": "Translate source to target."}, {"role": "user", "content": "</text:p>
          </table:table-cell>
          <table:table-cell office:value-type="string" calcext:value-type="string">
            <text:p>मला काल ताप आला होता</text:p>
          </table:table-cell>
          <table:table-cell office:value-type="string" calcext:value-type="string">
            <text:p>"}, {"role": "assistant", "content": "</text:p>
          </table:table-cell>
          <table:table-cell office:value-type="string" calcext:value-type="string">
            <text:p>I had a fever yesterda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जशी ही सूचना देण्याची घटना घडली, तसे वुहानमधील डॉक्टर्सना पोलिसांकडून उद्रेकाबद्दल खोट्या अफवा पसरवण्याबद्दल इशारा देण्यात आला.</text:p>
          </table:table-cell>
          <table:table-cell office:value-type="string" calcext:value-type="string">
            <text:p>"}, {"role": "assistant", "content": "</text:p>
          </table:table-cell>
          <table:table-cell office:value-type="string" calcext:value-type="string">
            <text:p>As these notifications occurred, doctors in Wuhan were warned by police for 'spreading rumours' about the outbreak.</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मानवी आजारांच्या प्रतिबंधासाठी प्राणी पोशिंद्याची ओळख पटवण्याने थेट परिणाम होऊ शकतात.</text:p>
          </table:table-cell>
          <table:table-cell office:value-type="string" calcext:value-type="string">
            <text:p>"}, {"role": "assistant", "content": "</text:p>
          </table:table-cell>
          <table:table-cell office:value-type="string" calcext:value-type="string">
            <text:p>Identifying the animal hosts has direct implications in the prevention of human diseas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OVID-19 उद्रेकासाठी सार्वजनिक आरोग्य प्रतिसादाचा एक भाग म्हणून संपर्काचा अनिवार्य मागोवा आणि विलगीकरणाने लोक संसर्ग, विलगीकरणाविषयी आणि कुटुंब आणि मित्रांमध्ये दोषी ठरण्याविषयी आणखी चिंताग्रस्त होऊ शकतात.</text:p>
          </table:table-cell>
          <table:table-cell office:value-type="string" calcext:value-type="string">
            <text:p>"}, {"role": "assistant", "content": "</text:p>
          </table:table-cell>
          <table:table-cell office:value-type="string" calcext:value-type="string">
            <text:p>Mandatory contact tracing and quarantine, as a part of the public health responses to the COVID-19 outbreak, can make people more anxious and guilty about the effects of the contagion, quarantine, and stigma on their families and friend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१९ फेब्रूवारीला सिंगापूरच्या रेड क्रॉनी असे जाहीर केलं की ते चीनला २.२६ दशलक्ष किमतीची मदत पाठवतील.</text:p>
          </table:table-cell>
          <table:table-cell office:value-type="string" calcext:value-type="string">
            <text:p>"}, {"role": "assistant", "content": "</text:p>
          </table:table-cell>
          <table:table-cell office:value-type="string" calcext:value-type="string">
            <text:p>On 19 February, the Singapore Red Cross announced that it would send $2.26 million worth of aid to China.</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एचसीओव्ही-एनएल६३, एचसीओव्ही-२२९ई आणि एचसीओव्ही-ओसी४३ प्रमाणे एचसीओव्ही-एचकेयु१ सुद्धा जगभरात आढळतो ज्याने श्वसनाचे सौम्य आजार होतात.</text:p>
          </table:table-cell>
          <table:table-cell office:value-type="string" calcext:value-type="string">
            <text:p>"}, {"role": "assistant", "content": "</text:p>
          </table:table-cell>
          <table:table-cell office:value-type="string" calcext:value-type="string">
            <text:p>Similar to HCoV-NL63, HCoV-229E and HCoV-OC43, HCoV-HKU1 was found worldwide, causing mild respiratory diseas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बंधित कालावधी, चेतासंस्थेसंबंधित लक्षणे, व साथीच्या कारक एजंट माहिती नसणे यामुळे 1890 मधील फ्ल्युची जगव्यापी साथ, इन्फ्लुएंझा विषाणूमुळे नाही तर या स्पिलओव्हरमुळे आल्याचे समजले जाते.</text:p>
          </table:table-cell>
          <table:table-cell office:value-type="string" calcext:value-type="string">
            <text:p>"}, {"role": "assistant", "content": "</text:p>
          </table:table-cell>
          <table:table-cell office:value-type="string" calcext:value-type="string">
            <text:p>It is speculated that the flu pandemic of 1890 may have been caused by this spillover event, and not by the influenza virus, because of the related timing, neurological symptoms, and unknown causative agent of the pandemi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र्व सातही एसीओव्हींचे पशूजन्य आजाराचे मूळ वटवाघूळ, उंदीर किंवा पाळीव प्राण्यांमध्ये आहे.</text:p>
          </table:table-cell>
          <table:table-cell office:value-type="string" calcext:value-type="string">
            <text:p>"}, {"role": "assistant", "content": "</text:p>
          </table:table-cell>
          <table:table-cell office:value-type="string" calcext:value-type="string">
            <text:p>All seven HCoVs have a zoonotic origin from bats, mice or domestic animal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म्हाला त्यासोबत धाप सुद्धा लागत आहे का?</text:p>
          </table:table-cell>
          <table:table-cell office:value-type="string" calcext:value-type="string">
            <text:p>"}, {"role": "assistant", "content": "</text:p>
          </table:table-cell>
          <table:table-cell office:value-type="string" calcext:value-type="string">
            <text:p>Do you have some shortness of breath goes with tha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मात्र हे आर्द्रता आणि तापमानानुसार बदलू शकते. पाळीव प्राणी आणि इतर प्राण्यांच्या COVID-19 च्या चाचण्या सकारात्मक आल्या आहेत.</text:p>
          </table:table-cell>
          <table:table-cell office:value-type="string" calcext:value-type="string">
            <text:p>"}, {"role": "assistant", "content": "</text:p>
          </table:table-cell>
          <table:table-cell office:value-type="string" calcext:value-type="string">
            <text:p>This, however, varies based on the humidity and temperature.Pets and other animals have tested positive for COVID-19.</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याचप्रकारे 9 मार्च 2020 ला क्वेस्ट डायग्नोस्टिक्सने देशभर कोविड-19 चाचणी उपलब्ध केली.</text:p>
          </table:table-cell>
          <table:table-cell office:value-type="string" calcext:value-type="string">
            <text:p>"}, {"role": "assistant", "content": "</text:p>
          </table:table-cell>
          <table:table-cell office:value-type="string" calcext:value-type="string">
            <text:p>Quest Diagnostics similarly made nationwide COVID-19 testing available as of 9 March 2020.</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नवीन आजार असल्याने, COVID-19 ने आत्ता कुठे हजारो रूग्णांमध्ये आपला संपूर्ण चिकित्सा क्रम दर्शवण्यास सुरवात केली आहे.</text:p>
          </table:table-cell>
          <table:table-cell office:value-type="string" calcext:value-type="string">
            <text:p>"}, {"role": "assistant", "content": "</text:p>
          </table:table-cell>
          <table:table-cell office:value-type="string" calcext:value-type="string">
            <text:p>As a novel disease, COVID-19 has just started to manifest its full clinical course throughout thousands of patien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१४ फेब्रुवारी पर्यंत जेव्हा पुष्टी झालेली प्रकरणे जगात ६६,५७६ पर्यंत पोहचली होती तेव्हा कोविड-१९ चा मृत्यूदर २% होता.</text:p>
          </table:table-cell>
          <table:table-cell office:value-type="string" calcext:value-type="string">
            <text:p>"}, {"role": "assistant", "content": "</text:p>
          </table:table-cell>
          <table:table-cell office:value-type="string" calcext:value-type="string">
            <text:p>By February 14, the mortality of COVID-19 was 2% when the confirmed cases reached 66,576 globall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र्वात महत्वाचे म्हणजे, लक्षणात्मक वाढण्याचा दर (सौम्य ते तीव्र) केवळ WM गटापेक्षा WM+TCM मध्ये खूपच कमी होता (7.4% विरूद्ध 46.2%) आणि केवळ WM गटापेक्षा WM+TCM गटामधील मृत्यूदरही कमी होता (8.8% विरूद्ध 39%).</text:p>
          </table:table-cell>
          <table:table-cell office:value-type="string" calcext:value-type="string">
            <text:p>"}, {"role": "assistant", "content": "</text:p>
          </table:table-cell>
          <table:table-cell office:value-type="string" calcext:value-type="string">
            <text:p>Most impressively, the rate for symptomatic worsening (from light to severe) was remarkably lower for the WM+TCM group than for the WM only group (7.4% versus 46.2%) and the mortality was lower in the WM+TCM group than WM only group (8.8% versus 39%).</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प्रावस्था I-II चाचण्यांतील ड्रग कँडीडेट्स चा सफलता दर चाचण्यांच्या सर्व प्रावस्थांमधून यशस्वीपणे जाऊन शेवटी मंजूरी मिळवण्यासाठी कमी आहे(12 % पेक्षा कमी).</text:p>
          </table:table-cell>
          <table:table-cell office:value-type="string" calcext:value-type="string">
            <text:p>"}, {"role": "assistant", "content": "</text:p>
          </table:table-cell>
          <table:table-cell office:value-type="string" calcext:value-type="string">
            <text:p>Drug candidates in Phase I-II trials have a low rate of success (under 12%) to pass through all trial phases to gain eventual approval.</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यटोकीन स्टॉर्म हे प्रणालीगत प्रदाहक प्रतिसादाचे स्वरूप आहे जे सायटोकीन्सची श्रृंखला जारी होण्यामुळे दिसून येते ज्यात TNFα, IL-1β, IL-2, IL-6, IFNα, IFNβ, IFNγ, आणि MCP-1 चा समावेश होतो.</text:p>
          </table:table-cell>
          <table:table-cell office:value-type="string" calcext:value-type="string">
            <text:p>"}, {"role": "assistant", "content": "</text:p>
          </table:table-cell>
          <table:table-cell office:value-type="string" calcext:value-type="string">
            <text:p>Cytokine storm is a form of systemic inflammatory response featured by the release of a series of cytokines including TNFα, IL-1β, IL-2, IL-6, IFNα, IFNβ, IFNγ, and MCP-1.</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मानव आणि सिव्हेट सार्स-सीओव्ही यांच्या विलगकांच्या मधील तुलनात्मक विश्लेषणाच्या आधारावर सार्स-सीओव्ही हे वेगवेगळ्या पोशिंद्यामध्ये, खास करून एस प्रोटीनच्या आरबीडीच्या येथे उत्परिवर्तनाच्यासह जलदपणे स्विकारले गेले आहे असे दिसते.</text:p>
          </table:table-cell>
          <table:table-cell office:value-type="string" calcext:value-type="string">
            <text:p>"}, {"role": "assistant", "content": "</text:p>
          </table:table-cell>
          <table:table-cell office:value-type="string" calcext:value-type="string">
            <text:p>Based on the comparative analysis between isolates of human and civet SARS-CoVs, SARS-CoV is thought to undergo rapid adaptation in different hosts, particularly with mutations at the RBD of the S protei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खासकरून, पॅनगोलिन्स बिटा-सीओव्ही हे पॅनगोलिन्समध्ये उच्च प्रमाणात रोगजनक आहे.</text:p>
          </table:table-cell>
          <table:table-cell office:value-type="string" calcext:value-type="string">
            <text:p>"}, {"role": "assistant", "content": "</text:p>
          </table:table-cell>
          <table:table-cell office:value-type="string" calcext:value-type="string">
            <text:p>Particularly, pangolin beta-CoVs are highly pathogenic in pangoli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चेहऱ्यावर घालायचे मुखवटे जपान, दक्षिण कोरिया, मलेशिया आणि सिंगापूरमध्येही मुबलक प्रमाणात वापरले जातात.</text:p>
          </table:table-cell>
          <table:table-cell office:value-type="string" calcext:value-type="string">
            <text:p>"}, {"role": "assistant", "content": "</text:p>
          </table:table-cell>
          <table:table-cell office:value-type="string" calcext:value-type="string">
            <text:p>Face masks have also been widely used in Japan, South Korea, Malaysia, and Singapor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या संदर्भात, सार्स-सीओव्ही-२ इतर सहा एचसीओव्हीच्या सामान्य ट्रेंडचे अनुसरण करतो.</text:p>
          </table:table-cell>
          <table:table-cell office:value-type="string" calcext:value-type="string">
            <text:p>"}, {"role": "assistant", "content": "</text:p>
          </table:table-cell>
          <table:table-cell office:value-type="string" calcext:value-type="string">
            <text:p>In this regard, SARS-CoV-2 follows the general trend of the other six HCoV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मार्च 2020 मध्ये, सार्स-कोव्ह-2 विषाणूचे प्रमुख प्रोटीज हे संसर्गानंतर देण्याच्या औषधाचे मुख्य लक्ष्य होते.</text:p>
          </table:table-cell>
          <table:table-cell office:value-type="string" calcext:value-type="string">
            <text:p>"}, {"role": "assistant", "content": "</text:p>
          </table:table-cell>
          <table:table-cell office:value-type="string" calcext:value-type="string">
            <text:p>In March 2020, the main protease of the SARS-CoV-2 virus was identified as a target for post-infection drug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ह्या नोवेल कोरोना विषाणूच्या पहिल्या प्रकरणाचा मागोवा हा 1 डिसेंबर 2019 मध्ये वुहान, हुबेई, चीनपर्यंत काढला जाऊ शकतो.</text:p>
          </table:table-cell>
          <table:table-cell office:value-type="string" calcext:value-type="string">
            <text:p>"}, {"role": "assistant", "content": "</text:p>
          </table:table-cell>
          <table:table-cell office:value-type="string" calcext:value-type="string">
            <text:p>The first known case of the novel coronavirus may trace back to 1 December 2019 in Wuhan, Hubei, China.</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नोवेल SARS-CoV-2 ची सर्व वैशिष्ट्ये निसर्गात असणाऱ्या सर्व संबंधित कोरोना विषाणूंमध्ये आढळतात. मानवी शरीराबाहेर हा विषाणू घरगुती साबणाने त्याचे संरक्षक कवच विरघळत असल्याने मरतो. SARS-CoV-2 मूलतः SARS CoV शी जवळून संबंधित आहे.</text:p>
          </table:table-cell>
          <table:table-cell office:value-type="string" calcext:value-type="string">
            <text:p>"}, {"role": "assistant", "content": "</text:p>
          </table:table-cell>
          <table:table-cell office:value-type="string" calcext:value-type="string">
            <text:p>All features of the novel SARS-CoV-2 virus occur in related coronaviruses in nature.Outside the human body, the virus is killed by household soap, which dissolves its protective envelope.SARS-CoV-2 is closely related to the original SARS-CoV.</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आणि तुम्ही मला सांगू शकता का की यासोबतच तुम्हाला इतर कोणती लक्षणे जाणवत आहेत का?</text:p>
          </table:table-cell>
          <table:table-cell office:value-type="string" calcext:value-type="string">
            <text:p>"}, {"role": "assistant", "content": "</text:p>
          </table:table-cell>
          <table:table-cell office:value-type="string" calcext:value-type="string">
            <text:p>And can you tell me what other symptoms are you having along with thi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र्सचा मृत्यूदर हा कोविड-१९ पेक्षा जास्त आहे (१०.९१% वि. १.४४%).</text:p>
          </table:table-cell>
          <table:table-cell office:value-type="string" calcext:value-type="string">
            <text:p>"}, {"role": "assistant", "content": "</text:p>
          </table:table-cell>
          <table:table-cell office:value-type="string" calcext:value-type="string">
            <text:p>SARS has higher mortality than COVID-19 (10.91% versus 1.44%).</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स्नायूंच्या वेदनेसोबत इतर कोणती लक्षणे किंवा समस्या तुम्हाला आढळल्या आहेत का?</text:p>
          </table:table-cell>
          <table:table-cell office:value-type="string" calcext:value-type="string">
            <text:p>"}, {"role": "assistant", "content": "</text:p>
          </table:table-cell>
          <table:table-cell office:value-type="string" calcext:value-type="string">
            <text:p>Any other symptoms or problems that you notice with the muscle ach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तज्ज्ञांनी असे अधोरेखित केला की प्रत्येक व्यक्तीला आरोग्यविषयक अधिकार आहेत ज्यामध्ये अपंग लोक, अल्पसंख्यांक गटात मोडणारे,म्हातारे लोक, अंतर्गत विस्थापित झालेले लोक,बेघर ,अत्यंत गरिबीत जगणारे लोक, ताब्यात घेतले गेलेले लोक त्याचप्रमाणे निर्वासित आणि इतर सरकारच्या मदतीची गरज असणाऱ्या अनिर्दिष्ट समावेश होतो.</text:p>
          </table:table-cell>
          <table:table-cell office:value-type="string" calcext:value-type="string">
            <text:p>"}, {"role": "assistant", "content": "</text:p>
          </table:table-cell>
          <table:table-cell office:value-type="string" calcext:value-type="string">
            <text:p>The experts underscored that every individual has the right to health, including people with disabilities, belonging to minority groups, older people, internally displaced people, the homeless, those living in extremely poor conditions, people in detention, as well as refugees and other unspecified groups in need of government support.</text:p>
          </table:table-cell>
          <table:table-cell office:value-type="string" calcext:value-type="string">
            <text:p>"}]}</text:p>
          </table:table-cell>
          <table:table-cell table:number-columns-repeated="2"/>
        </table:table-row>
        <table:table-row table:style-name="ro3">
          <table:table-cell table:number-columns-repeated="7"/>
        </table:table-row>
      </table:table>
      <table:table table:name="Sheet2" table:style-name="ta1">
        <table:table-column table:style-name="co1" table:default-cell-style-name="Default"/>
        <table:table-row table:style-name="ro3">
          <table:table-cell office:value-type="string" calcext:value-type="string">
            <text:p>{"messages": [{"role": "system", "content": "Translate source to target."}, {"role": "user", "content": "<text:tab/>तीव्र स्वरूपाचा गंभीर श्वसनरोग कोरोनाविषाणू 2 (SARS-CoV-2) हा एक अभूतपूर्व विषाणू आहे, जो प्रथम वुहानमध्ये तीव्र स्वरूपाचा श्वसनाचा आजार असलेल्या प्रकरणांच्या समूहाशी संबंध असलेल्या न्यूमोनिया असलेल्या तीन व्यक्तींपासून वेगळा केला गेला.<text:tab/>"}, {"role": "assistant", "content": "<text:tab/>Severe acute respiratory syndrome coronavirus 2 (SARS-CoV-2) is a novel virus, first isolated from three people with pneumonia connected to the cluster of acute respiratory illness cases in Wuhan.<text:tab/>"}]}</text:p>
          </table:table-cell>
        </table:table-row>
        <table:table-row table:style-name="ro3">
          <table:table-cell office:value-type="string" calcext:value-type="string">
            <text:p>{"messages": [{"role": "system", "content": "Translate source to target."}, {"role": "user", "content": "<text:tab/>गुरूवारी, सार्स-सीओव्ही-२ कोरोनाविषाणू संसर्गाच्या जगभरातील एकूण केसेसच्या संख्येने एक दशलक्ष संख्येला ओलांडले आहे, असे जॉन हाफकिन्स युनिर्व्हसिटी डेटाने दर्शवले आहे.<text:tab/>"}, {"role": "assistant", "content": "<text:tab/>On Thursday, the total number of cases of the SARS-CoV-2 coronavirus infections surpassed one million worldwide, Johns Hopkins University data indicated.<text:tab/>"}]}</text:p>
          </table:table-cell>
        </table:table-row>
        <table:table-row table:style-name="ro3">
          <table:table-cell office:value-type="string" calcext:value-type="string">
            <text:p>{"messages": [{"role": "system", "content": "Translate source to target."}, {"role": "user", "content": "<text:tab/>सर्दी झालेल्या रुग्णाच्या नाकातील स्त्रावामधून एचसीओव्ही-२२९ई <text:s/>विकृति बी८१४ ला पहिल्यांदा वेगळे करण्यापूर्वी वेगवेगळे सीओव्ही विविध संक्रमित प्राण्यांमधून वेगळे करण्यात आले होते ज्यात टर्की, उंदीर, गाय, डुक्कर, मांजर आणि कुत्रा या प्राण्यांचा समावेश होतो.<text:tab/>"}, {"role": "assistant", "content": "<text:tab/>Before the first isolation of HCoV-229E strain B814 from the nasal discharge of patients who had contracted common cold, different CoVs had been isolated in various infected animals, including turkey, mouse, cow, pig, cat and dog.<text:tab/>"}]}</text:p>
          </table:table-cell>
        </table:table-row>
        <table:table-row table:style-name="ro3">
          <table:table-cell office:value-type="string" calcext:value-type="string">
            <text:p>{"messages": [{"role": "system", "content": "Translate source to target."}, {"role": "user", "content": "<text:tab/>फेलिन कोरोनाव्हायरस (FCoV) मांजरांमध्ये सौम्य एंटेरायटीस तसेच गंभीर फेलिन इन्फेक्शिअस पेरिटॉनिटिस (त्याच विषाणूचे अन्य प्रकार) साठी जबाबदार असतो.<text:tab/>"}, {"role": "assistant", "content": "<text:tab/>Feline coronavirus (FCoV) causes mild enteritis in cats as well as severe Feline infectious peritonitis (other variants of the same virus).<text:tab/>"}]}</text:p>
          </table:table-cell>
        </table:table-row>
        <table:table-row table:style-name="ro3">
          <table:table-cell office:value-type="string" calcext:value-type="string">
            <text:p>{"messages": [{"role": "system", "content": "Translate source to target."}, {"role": "user", "content": "<text:tab/>चिनी सरकारचे वरिष्ठ वैद्यकीय सल्लागार झोंग नानशान ह्यांनी युक्तिवाद केला आहे की जर सर्व देशांना WHO च्या विषाणू प्रसार होण्यास प्रतिबंध करण्याच्या उपायांचा सल्ला पाळण्यास आरंभ केल्यास 'हे जूनपर्यंत संपेल'.<text:tab/>"}, {"role": "assistant", "content": "<text:tab/>The Chinese government's senior medical adviser Zhong Nanshan argued that 'it could be over by June' if all countries can be mobilized to follow the WHO's advice on measures to stop the spread of the virus.<text:tab/>"}]}</text:p>
          </table:table-cell>
        </table:table-row>
        <table:table-row table:style-name="ro3">
          <table:table-cell office:value-type="string" calcext:value-type="string">
            <text:p>{"messages": [{"role": "system", "content": "Translate source to target."}, {"role": "user", "content": "<text:tab/>COVID-19 संनिरीक्षणामध्ये साथीच्या रोगांचा कल, नवीन रुग्ण जलद शोधून काढणे, आणि या माहितीच्या आधारे जोखमीचे मूल्यमापन व आजारासाठी सज्जता करण्याचे मार्गदर्शन करण्यासाठी साथीच्या रोगांची माहिती देण्याचा समावेश असणे अपेक्षित आहे.<text:tab/>"}, {"role": "assistant", "content": "<text:tab/>COVID-19 surveillance is expected to monitor epidemiological trends, rapidly detect new cases, and based on this information, provide epidemiological information to conduct risk assessment and guide disease preparedness.<text:tab/>"}]}</text:p>
          </table:table-cell>
        </table:table-row>
        <table:table-row table:style-name="ro3">
          <table:table-cell office:value-type="string" calcext:value-type="string">
            <text:p>{"messages": [{"role": "system", "content": "Translate source to target."}, {"role": "user", "content": "<text:tab/>आतापर्यंत सूचित करण्यात आलेल्या चिकित्सा अध्ययनांच्या आधारे खालील घटक कदाचित COVID-19 रूग्णांच्या रोगनिदानाशी संबंधित असू शकतात किंवा त्याला प्रभावित करू शकतात (तक्ता 33):<text:tab/>"}, {"role": "assistant", "content": "<text:tab/>Based on clinical studies reported thus far, the following factors may affect or be associated with the prognosis of COVID-19 patients (Table ​(Table33):<text:tab/>"}]}</text:p>
          </table:table-cell>
        </table:table-row>
        <table:table-row table:style-name="ro3">
          <table:table-cell office:value-type="string" calcext:value-type="string">
            <text:p>{"messages": [{"role": "system", "content": "Translate source to target."}, {"role": "user", "content": "<text:tab/>कोविड-१९ वरील संशोधनातील या जलद प्रगतीमुळे बऱ्याच महत्वाच्या मुद्द्यांचे निराकरण झालेले नाही, जसे की:<text:tab/>"}, {"role": "assistant", "content": "<text:tab/>Given such rapid progress in research on COVID-19, several critical issues remain to be solved, as follows:<text:tab/>"}]}</text:p>
          </table:table-cell>
        </table:table-row>
        <table:table-row table:style-name="ro3">
          <table:table-cell office:value-type="string" calcext:value-type="string">
            <text:p>{"messages": [{"role": "system", "content": "Translate source to target."}, {"role": "user", "content": "<text:tab/>13 मार्चला त्यांनी राष्ट्रीय आणीबाणी घोषित केल्याने संकटाला तोंड देण्यासाठी संघराज्याच्या निधीदेखील उपलब्ध झाला.<text:tab/>"}, {"role": "assistant", "content": "<text:tab/>On 13 March, he declared a national emergency, which made federal funds available to respond to the crisis.<text:tab/>"}]}</text:p>
          </table:table-cell>
        </table:table-row>
        <table:table-row table:style-name="ro3">
          <table:table-cell office:value-type="string" calcext:value-type="string">
            <text:p>{"messages": [{"role": "system", "content": "Translate source to target."}, {"role": "user", "content": "<text:tab/>वुहान व शेंझेन येथील चीनी चिकित्सालयीन चाचण्यांवरुन फेवीपिरवीर 'पूर्णपणे परिणामकारक' असल्याचा दावा करण्यात आला.<text:tab/>"}, {"role": "assistant", "content": "<text:tab/>Chinese clinical trials in Wuhan and Shenzhen claimed to show that favipiravir was 'clearly effective'.<text:tab/>"}]}</text:p>
          </table:table-cell>
        </table:table-row>
        <table:table-row table:style-name="ro3">
          <table:table-cell office:value-type="string" calcext:value-type="string">
            <text:p>{"messages": [{"role": "system", "content": "Translate source to target."}, {"role": "user", "content": "<text:tab/>इटलीचे इयूचे राजदूत माऊरिझिओ मसारी म्हणाले की 'फक्त चीनने द्विपक्षीय प्रतिसाद दिला.'<text:tab/>"}, {"role": "assistant", "content": "<text:tab/>Maurizio Massari, Italy's ambassador to the EU, said that 'Only China responded bilaterally.<text:tab/>"}]}</text:p>
          </table:table-cell>
        </table:table-row>
        <table:table-row table:style-name="ro3">
          <table:table-cell office:value-type="string" calcext:value-type="string">
            <text:p>{"messages": [{"role": "system", "content": "Translate source to target."}, {"role": "user", "content": "<text:tab/>काहींमुळे संसर्ग झालेल्यांपैकी 30% पेक्षा अधिक मृत्यु पावतात, जसे MERS-CoV आणि काही त्यामानाने हानीकारक नसतात जसे सामान्य सर्दी.<text:tab/>"}, {"role": "assistant", "content": "<text:tab/>Some can kill more than 30% of those infected, such as MERS-CoV, and some are relatively harmless, such as the common cold.<text:tab/>"}]}</text:p>
          </table:table-cell>
        </table:table-row>
        <table:table-row table:style-name="ro3">
          <table:table-cell office:value-type="string" calcext:value-type="string">
            <text:p>{"messages": [{"role": "system", "content": "Translate source to target."}, {"role": "user", "content": "<text:tab/>डोनाल्ड ट्रम्प ह्यांच्या US प्रशासनाने कोरोना विषाणूला 'चिनी विषाणू' किंवा 'वुहान विषाणू' असे संबोधले आहे आणि असे म्हटले आहे की चीनच्या 'गोपनीयतेमुळे एक विषाणू एवढा प्रबळ झाला आहे की त्याचे जागतिक साथीमध्ये रूपांतर झाले आहे' ज्यावर काही टीकाकारांनी वंशवादी आणि 'स्वतःच्या प्रशासनाचे रोगाचे नियंत्रण करण्यात आलेल्या अपयशास दूर ठेवणे' अशी टीका केली आहे<text:tab/>"}, {"role": "assistant", "content": "<text:tab/>The U.S. administration of Donald Trump has referred to the coronavirus as 'Chinese virus' or 'Wuhan virus' saying that China's 'censorship supercharged a virus that has now turned into a global pandemic', which has in turn been criticized by some critics as racism and 'distract(ing) from his administration's failure to contain the disease'.<text:tab/>"}]}</text:p>
          </table:table-cell>
        </table:table-row>
        <table:table-row table:style-name="ro3">
          <table:table-cell office:value-type="string" calcext:value-type="string">
            <text:p>{"messages": [{"role": "system", "content": "Translate source to target."}, {"role": "user", "content": "<text:tab/>SARS-CoV-2 ची पुनरावृत्ती खालच्या श्वसननलिकेपेक्षा वरच्या श्वसननलिकेत कार्यक्षमरीत्या होऊ शकते आणि संसर्गाच्या प्रारंभिक टप्प्यात सौम्य किंवा कोणतेही लक्षणे उद्भवू शकत नाही, इतर CoV सारखेच ज्यांच्यामुळे सर्दी होऊ शकते.<text:tab/>"}, {"role": "assistant", "content": "<text:tab/>In addition to replicating in the lower respiratory tract, SARS-CoV-2 can efficiently replicate in the upper respiratory tract and causes mild or no symptoms in the early phase of infection, similar to other CoVs that cause common colds.<text:tab/>"}]}</text:p>
          </table:table-cell>
        </table:table-row>
        <table:table-row table:style-name="ro3">
          <table:table-cell office:value-type="string" calcext:value-type="string">
            <text:p>{"messages": [{"role": "system", "content": "Translate source to target."}, {"role": "user", "content": "<text:tab/>सामुहिक प्रारंभ बहुधा एकाच कुटुंबात सुरू होतो किंवा एकाच समारंभातून किंवा क्रूज जहाजासारख्या एकाच वाहनातून सुरू होता.<text:tab/>"}, {"role": "assistant", "content": "<text:tab/>Clustered onset often happens in the same family or from the same gathering or vehicle such as a cruise ship.<text:tab/>"}]}</text:p>
          </table:table-cell>
        </table:table-row>
        <table:table-row table:style-name="ro3">
          <table:table-cell office:value-type="string" calcext:value-type="string">
            <text:p>{"messages": [{"role": "system", "content": "Translate source to target."}, {"role": "user", "content": "<text:tab/>जगभरातील अधिकाऱ्यांनी प्रवासास प्रतिबंध, विलगीकरण करणे, संचारबंदी, कामाच्या ठिकाणी धोक्यांचे नियंत्रण करणे आणि सेवा-सुविधा बंद ठेवून प्रतिसाद दिला आहे.<text:tab/>"}, {"role": "assistant", "content": "<text:tab/>Authorities worldwide have responded by implementing travel restrictions, quarantines, curfews, workplace hazard controls, and facility closures.<text:tab/>"}]}</text:p>
          </table:table-cell>
        </table:table-row>
        <table:table-row table:style-name="ro3">
          <table:table-cell office:value-type="string" calcext:value-type="string">
            <text:p>{"messages": [{"role": "system", "content": "Translate source to target."}, {"role": "user", "content": "<text:tab/>वर वर्णन केल्याप्रमाणे, अगदी अलीकडील अध्ययन दर्शवते की ८,८६६ प्रकरणांच्या लोकसंख्येत उष्मायन कालावधी ४.८ (३.०-७.२) दिवस होता.<text:tab/>"}, {"role": "assistant", "content": "<text:tab/>A more recent study, as described above, demonstrates that the incubation period was 4.8 (3.0-7.2) days based on the demography of 8,866 cases.<text:tab/>"}]}</text:p>
          </table:table-cell>
        </table:table-row>
        <table:table-row table:style-name="ro3">
          <table:table-cell office:value-type="string" calcext:value-type="string">
            <text:p>{"messages": [{"role": "system", "content": "Translate source to target."}, {"role": "user", "content": "<text:tab/>गंभीर घटनांमध्ये, रूग्णांना लगेच गंभीर श्वसन सिंड्रोम, सेप्टीक शॉक, मेटाबोलिक अॅसिडोसिस आणि कोगुलोपॅथी होतो.<text:tab/>"}, {"role": "assistant", "content": "<text:tab/>In severe cases, patients quickly progressed to develop acute respiratory syndrome, septic shock, metabolic acidosis, and coagulopathy.<text:tab/>"}]}</text:p>
          </table:table-cell>
        </table:table-row>
        <table:table-row table:style-name="ro3">
          <table:table-cell office:value-type="string" calcext:value-type="string">
            <text:p>{"messages": [{"role": "system", "content": "Translate source to target."}, {"role": "user", "content": "<text:tab/>प्रसार रोखून किंवा दाबून ठेवण्यास प्राधान्य असू शकते पण ते जोपर्यंत विषाणूचा मानवी समुदायामध्ये प्रसार होत आहे तोपर्यंत (किंवा लस उपलब्ध होईपर्यंत, जर ते आधी घडले तर) सातत्याने राखून ठेवण्याची गरज आहे, नाही तर उपाययोजना शिथिल केल्यानंतर संक्रमण चटकन पुन्हा पसरते.<text:tab/>"}, {"role": "assistant", "content": "<text:tab/>Suppression can be preferred but needs to be maintained for as long as the virus is circulating in the human population (or until a vaccine becomes available, if that comes first), as transmission otherwise quickly rebounds when measures are relaxed.<text:tab/>"}]}</text:p>
          </table:table-cell>
        </table:table-row>
        <table:table-row table:style-name="ro3">
          <table:table-cell office:value-type="string" calcext:value-type="string">
            <text:p>{"messages": [{"role": "system", "content": "Translate source to target."}, {"role": "user", "content": "<text:tab/>संभवतः ते मानवाच्या जवळच्या अन्य पोशिंद्याने आधीच स्वीकारले असेल.<text:tab/>"}, {"role": "assistant", "content": "<text:tab/>Presumably, it has already been adapted to another host close to humans.<text:tab/>"}]}</text:p>
          </table:table-cell>
        </table:table-row>
        <table:table-row table:style-name="ro3">
          <table:table-cell office:value-type="string" calcext:value-type="string">
            <text:p>{"messages": [{"role": "system", "content": "Translate source to target."}, {"role": "user", "content": "<text:tab/>या अध्ययनांत, आम्ही युरोपियन युनियन/युरोपियन आर्थिक क्षेत्रातील (EU/EEA) प्रत्येक देश आणि युनायटेड किंग्डम (UK) मधील COVID-19 च्या एकत्रित घटनांच्या स्वरूपांचे मूल्यांकन केले आणि त्यांची तुलना चीनच्या हुबेई प्रांतासोबत केली.<text:tab/>"}, {"role": "assistant", "content": "<text:tab/>In this study, we assess the trends in the cumulative incidence of COVID-19 in each European Union/European Economic Area (EU/EEA) country and the United Kingdom (UK) and compare them to that of Hubei Province, China.<text:tab/>"}]}</text:p>
          </table:table-cell>
        </table:table-row>
        <table:table-row table:style-name="ro3">
          <table:table-cell office:value-type="string" calcext:value-type="string">
            <text:p>{"messages": [{"role": "system", "content": "Translate source to target."}, {"role": "user", "content": "<text:tab/>दोन प्रकारचे कॅनिन कोरोनाव्हायरस (CCoV) (एकामुळे एंटेरायटीस होतो, तर दुसरा श्वसनासंबंधी आजारास कारणीभूत असतो).<text:tab/>"}, {"role": "assistant", "content": "<text:tab/>The two types of canine coronavirus (CCoV) (one causing enteritis, the other found in respiratory diseases).<text:tab/>"}]}</text:p>
          </table:table-cell>
        </table:table-row>
        <table:table-row table:style-name="ro3">
          <table:table-cell office:value-type="string" calcext:value-type="string">
            <text:p>{"messages": [{"role": "system", "content": "Translate source to target."}, {"role": "user", "content": "<text:tab/>त्याच दिवशी हुबेईमध्ये, वुहान व्यतिरिक्त, टाळेबंदी लागू केल्यानंतर दोन महिन्यांनी प्रवासावरील बंधने शिथिल करण्यात आली. 26 मार्चला चीनच्या परराष्ट्र व्यवहार मंत्रालयाने असे जाहीर केलं की व्हिसा किंवा रहिवासी परवाना धारकांची वैधता 28 मार्चनंतर प्रवेश स्थगित करण्यात येईल आणि ही स्थगिती योजना कधी संपुष्टात येईल ह्याविषयी कोणताही विशिष्ट तपशील दिला नाही.<text:tab/>"}, {"role": "assistant", "content": "<text:tab/>The same day travel restrictions were eased in Hubei, apart from Wuhan, two months after the lockdown was imposed.The Chinese Ministry of Foreign Affairs announced on 26 March 2020 that entry for visa or residence permit holders would be suspended from 28 March onwards, with no specific details on when this policy will end.<text:tab/>"}]}</text:p>
          </table:table-cell>
        </table:table-row>
        <table:table-row table:style-name="ro3">
          <table:table-cell office:value-type="string" calcext:value-type="string">
            <text:p>{"messages": [{"role": "system", "content": "Translate source to target."}, {"role": "user", "content": "<text:tab/>जागतिक अर्थव्यवस्थेला होणारी हानी चीनमध्ये जाणवू लागली आहे,१६ मार्चच्या एका माध्यमाच्या अहवालानुसार चीनच्या अर्थव्यवस्थेवर २०२०च्या पहिल्या दोन महिन्यात चिनी सरकारनी विषाणूचा प्रसार रोखण्यासाठी केलेल्या उपाययोजनांमुळे फार गंभीर परिणाम झाला आहे आणि किरकोळ विक्री २०.५% कमी झाली आहे.<text:tab/>"}, {"role": "assistant", "content": "<text:tab/>Damage to the global economy has been felt in China: according to a media report on 16 March, the economy in China was very hard hit in the first two months of 2020 due to the measures taken by the government to curtail virus spread, and retail sales plunged 20.5%.<text:tab/>"}]}</text:p>
          </table:table-cell>
        </table:table-row>
        <table:table-row table:style-name="ro3">
          <table:table-cell office:value-type="string" calcext:value-type="string">
            <text:p>{"messages": [{"role": "system", "content": "Translate source to target."}, {"role": "user", "content": "<text:tab/>2019 चा नवीन एचसीओव्ही (२०१९-एनसीओव्ही) ज्याचे नंतर SARS-CoV-2 म्हणून नामकरण करण्यात आले, तो कोरोनाव्हायरस आजार २०१९ (कोविड-१९) च्या जारी साथरोगाचा कारक माध्यम होता, ज्याने ३ मार्च २०२० पर्यंत ३,१२० पेक्षा जास्त मृत्यू झाले होते आणि ९१,००० पेक्षा जास्त लोकांना संसर्गित केले होते.<text:tab/>"}, {"role": "assistant", "content": "<text:tab/>The 2019 novel HCoV (2019-nCoV), which has subsequently been renamed SARS-CoV-2, is the causative agent of the ongoing epidemic of coronavirus disease 2019 (COVID-19), which has claimed more than 3,120 lives and infected more than 91,000 people as of March 3, 2020.<text:tab/>"}]}</text:p>
          </table:table-cell>
        </table:table-row>
        <table:table-row table:style-name="ro3">
          <table:table-cell office:value-type="string" calcext:value-type="string">
            <text:p>{"messages": [{"role": "system", "content": "Translate source to target."}, {"role": "user", "content": "<text:tab/>बहुतकरून सार्स-सीओव्ही-२ चा मध्यस्थ पोशिंदा प्राणी हा वन्यजीव प्रजातीतील असावा जो हुआनन सीफूड होलसेल मार्केट येथे विकला आणि मारला गेला असावा, ज्याच्यासह कोविड-१९ शी संबंधित सुरुवातीच्या प्रकरणांपैकी अनेक प्रकरणे संबंधित आहेत, जे प्राणी-ते-मानव या संक्रमणाच्या घटनेच्या शक्यतेचे दर्शक आहेत.<text:tab/>"}, {"role": "assistant", "content": "<text:tab/>Presumably, the intermediate animal hosts of SARS-CoV-2 should be among the wildlife species sold and killed at the Huanan Seafood Wholesale Market, with which many of the initial cases of COVID-19 were associated, indicative of a probable animal-to-human transmission event.<text:tab/>"}]}</text:p>
          </table:table-cell>
        </table:table-row>
        <table:table-row table:style-name="ro3">
          <table:table-cell office:value-type="string" calcext:value-type="string">
            <text:p>{"messages": [{"role": "system", "content": "Translate source to target."}, {"role": "user", "content": "<text:tab/>दक्षिण कोरियाचा कार्यक्रम हा संपूर्ण शहरे विलगीकृत न करता उद्रेक नियंत्रित करण्यामध्ये यशस्वी मानला जातो. सुरुवातीला अध्यक्ष मून जाए-इन ह्यांचा संकटास प्रतिसाद म्हणून दक्षिण कोरियन समाजाचे ध्रुवीकरण केले गेले.<text:tab/>"}, {"role": "assistant", "content": "<text:tab/>South Korea's programme is considered to be a success in controlling the outbreak despite not quarantining entire cities.The South Korean society was initially polarized on President Moon Jae-in's response to the crisis.<text:tab/>"}]}</text:p>
          </table:table-cell>
        </table:table-row>
        <table:table-row table:style-name="ro3">
          <table:table-cell office:value-type="string" calcext:value-type="string">
            <text:p>{"messages": [{"role": "system", "content": "Translate source to target."}, {"role": "user", "content": "<text:tab/>तरीसुद्धा, मानवामध्ये झालेल्या प्रसारानंतर,संक्रामकता, रोगजनकता आणि मानवांमधील शाश्वत प्रसार या वैशिष्ट्यांच्या समावेशासह सार्स-सीओव्ही-२ ची वैशिष्ट्ये कोविड-१९ च्या सध्या सुरू असलेल्या उद्रेकाच्या अंतिम भवितव्यासाठी प्रभावी <text:s/>ठरतील.<text:tab/>"}, {"role": "assistant", "content": "<text:tab/>Nevertheless, the features of SARS-CoV-2 including its transmissibility, pathogenicity and sustainable spreading after passages in humans will be influential on the ultimate fate of the ongoing outbreak of COVID-19.<text:tab/>"}]}</text:p>
          </table:table-cell>
        </table:table-row>
        <table:table-row table:style-name="ro3">
          <table:table-cell office:value-type="string" calcext:value-type="string">
            <text:p>{"messages": [{"role": "system", "content": "Translate source to target."}, {"role": "user", "content": "<text:tab/>याशिवाय, वटवाघळांच्या उच्च-चयापचय क्रियेपासून उत्पन्न झालेल्या प्रतिक्रियाशील ऑक्सिजन प्रकाराचे (आरओएस) उच्च प्रमाण दोन्हीही सीओव्ही प्रतिकृती क्रियेस दाबतात आणि एक्सोरायबोन्युक्लेजद्वारे प्रुफरिंडीगला परिणामित करते, अशा प्रकारे जेव्हा नवीन पोषकामध्ये प्रवेश केला जातो, तेव्हा विषाणूच्या वंशावळीची उत्पत्ती ही मोठ्या प्रमाणात रोगजनक होण्यासाठी निवड दाब प्रदान करते.<text:tab/>"}, {"role": "assistant", "content": "<text:tab/>Moreover, the high level of reactive oxygen species (ROS) generated from high metabolic activity of bats could both suppress CoV replication and affects proofreading by exoribonuclease, thus providing the selection pressure for the generation of virus strains highly pathogenic when introduced into a new host.<text:tab/>"}]}</text:p>
          </table:table-cell>
        </table:table-row>
        <table:table-row table:style-name="ro3">
          <table:table-cell office:value-type="string" calcext:value-type="string">
            <text:p>{"messages": [{"role": "system", "content": "Translate source to target."}, {"role": "user", "content": "<text:tab/>अनेक रेल्वे स्थानके आणि प्रवासी वाहतूक करणाऱ्या बोटींचे धक्के बंद झाले आहेत.<text:tab/>"}, {"role": "assistant", "content": "<text:tab/>Several train stations and ferry ports have also been closed.<text:tab/>"}]}</text:p>
          </table:table-cell>
        </table:table-row>
        <table:table-row table:style-name="ro3">
          <table:table-cell office:value-type="string" calcext:value-type="string">
            <text:p>{"messages": [{"role": "system", "content": "Translate source to target."}, {"role": "user", "content": "<text:tab/>कोरोना विषाणूंपासून होणाऱ्या धोक्यांमध्ये लक्षणीय भिन्नता असते.<text:tab/>"}, {"role": "assistant", "content": "<text:tab/>Coronaviruses vary significantly in risk factor.<text:tab/>"}]}</text:p>
          </table:table-cell>
        </table:table-row>
        <table:table-row table:style-name="ro3">
          <table:table-cell office:value-type="string" calcext:value-type="string">
            <text:p>{"messages": [{"role": "system", "content": "Translate source to target."}, {"role": "user", "content": "<text:tab/>स्पष्टतेसाठी, आकृती १ आणि सारणी २ मध्ये ज्ञात एचसीओव्ही चे प्राणी उत्पत्तीवरील वर्तमान ज्ञान सारांशामध्ये देण्यात आलेले आहे.<text:tab/>"}, {"role": "assistant", "content": "<text:tab/>For clarity, the current knowledge on animal origins of known HCoVs is summarized in Figure ​1 and Table 2.<text:tab/>"}]}</text:p>
          </table:table-cell>
        </table:table-row>
        <table:table-row table:style-name="ro3">
          <table:table-cell office:value-type="string" calcext:value-type="string">
            <text:p>{"messages": [{"role": "system", "content": "Translate source to target."}, {"role": "user", "content": "<text:tab/>दोन्ही प्रकरणांमध्ये, पोशिंदा नैसर्गिकरित्या संक्रमित असतो आणि एचसीओव्हीचा किंवा त्याच्या पालक विषाणूचा नैसर्गिक पोशिंदा असतो.<text:tab/>"}, {"role": "assistant", "content": "<text:tab/>In both cases, the hosts are naturally infected and are the natural hosts of HCoV or its parental virus.<text:tab/>"}]}</text:p>
          </table:table-cell>
        </table:table-row>
        <table:table-row table:style-name="ro3">
          <table:table-cell office:value-type="string" calcext:value-type="string">
            <text:p>{"messages": [{"role": "system", "content": "Translate source to target."}, {"role": "user", "content": "<text:tab/>त्याच दिवशी कॅनडाचे 215 नागरिक (पहिल्या विमानातून 176 आणि US सरकारच्या भाड्याने दिलेल्या दुसऱ्या विमानाने 39) वुहानहून CFB ट्रेंटनला दोन आठवडे विलग करण्यासाठी हलविण्यात आले.<text:tab/>"}, {"role": "assistant", "content": "<text:tab/>On the same day, 215 Canadians (176 from the first plane, and 39 from a second plane chartered by the U.S. government) were evacuated from Wuhan to CFB Trenton to be quarantined for two weeks.<text:tab/>"}]}</text:p>
          </table:table-cell>
        </table:table-row>
        <table:table-row table:style-name="ro3">
          <table:table-cell office:value-type="string" calcext:value-type="string">
            <text:p>{"messages": [{"role": "system", "content": "Translate source to target."}, {"role": "user", "content": "<text:tab/>पॉलीप्रोटीन चे स्वतःचे पॉलीप्रोटीज असतात जे पॉलीप्रोटीनचे विभाजन अनेक असंरचनात्मक प्रथिनांमध्ये करतात.<text:tab/>"}, {"role": "assistant", "content": "<text:tab/>The polyprotein has its own proteases which cleave the polyprotein into multiple nonstructural proteins.<text:tab/>"}]}</text:p>
          </table:table-cell>
        </table:table-row>
        <table:table-row table:style-name="ro3">
          <table:table-cell office:value-type="string" calcext:value-type="string">
            <text:p>{"messages": [{"role": "system", "content": "Translate source to target."}, {"role": "user", "content": "<text:tab/>पश्चिम बंगालमधील भारतीय जनता पक्षाचे राज्यस्तरीय अध्यक्ष दिलीप घोष यांनी असे विधान केले कि चीनी लोकांनी निसर्गाचा नाश केला होता आणि 'म्हणूनच देवाने त्यांच्या बदला घेतला.'<text:tab/>"}, {"role": "assistant", "content": "<text:tab/>The Bharatiya Janata Party's State unit president in West Bengal Dilip Ghosh stated that the Chinese had destroyed nature and 'that's why the God took revenge against them.'<text:tab/>"}]}</text:p>
          </table:table-cell>
        </table:table-row>
        <table:table-row table:style-name="ro3">
          <table:table-cell office:value-type="string" calcext:value-type="string">
            <text:p>{"messages": [{"role": "system", "content": "Translate source to target."}, {"role": "user", "content": "<text:tab/>अभ्यासादरम्यान असे आढळले आहे की तोंड न झाकता खोकल्यामुळे थेंब 4.5 मीटर (15 फूट) ते 8.2 मीटर (27 फूट) प्रवास करू शकतात.<text:tab/>"}, {"role": "assistant", "content": "<text:tab/>Studies have found that an uncovered coughing can lead to droplets travelling up to 4.5 metres (15 feet) to 8.2 metres (27 feet).<text:tab/>"}]}</text:p>
          </table:table-cell>
        </table:table-row>
        <table:table-row table:style-name="ro3">
          <table:table-cell office:value-type="string" calcext:value-type="string">
            <text:p>{"messages": [{"role": "system", "content": "Translate source to target."}, {"role": "user", "content": "<text:tab/>कोंबड्यामध्ये, संसर्गजन्य ब्राँकायटीस विषाणू (IBV) या कोरोना विषाणूचा संसर्ग केवळ श्वसन मार्गापुरता नसून मूत्रजनन मार्गदेखील याचे लक्ष्य असते.<text:tab/>"}, {"role": "assistant", "content": "<text:tab/>In chickens, the infectious bronchitis virus (IBV), a coronavirus, targets not only the respiratory tract but also the urogenital tract.<text:tab/>"}]}</text:p>
          </table:table-cell>
        </table:table-row>
        <table:table-row table:style-name="ro3">
          <table:table-cell office:value-type="string" calcext:value-type="string">
            <text:p>{"messages": [{"role": "system", "content": "Translate source to target."}, {"role": "user", "content": "<text:tab/>आश्चर्यकारकरितीने, न्यूक्लेओटाइड अॅनालोगी रेमडेसिव्हिर ही सीओव्ही प्रतिकृती करण्याला या एक्सोरिबोन्युक्लेजच्या आणि आरएनए-अवलंंबित आरएनए पॉलिमर्सच्या अवरोधास शमवण्यास ज्ञात आहे.<text:tab/>"}, {"role": "assistant", "content": "<text:tab/>Interestingly, the nucleotide analogue Remdesivir is known to suppress CoV replication through inhibition of this exoribonuclease and the RNA-dependent RNA polymerase.<text:tab/>"}]}</text:p>
          </table:table-cell>
        </table:table-row>
        <table:table-row table:style-name="ro3">
          <table:table-cell office:value-type="string" calcext:value-type="string">
            <text:p>{"messages": [{"role": "system", "content": "Translate source to target."}, {"role": "user", "content": "<text:tab/>वैद्यकीय दुकानांत सहज मिळणारी सर्दीची औषधे घेणे, द्रवपदार्थ पिणे आणि विश्रांती घेणे ह्यामुळे लक्षणे कमी होण्यास मदत होऊ शकते.<text:tab/>"}, {"role": "assistant", "content": "<text:tab/>Taking over-the-counter cold medications, drinking fluids, and resting may help alleviate symptoms.<text:tab/>"}]}</text:p>
          </table:table-cell>
        </table:table-row>
        <table:table-row table:style-name="ro3">
          <table:table-cell office:value-type="string" calcext:value-type="string">
            <text:p>{"messages": [{"role": "system", "content": "Translate source to target."}, {"role": "user", "content": "<text:tab/>त्यामुळे गरज भासल्यास COVID-19 रूग्णांमध्ये कमी डोसमध्ये आणि अल्प काळासाठी स्टेरॉईड्स वापरले जावे.<text:tab/>"}, {"role": "assistant", "content": "<text:tab/>Thus, if needed, steroids should be used at low dosage and for a short time in COVID-19 patients.<text:tab/>"}]}</text:p>
          </table:table-cell>
        </table:table-row>
        <table:table-row table:style-name="ro3">
          <table:table-cell office:value-type="string" calcext:value-type="string">
            <text:p>{"messages": [{"role": "system", "content": "Translate source to target."}, {"role": "user", "content": "<text:tab/>सप्टेंबर 2012 मध्ये, नवीन प्रकारच्या कोरोना विषाणूचा शोध लावण्यात आला, ज्यास सुरुवातीला नॉव्हेल कोरोनाव्हायरस 2012 असे म्हटले गेले, आणि आता अधिकृतपणे त्यास मिडल इस्ट रेस्पिरेटरी सींड्रोम कोरोनाव्हायरस (MERS-CoV) असे नाव देण्यात आले.<text:tab/>"}, {"role": "assistant", "content": "<text:tab/>In September 2012, a new type of coronavirus was identified, initially called Novel Coronavirus 2012, and now officially named Middle East respiratory syndrome coronavirus (MERS-CoV).<text:tab/>"}]}</text:p>
          </table:table-cell>
        </table:table-row>
        <table:table-row table:style-name="ro3">
          <table:table-cell office:value-type="string" calcext:value-type="string">
            <text:p>{"messages": [{"role": "system", "content": "Translate source to target."}, {"role": "user", "content": "<text:tab/>CNN च्या एका अहवालाने असे सूचित केले की इटलीची वृद्ध लोकांची मोठी लोकसंख्या आणि आजपर्यंत ज्या लोकांना विषाणूचा संसर्ग झाला आहे अशा सर्व लोकांच्या चाचण्या करण्याची असमर्थता ही मोठ्या मृत्युदरास कारणीभूत असू शकते.<text:tab/>"}, {"role": "assistant", "content": "<text:tab/>A CNN report indicated that the combination of Italy's large elderly population and inability to test all who have the virus to date may be contributing to the high fatality rate.<text:tab/>"}]}</text:p>
          </table:table-cell>
        </table:table-row>
        <table:table-row table:style-name="ro3">
          <table:table-cell office:value-type="string" calcext:value-type="string">
            <text:p>{"messages": [{"role": "system", "content": "Translate source to target."}, {"role": "user", "content": "<text:tab/>20 जानेवारी रोजी आरोग्यसेवा प्रदात्यांना संसर्ग झाल्याची नोंद झाली ज्यामुळे मानवापासून मानवांना संसर्ग होऊ शकतो हे निदर्शनास आले.<text:tab/>"}, {"role": "assistant", "content": "<text:tab/>On January 20, the infection of health-care providers was reported, suggesting that human-to-human transmission was possible.<text:tab/>"}]}</text:p>
          </table:table-cell>
        </table:table-row>
        <table:table-row table:style-name="ro3">
          <table:table-cell office:value-type="string" calcext:value-type="string">
            <text:p>{"messages": [{"role": "system", "content": "Translate source to target."}, {"role": "user", "content": "<text:tab/>ज्यांना संसर्ग झाला असण्याची शक्यता आहे अशांसाठी सर्जिकल मुखवट्यांची शिफारस केली आहे, कारण मुखवटा घातल्याने बोलताना, शिंकताना किंवा खोकताना श्वसनाद्वारे जे थेंब पसरतात त्यांचे प्रमाण आणि प्रवासाचे अंतर मर्यादित ठेवता येते.<text:tab/>"}, {"role": "assistant", "content": "<text:tab/>Surgical masks are recommended for those who may be infected, as wearing a mask can limit the volume and travel distance of expiratory droplets dispersed when talking, sneezing, and coughing.<text:tab/>"}]}</text:p>
          </table:table-cell>
        </table:table-row>
        <table:table-row table:style-name="ro3">
          <table:table-cell office:value-type="string" calcext:value-type="string">
            <text:p>{"messages": [{"role": "system", "content": "Translate source to target."}, {"role": "user", "content": "<text:tab/>तसेच आम्ही एचसीओव्ही उत्क्रांतीच्या कलाचाही आढावा घेतला की ज्यामध्ये जर संक्रामकता वाढली तर रोगजनकता कमी होते.<text:tab/>"}, {"role": "assistant", "content": "<text:tab/>We also review the trend of HCoV evolution in which the increase in transmissibility often comes with the decrease in pathogenicity.<text:tab/>"}]}</text:p>
          </table:table-cell>
        </table:table-row>
        <table:table-row table:style-name="ro3">
          <table:table-cell office:value-type="string" calcext:value-type="string">
            <text:p>{"messages": [{"role": "system", "content": "Translate source to target."}, {"role": "user", "content": "<text:tab/>प्रकरणे अद्याप EU/EEA देश आणि यूकेच्या काही विशिष्ट प्रदेशांपर्यंतच मर्यादित असल्याने आणि रूग्णालये व सखोल चिकित्सा केंद्रे निश्चित क्षेत्रीय लोकसंख्येला उपचार प्रदान करत असल्याने, प्रकरणांची माहिती व अतिदक्षता चिकित्सा केंद्रांची माहिती शक्यतो आकडेवारी 2 (NUTS-2) स्तरासाठी क्षेत्रीय केंद्रांच्या परिभाषेत उपलब्ध करायला हवी.<text:tab/>"}, {"role": "assistant", "content": "<text:tab/>Since cases have so far clustered in certain regions in EU/EEA countries and the UK, and hospitals and intensive care units usually serve a defined regional catchment population, information about cases and intensive care beds should preferably be made available at the Nomenclature of territorial units for statistics 2 (NUTS-2) level.<text:tab/>"}]}</text:p>
          </table:table-cell>
        </table:table-row>
        <table:table-row table:style-name="ro3">
          <table:table-cell office:value-type="string" calcext:value-type="string">
            <text:p>{"messages": [{"role": "system", "content": "Translate source to target."}, {"role": "user", "content": "<text:tab/>त्यामुळे वटवाघळे ही एचसीओव्ही-२२९ई ला थेट मानवामध्ये संक्रमित करू शकतात यामध्ये आश्चर्यजनक असे काही नाही.<text:tab/>"}, {"role": "assistant", "content": "<text:tab/>It is therefore not too surprising that bats might transmit HCoV-229E to humans directly.<text:tab/>"}]}</text:p>
          </table:table-cell>
        </table:table-row>
        <table:table-row table:style-name="ro3">
          <table:table-cell office:value-type="string" calcext:value-type="string">
            <text:p>{"messages": [{"role": "system", "content": "Translate source to target."}, {"role": "user", "content": "<text:tab/>COVID-19 साठी तीन प्रमुख जोखीम घटक लिंग (पुरूष), वय (&gt;60) आणि तीव्र न्यूमोनिया असे होते.<text:tab/>"}, {"role": "assistant", "content": "<text:tab/>Three major risk factors for COVID-19 were sex (male), age (≥60), and severe pneumonia.<text:tab/>"}]}</text:p>
          </table:table-cell>
        </table:table-row>
        <table:table-row table:style-name="ro3">
          <table:table-cell office:value-type="string" calcext:value-type="string">
            <text:p>{"messages": [{"role": "system", "content": "Translate source to target."}, {"role": "user", "content": "<text:tab/>मानवी स्वयंसेवकांवर केलेल्या अध्ययनानुसार, एचसीओव्ही-२२९ई ने संक्रमित निरोगी व्यक्तींमध्ये सौम्य सर्दी विकसित झाली आहे.<text:tab/>"}, {"role": "assistant", "content": "<text:tab/>According to a human volunteer study, healthy individuals infected with HCoV-229E developed mild common cold.<text:tab/>"}]}</text:p>
          </table:table-cell>
        </table:table-row>
        <table:table-row table:style-name="ro3">
          <table:table-cell office:value-type="string" calcext:value-type="string">
            <text:p>{"messages": [{"role": "system", "content": "Translate source to target."}, {"role": "user", "content": "<text:tab/>काही कलाकारांनी पारंपारिक प्रत्यक्ष सादरीकरणाला पर्याय म्हणून इंटरनेटवर कलेची निर्मिती करणे आणि ते सामायिक करणे सुरु ठेवण्यासाठी मार्ग शोधून काढले आहेत, जसे की मैफिलींचे प्रत्यक्ष सादरीकरण किंवा कलाकारांना त्यांचे काम सादर करणे, वितरण करणे आणि प्रसिद्ध करणे यासाठी वेब आधारित 'उत्सवांची' निर्मिती होय.<text:tab/>"}, {"role": "assistant", "content": "<text:tab/>Some artists have explored ways to continue to produce and share work over the internet as an alternative to traditional live performance, such as live streaming concerts or creating web-based 'festivals' for artists to perform, distribute, and publicize their work.<text:tab/>"}]}</text:p>
          </table:table-cell>
        </table:table-row>
        <table:table-row table:style-name="ro3">
          <table:table-cell office:value-type="string" calcext:value-type="string">
            <text:p>{"messages": [{"role": "system", "content": "Translate source to target."}, {"role": "user", "content": "<text:tab/>18 फेब्रुवारी, 2020 ला बोली झांग आणि सहकाऱ्यांनी WM आणि TCM च्या संयोजित उपचारांसोबत केवळ पश्चिमी औषधांची (WM) तुलना करण्यास एक अध्ययन प्रकाशित केले.<text:tab/>"}, {"role": "assistant", "content": "<text:tab/>On February 18, 2020, Boli Zhang and coworkers published a study to compare western medicine (WM) treatment alone with combined treatment of WM and TCM.<text:tab/>"}]}</text:p>
          </table:table-cell>
        </table:table-row>
        <table:table-row table:style-name="ro3">
          <table:table-cell office:value-type="string" calcext:value-type="string">
            <text:p>{"messages": [{"role": "system", "content": "Translate source to target."}, {"role": "user", "content": "<text:tab/>बहुतांश प्रकरणे ही हुनानच्या समुद्री खाद्यपदार्थांच्या घाऊक बाजाराशी निगडित होती आणि म्हणून ह्या विषाणूचे मूळ प्राणिजन्य असल्याचे मानले जाते.<text:tab/>"}, {"role": "assistant", "content": "<text:tab/>The cases mostly had links to the Huanan Seafood Wholesale Market and so the virus is thought to have a zoonotic origin.<text:tab/>"}]}</text:p>
          </table:table-cell>
        </table:table-row>
        <table:table-row table:style-name="ro3">
          <table:table-cell office:value-type="string" calcext:value-type="string">
            <text:p>{"messages": [{"role": "system", "content": "Translate source to target."}, {"role": "user", "content": "<text:tab/>उदाहरणार्थ एक्झोरायबोन्युक्लीएझ असंरचनात्मक प्रथिन प्रुफरीडींग चे कार्य करुन अधिक अचूक प्रतिरुपणासाठी मदत करते ज्याचा RNA डीपेंडंट RNA पॉलीमरेजमध्ये अभाव असतो. कॉम्प्लेक्सचे महत्वपूर्ण कार्य म्हणजे विषाणूच्या जीनसंचाचे प्रतिरुपण करणे असते.<text:tab/>"}, {"role": "assistant", "content": "<text:tab/>The exoribonuclease nonstructural protein, for instance, provides extra fidelity to replication by providing a proofreading function which the RNA-dependent RNA polymerase lacks.One of the main functions of the complex is to replicate the viral genome.<text:tab/>"}]}</text:p>
          </table:table-cell>
        </table:table-row>
        <table:table-row table:style-name="ro3">
          <table:table-cell office:value-type="string" calcext:value-type="string">
            <text:p>{"messages": [{"role": "system", "content": "Translate source to target."}, {"role": "user", "content": "<text:tab/>हिवतापावरील उपचारासाठी आधीच मंजूर करण्यात आलेल्या औषधांचा नवीन उद्दिष्टांसाठी उपयोग करण्याचे मूल्यमापन सात चाचण्यांच्या माध्यमातून चालू होते, ज्यामध्ये हायड्रॉक्सीक्लोरोक्विन किंवा क्लोरोक्विन फॉस्फेट वरील चार अभ्यासांचा समावेश आहे.<text:tab/>"}, {"role": "assistant", "content": "<text:tab/>Seven trials were evaluating repurposed drugs already approved to treat malaria, including four studies on hydroxychloroquine or chloroquine phosphate.<text:tab/>"}]}</text:p>
          </table:table-cell>
        </table:table-row>
        <table:table-row table:style-name="ro3">
          <table:table-cell office:value-type="string" calcext:value-type="string">
            <text:p>{"messages": [{"role": "system", "content": "Translate source to target."}, {"role": "user", "content": "<text:tab/>उद्भवणाऱ्या आजारावरील प्रकाशनांच्या वाढत्या संख्येला प्रतिसाद म्हणून हा लेख विकसित होणाऱ्या संशोधन विषयाचे योग्य वेळी आणि समावेशक पुनरावलोकन प्रदान करण्याचा प्रयत्न करतो.<text:tab/>"}, {"role": "assistant", "content": "<text:tab/>In response to the rapidly increasing number of publications on the emerging disease, this article attempts to provide a timely and comprehensive review of the swiftly developing research subject.<text:tab/>"}]}</text:p>
          </table:table-cell>
        </table:table-row>
        <table:table-row table:style-name="ro3">
          <table:table-cell office:value-type="string" calcext:value-type="string">
            <text:p>{"messages": [{"role": "system", "content": "Translate source to target."}, {"role": "user", "content": "<text:tab/>RNA पट्टापासून RNA प्रतिरुपण आणि प्रतिलेखन करण्यामध्ये याचा थेट सहभाग असतो.<text:tab/>"}, {"role": "assistant", "content": "<text:tab/>It is directly involved in the replication and transcription of RNA from an RNA strand.<text:tab/>"}]}</text:p>
          </table:table-cell>
        </table:table-row>
        <table:table-row table:style-name="ro3">
          <table:table-cell office:value-type="string" calcext:value-type="string">
            <text:p>{"messages": [{"role": "system", "content": "Translate source to target."}, {"role": "user", "content": "<text:tab/>सार्सच्या साथरोगाचा परिणाम ७७४ मृत्यूंसह ८,०९६ नोंद झालेल्या प्रकरणांत झाला जो अनेक देश आणि खंडामध्ये पसरला.<text:tab/>"}, {"role": "assistant", "content": "<text:tab/>The SARS epidemic resulted in 8,096 reported cases with 774 deaths, spreading across many countries and continents.<text:tab/>"}]}</text:p>
          </table:table-cell>
        </table:table-row>
        <table:table-row table:style-name="ro3">
          <table:table-cell office:value-type="string" calcext:value-type="string">
            <text:p>{"messages": [{"role": "system", "content": "Translate source to target."}, {"role": "user", "content": "<text:tab/>बहुतांश एचसीओव्हीची उत्पत्ती वटवाघळांपासून झाली आहे जेथे ती गैर-रोगकारक आहेत.<text:tab/>"}, {"role": "assistant", "content": "<text:tab/>Most HCoVs originated from bats where they are non-pathogenic.<text:tab/>"}]}</text:p>
          </table:table-cell>
        </table:table-row>
        <table:table-row table:style-name="ro3">
          <table:table-cell office:value-type="string" calcext:value-type="string">
            <text:p>{"messages": [{"role": "system", "content": "Translate source to target."}, {"role": "user", "content": "<text:tab/>MERS-CoV, जरी विविध बॅट कोरोना विषाणूशी संबंधित असला तरीही त्यांच्यापासून शेकडो वर्षांपासून विलग झाल्याचे दिसून येते.<text:tab/>"}, {"role": "assistant", "content": "<text:tab/>MERS-CoV, although related to several bat coronavirus species, appears to have diverged from these several centuries ago.<text:tab/>"}]}</text:p>
          </table:table-cell>
        </table:table-row>
        <table:table-row table:style-name="ro3">
          <table:table-cell office:value-type="string" calcext:value-type="string">
            <text:p>{"messages": [{"role": "system", "content": "Translate source to target."}, {"role": "user", "content": "<text:tab/>संसर्गाला प्रतिबंध करण्यासाठी शारीरिक अंतर राखण्याच्या उपायांची पण शिफारस केलेली आहे. अनेक सरकारांनी जिथे उद्रेक झाला आहे अशा भागांमधून इतर भागांकडे प्रवास करण्यास मर्यादा घातली आहे किंवा प्रवास न करण्याचा सल्ला दिला आहे.<text:tab/>"}, {"role": "assistant", "content": "<text:tab/>Physical distancing measures are also recommended to prevent transmission.Many governments have restricted or advised against all non-essential travel to and from countries and areas affected by the outbreak.<text:tab/>"}]}</text:p>
          </table:table-cell>
        </table:table-row>
        <table:table-row table:style-name="ro3">
          <table:table-cell office:value-type="string" calcext:value-type="string">
            <text:p>{"messages": [{"role": "system", "content": "Translate source to target."}, {"role": "user", "content": "<text:tab/>परिस्थिती वेगाने बदलत असल्याने उद्रेकाची अंतिम स्थिती आणि तीव्रता अद्याप अनिश्चित आहे.<text:tab/>"}, {"role": "assistant", "content": "<text:tab/>As the situation is rapidly evolving, the final scope and severity of the outbreak remain to be determined.<text:tab/>"}]}</text:p>
          </table:table-cell>
        </table:table-row>
        <table:table-row table:style-name="ro3">
          <table:table-cell office:value-type="string" calcext:value-type="string">
            <text:p>{"messages": [{"role": "system", "content": "Translate source to target."}, {"role": "user", "content": "<text:tab/>युनायटेड स्टेटमध्ये, २४४ हजारपेक्षा जास्त कोरोनाविषाणू केसेस नोंदवण्यात आल्यास, ज्यापैकी ५,९०० मृत्युना जोडल्या गेल्या.<text:tab/>"}, {"role": "assistant", "content": "<text:tab/>In the United States, over 244 thousand coronavirus cases were recorded, linking to at least 5,900 deaths.<text:tab/>"}]}</text:p>
          </table:table-cell>
        </table:table-row>
        <table:table-row table:style-name="ro3">
          <table:table-cell office:value-type="string" calcext:value-type="string">
            <text:p>{"messages": [{"role": "system", "content": "Translate source to target."}, {"role": "user", "content": "<text:tab/>अटळ सत्याच्या विरोधाभासामध्ये, सार्स-सीओव्ही-२आणि आरएटीजी१३ चे आरबी़डी हे अधिक भिन्न आहेत, तथापि उच्च प्रमाण जिनोम-व्यापी समजातीयता क्रमाचे उच्च प्रमाण आहे.<text:tab/>"}, {"role": "assistant", "content": "<text:tab/>In stark contrast, the RBDs of SARS-CoV-2 and RaTG13 are more divergent, albeit a higher degree of sequence homology genome-wide.<text:tab/>"}]}</text:p>
          </table:table-cell>
        </table:table-row>
        <table:table-row table:style-name="ro3">
          <table:table-cell office:value-type="string" calcext:value-type="string">
            <text:p>{"messages": [{"role": "system", "content": "Translate source to target."}, {"role": "user", "content": "<text:tab/>एप्रिल 2020 पर्यंत, 103 कँडीडेट थेरॅप्युटिक्स प्रीक्लिनीकल किंवा प्रावस्था I-IV विकास अवस्थेत होते तसेच 29 ड्रग कँडीडेट्स च्या चाचण्यांचे परिणाम एप्रिल महिन्यात अपेक्षित होते.<text:tab/>"}, {"role": "assistant", "content": "<text:tab/>As of early April 2020, 103 candidate therapeutics were in preclinical or a stage of Phase I-IV development, with trial results for 29 drug candidates expected during April.<text:tab/>"}]}</text:p>
          </table:table-cell>
        </table:table-row>
        <table:table-row table:style-name="ro3">
          <table:table-cell office:value-type="string" calcext:value-type="string">
            <text:p>{"messages": [{"role": "system", "content": "Translate source to target."}, {"role": "user", "content": "<text:tab/>वटवाघळ सीओव्ही-एचकेयु४ आणि मर्स-सीओव्ही पोशिंदा ग्राही, डायपेप्टिडाईल पेप्टीडेज ४ (डीपीपी४) चा वापर विषाणू प्रवेशासाठी करतात.<text:tab/>"}, {"role": "assistant", "content": "<text:tab/>Bat CoV-HKU4 and MERS-CoV utilize the same host receptor, dipeptidyl peptidase 4 (DPP4), for virus entry.<text:tab/>"}]}</text:p>
          </table:table-cell>
        </table:table-row>
        <table:table-row table:style-name="ro3">
          <table:table-cell office:value-type="string" calcext:value-type="string">
            <text:p>{"messages": [{"role": "system", "content": "Translate source to target."}, {"role": "user", "content": "<text:tab/>मात्र, टी पेशींच्या अपोप्टोसिसला सामील करून सीओव्ही टी पेशी कार्याला रोखू शकतात.<text:tab/>"}, {"role": "assistant", "content": "<text:tab/>However, CoV can inhibit T cell functions by inducing apoptosis of T cells.<text:tab/>"}]}</text:p>
          </table:table-cell>
        </table:table-row>
        <table:table-row table:style-name="ro3">
          <table:table-cell office:value-type="string" calcext:value-type="string">
            <text:p>{"messages": [{"role": "system", "content": "Translate source to target."}, {"role": "user", "content": "<text:tab/>या विषाणूला आवरण असून एकेरी धनस्थिती RNA जीनसंच व सर्पिल सममिती असलेले विषाणूप्रथिन कवच असते.<text:tab/>"}, {"role": "assistant", "content": "<text:tab/>They are enveloped viruses with a positive-sense single-stranded RNA genome and a nucleocapsid of helical symmetry.<text:tab/>"}]}</text:p>
          </table:table-cell>
        </table:table-row>
        <table:table-row table:style-name="ro3">
          <table:table-cell office:value-type="string" calcext:value-type="string">
            <text:p>{"messages": [{"role": "system", "content": "Translate source to target."}, {"role": "user", "content": "<text:tab/>ह्या विषाणू मुळे दिवसभरामध्ये झालेले सर्वाधिक मृत्यु आहेत.<text:tab/>"}, {"role": "assistant", "content": "<text:tab/>This is the highest number of fatalities in a day due to the virus.<text:tab/>"}]}</text:p>
          </table:table-cell>
        </table:table-row>
        <table:table-row table:style-name="ro3">
          <table:table-cell office:value-type="string" calcext:value-type="string">
            <text:p>{"messages": [{"role": "system", "content": "Translate source to target."}, {"role": "user", "content": "<text:tab/>आतापर्यंतच्या पुराव्यांवरून निदर्शनास आले आहे की COVID-19 ने ग्रस्त 80% व्यक्तींना सौम्य आजार आहेत, म्हणजेच न्यूमोनियासह किंवा त्याशिवाय श्वसननलिकेचा संसर्ग आणि त्यांपैकी बहुतांश लोक बरे झाले आहेत.<text:tab/>"}, {"role": "assistant", "content": "<text:tab/>Evidence to date is that ca 80% of individuals with COVID-19 have a mild disease, i.e. a respiratory tract infection with or without pneumonia, and most of these recover.<text:tab/>"}]}</text:p>
          </table:table-cell>
        </table:table-row>
        <table:table-row table:style-name="ro3">
          <table:table-cell office:value-type="string" calcext:value-type="string">
            <text:p>{"messages": [{"role": "system", "content": "Translate source to target."}, {"role": "user", "content": "<text:tab/>१४ फेब्रुवारीला, डब्लूएचओने पुढाकार घेतलेल्या चीनबरोबरच्या एका संयुक्त गटाची आंतरराष्ट्रीय आणि डब्लूएचओ तज्ज्ञ देण्यासाठी सुरुवात करण्यात आली ज्यायोगे चीनमध्ये स्थानिक व्यवस्थापनास मदत होऊ शकेल आणि रोगाची तीव्रता आणि संसर्गाचे कार्यशाळा घेऊन आणि राष्ट्रीय पातळीवरच्या महत्त्वाच्या संस्थांबरोबर बैठक घेऊन मूल्यमापन करता येईल आणि प्रांत आणि देश पातळीवरील शहरी आणि ग्रामीण पद्धतीच्या क्षेत्रास प्रतिसादाच्या कृतींचा परिणाम तपासण्यासाठी भेटी देता येतील. २५ फेब्रुवारीला डब्लूएचओनी जाहीर केलं की ' जगानी शक्य असलेल्या कोरोना विषाणूच्या जागतिक साथीला तोंड देण्यासाठी अजून काम केले पाहिजे' आणि असे म्हटले की जरी ह्यास आत्ताच जागतिक साथीचा रोग म्हणणे घाईचे होत असले तरी देशांनी तयारीच्या अवस्थेत राहावे.<text:tab/>"}, {"role": "assistant", "content": "<text:tab/>On 14 February, a WHO-led Joint Mission Team with China was activated to provide international and WHO experts on the ground in China to assist in the domestic management and evaluate 'the severity and the transmissibility of the disease' by hosting workshops and meetings with key national-level institutions and to conduct field visits to assess the 'impact of response activities at provincial and county levels, including urban and rural settings'.On 25 February, the WHO declared that 'the world should do more to prepare for a possible coronavirus pandemic,' stating that while it was still too early to call it a pandemic, countries should nonetheless be 'in a phase of preparedness'.<text:tab/>"}]}</text:p>
          </table:table-cell>
        </table:table-row>
        <table:table-row table:style-name="ro3">
          <table:table-cell office:value-type="string" calcext:value-type="string">
            <text:p>{"messages": [{"role": "system", "content": "Translate source to target."}, {"role": "user", "content": "<text:tab/>प्रकरणे झपाट्याने वाढू लागल्याने इटालियन सरकारला चीनला जाणारी आणि येणारी सर्व उड्डाणे स्थगित करावी लागली आणि आणीबाणीची स्थिती जाहीर करावी लागली.<text:tab/>"}, {"role": "assistant", "content": "<text:tab/>Cases began to rise sharply, which prompted the Italian government to suspend all flights to and from China and declare a state of emergency.<text:tab/>"}]}</text:p>
          </table:table-cell>
        </table:table-row>
        <table:table-row table:style-name="ro3">
          <table:table-cell office:value-type="string" calcext:value-type="string">
            <text:p>{"messages": [{"role": "system", "content": "Translate source to target."}, {"role": "user", "content": "<text:tab/>वन्य जीवांमध्ये विविध प्रकारचे पशूजन्झूय सीओव्नोही हे फिरत असतात.<text:tab/>"}, {"role": "assistant", "content": "<text:tab/>A variety of zoonotic CoVs are circulating in the wild.<text:tab/>"}]}</text:p>
          </table:table-cell>
        </table:table-row>
        <table:table-row table:style-name="ro3">
          <table:table-cell office:value-type="string" calcext:value-type="string">
            <text:p>{"messages": [{"role": "system", "content": "Translate source to target."}, {"role": "user", "content": "<text:tab/>इटलीच्या अनुभवाच्या आधारे, देश, रूग्णालये आणि सखोल चिकित्सा केंद्रांनी COVID-19 ने ग्रस्त रूग्णांच्या वेगाने वाढत्या संख्येसाठी आपली तयारी वाढवली पाहिजे, ज्यांना आरोग्य निगा आणि विशेषत: अति-दक्षता उपचार आवश्यक असतील.<text:tab/>"}, {"role": "assistant", "content": "<text:tab/>Based on the experience from Italy, countries, hospitals and intensive care units should increase their preparedness for a surge of patients with COVID-19 who will require healthcare, and in particular intensive care.<text:tab/>"}]}</text:p>
          </table:table-cell>
        </table:table-row>
        <table:table-row table:style-name="ro3">
          <table:table-cell office:value-type="string" calcext:value-type="string">
            <text:p>{"messages": [{"role": "system", "content": "Translate source to target."}, {"role": "user", "content": "<text:tab/>समाप्त करण्यासाठी, आम्हाला आशा आहे की अधिक थेट पुरावे वाचकांसाठी त्यांच्या टिप्पण्या देण्यासाठी येतील.<text:tab/>"}, {"role": "assistant", "content": "<text:tab/>To conclude, we hope more direct evidence coming up and call for readers to provide their comments.<text:tab/>"}]}</text:p>
          </table:table-cell>
        </table:table-row>
        <table:table-row table:style-name="ro3">
          <table:table-cell office:value-type="string" calcext:value-type="string">
            <text:p>{"messages": [{"role": "system", "content": "Translate source to target."}, {"role": "user", "content": "<text:tab/>लोकं सामाजिक अंतरण ही पद्धत घरी राहून, प्रवास मर्यादित करून, गर्दीची ठिकाणे टाळून, अभिवादन करताना स्पर्श न करून आणि इतरांपासून शारीरिक अंतर ठेऊन अंमलात आणू शकतात.<text:tab/>"}, {"role": "assistant", "content": "<text:tab/>Individuals may apply social distancing methods by staying at home, limiting travel, avoiding crowded areas, using no-contact greetings, and physically distancing themselves from others.<text:tab/>"}]}</text:p>
          </table:table-cell>
        </table:table-row>
        <table:table-row table:style-name="ro3">
          <table:table-cell office:value-type="string" calcext:value-type="string">
            <text:p>{"messages": [{"role": "system", "content": "Translate source to target."}, {"role": "user", "content": "<text:tab/>पुष्टी केलेल्य केसेचे निदान करणे हे जसे पुढे देण्यात आले आहे त्याप्रमाणे रोगजनक किंवा सेरोलॉजील पुरावाच्या पैकी कोणत्याही एका घटकासह असलेल्या संशयित केसेसच्या आधारावर असावे : (1) SARS-CoV-2 साठी रियल टाइम PCR चाचणी सकारात्मक असावी; (2) ज्ञात नोवेल कोरोनाविषाणूला उच्च सजातियता दाखवणारा विषाणूज्नय संपूर्ण जनुकीय क्रम; (3) सिरम चाचणीमध्ये SARS-CoV-2 ला विशिष्ट IgM प्रतिपिंडे आणि IgG प्रतिपिंडे साठी सकारात्मक; किंवा SARS-CoV-2-विशिष्ट IgG प्रतिपिंडाचा नकारात्मकातून सकारात्मकाकडे बदल, किंवा तीव्र टप्प्यामध्ये बरे होण्याच्या टप्प्यामध्ये टिटर वाढणे ≥4 पट.<text:tab/>"}, {"role": "assistant", "content": "<text:tab/>Diagnosing the confirmed case should base on suspected case with any one item of pathogenic or serological evidence as following: (1) real-time PCR test positive for SARS-CoV-2; (2) viral whole genome sequencing showing high homogeneity to the known novel coronaviruses; (3) positive for the specific IgM antibody and IgG antibody to SARS-CoV-2 in serum test; or a change of the SARS-CoV-2-specific IgG antibody from negative to positive, or titer rising ≥4 times in the recovery phase above that in the acute phase.<text:tab/>"}]}</text:p>
          </table:table-cell>
        </table:table-row>
        <table:table-row table:style-name="ro3">
          <table:table-cell office:value-type="string" calcext:value-type="string">
            <text:p>{"messages": [{"role": "system", "content": "Translate source to target."}, {"role": "user", "content": "<text:tab/>ह्यापैकी ली वेनलिंगसह आठ डॉक्टरांना पोलिसांनी खोट्या अफवा पसरवण्याबद्दल इशारा दिला होता आणि आणखी एक म्हणजेच आई फेन हिला तिच्या वरिष्ठांनी असा इशारा दिल्याबद्दल सक्त ताकीद दिली होती.<text:tab/>"}, {"role": "assistant", "content": "<text:tab/>Eight of these doctors, including Li Wenliang, were admonished by the police for spreading false rumours, and another, Ai Fen, was reprimanded by her superiors for raising the alarm.<text:tab/>"}]}</text:p>
          </table:table-cell>
        </table:table-row>
        <table:table-row table:style-name="ro3">
          <table:table-cell office:value-type="string" calcext:value-type="string">
            <text:p>{"messages": [{"role": "system", "content": "Translate source to target."}, {"role": "user", "content": "<text:tab/>त्याच दिवशी WHO ला कळविण्यात आले.<text:tab/>"}, {"role": "assistant", "content": "<text:tab/>The WHO was informed on the same day.<text:tab/>"}]}</text:p>
          </table:table-cell>
        </table:table-row>
        <table:table-row table:style-name="ro3">
          <table:table-cell office:value-type="string" calcext:value-type="string">
            <text:p>{"messages": [{"role": "system", "content": "Translate source to target."}, {"role": "user", "content": "<text:tab/>हे छातीचे दुखणे केव्हा सुरू झाले?<text:tab/>"}, {"role": "assistant", "content": "<text:tab/>When this chest pain started?<text:tab/>"}]}</text:p>
          </table:table-cell>
        </table:table-row>
        <table:table-row table:style-name="ro3">
          <table:table-cell office:value-type="string" calcext:value-type="string">
            <text:p>{"messages": [{"role": "system", "content": "Translate source to target."}, {"role": "user", "content": "<text:tab/>कोममध्ये 16 march 2020 पर्यंत शिया धर्मियांची पवित्र समाधीस्थळे यात्रेकरूंसाठी उघडी होती. फेब्रुवारीमध्ये इराण हे चीननंतर विषाणूच्या प्रसाराचे एक केंद्र बनले.<text:tab/>"}, {"role": "assistant", "content": "<text:tab/>Shia shrines in Qom remained open to pilgrims until 16 March 2020.Iran became a centre of the spread of the virus after China during February.<text:tab/>"}]}</text:p>
          </table:table-cell>
        </table:table-row>
        <table:table-row table:style-name="ro3">
          <table:table-cell office:value-type="string" calcext:value-type="string">
            <text:p>{"messages": [{"role": "system", "content": "Translate source to target."}, {"role": "user", "content": "<text:tab/>साथीच्या रोगाचा प्रसार रोखून किंवा दाबून ठेवण्यासाठी जास्त काळ हस्तक्षेप केल्याने आर्थिक आणि सामाजिक नुकसान होते.<text:tab/>"}, {"role": "assistant", "content": "<text:tab/>Long-term intervention to suppress the pandemic causes social and economic costs.<text:tab/>"}]}</text:p>
          </table:table-cell>
        </table:table-row>
        <table:table-row table:style-name="ro3">
          <table:table-cell office:value-type="string" calcext:value-type="string">
            <text:p>{"messages": [{"role": "system", "content": "Translate source to target."}, {"role": "user", "content": "<text:tab/>मला या छातीच्या दुखण्याची खूपच चिंता वाटत आहे<text:tab/>"}, {"role": "assistant", "content": "<text:tab/>I've very concerned of this chest pain<text:tab/>"}]}</text:p>
          </table:table-cell>
        </table:table-row>
        <table:table-row table:style-name="ro3">
          <table:table-cell office:value-type="string" calcext:value-type="string">
            <text:p>{"messages": [{"role": "system", "content": "Translate source to target."}, {"role": "user", "content": "<text:tab/>यूएस अधिकाऱ्यांवर असाही आरोप केला जात आहे की त्यांनी इतर देशांसाठी असलेली मदत स्वतःच्या देसाहत वळवली.<text:tab/>"}, {"role": "assistant", "content": "<text:tab/>US authorities have also been accused of diverting aid meant for other nations to their own country.<text:tab/>"}]}</text:p>
          </table:table-cell>
        </table:table-row>
        <table:table-row table:style-name="ro3">
          <table:table-cell office:value-type="string" calcext:value-type="string">
            <text:p>{"messages": [{"role": "system", "content": "Translate source to target."}, {"role": "user", "content": "<text:tab/>रिव्हर्स-ट्रान्सक्रिप्टेस पॉलीमरेज चेन प्रतिक्रिया (आरटी-पीसीआर) द्वारे SARS-CoV-2 आरएनएची ओळख पटवण्याला COVID-19 च्या निदानासाठी मुख्य निकष म्हणून वापरण्यात आले होते.<text:tab/>"}, {"role": "assistant", "content": "<text:tab/>The detection of SARS-CoV-2 RNA via reverse-transcriptase polymerase chain reaction (RT-PCR) was used as the major criteria for the diagnosis of COVID-19.<text:tab/>"}]}</text:p>
          </table:table-cell>
        </table:table-row>
        <table:table-row table:style-name="ro3">
          <table:table-cell office:value-type="string" calcext:value-type="string">
            <text:p>{"messages": [{"role": "system", "content": "Translate source to target."}, {"role": "user", "content": "<text:tab/>उद्‍भवणारा संसर्गजन्य रोग - उदय होणाऱ्या रोगजंतूंचा संसर्गजन्य रोग, बऱ्याचदा त्याची उद्रेकाची श्रेणी किंवा प्रसाराची पद्धत अकल्पित असते<text:tab/>"}, {"role": "assistant", "content": "<text:tab/>Emerging infectious disease – Infectious disease of emerging pathogen, often novel in its outbreak range or transmission mode<text:tab/>"}]}</text:p>
          </table:table-cell>
        </table:table-row>
        <table:table-row table:style-name="ro3">
          <table:table-cell office:value-type="string" calcext:value-type="string">
            <text:p>{"messages": [{"role": "system", "content": "Translate source to target."}, {"role": "user", "content": "<text:tab/>News.com.au च्या अहवालानुसार Kimberly-Clark, जे Kleenex Toilet Tissue तयार करतात, आणि Solaris Paper जे Sorbent तयार करतात, यांनी भर दिला की ते पुरवठा सुरळीत राखण्यासाठी ते 24/7 काम करत आहेत.<text:tab/>"}, {"role": "assistant", "content": "<text:tab/>Kimberly-Clark, which makes Kleenex Toilet Tissue, and Solaris Paper which makes Sorbent, emphasized they were working 24/7 to maintain the supply, according to the News.com.au report.<text:tab/>"}]}</text:p>
          </table:table-cell>
        </table:table-row>
        <table:table-row table:style-name="ro3">
          <table:table-cell office:value-type="string" calcext:value-type="string">
            <text:p>{"messages": [{"role": "system", "content": "Translate source to target."}, {"role": "user", "content": "<text:tab/>ऑस्ट्रियन सरकारने किराणा मालाच्या दुकानात जाताना चेहऱ्यावर मुखवटा घालणे अनिवार्य केले आहे.<text:tab/>"}, {"role": "assistant", "content": "<text:tab/>The Austrian government mandated that everyone entering a grocery store must wear a face mask.<text:tab/>"}]}</text:p>
          </table:table-cell>
        </table:table-row>
        <table:table-row table:style-name="ro3">
          <table:table-cell office:value-type="string" calcext:value-type="string">
            <text:p>{"messages": [{"role": "system", "content": "Translate source to target."}, {"role": "user", "content": "<text:tab/>यावर विसंबून, जिलीडने SARS-CoV-2 ने ग्रस्त रूग्णांवर चाचण्या करण्यास चीनला हे घटक पुरवले आणि आलेले निष्कर्ष खूपच आशादायक होते.<text:tab/>"}, {"role": "assistant", "content": "<text:tab/>Based on these, Gilead has provided the compound to China to conduct a pair of trials on SARS-CoV-2-infected individuals, and the results are highly anticipated.<text:tab/>"}]}</text:p>
          </table:table-cell>
        </table:table-row>
        <table:table-row table:style-name="ro3">
          <table:table-cell office:value-type="string" calcext:value-type="string">
            <text:p>{"messages": [{"role": "system", "content": "Translate source to target."}, {"role": "user", "content": "<text:tab/>22 फेब्रुवारीपर्यंत चर्चच्या 9336 अनुयायांपैकी 1261 जणांमध्ये म्हणजेच अंदाजे 13% जणांमध्ये लक्षणे दिसली. दक्षिण कोरियाने 23 फेब्रुवारी 2020 ला सर्वोच्च पातळीवरील इशारा दिला.<text:tab/>"}, {"role": "assistant", "content": "<text:tab/>As of 22 February, among 9,336 followers of the church, 1,261 or about 13% reported symptoms.South Korea declared the highest level of alert on 23 February 2020.<text:tab/>"}]}</text:p>
          </table:table-cell>
        </table:table-row>
        <table:table-row table:style-name="ro3">
          <table:table-cell office:value-type="string" calcext:value-type="string">
            <text:p>{"messages": [{"role": "system", "content": "Translate source to target."}, {"role": "user", "content": "<text:tab/>जागतिकीकरण आणि रोग - जागतिकीकरण आणि रोगाचा प्रसार यांचा आढावा<text:tab/>"}, {"role": "assistant", "content": "<text:tab/>Globalization and disease – Overview of globalization and disease transmission<text:tab/>"}]}</text:p>
          </table:table-cell>
        </table:table-row>
        <table:table-row table:style-name="ro3">
          <table:table-cell office:value-type="string" calcext:value-type="string">
            <text:p>{"messages": [{"role": "system", "content": "Translate source to target."}, {"role": "user", "content": "<text:tab/>१७ मार्च पर्यंत कमीतकमी १२ सध्याचे किंवा माजी इराणी राजकारणी आणि सरकारी अधिकारी मरण पावले.<text:tab/>"}, {"role": "assistant", "content": "<text:tab/>At least 12 sitting or former Iranian politicians and government officials had died from the disease by 17 March.<text:tab/>"}]}</text:p>
          </table:table-cell>
        </table:table-row>
        <table:table-row table:style-name="ro3">
          <table:table-cell office:value-type="string" calcext:value-type="string">
            <text:p>{"messages": [{"role": "system", "content": "Translate source to target."}, {"role": "user", "content": "<text:tab/>सार्स-सीओव्ही आणि सार्स-सीओव्ही-२ च्या प्रसाराला रोखण्यासाठी चीनच्या वन्य जीव बाजारपेठामध्ये जे करण्यात आले तसे, मर्स च्या नियंत्रणासाठी सर्व उंटांचे बलिदान देणे अशक्य आहे.<text:tab/>"}, {"role": "assistant", "content": "<text:tab/>It is therefore impossible to sacrifice all camels for the control of MERS, as what was done in wild animal markets in China to prevent the spreading of SARS-CoV and SARS-CoV-2.<text:tab/>"}]}</text:p>
          </table:table-cell>
        </table:table-row>
        <table:table-row table:style-name="ro3">
          <table:table-cell office:value-type="string" calcext:value-type="string">
            <text:p>{"messages": [{"role": "system", "content": "Translate source to target."}, {"role": "user", "content": "<text:tab/>ह्याचे कारण असं की मानवी शरीराबाहेर हा विषाणू घरगुती साबणाने मरतो कारण घरगुती साबण त्याचे संरक्षक वेष्टण फोडतो.<text:tab/>"}, {"role": "assistant", "content": "<text:tab/>This is because outside the human body, the virus is killed by household soap, which bursts its protective bubble.<text:tab/>"}]}</text:p>
          </table:table-cell>
        </table:table-row>
        <table:table-row table:style-name="ro3">
          <table:table-cell office:value-type="string" calcext:value-type="string">
            <text:p>{"messages": [{"role": "system", "content": "Translate source to target."}, {"role": "user", "content": "<text:tab/>CDC ने अशी शिफारस केली आहे की लोकांनी वारंवार साबणाने आणि पाण्याने कमीत-कमी वीस सेकंद हात धुवावेत, विशेषतः शौचास जाऊन आल्यावर किंवा हात डोळ्यांना मलीन दिसत असल्यास, खाण्यापूर्वी आणि नाक शिंकरल्यावर, खोकताना किंवा शिंकल्यावर हात धुवावेत.<text:tab/>"}, {"role": "assistant", "content": "<text:tab/>The CDC recommends that people wash hands often with soap and water for at least twenty seconds, especially after going to the toilet or when hands are visibly dirty; before eating; and after blowing one's nose, coughing, or sneezing.<text:tab/>"}]}</text:p>
          </table:table-cell>
        </table:table-row>
        <table:table-row table:style-name="ro3">
          <table:table-cell office:value-type="string" calcext:value-type="string">
            <text:p>{"messages": [{"role": "system", "content": "Translate source to target."}, {"role": "user", "content": "<text:tab/>युरोपियन युनियन/युरोपियन आर्थिक क्षेत्र आणि युनायटेड किंग्डममध्ये <text:s/>कोरोनाविषाणू आजाराच्या (COVID-19) एकत्रित घटना, 1 जानेवारी ते 15 मार्च 2020 दरम्यान वेगाने वाढत आहेत.<text:tab/>"}, {"role": "assistant", "content": "<text:tab/>Rapidly increasing cumulative incidence of coronavirus disease (COVID-19) in the European Union/European Economic Area and the United Kingdom, 1 January to 15 March 2020<text:tab/>"}]}</text:p>
          </table:table-cell>
        </table:table-row>
        <table:table-row table:style-name="ro3">
          <table:table-cell office:value-type="string" calcext:value-type="string">
            <text:p>{"messages": [{"role": "system", "content": "Translate source to target."}, {"role": "user", "content": "<text:tab/>बऱ्याच क्लिनिकल प्रयोगशाळांत विशिष्ट कालावधीत काही प्रक्रिया करुन तयार केलेल्या मोठ्या प्रमाणावरील ऑटोमेटेड प्रणाली ह्या तपासण्या करण्यास सक्षम असतील परंतु त्यांची उपलब्धता प्रत्येक प्रणालीसाठीच्या उत्पादनाच्या दरावर अवलंबून असेल.<text:tab/>"}, {"role": "assistant", "content": "<text:tab/>The high-throughput automated systems in many clinical laboratories will be able to perform these assays but their availability will depend on the rate of production for each system.<text:tab/>"}]}</text:p>
          </table:table-cell>
        </table:table-row>
        <table:table-row table:style-name="ro3">
          <table:table-cell office:value-type="string" calcext:value-type="string">
            <text:p>{"messages": [{"role": "system", "content": "Translate source to target."}, {"role": "user", "content": "<text:tab/>लागण ते मृत्यूपर्यंतचा सरासरी कालावधी 9.5 (4.8-13) दिवस होता.<text:tab/>"}, {"role": "assistant", "content": "<text:tab/>The average time from onset to death was 9.5 (4.8-13) days.<text:tab/>"}]}</text:p>
          </table:table-cell>
        </table:table-row>
        <table:table-row table:style-name="ro3">
          <table:table-cell office:value-type="string" calcext:value-type="string">
            <text:p>{"messages": [{"role": "system", "content": "Translate source to target."}, {"role": "user", "content": "<text:tab/>लक्षणे दिसू लागण्याच्या तीन दिवस आधी लोकांच्या चाचण्या सकारात्मक आल्या आहे आणि ह्यावरून असे सूचित होते की मोठ्या प्रमाणावर लक्षणे दिसण्यापूर्वीदेखील संसर्ग होणे शक्य आहे.<text:tab/>"}, {"role": "assistant", "content": "<text:tab/>People have tested positive for the disease up to three days before onset of symptoms suggesting transmission is possible before developing significant symptoms.<text:tab/>"}]}</text:p>
          </table:table-cell>
        </table:table-row>
        <table:table-row table:style-name="ro3">
          <table:table-cell office:value-type="string" calcext:value-type="string">
            <text:p>{"messages": [{"role": "system", "content": "Translate source to target."}, {"role": "user", "content": "<text:tab/>हा विषाणू कोंबड्यांच्या शरीरात विविध अवयवांपर्यंत पसरतो.<text:tab/>"}, {"role": "assistant", "content": "<text:tab/>The virus can spread to different organs throughout the chicken.<text:tab/>"}]}</text:p>
          </table:table-cell>
        </table:table-row>
        <table:table-row table:style-name="ro3">
          <table:table-cell office:value-type="string" calcext:value-type="string">
            <text:p>{"messages": [{"role": "system", "content": "Translate source to target."}, {"role": "user", "content": "<text:tab/>अधिकाऱ्यांनी हुशेनशान हॉस्पिटल नावाच्या तात्पुरत्या रुग्णालयाचे बांधकाम देखील जाहीर केले जे 10 दिवसांत पूर्ण करण्यात आले.<text:tab/>"}, {"role": "assistant", "content": "<text:tab/>The authorities also announced the construction of a temporary hospital, Huoshenshan Hospital, which was completed in 10 days.<text:tab/>"}]}</text:p>
          </table:table-cell>
        </table:table-row>
        <table:table-row table:style-name="ro3">
          <table:table-cell office:value-type="string" calcext:value-type="string">
            <text:p>{"messages": [{"role": "system", "content": "Translate source to target."}, {"role": "user", "content": "<text:tab/>रोचक तथ्य म्हणजे, आजारातून उठलेल्या सार्स रुग्णाचे रक्तजल डब्ल्यूआयव्ही१ ला उदासीन करण्यास सक्षम होते.<text:tab/>"}, {"role": "assistant", "content": "<text:tab/>Intriguingly, sera of convalescent SARS patients were capable of neutralizing WIV1.<text:tab/>"}]}</text:p>
          </table:table-cell>
        </table:table-row>
        <table:table-row table:style-name="ro3">
          <table:table-cell office:value-type="string" calcext:value-type="string">
            <text:p>{"messages": [{"role": "system", "content": "Translate source to target."}, {"role": "user", "content": "<text:tab/>तुटवड्याला आणखी कमी करण्यास, Coles ने पुरवठादारांकडून मोठ्या पॅकेजची ऑर्डर दिली आणि वितरण वारंवारचा वाढवली. Woolworths ने अतिरिक्त साठ्याची ऑर्डर दिली, तर ALDI ने नियोजित बुधवारासाठी लवकर उपलब्धता करून दिली.<text:tab/>"}, {"role": "assistant", "content": "<text:tab/>To further alleviate the shortage, Coles ordered bigger packages from suppliers and increased delivery frequency, Woolworths ordered extra stock, while ALDI made stocks for a planned Wednesday special available early.<text:tab/>"}]}</text:p>
          </table:table-cell>
        </table:table-row>
        <table:table-row table:style-name="ro3">
          <table:table-cell office:value-type="string" calcext:value-type="string">
            <text:p>{"messages": [{"role": "system", "content": "Translate source to target."}, {"role": "user", "content": "<text:tab/>दोन प्रकारचे कॅनिन कोरोना विषाणू असतात(CCoV) एक अन्ननलिकेच्या सौम्य आजारास कारणीभूत असतो आणि दुसऱ्यामुळे श्वसनाचे आजार होत असल्याचे दिसून येते.<text:tab/>"}, {"role": "assistant", "content": "<text:tab/>There are two types of canine coronavirus (CCoV), one that causes mild gastrointestinal disease and one that has been found to cause respiratory disease.<text:tab/>"}]}</text:p>
          </table:table-cell>
        </table:table-row>
        <table:table-row table:style-name="ro3">
          <table:table-cell office:value-type="string" calcext:value-type="string">
            <text:p>{"messages": [{"role": "system", "content": "Translate source to target."}, {"role": "user", "content": "<text:tab/>एकसंघ ओआरएफ४ हा एचसीओसी-२२९ई शी संबंधित वटवाघळ आणि उंटाच्या विषाणूमध्ये आढळून येऊ शकतो, अल्पाका अल्फा-सीओव्ही एकल न्यूक्लेओटाईड समावेशनाला दर्शविते, जी फ्रेमशिफ्टमध्ये परिणामित होते.<text:tab/>"}, {"role": "assistant", "content": "<text:tab/>While intact ORF4 could be observed in bat and camel viruses related to HCoV-229E, the alpaca alpha-CoV displays a single nucleotide insertion, resulting in a frameshift.<text:tab/>"}]}</text:p>
          </table:table-cell>
        </table:table-row>
        <table:table-row table:style-name="ro3">
          <table:table-cell office:value-type="string" calcext:value-type="string">
            <text:p>{"messages": [{"role": "system", "content": "Translate source to target."}, {"role": "user", "content": "<text:tab/>अफ्रिकेतील काही देशांमध्ये सुद्धा चीन विरोधी भावनांमध्ये वाढ दिसून आली.<text:tab/>"}, {"role": "assistant", "content": "<text:tab/>Some countries in Africa have also seen a rise in anti-Chinese sentiment.<text:tab/>"}]}</text:p>
          </table:table-cell>
        </table:table-row>
        <table:table-row table:style-name="ro3">
          <table:table-cell office:value-type="string" calcext:value-type="string">
            <text:p>{"messages": [{"role": "system", "content": "Translate source to target."}, {"role": "user", "content": "<text:tab/>हे उंट वाहतुकीचे महत्त्वाचे साधन असून त्याचबरोबर ते स्थानिक लोकांंसाठी मांस, दूध, कातडे आणि लोकर उत्पादने यांचा मुख्य स्त्रोत राहिला आहे.<text:tab/>"}, {"role": "assistant", "content": "<text:tab/>These camels serve as an important tool for transportation as well as a main source of meat, milk, leather and wool products for the local people.<text:tab/>"}]}</text:p>
          </table:table-cell>
        </table:table-row>
        <table:table-row table:style-name="ro3">
          <table:table-cell office:value-type="string" calcext:value-type="string">
            <text:p>{"messages": [{"role": "system", "content": "Translate source to target."}, {"role": "user", "content": "<text:tab/>तथापि, त्याच्या कामाला देखील COVID-19 (चाचणी सातवी आवृत्ती) आणि अलिकडील अभ्यासाच्या नवीनतम निदान आणि उपचार मार्गदर्शक तत्वांच्या नुसार अद्यतनित करण्याची गरज आहे.<text:tab/>"}, {"role": "assistant", "content": "<text:tab/>However, their work also needs update according to the latest Diagnosis and Treatment Guidelines for COVID-19 (Trial seventh version) and recently studies.<text:tab/>"}]}</text:p>
          </table:table-cell>
        </table:table-row>
        <table:table-row table:style-name="ro3">
          <table:table-cell office:value-type="string" calcext:value-type="string">
            <text:p>{"messages": [{"role": "system", "content": "Translate source to target."}, {"role": "user", "content": "<text:tab/>कोरोना विषाणूमुळे होणाऱ्या सर्दीमध्ये प्रमुख लक्षणे असतात ताप आणि घशातील लसिका ग्रंथीवर सूज आल्यामुळे होणारी घशाची खवखव.<text:tab/>"}, {"role": "assistant", "content": "<text:tab/>Coronaviruses can cause colds with major symptoms, such as fever, and a sore throat from swollen adenoids.<text:tab/>"}]}</text:p>
          </table:table-cell>
        </table:table-row>
        <table:table-row table:style-name="ro3">
          <table:table-cell office:value-type="string" calcext:value-type="string">
            <text:p>{"messages": [{"role": "system", "content": "Translate source to target."}, {"role": "user", "content": "<text:tab/>युएसच्या रोग नियंत्रण आणि प्रतिबंध केंद्राने प्रसिद्ध केलेल्या अभ्यासानुसार तो 5.7 असू शकतो असा निष्कर्ष काढला आहे.<text:tab/>"}, {"role": "assistant", "content": "<text:tab/>A study published by the US Center for Disease Control and Prevention has concluded that it may be 5.7.<text:tab/>"}]}</text:p>
          </table:table-cell>
        </table:table-row>
        <table:table-row table:style-name="ro3">
          <table:table-cell office:value-type="string" calcext:value-type="string">
            <text:p>{"messages": [{"role": "system", "content": "Translate source to target."}, {"role": "user", "content": "<text:tab/>तथापि, ते समुदायापासून मिळणाऱ्या एचसीओव्हीपेक्षा जास्त रोगजनक आहे आणि सार्स-सीओव्ही किंवा मर्स-सीओव्हीपेक्षा कमी रोगजनक आहे.<text:tab/>"}, {"role": "assistant", "content": "<text:tab/>However, it is more pathogenic than community-acquired HCoVs and less pathogenic than SARS-CoV or MERS-CoV.<text:tab/>"}]}</text:p>
          </table:table-cell>
        </table:table-row>
        <table:table-row table:style-name="ro3">
          <table:table-cell office:value-type="string" calcext:value-type="string">
            <text:p>{"messages": [{"role": "system", "content": "Translate source to target."}, {"role": "user", "content": "<text:tab/>कमीत कमी ५२ हजार मृत्यु हे COVID-१९, कोरोनाविषाणूद्वारे कारणीभूत होणारा आजाराशी, जोडले गेले.<text:tab/>"}, {"role": "assistant", "content": "<text:tab/>At least 52 thousand deaths were linked to COVID-19, the disease caused by the coronavirus.<text:tab/>"}]}</text:p>
          </table:table-cell>
        </table:table-row>
        <table:table-row table:style-name="ro3">
          <table:table-cell office:value-type="string" calcext:value-type="string">
            <text:p>{"messages": [{"role": "system", "content": "Translate source to target."}, {"role": "user", "content": "<text:tab/>यापैकी चार कोरोना विषाणू सतत संपूर्ण जगभरातील मानवी लोकसंख्येत पसरत असतात आणि प्रौढ व्यक्ती आणि बालकांमध्ये सामान्यपणे सर्दीची सौम्य लक्षणे निर्माण करतातः -OC43, -HKU1, -HCoV-229E, -NL63.<text:tab/>"}, {"role": "assistant", "content": "<text:tab/>Four of these coronaviruses continually circulate in the human population and produce the generally mild symptoms of the common cold in adults and children worldwide: -OC43, -HKU1, HCoV-229E, -NL63.<text:tab/>"}]}</text:p>
          </table:table-cell>
        </table:table-row>
        <table:table-row table:style-name="ro3">
          <table:table-cell office:value-type="string" calcext:value-type="string">
            <text:p>{"messages": [{"role": "system", "content": "Translate source to target."}, {"role": "user", "content": "<text:tab/>7 एप्रिल 2020 पर्यंत आपत्कालीन वापराच्या अधिकृततेअंतर्गत एफडीएने केवळ एका चाचणीला मंजूरी दिली आहे. मार्च 2020 च्या शेवटी युरोईमुन मेडिकल लॅबोरटरी डायग्नोस्टिक्स आणि एपिटोम डायग्नोस्टिक्स यांना त्यांच्या चाचणीच्या संचांसाठी युरोपिय समूदायाकडून मंजुरी मिळाली, ज्याद्वारे रक्त नमुन्यातील व्हायरसच्या पार्श्वभूमीवर आयजीजी आणि आयजीए प्रतिजैविके शोधून काढली जाऊ शकतात.<text:tab/>"}, {"role": "assistant", "content": "<text:tab/>As of April 7, 2020, only a single test has been approved by the FDA under an emergency use authorization.In late March 2020, Euroimmun Medical Laboratory Diagnostics and Epitope Diagnostics received European approvals for their test kits, which can detect IgG and IgA antibodies against the virus in blood samples.<text:tab/>"}]}</text:p>
          </table:table-cell>
        </table:table-row>
        <table:table-row table:style-name="ro3">
          <table:table-cell office:value-type="string" calcext:value-type="string">
            <text:p>{"messages": [{"role": "system", "content": "Translate source to target."}, {"role": "user", "content": "<text:tab/>मानवी कोरोनाव्हायरसच्या पशूजन्य आजाराचे मूळ<text:tab/>"}, {"role": "assistant", "content": "<text:tab/>Zoonotic origins of human coronaviruses<text:tab/>"}]}</text:p>
          </table:table-cell>
        </table:table-row>
        <table:table-row table:style-name="ro3">
          <table:table-cell office:value-type="string" calcext:value-type="string">
            <text:p>{"messages": [{"role": "system", "content": "Translate source to target."}, {"role": "user", "content": "<text:tab/>कुटुंबामध्ये कुणाला हृदयाची समस्या, हृदयविकार, हृदयविकाराचा झटका, उच्च कोलेस्टेरॉल, उच्च रक्तदाब आहे का<text:tab/>"}, {"role": "assistant", "content": "<text:tab/>Anyone in the family have a heart problem heart disease heart attack high cholesterol high blood pressure<text:tab/>"}]}</text:p>
          </table:table-cell>
        </table:table-row>
        <table:table-row table:style-name="ro3">
          <table:table-cell office:value-type="string" calcext:value-type="string">
            <text:p>{"messages": [{"role": "system", "content": "Translate source to target."}, {"role": "user", "content": "<text:tab/>तुम्हाला कुठे दुखत आहे ते या प्रतिमेवर मला दाखवा<text:tab/>"}, {"role": "assistant", "content": "<text:tab/>Show me on this image where you feel the pain<text:tab/>"}]}</text:p>
          </table:table-cell>
        </table:table-row>
        <table:table-row table:style-name="ro3">
          <table:table-cell office:value-type="string" calcext:value-type="string">
            <text:p>{"messages": [{"role": "system", "content": "Translate source to target."}, {"role": "user", "content": "<text:tab/>त्या सर्वांनी जीवंत बालकास जन्म दिला व कोणतेही नवजात बालकाचा श्वास गुदमरण्याचे निरीक्षणास आले नाही.<text:tab/>"}, {"role": "assistant", "content": "<text:tab/>All of them had live birth pregnancies and no severe neonatal asphyxia was observed.<text:tab/>"}]}</text:p>
          </table:table-cell>
        </table:table-row>
        <table:table-row table:style-name="ro3">
          <table:table-cell office:value-type="string" calcext:value-type="string">
            <text:p>{"messages": [{"role": "system", "content": "Translate source to target."}, {"role": "user", "content": "<text:tab/>त्याउलट, अत्यंत रोगजनक SARS-CoV आणि MERS-CoV ने माणसांशी योग्यरित्या जुळवून घेतले नाही आणि माणसांमधील त्यांचे संक्रमण शाश्वत राहणार नाही.<text:tab/>"}, {"role": "assistant", "content": "<text:tab/>In contrast, highly pathogenic SARS-CoV and MERS-CoV have not adapted to humans well and their transmission within humans cannot be sustained.<text:tab/>"}]}</text:p>
          </table:table-cell>
        </table:table-row>
        <table:table-row table:style-name="ro3">
          <table:table-cell office:value-type="string" calcext:value-type="string">
            <text:p>{"messages": [{"role": "system", "content": "Translate source to target."}, {"role": "user", "content": "<text:tab/>b'कोरोनाव्हायरसेस म्हणजे संबंधित विषाणूंचा समूह जो सस्तन प्राणी व पक्षांमध्ये आजार निर्माण करतो.<text:tab/>"}, {"role": "assistant", "content": "<text:tab/>B'Coronaviruses are a group of related viruses that cause diseases in mammals and birds.<text:tab/>"}]}</text:p>
          </table:table-cell>
        </table:table-row>
        <table:table-row table:style-name="ro3">
          <table:table-cell office:value-type="string" calcext:value-type="string">
            <text:p>{"messages": [{"role": "system", "content": "Translate source to target."}, {"role": "user", "content": "<text:tab/>लोकांसाठी रूग्णापासून दूर राहण्यासाठी तीन फूट हे योग्य अंतर समजले जाते.<text:tab/>"}, {"role": "assistant", "content": "<text:tab/>Three feet is considered an appropriate distance for people to stay away from a patient.<text:tab/>"}]}</text:p>
          </table:table-cell>
        </table:table-row>
        <table:table-row table:style-name="ro3">
          <table:table-cell office:value-type="string" calcext:value-type="string">
            <text:p>{"messages": [{"role": "system", "content": "Translate source to target."}, {"role": "user", "content": "<text:tab/>दुसऱ्या दृष्टीकोनातून, हे सुद्धा खरे असू शकते की माणसांनी या चार एचसीओव्हींसोबत चांगल्या प्रकारे जुळवून घेतले आहे.<text:tab/>"}, {"role": "assistant", "content": "<text:tab/>From another perspective, it might also be true that humans have been well adapted to these four HCoVs.<text:tab/>"}]}</text:p>
          </table:table-cell>
        </table:table-row>
        <table:table-row table:style-name="ro3">
          <table:table-cell office:value-type="string" calcext:value-type="string">
            <text:p>{"messages": [{"role": "system", "content": "Translate source to target."}, {"role": "user", "content": "<text:tab/>गुरुवारपर्यंत असोसिएटेड प्रेसने असं नोंदवलं की जगभरामध्ये COVID-19 ची कमीतकमी 126,000 प्रकरणे असून, त्याच्या परिणामस्वरूप 4,600 पेक्षा जास्त मृत्यू झाले आहेत.<text:tab/>"}, {"role": "assistant", "content": "<text:tab/>As of Thursday, Associated Press reported there were at least 126,000 cases of COVID-19 worldwide, resulting in over 4,600 deaths.<text:tab/>"}]}</text:p>
          </table:table-cell>
        </table:table-row>
        <table:table-row table:style-name="ro3">
          <table:table-cell office:value-type="string" calcext:value-type="string">
            <text:p>{"messages": [{"role": "system", "content": "Translate source to target."}, {"role": "user", "content": "<text:tab/>चीनने US ला सीरिया, व्हेनेझुएला,आणि इराणवरील बंदी उठविण्याची मागणी केली आहे आणि व्हेनेझुएला व इराणला मदतही पाठवली असल्याचे कथित आहे.<text:tab/>"}, {"role": "assistant", "content": "<text:tab/>China has also called for the US to lift its sanctions off of Syria, Venezuela and Iran, while reportedly sending aid to the latter two countries.<text:tab/>"}]}</text:p>
          </table:table-cell>
        </table:table-row>
        <table:table-row table:style-name="ro3">
          <table:table-cell office:value-type="string" calcext:value-type="string">
            <text:p>{"messages": [{"role": "system", "content": "Translate source to target."}, {"role": "user", "content": "<text:tab/>सार्स-सीओव्ही-२ मुळे तीव्र श्वसन संसर्ग जसे की सार्स-सीओव्ही आणि मर्स-सीओव्हीमुळे होतो तसा होतो जो ताप, खोकला आणि श्वसनिकाशोथ द्वारे दिसून येतो.<text:tab/>"}, {"role": "assistant", "content": "<text:tab/>SARS-CoV-2 causes severe respiratory infection like SARS-CoV and MERS-CoV, presented as fever, cough and dyspnea.<text:tab/>"}]}</text:p>
          </table:table-cell>
        </table:table-row>
        <table:table-row table:style-name="ro3">
          <table:table-cell office:value-type="string" calcext:value-type="string">
            <text:p>{"messages": [{"role": "system", "content": "Translate source to target."}, {"role": "user", "content": "<text:tab/>दरम्यान महामारी वेगाने शेजारची शहरे, प्रांत आणि देशांमध्ये पसरली.<text:tab/>"}, {"role": "assistant", "content": "<text:tab/>Meanwhile, the epidemic rapidly spread to the neighboring cities, provinces, and countries.<text:tab/>"}]}</text:p>
          </table:table-cell>
        </table:table-row>
        <table:table-row table:style-name="ro3">
          <table:table-cell office:value-type="string" calcext:value-type="string">
            <text:p>{"messages": [{"role": "system", "content": "Translate source to target."}, {"role": "user", "content": "<text:tab/>खेळाचे कार्यक्रम आणि मोसम रद्द केले गेले.११मार्च रोजी ट्रम्पनी युनायटेड किंग्डम सोडून बहुतांश युरोपसाठी १३ मार्च पासून ३० दिवसांसाठी प्रवासावर मर्यादा जाहीर केल्या.<text:tab/>"}, {"role": "assistant", "content": "<text:tab/>Sports events and seasons were cancelled.On 11 March, Trump announced travel restrictions for most of Europe, excluding the United Kingdom, for 30 days, effective 13 March.<text:tab/>"}]}</text:p>
          </table:table-cell>
        </table:table-row>
        <table:table-row table:style-name="ro3">
          <table:table-cell office:value-type="string" calcext:value-type="string">
            <text:p>{"messages": [{"role": "system", "content": "Translate source to target."}, {"role": "user", "content": "<text:tab/>अंटार्क्टिका वगळता इतर सर्व खंडांमध्ये 13 मार्चपर्यंत चाळीसहून अधिक देश आणि प्रदेशांमध्ये मृत्यू नोंदविले गेले होते. मृत्यूंची संख्या नोंदविण्यासाठी सर्वसाधारणपणे अनेक पद्धती वापरल्या जातात.<text:tab/>"}, {"role": "assistant", "content": "<text:tab/>By 13 March, more than forty countries and territories had reported deaths, on every continent except Antarctica.Several measures are commonly used to quantify mortality.<text:tab/>"}]}</text:p>
          </table:table-cell>
        </table:table-row>
        <table:table-row table:style-name="ro3">
          <table:table-cell office:value-type="string" calcext:value-type="string">
            <text:p>{"messages": [{"role": "system", "content": "Translate source to target."}, {"role": "user", "content": "<text:tab/>इरा लाँगिनी यांनी महामारीच्या परिणामांचा अंदाज वर्तवण्यास एक नमुना स्थापित केला आहे आणि सुचवले आहे की SARS-CoV-2 जागतिक लोकसंख्येपैकी दोन-तृतियांश लोकांना संसर्गित करू शकतो.<text:tab/>"}, {"role": "assistant", "content": "<text:tab/>Ira Longini, et al., established a model to predict the outcome of the epidemic and suggested that SARS-CoV-2 could infect two-thirds of the global population.<text:tab/>"}]}</text:p>
          </table:table-cell>
        </table:table-row>
        <table:table-row table:style-name="ro3">
          <table:table-cell office:value-type="string" calcext:value-type="string">
            <text:p>{"messages": [{"role": "system", "content": "Translate source to target."}, {"role": "user", "content": "<text:tab/>31 डिसेंबर 2019 ला या उद्रेकाचे कारण कोरोना विषाणूचा नवीन वंशप्रकार असल्याचा शोध लागला ज्यास काही काळासाठी 2019-NCoV असे नाव जागतिक आरोग्य संघटना (WHO) कडून देण्यात आले, ज्यास पुन्हा नव्याने SARS-CoV-2 असे नाव इंटरनॅशनल कमिटी ऑन टॅक्सॉनॉमी ऑफ व्हायरसेसकडून देण्यात आले.<text:tab/>"}, {"role": "assistant", "content": "<text:tab/>On 31 December 2019, the outbreak was traced to a novel strain of coronavirus, which was given the interim name 2019-nCoV by the World Health Organization (WHO), later renamed SARS-CoV-2 by the International Committee on Taxonomy of Viruses.<text:tab/>"}]}</text:p>
          </table:table-cell>
        </table:table-row>
        <table:table-row table:style-name="ro3">
          <table:table-cell office:value-type="string" calcext:value-type="string">
            <text:p>{"messages": [{"role": "system", "content": "Translate source to target."}, {"role": "user", "content": "<text:tab/>प्रसुतीनंतरच्या तपासणीतील प्रतिमांमध्ये न्युमोनिया वृद्धी दिसून आली नाही. माध्यमांच्या अहवालांनुसार COVID-19 असलेल्या 100 पेक्षा अधिक महिलांची प्रसुती झाली, आणि मार्च 2020 मध्ये कोणत्याही प्रसुता मातेचा मृत्युची नोंद झाली नाही.<text:tab/>"}, {"role": "assistant", "content": "<text:tab/>Follow-up images after delivery showed no progression of pneumonia.Media reports indicate that over 100 women with COVID-19 might have delivered, and in March 2020, no maternal deaths were reported.<text:tab/>"}]}</text:p>
          </table:table-cell>
        </table:table-row>
        <table:table-row table:style-name="ro3">
          <table:table-cell office:value-type="string" calcext:value-type="string">
            <text:p>{"messages": [{"role": "system", "content": "Translate source to target."}, {"role": "user", "content": "<text:tab/>चीनची मुख्यभूमी ही मुख्य अर्थव्यवस्था आहे आणि उत्पादनाचे केंद्र आहे , विषाणूच्या उद्रेक हा जागतिक अर्थव्यवस्थेला एक मोठा धोका असल्याचे पाहिले जात आहे.<text:tab/>"}, {"role": "assistant", "content": "<text:tab/>As mainland China is a major economy and manufacturing hub, the viral outbreak has been seen to pose a major destabilizing threat to the global economy.<text:tab/>"}]}</text:p>
          </table:table-cell>
        </table:table-row>
        <table:table-row table:style-name="ro3">
          <table:table-cell office:value-type="string" calcext:value-type="string">
            <text:p>{"messages": [{"role": "system", "content": "Translate source to target."}, {"role": "user", "content": "<text:tab/>चीनमध्ये मृत्यूचे प्रकरणांशी असलेले गुणोत्तर 17.3% (1 ते 10 जानेवारी 2020 मध्ये लक्षणे असलेल्यांबाबत) वरून 0.7% (1 फेब्रुवारी 2020 नंतर लक्षणे असलेल्यांबाबत) पर्यंत कमी झाले. इतर पद्धतींमध्ये प्रकरण मृत्यू दर (सीएफआर) चा समावेश होतो, जो रोगामुळे मृत्युमुखी पडणार्‍या संक्रमित झालेल्या व्यक्तींची (निदान झालेले आणि न झालेले) टक्केवारी दर्शवितो.<text:tab/>"}, {"role": "assistant", "content": "<text:tab/>In China, estimates for the death-to-case ratio decreased from 17.3% (for those with symptom onset 1–10 January 2020) to 0.7% (for those with symptom onset after 1 February 2020).Other measures include the case fatality rate (CFR), which reflects the percent of diagnosed people who die from a disease, and the infection fatality rate (IFR), which reflects the percent of infected (diagnosed and undiagnosed) who die from a disease.<text:tab/>"}]}</text:p>
          </table:table-cell>
        </table:table-row>
        <table:table-row table:style-name="ro3">
          <table:table-cell office:value-type="string" calcext:value-type="string">
            <text:p>{"messages": [{"role": "system", "content": "Translate source to target."}, {"role": "user", "content": "<text:tab/>सध्या COVID-19 साठी प्रभावी व विशिष्ट उपचार पद्धतीचा अभाव असल्याने, सौम्य ते मध्यम लक्षणे असलेल्या रूग्णांसाठी किंवा गंभीर टप्प्यांतून बऱ्या झालेल्या रूग्णांसाठी TCM हा पर्यायी उपचारांपैकी एक पर्याय बनलेला आहे.<text:tab/>"}, {"role": "assistant", "content": "<text:tab/>Currently, due to the lack of effective and specific therapy for COVID-19, TCM has become one of the major alternative treatments for patients with light to moderate symptoms or for those who have recovered from severe stages.<text:tab/>"}]}</text:p>
          </table:table-cell>
        </table:table-row>
        <table:table-row table:style-name="ro3">
          <table:table-cell office:value-type="string" calcext:value-type="string">
            <text:p>{"messages": [{"role": "system", "content": "Translate source to target."}, {"role": "user", "content": "<text:tab/>थायलंड मध्ये प्रवाशांसाठी क्वारंटाइन सक्तीचे करण्यासाठी अॅप व सिम कार्ड चा वापर केला जातो.<text:tab/>"}, {"role": "assistant", "content": "<text:tab/>Thailand is using an app and SIM cards for all travelers to enforce their quarantine.<text:tab/>"}]}</text:p>
          </table:table-cell>
        </table:table-row>
        <table:table-row table:style-name="ro3">
          <table:table-cell office:value-type="string" calcext:value-type="string">
            <text:p>{"messages": [{"role": "system", "content": "Translate source to target."}, {"role": "user", "content": "<text:tab/>अतिसार आणि उलटीसारखी पचनरोग लक्षणे आढळलेल्या रूग्णांची संख्या ३०% पेक्षा जास्त होती.<text:tab/>"}, {"role": "assistant", "content": "<text:tab/>More than 30% of patients present with gastrointestinal symptoms, such as diarrhea and vomiting.<text:tab/>"}]}</text:p>
          </table:table-cell>
        </table:table-row>
        <table:table-row table:style-name="ro3">
          <table:table-cell office:value-type="string" calcext:value-type="string">
            <text:p>{"messages": [{"role": "system", "content": "Translate source to target."}, {"role": "user", "content": "<text:tab/>विषाणूबद्दल चुकीची माहिती ऑनलाईन पसरली आहे आणि चिनी लोकांच्या, इतर पूर्व व दक्षिणपूर्व वंशाच्या आणि त्यांच्यासारखे दिसणाऱ्या व विषाणूच्या लक्षणीय प्रकरणे असणाऱ्या भागातील लोकांबाबत भीती किंवा तिरस्कार वाटणे आणि भेदभाव करण्याच्या घटना घडल्या आहेत.<text:tab/>"}, {"role": "assistant", "content": "<text:tab/>Misinformation about the virus has spread online, and there have been incidents of xenophobia and discrimination against Chinese people, other people of East and Southeast Asian descent and appearance, and others from areas with significant virus cases.<text:tab/>"}]}</text:p>
          </table:table-cell>
        </table:table-row>
        <table:table-row table:style-name="ro3">
          <table:table-cell office:value-type="string" calcext:value-type="string">
            <text:p>{"messages": [{"role": "system", "content": "Translate source to target."}, {"role": "user", "content": "<text:tab/>कँडीडेट थेरॅप्युटीक्स वरील चालू प्रावस्था II-III मधील अॅडाप्टिव डिझाइन्स चाचणीचा कालावधी व प्रयुक्तांची संख्या कमी करु शकतात, ज्यामुळे चाचणी वेळेपूर्वी थांबवण्याचा किंवा पुढे चालू ठेवण्याचा तसेच आंतरराष्ट्रीय स्तरावर एखाद्या विशिष्ट चाचणीमध्ये समान बदल करण्याचा निर्णय तात्काळ घेता येतो,.आणि<text:tab/>"}, {"role": "assistant", "content": "<text:tab/>Adaptive designs within ongoing Phase II-III clinical trials on candidate therapeutics may shorten trial durations and use fewer subjects, possibly expediting decisions for early termination or success, and coordinating design changes for a specific trial across its international locations.<text:tab/>"}]}</text:p>
          </table:table-cell>
        </table:table-row>
        <table:table-row table:style-name="ro3">
          <table:table-cell office:value-type="string" calcext:value-type="string">
            <text:p>{"messages": [{"role": "system", "content": "Translate source to target."}, {"role": "user", "content": "<text:tab/>ह्या श्रेणीतील वरच्या बाजूचा अंदाज हा जर्मनीमध्ये COVID-19 च्या प्रथम यादृच्छिक पद्धतीने केलेल्या चाचण्यांशी आणि एका सांख्यिकी अभ्यासाशी जो चाचण्यांचा सीएफआरवरील प्रभावाचे विश्लेषण करतो यांच्याशी सुसंगत आहे.<text:tab/>"}, {"role": "assistant", "content": "<text:tab/>The upper estimate of this range is consistent with the results from the first random testing for COVID-19 in Germany, and a statistical study analysing the impact of testing on CFR estimates.<text:tab/>"}]}</text:p>
          </table:table-cell>
        </table:table-row>
        <table:table-row table:style-name="ro3">
          <table:table-cell office:value-type="string" calcext:value-type="string">
            <text:p>{"messages": [{"role": "system", "content": "Translate source to target."}, {"role": "user", "content": "<text:tab/>इतर देशांनीदेखील विषाणूचा प्रसार मर्यादित करण्यासाठी विविध उपाययोजना अंगीकृत केल्या आहेत.<text:tab/>"}, {"role": "assistant", "content": "<text:tab/>Other countries also adopted a variety of measures aimed at limiting the spread of the virus.<text:tab/>"}]}</text:p>
          </table:table-cell>
        </table:table-row>
        <table:table-row table:style-name="ro3">
          <table:table-cell office:value-type="string" calcext:value-type="string">
            <text:p>{"messages": [{"role": "system", "content": "Translate source to target."}, {"role": "user", "content": "<text:tab/>काही शास्त्रज्ञांनी bioRxiv अशासारख्या प्रिप्रिंट सर्व्हरवर त्यांचे परिणाम जलदगतीने सामायिक करण्याचा मार्ग निवडला आहे.<text:tab/>"}, {"role": "assistant", "content": "<text:tab/>Some scientists chose to share their results quickly on preprint servers such as bioRxiv.<text:tab/>"}]}</text:p>
          </table:table-cell>
        </table:table-row>
        <table:table-row table:style-name="ro3">
          <table:table-cell office:value-type="string" calcext:value-type="string">
            <text:p>{"messages": [{"role": "system", "content": "Translate source to target."}, {"role": "user", "content": "<text:tab/>EU/EEA देश आणि UK मधील COVID-19 प्रकरणे<text:tab/>"}, {"role": "assistant", "content": "<text:tab/>COVID-19 cases in EU/EEA countries and the UK<text:tab/>"}]}</text:p>
          </table:table-cell>
        </table:table-row>
        <table:table-row table:style-name="ro3">
          <table:table-cell office:value-type="string" calcext:value-type="string">
            <text:p>{"messages": [{"role": "system", "content": "Translate source to target."}, {"role": "user", "content": "<text:tab/>घेत असलेल्या औषधांबरोबर या दोन्ही औषधांच्या मोठ्या प्रमाणावर परस्परक्रिया होतात, ज्यामुळे उपचाराची मात्रा व आजार सौम्य करण्यावर परिणाम होतो.<text:tab/>"}, {"role": "assistant", "content": "<text:tab/>Both drugs have extensive interactions with prescription drugs, affecting the therapeutic dose and disease mitigation.<text:tab/>"}]}</text:p>
          </table:table-cell>
        </table:table-row>
        <table:table-row table:style-name="ro3">
          <table:table-cell office:value-type="string" calcext:value-type="string">
            <text:p>{"messages": [{"role": "system", "content": "Translate source to target."}, {"role": "user", "content": "<text:tab/>जरी वटवाघळामध्ये विषाणूंचा फैलाव करण्याची अनेक वैशिष्ट्ये असली, तरी लोकांना वटवाघळ आणि अन्य वन्यजीव प्रजातीपासून दूर राहण्यासाठी प्रशिक्षित केल्यास त्यांच्यापासून मानवासोबत होणारा संपर्क कमी केला जाऊ शकतो.<text:tab/>"}, {"role": "assistant", "content": "<text:tab/>Although bats have many features that favours the spreading of viruses, the chance for humans to be in contact with bats and other wildlife species can be minimized if people are educated to stay away from them.<text:tab/>"}]}</text:p>
          </table:table-cell>
        </table:table-row>
        <table:table-row table:style-name="ro3">
          <table:table-cell office:value-type="string" calcext:value-type="string">
            <text:p>{"messages": [{"role": "system", "content": "Translate source to target."}, {"role": "user", "content": "<text:tab/>अंतिमतः, अल्पाकस अल्फा-सीओव्ही हा वन्य प्राण्यामध्ये आढळून आलेला नाही.<text:tab/>"}, {"role": "assistant", "content": "<text:tab/>Finally, alpaca alpha-CoV has not been found in feral animals.<text:tab/>"}]}</text:p>
          </table:table-cell>
        </table:table-row>
        <table:table-row table:style-name="ro3">
          <table:table-cell office:value-type="string" calcext:value-type="string">
            <text:p>{"messages": [{"role": "system", "content": "Translate source to target."}, {"role": "user", "content": "<text:tab/>अनेक बिशप्सच्या अधिकारातील प्रदेशांनी म्हाताऱ्या ख्रिश्चनांना रविवारच्या प्रार्थनेस येण्याऐवजी घरी थांबायला सांगितले आहे, काही चर्चेसनी चर्चच्या सेवा रेडिओमार्फत, ऑनलाईन प्रत्यक्ष प्रक्षेपण किंवा दूरदर्शनच्या माध्यमातून उपलब्ध केल्या आहेत तर काही चर्चेस ड्राइव्ह इन पूजेचा पर्याय देत आहेत.<text:tab/>"}, {"role": "assistant", "content": "<text:tab/>Many dioceses have recommended older Christians to stay at home rather than attending Mass on Sundays; some churches have made church services available via radio, online live streaming or television while others are offering drive-in worship.<text:tab/>"}]}</text:p>
          </table:table-cell>
        </table:table-row>
        <table:table-row table:style-name="ro3">
          <table:table-cell office:value-type="string" calcext:value-type="string">
            <text:p>{"messages": [{"role": "system", "content": "Translate source to target."}, {"role": "user", "content": "<text:tab/>दहा वर्षानंतर, मध्य पूर्व श्वसन संलक्षण (मर्स) उद्रेकाचा परिणाम अरेबियन द्वीपकल्पांवर सतत साथरोग उत्पन्न होण्यात झाला जो उर्वरित जगात तुरळकपणे पसरला.<text:tab/>"}, {"role": "assistant", "content": "<text:tab/>Ten years later, the Middle East respiratory syndrome (MERS) outbreak resulted in a persistent epidemic in the Arabian Peninsula with sporadic spreading to the rest of the world.<text:tab/>"}]}</text:p>
          </table:table-cell>
        </table:table-row>
        <table:table-row table:style-name="ro3">
          <table:table-cell office:value-type="string" calcext:value-type="string">
            <text:p>{"messages": [{"role": "system", "content": "Translate source to target."}, {"role": "user", "content": "<text:tab/>लक्षणे दिसत नसलेल्या पण प्रयोगशाळेत पुष्टी केलेल्या प्रकरणांचे केवळ थोडेसेच अहवाल आहेत, पण संपर्काविषयी शोध घेताना काही देशांनी लक्षणे दिसत नसतानाही संसर्ग झाल्याचे शोधले आहे.<text:tab/>"}, {"role": "assistant", "content": "<text:tab/>Only few reports of laboratory-confirmed asymptomatic cases exist, but asymptomatic transmission has been identified by some countries during contact tracing investigations.<text:tab/>"}]}</text:p>
          </table:table-cell>
        </table:table-row>
        <table:table-row table:style-name="ro3">
          <table:table-cell office:value-type="string" calcext:value-type="string">
            <text:p>{"messages": [{"role": "system", "content": "Translate source to target."}, {"role": "user", "content": "<text:tab/>आश्रय रायबोसोम विषाणू जीनसंचाच्या सुरुवातीच्या आच्छादित ओपन रीडींग फ्रेम्स परिवर्तित करुन लांब पॉलीप्रोटीन तयार करतात.<text:tab/>"}, {"role": "assistant", "content": "<text:tab/>The host ribosome translates the initial overlapping open reading frame of the virus genome and forms a long polyprotein.<text:tab/>"}]}</text:p>
          </table:table-cell>
        </table:table-row>
        <table:table-row table:style-name="ro3">
          <table:table-cell office:value-type="string" calcext:value-type="string">
            <text:p>{"messages": [{"role": "system", "content": "Translate source to target."}, {"role": "user", "content": "<text:tab/>२९ मार्चला असे नमूद करण्यात आले की १ एप्रिलपासून परदेशातून येणाऱ्या सर्वांना दोन आठवड्यांसाठी विलग करण्यात येईल.<text:tab/>"}, {"role": "assistant", "content": "<text:tab/>On 29 March it was reported that beginning 1 April all new overseas arrivals will be quarantined for two weeks.<text:tab/>"}]}</text:p>
          </table:table-cell>
        </table:table-row>
        <table:table-row table:style-name="ro3">
          <table:table-cell office:value-type="string" calcext:value-type="string">
            <text:p>{"messages": [{"role": "system", "content": "Translate source to target."}, {"role": "user", "content": "<text:tab/>अनेक नॉव्हेल ड्रग कँडीडेट्स(एनसीई) औषध विकासादरम्यान अपयशी ठरतात, याचे कारण म्हणजे एकतर त्यांच्यामध्ये असलेली अस्वीकार्य विषाक्तता किंवा प्रावस्था II-III मध्ये दर्शवल्यानुसार लक्ष्य आजारावर त्याची गुणकारिता सिद्ध न होणे हे असते.<text:tab/>"}, {"role": "assistant", "content": "<text:tab/>Most novel drug candidates (NCEs) fail during drug development, either because they have unacceptable toxicity or because they simply do not prove efficacy on the targeted disease, as shown in Phase II-III clinical trials.<text:tab/>"}]}</text:p>
          </table:table-cell>
        </table:table-row>
        <table:table-row table:style-name="ro3">
          <table:table-cell office:value-type="string" calcext:value-type="string">
            <text:p>{"messages": [{"role": "system", "content": "Translate source to target."}, {"role": "user", "content": "<text:tab/>EU परराष्ट्र धोरणाचे मुख्य जोसेप बॉरेल ह्यांनी इशारा दिला की एक फिरवाफिरवी करून आणि 'उदारतेचे राजकारण' हा प्रभुत्वाच्या धडपडीचा समावेश असलेला भूराजकीय घटक आहे.<text:tab/>"}, {"role": "assistant", "content": "<text:tab/>EU foreign policy chief Josep Borrell warned that there is 'a geo-political component including a struggle for influence through spinning and the 'politics of generosity''.<text:tab/>"}]}</text:p>
          </table:table-cell>
        </table:table-row>
        <table:table-row table:style-name="ro3">
          <table:table-cell office:value-type="string" calcext:value-type="string">
            <text:p>{"messages": [{"role": "system", "content": "Translate source to target."}, {"role": "user", "content": "<text:tab/>रुग्णालयात दाखल झालेल्या COVID-19 च्या रुग्णांवर उपचार करण्यासाठी अनेक देशांमध्ये क्लोरोक्विन किंवा हायड्रॉक्सीक्लोरोक्विन चा उपयोग केला जात असला तरीही, मार्च 2020 पर्यंत संयुक्त राष्ट्रामध्ये चिकित्सालयीन चाचण्यांच्या माध्यमातून या औषधास औपचारिक मंजूरी देण्यात आलेली नव्हती.<text:tab/>"}, {"role": "assistant", "content": "<text:tab/>Although several countries use chloroquine or hydroxychloroquine for treatment of persons hospitalized with COVID-19, as of March 2020 the drug has not been formally approved through clinical trials in the United States.<text:tab/>"}]}</text:p>
          </table:table-cell>
        </table:table-row>
        <table:table-row table:style-name="ro3">
          <table:table-cell office:value-type="string" calcext:value-type="string">
            <text:p>{"messages": [{"role": "system", "content": "Translate source to target."}, {"role": "user", "content": "<text:tab/>त्यामुळे, श्वसनप्रणालीतीची विफलता आणि बिघाड यामुळे रूग्णांना मोठा धोका उत्पन्न होतो आणि ते मृत्यूंचे प्रमुख कारण आहे.<text:tab/>"}, {"role": "assistant", "content": "<text:tab/>Nevertheless, respiratory dysfunction and failure are the major threat to the patients and the major cause of death.<text:tab/>"}]}</text:p>
          </table:table-cell>
        </table:table-row>
        <table:table-row table:style-name="ro3">
          <table:table-cell office:value-type="string" calcext:value-type="string">
            <text:p>{"messages": [{"role": "system", "content": "Translate source to target."}, {"role": "user", "content": "<text:tab/>प्रथमतः, अल्पाकस नव्हे तर मानव <text:s/>हा सामायिक पर्यावरणात वटवाघळांच्या संपर्कात आला असण्याची शक्यता आहे.<text:tab/>"}, {"role": "assistant", "content": "<text:tab/>First, humans but not alpacas might have contact with bats in a shared ecological niche.<text:tab/>"}]}</text:p>
          </table:table-cell>
        </table:table-row>
        <table:table-row table:style-name="ro3">
          <table:table-cell office:value-type="string" calcext:value-type="string">
            <text:p>{"messages": [{"role": "system", "content": "Translate source to target."}, {"role": "user", "content": "<text:tab/>असे कळवण्यात आलेले आहे की वटवाघळातील सीओव्ही हा एआरसीओव्ही.२ (अॅपलॅशियन रिज सीओव्ही) उत्तर अमेरिकन तिरंगी वटवाघळामध्ये आढळला, त्याने एचसीओव्ही-एनएल63 सोबत निकट संबंध दर्शविला आहे.<text:tab/>"}, {"role": "assistant", "content": "<text:tab/>It has been reported that a bat CoV termed ARCoV.2 (Appalachian Ridge CoV) detected in North American tricolored bat displayed close relationship with HCoV-NL63.<text:tab/>"}]}</text:p>
          </table:table-cell>
        </table:table-row>
        <table:table-row table:style-name="ro3">
          <table:table-cell office:value-type="string" calcext:value-type="string">
            <text:p>{"messages": [{"role": "system", "content": "Translate source to target."}, {"role": "user", "content": "<text:tab/>COVID-19 करिता रेण्वीय चाचण्या करुन विषाणूजन्य संनिरीक्षण केले जाते.<text:tab/>"}, {"role": "assistant", "content": "<text:tab/>Virological surveillance is done by using molecular tests for COVID-19.<text:tab/>"}]}</text:p>
          </table:table-cell>
        </table:table-row>
        <table:table-row table:style-name="ro3">
          <table:table-cell office:value-type="string" calcext:value-type="string">
            <text:p>{"messages": [{"role": "system", "content": "Translate source to target."}, {"role": "user", "content": "<text:tab/>ऑनलाईन आणि ऑफलाईन दोन्ही प्रकारात चीनी लोकांसाठी आणि व्हायरसची लागण झालेल्या भागातील लोकांप्रती पाठिंबा आहे.<text:tab/>"}, {"role": "assistant", "content": "<text:tab/>There has been support for the Chinese, both on and offline, and towards those in virus-stricken areas.<text:tab/>"}]}</text:p>
          </table:table-cell>
        </table:table-row>
        <table:table-row table:style-name="ro3">
          <table:table-cell office:value-type="string" calcext:value-type="string">
            <text:p>{"messages": [{"role": "system", "content": "Translate source to target."}, {"role": "user", "content": "<text:tab/>विषाणू डोळ्यांतून सुद्धा व्यक्तींना संसर्गित करू शकतात.<text:tab/>"}, {"role": "assistant", "content": "<text:tab/>Viruses can also infect an individual through the eyes.<text:tab/>"}]}</text:p>
          </table:table-cell>
        </table:table-row>
        <table:table-row table:style-name="ro3">
          <table:table-cell office:value-type="string" calcext:value-type="string">
            <text:p>{"messages": [{"role": "system", "content": "Translate source to target."}, {"role": "user", "content": "<text:tab/>२० मार्चला , जागतिक साथीमुळे युनायटेड स्टेट्सनी त्यांच्या सैन्यदलांना इराकमधून अंशतः काढून घेण्यास सुरुवात केली.<text:tab/>"}, {"role": "assistant", "content": "<text:tab/>On 20 March, the United States began to partially withdrawal its troops from Iraq due to the pandemic.<text:tab/>"}]}</text:p>
          </table:table-cell>
        </table:table-row>
        <table:table-row table:style-name="ro3">
          <table:table-cell office:value-type="string" calcext:value-type="string">
            <text:p>{"messages": [{"role": "system", "content": "Translate source to target."}, {"role": "user", "content": "<text:tab/>ह्याचा परिणाम म्हणून सरकारवर लोकांना तोंड द्यावे लागत असलेल्या अडचणींना प्रतिसाद देण्यासाठीचा वेग आणि तीव्रता ओळखण्यात कमी पडल्याची टीका झाली. 16 मार्चला पंतप्रधान बॉरीस जॉन्सन ह्यांनी एक घोषणा केली आणि सर्व अनावश्यक प्रवास आणि सामाजिक संबंध टाळण्याचा सल्ला दिला, लोकांना शक्य असेल तेव्हा घरून काम करण्याचे आणि दारूचे गुत्ते, उपाहारगृहे आणि थिएटरसारखी ठिकाणे टाळण्याचे सुचवले.<text:tab/>"}, {"role": "assistant", "content": "<text:tab/>As a result, the government received criticism for the perceived lack of pace and intensity in its response to concerns faced by the public.On 16 March, Prime Minister Boris Johnson made an announcement advising against all non-essential travel and social contact, suggesting people work from home where possible and avoid venues such as pubs, restaurants, and theatres.<text:tab/>"}]}</text:p>
          </table:table-cell>
        </table:table-row>
        <table:table-row table:style-name="ro3">
          <table:table-cell office:value-type="string" calcext:value-type="string">
            <text:p>{"messages": [{"role": "system", "content": "Translate source to target."}, {"role": "user", "content": "<text:tab/>11 मार्च 2020, ला WHO ने COVID-19 ला साथरोग म्हणून वैशिष्ट्यीकृत केले.<text:tab/>"}, {"role": "assistant", "content": "<text:tab/>On 11 March 2020, WHO characterized COVID-19 as a pandemic.<text:tab/>"}]}</text:p>
          </table:table-cell>
        </table:table-row>
        <table:table-row table:style-name="ro3">
          <table:table-cell office:value-type="string" calcext:value-type="string">
            <text:p>{"messages": [{"role": "system", "content": "Translate source to target."}, {"role": "user", "content": "<text:tab/>उदाहरणार्थ बीजिंगने शहरात येणाऱ्या सर्व आंतरराष्ट्रीय प्रवाशांना 14 दिवसांचे विलगीकरण अनिवार्य केले. 23 मार्चला चीनच्या मुख्यभूमीवर पाच दिवसांपूर्वी स्थानिक पातळीवर संसर्ग झालेले फक्त एकच प्रकरण होते जे इस्तंबूलहून ग्वान्गझूला आलेल्या प्रवाशाचे होते.<text:tab/>"}, {"role": "assistant", "content": "<text:tab/>For example, Beijing has imposed a 14-day mandatory quarantine for all international travellers entering the city.On 23 March, mainland China only one case had transmitted domestically in the five days prior, in this instance via a traveller returning to Guangzhou from Istanbul.<text:tab/>"}]}</text:p>
          </table:table-cell>
        </table:table-row>
        <table:table-row table:style-name="ro3">
          <table:table-cell office:value-type="string" calcext:value-type="string">
            <text:p>{"messages": [{"role": "system", "content": "Translate source to target."}, {"role": "user", "content": "<text:tab/>मागील दशकांमध्ये सात एचसीओव्हींची ओळख पटवण्यात आली.<text:tab/>"}, {"role": "assistant", "content": "<text:tab/>In the past decades, seven HCoVs have been identified.<text:tab/>"}]}</text:p>
          </table:table-cell>
        </table:table-row>
        <table:table-row table:style-name="ro3">
          <table:table-cell office:value-type="string" calcext:value-type="string">
            <text:p>{"messages": [{"role": "system", "content": "Translate source to target."}, {"role": "user", "content": "<text:tab/>एचसीओव्ही-२२९ई शी जवळचा संबंध असलेला बॅट अल्फा-सीओव्ही आढळून आलेला आहे.<text:tab/>"}, {"role": "assistant", "content": "<text:tab/>Bat alpha-CoVs closely related to HCoV-229E have been found.<text:tab/>"}]}</text:p>
          </table:table-cell>
        </table:table-row>
        <table:table-row table:style-name="ro3">
          <table:table-cell office:value-type="string" calcext:value-type="string">
            <text:p>{"messages": [{"role": "system", "content": "Translate source to target."}, {"role": "user", "content": "<text:tab/>मात्र, 12 मे 2013 रोजी फ्रान्समध्ये मानव-ते-मानव संक्रमण झाल्याचे प्रकरण समोर आले ज्याची पुष्टी फ्रेंच मिनिस्ट्री ऑफ सोशल अफेअर्स अँड हेल्थ द्वारे करण्यात आली.<text:tab/>"}, {"role": "assistant", "content": "<text:tab/>However, on 12 May 2013, a case of human-to-human transmission in France was confirmed by the French Ministry of Social Affairs and Health.<text:tab/>"}]}</text:p>
          </table:table-cell>
        </table:table-row>
        <table:table-row table:style-name="ro3">
          <table:table-cell office:value-type="string" calcext:value-type="string">
            <text:p>{"messages": [{"role": "system", "content": "Translate source to target."}, {"role": "user", "content": "<text:tab/>पुष्टी झालेल्या प्रकरणांच्या प्रतिमाकरणाच्या शोधांची आंतरराष्ट्रीय ऑनलाईन माहिती इटालियन रेडीओलॉजीकल सोसायटीद्वारे संकलित केली जात आहे.<text:tab/>"}, {"role": "assistant", "content": "<text:tab/>The Italian Radiological Society is compiling an international online database of imaging findings for confirmed cases.<text:tab/>"}]}</text:p>
          </table:table-cell>
        </table:table-row>
        <table:table-row table:style-name="ro3">
          <table:table-cell office:value-type="string" calcext:value-type="string">
            <text:p>{"messages": [{"role": "system", "content": "Translate source to target."}, {"role": "user", "content": "<text:tab/>२८ फेब्रुवारीला स्कोप रेटिंग्ज जिएमबीएचने चीनचे सार्वभौम पतमापन कबुल केले पण नकारात्मक दृष्टिकोन कायम ठेवला.<text:tab/>"}, {"role": "assistant", "content": "<text:tab/>On 28 February, Scope Ratings GmbH affirmed China's sovereign credit rating, but maintained a Negative Outlook.<text:tab/>"}]}</text:p>
          </table:table-cell>
        </table:table-row>
        <table:table-row table:style-name="ro3">
          <table:table-cell office:value-type="string" calcext:value-type="string">
            <text:p>{"messages": [{"role": "system", "content": "Translate source to target."}, {"role": "user", "content": "<text:tab/>हा साथीचा रोग चुनयान ह्या चायनीज नववर्षाच्या सुटीच्या मुख्य प्रवासी मोसमाच्या वेळेस आला.<text:tab/>"}, {"role": "assistant", "content": "<text:tab/>The epidemic coincided with the Chunyun, a major travel season associated with the Chinese New Year holiday.<text:tab/>"}]}</text:p>
          </table:table-cell>
        </table:table-row>
        <table:table-row table:style-name="ro3">
          <table:table-cell office:value-type="string" calcext:value-type="string">
            <text:p>{"messages": [{"role": "system", "content": "Translate source to target."}, {"role": "user", "content": "<text:tab/>हा मैलाचा दगड त्याच दिवशी आला जेव्हा मलावी ने त्याच्या पहिल्या कोरोनाविषाणूच्या संसर्गाची आणि झाम्बियाने त्यांच्या कोरोनाविषाणू-शी संबंधित मृत्युची पुष्टी केली.<text:tab/>"}, {"role": "assistant", "content": "<text:tab/>The milestone came the same day Malawi confirmed its first coronavirus infections and Zambia had its first coronavirus-related death.<text:tab/>"}]}</text:p>
          </table:table-cell>
        </table:table-row>
        <table:table-row table:style-name="ro3">
          <table:table-cell office:value-type="string" calcext:value-type="string">
            <text:p>{"messages": [{"role": "system", "content": "Translate source to target."}, {"role": "user", "content": "<text:tab/>ज्या विषाणूमुळे हा उद्रेक झाला आहे त्याला SARS-CoV-2 असे ओळखले जाते, हा एक नव्याने सापडलेला विषाणू असून त्याचा वटवाघूळांच्या कोरोना विषाणूंशी, खवले मांजरांशी निगडित कोरोना विषाणू आणि SARS-CoV यांच्याशी जवळचा संबंध आहे. लक्षणे दिसलेली अगदी सुरुवातीची ज्ञात व्यक्ती नंतर 1 डिसेंबर 2019 ला आजारी पडलेली आढळली आणि त्या व्यक्तीचा नंतरच्या वेट मार्केट समूहाशी थेट संबंध नव्हता.<text:tab/>"}, {"role": "assistant", "content": "<text:tab/>The virus that caused the outbreak is known as SARS-CoV-2, a newly discovered virus closely related to bat coronaviruses, pangolin coronaviruses, and SARS-CoV.The earliest known person with symptoms was later discovered to have fallen ill on 1 December 2019, and that person did not have visible connections with the later wet market cluster.<text:tab/>"}]}</text:p>
          </table:table-cell>
        </table:table-row>
        <table:table-row table:style-name="ro3">
          <table:table-cell office:value-type="string" calcext:value-type="string">
            <text:p>{"messages": [{"role": "system", "content": "Translate source to target."}, {"role": "user", "content": "<text:tab/>त्यामुळे, ते हृदय किंवा यकृताच्या बिघाडासाठीचे पारंपारिक दर्शक आहेत.<text:tab/>"}, {"role": "assistant", "content": "<text:tab/>Thus, they are traditional markers for heart or liver dysfunctions.<text:tab/>"}]}</text:p>
          </table:table-cell>
        </table:table-row>
        <table:table-row table:style-name="ro3">
          <table:table-cell office:value-type="string" calcext:value-type="string">
            <text:p>{"messages": [{"role": "system", "content": "Translate source to target."}, {"role": "user", "content": "<text:tab/>जपानमध्ये #चायनिझडोन्टकमटूजपान हाही ट्विटरवर खूप चर्चेत असलेला विषय झाला आहे.<text:tab/>"}, {"role": "assistant", "content": "<text:tab/>In Japan, the hashtag #ChineseDontComeToJapan trended on Twitter.<text:tab/>"}]}</text:p>
          </table:table-cell>
        </table:table-row>
        <table:table-row table:style-name="ro3">
          <table:table-cell office:value-type="string" calcext:value-type="string">
            <text:p>{"messages": [{"role": "system", "content": "Translate source to target."}, {"role": "user", "content": "<text:tab/>त्याशिवाय, तिथे अधिकाधिक पुरावे होते ज्यांनी आम्हाला नमुनेदार लक्षणी आणि अलक्षणई रूग्णासह सावधगिरी बाळगण्याची आठवण करून दिली.<text:tab/>"}, {"role": "assistant", "content": "<text:tab/>Besides, there are more and more evidence that remind us to caution with the atypical symptomatic and asymptomatic patients.<text:tab/>"}]}</text:p>
          </table:table-cell>
        </table:table-row>
        <table:table-row table:style-name="ro3">
          <table:table-cell office:value-type="string" calcext:value-type="string">
            <text:p>{"messages": [{"role": "system", "content": "Translate source to target."}, {"role": "user", "content": "<text:tab/>त्यानंतरच्या सेरोप्रिव्हेलन्स अन्वेषणांनी दाखवले की सामान्य लोकांच्या तुलनेत पशु व्यापाऱ्यांमध्ये अँटी-सार्स-सीओव्ही-आयजीजीचे प्रचलन जास्त प्रमाणात दिसून आले.<text:tab/>"}, {"role": "assistant", "content": "<text:tab/>Subsequent seroprevalence investigations indicated that animal traders had a higher prevalence of anti-SARS-CoV IgG compared with that of the general population.<text:tab/>"}]}</text:p>
          </table:table-cell>
        </table:table-row>
        <table:table-row table:style-name="ro3">
          <table:table-cell office:value-type="string" calcext:value-type="string">
            <text:p>{"messages": [{"role": "system", "content": "Translate source to target."}, {"role": "user", "content": "<text:tab/>31 डिसेंबर 2019 रोजी, अज्ञात पेशीशास्त्राच्या न्यूमोनिया प्रकरणांची मालिकाच चीनच्या हुबेई प्रांतातील वुहान येथे आढळली.<text:tab/>"}, {"role": "assistant", "content": "<text:tab/>On 31 December 2019, a cluster of pneumonia cases of unknown aetiology was reported in Wuhan, Hubei Province, China.<text:tab/>"}]}</text:p>
          </table:table-cell>
        </table:table-row>
        <table:table-row table:style-name="ro3">
          <table:table-cell office:value-type="string" calcext:value-type="string">
            <text:p>{"messages": [{"role": "system", "content": "Translate source to target."}, {"role": "user", "content": "<text:tab/>WHO ने 2002-2004 च्या दरम्यानच्या SARS उद्रेकामधील तफावत नोंदवली जेव्हा चिनी अधिकाऱ्यांवर गुप्ततेचा आरोप केला गेला होता ज्यामुळे रोगाचा प्रतिबंध करून रोग ताब्यात ठेवण्याच्या प्रयत्नामध्ये अडचणी आल्या आणि सध्याचे संकट जिथे केंद्रीय सरकारने सौर नववर्षाच्या तोंडावर घबराट टाळण्यासाठी नियमित माहिती पुरवली.<text:tab/>"}, {"role": "assistant", "content": "<text:tab/>The WHO noted the contrast between the 2002–2004 SARS outbreak, where Chinese authorities were accused of secrecy that impeded prevention and containment efforts, and the current crisis where the central government 'has provided regular updates to avoid panic ahead of Lunar New Year holidays'.<text:tab/>"}]}</text:p>
          </table:table-cell>
        </table:table-row>
        <table:table-row table:style-name="ro3">
          <table:table-cell office:value-type="string" calcext:value-type="string">
            <text:p>{"messages": [{"role": "system", "content": "Translate source to target."}, {"role": "user", "content": "<text:tab/>मात्र, कोविड-१९ आणि सार्समध्ये काही उल्लेखनीय अंतर आहे, जे साथरोगावर नियंत्रण मिळवण्यास आणि रूग्णांवर उपचार करण्यासाठी महत्वाचे आहे.<text:tab/>"}, {"role": "assistant", "content": "<text:tab/>However, there are some remarkable differences between COVID-19 and SARS, which are essential for containing the epidemic and treating the patients.<text:tab/>"}]}</text:p>
          </table:table-cell>
        </table:table-row>
        <table:table-row table:style-name="ro3">
          <table:table-cell office:value-type="string" calcext:value-type="string">
            <text:p>{"messages": [{"role": "system", "content": "Translate source to target."}, {"role": "user", "content": "<text:tab/>रूग्णांमध्ये बहुधा अटीपिकल निमोनिया, गंभीर फुफ्फुसाची दुखापत आणि गंभीर श्वसनात्मक त्रास सिंड्रोम (एआरडीएस) विकसित होतात.<text:tab/>"}, {"role": "assistant", "content": "<text:tab/>Patients often develop an atypical pneumonia, acute lung injury, and acute respiratory distress syndrome (ARDS).<text:tab/>"}]}</text:p>
          </table:table-cell>
        </table:table-row>
        <table:table-row table:style-name="ro3">
          <table:table-cell office:value-type="string" calcext:value-type="string">
            <text:p>{"messages": [{"role": "system", "content": "Translate source to target."}, {"role": "user", "content": "<text:tab/>जाती अनुवांशिकतेनुसार, माऊस हीपॅटायटीस विषाणू (म्युरिन कोरोनाव्हायरस) ज्यामुळे उंदराच्या यकृतास व मध्यवर्ती चेता संस्थेचा संसर्ग होतो, त्याचा संबंध ह्यूमन कोरोनाव्हायरस OC43 आणि बोव्हिन कोरोनाव्हायरस बरोबर आहे.<text:tab/>"}, {"role": "assistant", "content": "<text:tab/>Phylogentically, mouse hepatitis virus (Murine coronavirus), which infects the mouse's liver and the central nervous system, is related to human coronavirus OC43 and bovine coronavirus.<text:tab/>"}]}</text:p>
          </table:table-cell>
        </table:table-row>
        <table:table-row table:style-name="ro3">
          <table:table-cell office:value-type="string" calcext:value-type="string">
            <text:p>{"messages": [{"role": "system", "content": "Translate source to target."}, {"role": "user", "content": "<text:tab/>कोरोना व्हायरस विषयावरील अनेक ऑनलाईन इंटरनेट मेम्स पसरले आहेत ज्यातील अनेक अनिश्चिततेच्या या वातावरणात विनोद निर्मिती आणि विचलित करण्याचे काम करतात.<text:tab/>"}, {"role": "assistant", "content": "<text:tab/>Online, numerous coronavirus-themed Internet memes have spread as many turn to humour and distraction amid uncertainty.<text:tab/>"}]}</text:p>
          </table:table-cell>
        </table:table-row>
        <table:table-row table:style-name="ro3">
          <table:table-cell office:value-type="string" calcext:value-type="string">
            <text:p>{"messages": [{"role": "system", "content": "Translate source to target."}, {"role": "user", "content": "<text:tab/>संसर्ग झालेल्यांपैकी काही जणांमध्ये लक्षणे दिसत नसतील, कोणतीही वैद्यकीय लक्षणे आढळत नसतील परंतु चाचण्यांचे निकाल संसर्गाची खात्री देत असतील, म्हणून संशोधकांनी सल्ला दिला आहे की ज्यांचा संसर्ग झाल्याची खात्री असलेल्या लोकांशी जवळून संपर्क आला आहे अशांचे बारकाईने निरीक्षण केले पाहिजे आणि संसर्गाची शक्यता फेटाळण्यासाठी परीक्षण केले पाहिजे.<text:tab/>"}, {"role": "assistant", "content": "<text:tab/>Some of those infected may be asymptomatic, with no clinical symptoms but with test results that confirm infection, so researchers have issued advice that those with close contact to confirmed infected people should be closely monitored and examined to rule out infection.<text:tab/>"}]}</text:p>
          </table:table-cell>
        </table:table-row>
        <table:table-row table:style-name="ro3">
          <table:table-cell office:value-type="string" calcext:value-type="string">
            <text:p>{"messages": [{"role": "system", "content": "Translate source to target."}, {"role": "user", "content": "<text:tab/>आणि ताप असतानादेखील<text:tab/>"}, {"role": "assistant", "content": "<text:tab/>And along with a fever<text:tab/>"}]}</text:p>
          </table:table-cell>
        </table:table-row>
        <table:table-row table:style-name="ro3">
          <table:table-cell office:value-type="string" calcext:value-type="string">
            <text:p>{"messages": [{"role": "system", "content": "Translate source to target."}, {"role": "user", "content": "<text:tab/>बिल व मेलिंडा गेट्स फाउंडेशन च्या नेतृत्वाखाली इतर भागीदारांच्या US$125 एव्हढ्या गुंतवणूकीसह व जागतिक आरोग्य संघटनेच्या समन्वयाने, COVID-19 थेरॅप्युटीक्स अॅक्सलरेटर ची सुरुवात मार्च मध्ये झाली, ज्यामुळे औषध विकास क्षेत्रातील संशोधकांना संभाव्य उपचार जलद ओळखणे, मूल्यमापन करणे, विकास करणे आणि वाढवणे सुगम होणार आहो.<text:tab/>"}, {"role": "assistant", "content": "<text:tab/>Led by the Bill and Melinda Gates Foundation with partners investing US$125 million and coordinating with the World Health Organization, the COVID-19 Therapeutics Accelerator began in March, facilitating drug development researchers to rapidly identify, assess, develop, and scale up potential treatments.<text:tab/>"}]}</text:p>
          </table:table-cell>
        </table:table-row>
        <table:table-row table:style-name="ro3">
          <table:table-cell office:value-type="string" calcext:value-type="string">
            <text:p>{"messages": [{"role": "system", "content": "Translate source to target."}, {"role": "user", "content": "<text:tab/>खरोखरच COVID-19 मुळे होणारे मृत्यू हे बरेच जास्त असू शकतात, कारण त्यामध्ये ज्या व्यक्ती चाचण्या न होता, उदाहरणार्थ, घरी, शुश्रुषालयांमध्ये इ. ठिकाणी मृत्युमुखी पडत आहेत त्यांचा समावेश नसू शकतो.<text:tab/>"}, {"role": "assistant", "content": "<text:tab/>The number of true fatalities from COVID-19 may be much higher, as it may not include people who die without testing - e.g. at home, in nursing homes, etc.<text:tab/>"}]}</text:p>
          </table:table-cell>
        </table:table-row>
        <table:table-row table:style-name="ro3">
          <table:table-cell office:value-type="string" calcext:value-type="string">
            <text:p>{"messages": [{"role": "system", "content": "Translate source to target."}, {"role": "user", "content": "<text:tab/>खचितच , हे काही युरोपिअन ऐक्याचे चांगले चिन्ह नव्हे.'<text:tab/>"}, {"role": "assistant", "content": "<text:tab/>Certainly, this is not a good sign of European solidarity.'<text:tab/>"}]}</text:p>
          </table:table-cell>
        </table:table-row>
        <table:table-row table:style-name="ro3">
          <table:table-cell office:value-type="string" calcext:value-type="string">
            <text:p>{"messages": [{"role": "system", "content": "Translate source to target."}, {"role": "user", "content": "<text:tab/>2015-16 दरम्यान 10 कर्करोगविरोधी औषधे विकसित करण्याचा साधारण खर्च अंदाजे $648 दशलक्षांएवढा होता.<text:tab/>"}, {"role": "assistant", "content": "<text:tab/>A median cost estimate of 2015-16 trials for development of 10 anti-cancer drugs was $648 million.<text:tab/>"}]}</text:p>
          </table:table-cell>
        </table:table-row>
        <table:table-row table:style-name="ro3">
          <table:table-cell office:value-type="string" calcext:value-type="string">
            <text:p>{"messages": [{"role": "system", "content": "Translate source to target."}, {"role": "user", "content": "<text:tab/>सोबतच, उपचारात्मक प्रभावांसाठी पेशींसोबत जुळलेल्या काही तोट्यांविषयी काळजीपूर्वक विचार केला जाणे आवश्यक आहे.<text:tab/>"}, {"role": "assistant", "content": "<text:tab/>In addition, given the therapeutic effects, some disadvantages associated with the plasma should be considered carefully.<text:tab/>"}]}</text:p>
          </table:table-cell>
        </table:table-row>
        <table:table-row table:style-name="ro3">
          <table:table-cell office:value-type="string" calcext:value-type="string">
            <text:p>{"messages": [{"role": "system", "content": "Translate source to target."}, {"role": "user", "content": "<text:tab/>अण्वस्त्रे निःशस्त्रीकरणाच्या मोहिमेचे सरचिटणीस केट हडसन यांनी डिफेंडर 2020 ह्या कार्यक्रमावर टीका केली: 'सध्याच्या सार्वजनिक आरोग्य संकटात, हा कार्यक्रम फक्त US च्या आणि इतर अनेक युरोपियन देशांच्या सैन्यदलांनाच धोक्यात आणत नाही तर ज्या देशात ते काम करत आहेत त्या देशातील रहिवाशांना देखील धोक्यात आणतो.' इराणी सरकारवर ह्या विषाणूमुळे प्रचंड परिणाम झाला आहे आणि जवळजवळ दोन डझन संसद सदस्याना संसर्ग झाला आहे आणि त्याचप्रमाणे सध्याच्या किंवा माजी पंधरा राजकीय व्यक्तींना संसर्ग झाला आहे.<text:tab/>"}, {"role": "assistant", "content": "<text:tab/>The Campaign for Nuclear Disarmament's general secretary Kate Hudson criticized the Defender 2020 exercise: 'In the current public-health crisis, it jeopardizes the lives not only of the troops from the US and the many European countries participating but the inhabitants of the countries in which they are operating.'The Iranian government has been heavily affected by the virus, with around two dozen parliament members infected as well as fifteen other current or former political figures.<text:tab/>"}]}</text:p>
          </table:table-cell>
        </table:table-row>
        <table:table-row table:style-name="ro3">
          <table:table-cell office:value-type="string" calcext:value-type="string">
            <text:p>{"messages": [{"role": "system", "content": "Translate source to target."}, {"role": "user", "content": "<text:tab/>सामान्य उपाय म्हणून विषाणूशी संपर्क आलेल्या किंवा त्याने संसर्गित व्यक्तींना बहुधा १४ दिवसांसाठी विलगीकरणात ठेवणे आवश्यक आहे.<text:tab/>"}, {"role": "assistant", "content": "<text:tab/>As a common practice, individuals exposed to, or infected by, the virus are usually required to be quarantined for 14 days.<text:tab/>"}]}</text:p>
          </table:table-cell>
        </table:table-row>
        <table:table-row table:style-name="ro3">
          <table:table-cell office:value-type="string" calcext:value-type="string">
            <text:p>{"messages": [{"role": "system", "content": "Translate source to target."}, {"role": "user", "content": "<text:tab/>परतण्याचा विषारीपणा किंवा तीव्रता ही सामूहिक प्रतिकारशक्ती आणि परिवर्तित होण्याच्या व्याप्तीवर अवलंबून असते.<text:tab/>"}, {"role": "assistant", "content": "<text:tab/>The virulence of the comeback would depend on herd immunity and the extent of mutation.<text:tab/>"}]}</text:p>
          </table:table-cell>
        </table:table-row>
        <table:table-row table:style-name="ro3">
          <table:table-cell office:value-type="string" calcext:value-type="string">
            <text:p>{"messages": [{"role": "system", "content": "Translate source to target."}, {"role": "user", "content": "<text:tab/>तथापि, ते न्यूक्लोटाइड क्रमाच्या स्तरावर सुमारे ९०% समरूपतेने समप्रमाणात आरएटीजी१३ शी नजिकतेने संबंधित आहेत.<text:tab/>"}, {"role": "assistant", "content": "<text:tab/>However, they are equally closely related to RaTG13 with about 90% identity at the level of nucleotide sequence.<text:tab/>"}]}</text:p>
          </table:table-cell>
        </table:table-row>
        <table:table-row table:style-name="ro3">
          <table:table-cell office:value-type="string" calcext:value-type="string">
            <text:p>{"messages": [{"role": "system", "content": "Translate source to target."}, {"role": "user", "content": "<text:tab/>अमेरिकन विद्यापीठांमधील काही चायनीज विद्यार्थी चीनमधील विषाणूग्रस्त भागाला मदत पाठवण्यासाठी ग्रेटर शिकागोमधील एका संयुक्त गटाबरोबर एकत्र आले जो गट कथितपणे 30 जानेवारीला हुबेई प्रांतामधल्या रुग्णालयांना 50000 N 95 मास्क्स पाठवण्याचे व्यवस्थापन करत होता. मानवतावादी मदत करणारी संस्था डायरेक्ट रिलीफने फेडेक्सबरोबर समन्वय साधून 30 जानेवारीला आणीबाणीसाठीच्या विमानांतून हातमोजे आणि झग्यांसारख्या इतर वैयक्तिक संरक्षणात्मक उपकरणांबरोबर 200000 चेहऱ्याचे मुखवटे वुहान युनिअन हॉस्पिटलला पाठवले.<text:tab/>"}, {"role": "assistant", "content": "<text:tab/>Some Chinese students at American universities joined together to help send aid to virus-stricken parts of China, with a joint group in the greater Chicago area reportedly managing to send 50,000 N95 masks to hospitals in the Hubei province on 30 January.The humanitarian aid organization Direct Relief, in coordination with FedEx, sent 200,000 face masks along with other personal protective equipment, including gloves and gowns, by emergency airlift to the Wuhan Union Hospital by 30 January.<text:tab/>"}]}</text:p>
          </table:table-cell>
        </table:table-row>
        <table:table-row table:style-name="ro3">
          <table:table-cell office:value-type="string" calcext:value-type="string">
            <text:p>{"messages": [{"role": "system", "content": "Translate source to target."}, {"role": "user", "content": "<text:tab/>कोरोना विषाणूमुळे मानवामध्ये श्वसनमार्गाचा संसर्ग होतो जो सौम्य ते प्राणघातक असू शकतो.<text:tab/>"}, {"role": "assistant", "content": "<text:tab/>In humans, coronaviruses cause respiratory tract infections that can range from mild to lethal.<text:tab/>"}]}</text:p>
          </table:table-cell>
        </table:table-row>
        <table:table-row table:style-name="ro3">
          <table:table-cell office:value-type="string" calcext:value-type="string">
            <text:p>{"messages": [{"role": "system", "content": "Translate source to target."}, {"role": "user", "content": "<text:tab/>मध्य चीनमध्ये २०१९ च्या शेवटी सार्स-सीओव्ही-2 च्या उदयाने कोरोनाविषाणू पुन्हा प्रकाशात आला आणि त्याच्या उच्च संक्रमणक्षमतेने आपण आश्चर्यचकित झालो मात्र त्याच्या सहजातीय सार्स-CoV च्या तुलनेत त्याची रोगकारकता कमी होती.<text:tab/>"}, {"role": "assistant", "content": "<text:tab/>The emergence of SARS-CoV-2 in central China at the end of 2019 has thrusted CoVs into the spotlight again and surprised us with its high transmissibility but reduced pathogenicity compared to its sister SARS-CoV.<text:tab/>"}]}</text:p>
          </table:table-cell>
        </table:table-row>
        <table:table-row table:style-name="ro3">
          <table:table-cell office:value-type="string" calcext:value-type="string">
            <text:p>{"messages": [{"role": "system", "content": "Translate source to target."}, {"role": "user", "content": "<text:tab/>MERS साठी, जून 2012 मधील लोकसंख्याशास्त्रीय अध्ययनाच्या आधारे मृत्यूदर 2494 पुष्टी झालेल्या प्रकरणांपैकी 37% होता.<text:tab/>"}, {"role": "assistant", "content": "<text:tab/>For MERS, based on a demographic study in June 2012, the mortality was 37% of 2,494 confirmed cases.<text:tab/>"}]}</text:p>
          </table:table-cell>
        </table:table-row>
        <table:table-row table:style-name="ro3">
          <table:table-cell office:value-type="string" calcext:value-type="string">
            <text:p>{"messages": [{"role": "system", "content": "Translate source to target."}, {"role": "user", "content": "<text:tab/>काही संशोधकांच्या मते हुआनन येथील सीफूड व्होलसेल मार्केट हा मानवामध्ये विषाणूचे संक्रमण होण्याचा मूळ स्त्रोत नाही. 17 एप्रिल 2020 पर्यंत कोरोना विषाणूमुळे झालेल्या न्युमोनियाच्या साथीमुळे किमान 153,822 रुग्णांचा मृत्यु झाल्याची तसेच 2,240,191 रुग्ण बाधित झाल्याची पुष्टी करण्यात आली आहे.<text:tab/>"}, {"role": "assistant", "content": "<text:tab/>Some researchers have suggested the Huanan Seafood Wholesale Market may not be the original source of viral transmission to humans.As of 17 April 2020, there have been at least 153,822 confirmed deaths and more than 2,240,191 confirmed cases in the coronavirus pneumonia pandemic.<text:tab/>"}]}</text:p>
          </table:table-cell>
        </table:table-row>
        <table:table-row table:style-name="ro3">
          <table:table-cell office:value-type="string" calcext:value-type="string">
            <text:p>{"messages": [{"role": "system", "content": "Translate source to target."}, {"role": "user", "content": "<text:tab/>महत्त्वाचे म्हणजे आम्ही विषाणूचा विकास आणि जीनोम पुर्नसंयोजनाच्या दृष्टिकोनातून भिन्न एचसीओव्हींची तुलना करतो.<text:tab/>"}, {"role": "assistant", "content": "<text:tab/>Importantly, we compare and contrast the different HCoVs from a perspective of virus evolution and genome recombination.<text:tab/>"}]}</text:p>
          </table:table-cell>
        </table:table-row>
        <table:table-row table:style-name="ro3">
          <table:table-cell office:value-type="string" calcext:value-type="string">
            <text:p>{"messages": [{"role": "system", "content": "Translate source to target."}, {"role": "user", "content": "<text:tab/>वटवाघळाच्या सीओव्ही ची विविधता नवीन एचसीओव्नोहीच्या उद्भवण्याला भरपूर संधी प्रदान करतात.<text:tab/>"}, {"role": "assistant", "content": "<text:tab/>The diversity of bat CoVs provides ample opportunities for the emergence of novel HCoVs.<text:tab/>"}]}</text:p>
          </table:table-cell>
        </table:table-row>
        <table:table-row table:style-name="ro3">
          <table:table-cell office:value-type="string" calcext:value-type="string">
            <text:p>{"messages": [{"role": "system", "content": "Translate source to target."}, {"role": "user", "content": "<text:tab/>दुसरे, पॅनगोलिन्स, हे मध्यस्थ प्रवर्धन करणाऱ्या पोशिंद्यांपैकी एक असू शकतात ज्यांना सार्स-सीओव्ही-२-संबंधित विषाणूची ओळख ही अलिकडेच झालेली आहे.<text:tab/>"}, {"role": "assistant", "content": "<text:tab/>Second, pangolins could be one of intermediate amplifying host to which a SARS-CoV-2-related virus had been newly introduced.<text:tab/>"}]}</text:p>
          </table:table-cell>
        </table:table-row>
        <table:table-row table:style-name="ro3">
          <table:table-cell office:value-type="string" calcext:value-type="string">
            <text:p>{"messages": [{"role": "system", "content": "Translate source to target."}, {"role": "user", "content": "<text:tab/>कित्येक वर्षांपासून समुदायापासून मिळणाऱ्या चार सीओव्हींचा माणसांमध्ये प्रसार होत आहे ज्यामुळे रोगप्रतिकार शक्ती क्षीण असलेल्या व्यक्तींना सर्दी होत आहे.<text:tab/>"}, {"role": "assistant", "content": "<text:tab/>For many years, the four community-acquired CoVs circulate in human populations, triggering common cold in immunocompetent subjects.<text:tab/>"}]}</text:p>
          </table:table-cell>
        </table:table-row>
        <table:table-row table:style-name="ro3">
          <table:table-cell office:value-type="string" calcext:value-type="string">
            <text:p>{"messages": [{"role": "system", "content": "Translate source to target."}, {"role": "user", "content": "<text:tab/>एचसीओव्ही-ओसी४३ संसर्गाची चिकित्सालयीन वैशिष्ट्ये ही एचसीओव्ही-२२९ई ने झालेल्या संसर्गाप्रमाणेच दिसून आली, जी इन्फ्लुएंजा ए विषाणू आणि रिनोव्हायरसेससारख्या इतर श्वासनलिका रोगजनकांच्या संक्रमणापासून लक्षणांच्या दृष्टीने वेगळी करता येण्याजोगी नाहीत.<text:tab/>"}, {"role": "assistant", "content": "<text:tab/>The clinical features of HCoV-OC43 infection appear to be similar to those caused by HCoV-229E, which are symptomatically indistinguishable from infection with other respiratory tract pathogens such as influenza A viruses and rhinoviruses.<text:tab/>"}]}</text:p>
          </table:table-cell>
        </table:table-row>
        <table:table-row table:style-name="ro3">
          <table:table-cell office:value-type="string" calcext:value-type="string">
            <text:p>{"messages": [{"role": "system", "content": "Translate source to target."}, {"role": "user", "content": "<text:tab/>सार्स रूग्णांमध्ये, हे दिसले आहे की ताप (९९%-१००%), कोरडा खोकला (२९%-७५%), डिस्पेनिया (४०%-४२%), डायरिया (२०-२५%) आणि घसा खवखवणे (१३-२५%) ही मुख्य लक्षणे होती आणि रूग्णांपैकी जवळपास १४%-२०% लोकांना व्हेंटिलेशन आधार आवश्यक होता.<text:tab/>"}, {"role": "assistant", "content": "<text:tab/>In SARS patients, it has been demonstrated that fever (99%-100%), dry cough (29%-75%), dyspnea (40%-42%), diarrhea (20-25%), and sore throat (13-25%) were the major symptoms and ventilation support was required for approximately 14%-20% of the patients.<text:tab/>"}]}</text:p>
          </table:table-cell>
        </table:table-row>
        <table:table-row table:style-name="ro3">
          <table:table-cell office:value-type="string" calcext:value-type="string">
            <text:p>{"messages": [{"role": "system", "content": "Translate source to target."}, {"role": "user", "content": "<text:tab/>संसर्गजन्य RNA जीनोमला पेशीद्रवामध्ये सोडले जाते; विषाणू जीनोमची प्रतिकृती बनवल्यानंतर जेनोमिक RNA आच्छादित ग्लायकोप्रोटीन आणि न्युक्लिओकॅप्सिड प्रोटीनसह व्हिरिऑन-युक्त व्हेसिकल बनवतात, ज्यांचे नंतर विषाणू सोडण्यास प्लाज्मा मेम्ब्रेनसोबत एकत्रीकरण होते.<text:tab/>"}, {"role": "assistant", "content": "<text:tab/>The viral RNA genome is released into the cytoplasm; after replication of the viral genome, genomic RNA accompanied by envelope glycoproteins and nucleocapsid proteins forms virion-containing vesicles, which then fuse with the plasma membrane to release the virus.<text:tab/>"}]}</text:p>
          </table:table-cell>
        </table:table-row>
        <table:table-row table:style-name="ro3">
          <table:table-cell office:value-type="string" calcext:value-type="string">
            <text:p>{"messages": [{"role": "system", "content": "Translate source to target."}, {"role": "user", "content": "<text:tab/>युनायटेड स्टेट्सच्या राष्ट्रीय ऍलर्जी आणि संसर्गजन्य रोगाच्या संस्थेचे प्रमुख डॉ. अँथनी फॉसी उद्रेकाबद्दल म्हणाले, 'हे निश्चित आहे की ही परिस्थिती आणखी बिघडत जाणार आहे.'<text:tab/>"}, {"role": "assistant", "content": "<text:tab/>The United States' National Institute of Allergy and Infectious Disease's director, Dr. Anthony Fauci, said of the outbreak, 'bottom line, it's going to get worse.'<text:tab/>"}]}</text:p>
          </table:table-cell>
        </table:table-row>
        <table:table-row table:style-name="ro3">
          <table:table-cell office:value-type="string" calcext:value-type="string">
            <text:p>{"messages": [{"role": "system", "content": "Translate source to target."}, {"role": "user", "content": "<text:tab/>एक प्राणी एचसीओव्हीच्या उत्क्रांतीचा पोशिंदा बनू शकतो जर त्याने न्युक्लिओटाइड क्रमाच्या पातळीवर उच्च समजातीयता सामायिक करणाऱ्या जवळच्या संबंधित पूर्वजाला आश्रय दिलेला असेल.<text:tab/>"}, {"role": "assistant", "content": "<text:tab/>An animal serves as the evolutionary host of an HCoV if it harbours a closely related ancestor sharing high homology at the level of nucleotide sequence.<text:tab/>"}]}</text:p>
          </table:table-cell>
        </table:table-row>
        <table:table-row table:style-name="ro3">
          <table:table-cell office:value-type="string" calcext:value-type="string">
            <text:p>{"messages": [{"role": "system", "content": "Translate source to target."}, {"role": "user", "content": "<text:tab/>देशाच्या आरोग्य संस्थेने 20 फेब्रुवारीला पुष्टी झालेल्या प्रकरणांमध्ये मोठी वाढ नोंदविली, ह्या वाढीला देगूमधील एका शिंचीओंजी चर्च ऑफ जीसस ह्या नव्या धार्मिक चळवळीच्या संमेलनास मोठ्या प्रमाणावर जबाबदार ठरविण्यात आले.<text:tab/>"}, {"role": "assistant", "content": "<text:tab/>The nation's health agency reported a significant increase in confirmed cases on 20 February, largely attributed to a gathering in Daegu of a new religious movement known as the Shincheonji Church of Jesus.<text:tab/>"}]}</text:p>
          </table:table-cell>
        </table:table-row>
        <table:table-row table:style-name="ro3">
          <table:table-cell office:value-type="string" calcext:value-type="string">
            <text:p>{"messages": [{"role": "system", "content": "Translate source to target."}, {"role": "user", "content": "<text:tab/>नवीन एचसीओव्ही चे उद्भवणे : पुन्हा शून्यावर जाणे<text:tab/>"}, {"role": "assistant", "content": "<text:tab/>Emergence of novel HCoVs: back to ground zero<text:tab/>"}]}</text:p>
          </table:table-cell>
        </table:table-row>
        <table:table-row table:style-name="ro3">
          <table:table-cell office:value-type="string" calcext:value-type="string">
            <text:p>{"messages": [{"role": "system", "content": "Translate source to target."}, {"role": "user", "content": "<text:tab/>एसीओव्हीच्या पशूजन्य आजाराच्या मूळांचा मागोवा घेतल्यावर प्रजातींच्या झेप घेण्यामागील नैसर्गिक इतिहास, चालना बल आणि निर्बंध घटकांची रचना दिसून येते.<text:tab/>"}, {"role": "assistant", "content": "<text:tab/>Tracing the zoonotic origins of HCoVs provides a framework to understand the natural history, driving force and restriction factors of species jumping.<text:tab/>"}]}</text:p>
          </table:table-cell>
        </table:table-row>
        <table:table-row table:style-name="ro3">
          <table:table-cell office:value-type="string" calcext:value-type="string">
            <text:p>{"messages": [{"role": "system", "content": "Translate source to target."}, {"role": "user", "content": "<text:tab/>येथे, एम प्रथिनांकडून प्रथिन-प्रथिन परस्परक्रिया घडवून आणल्या जातात ज्या विषाणू समुच्चयासाठी आवश्यक असतात व त्यानंतर विषाणूप्रथिन कवचाबरोबर त्यांचे बंधन होते.<text:tab/>"}, {"role": "assistant", "content": "<text:tab/>There, the M proteins direct most protein-protein interactions required for assembly of viruses following its binding to the nucleocapsid.<text:tab/>"}]}</text:p>
          </table:table-cell>
        </table:table-row>
        <table:table-row table:style-name="ro3">
          <table:table-cell office:value-type="string" calcext:value-type="string">
            <text:p>{"messages": [{"role": "system", "content": "Translate source to target."}, {"role": "user", "content": "<text:tab/>तेव्हापासून, स्व-मर्यादित लक्षणे उत्पन्न करणाऱ्या एचसीओव्ही-२२९ई आणि एचसीओव्ही-ओसी४३ वर व्यापक अध्ययनांद्वारे अधिक ज्ञान संचायित करण्यात आले होते.<text:tab/>"}, {"role": "assistant", "content": "<text:tab/>Since then, more knowledge was accumulated through extensive studies on HCoV-229E and HCoV-OC43, both of which cause self-limiting symptoms.<text:tab/>"}]}</text:p>
          </table:table-cell>
        </table:table-row>
        <table:table-row table:style-name="ro3">
          <table:table-cell office:value-type="string" calcext:value-type="string">
            <text:p>{"messages": [{"role": "system", "content": "Translate source to target."}, {"role": "user", "content": "<text:tab/>तरीदेखील, मानवातून मानवाकडे या विषाणूचे संक्रमण होण्यास अडचण असल्याचे दिसते कारण बहुसंख्य बाधित व्यक्तिंकडून विषाणूचे संक्रमण होत नाही.<text:tab/>"}, {"role": "assistant", "content": "<text:tab/>Despite this, it appears the virus had trouble spreading from human to human, as most individuals who are infected do not transmit the virus.<text:tab/>"}]}</text:p>
          </table:table-cell>
        </table:table-row>
        <table:table-row table:style-name="ro3">
          <table:table-cell office:value-type="string" calcext:value-type="string">
            <text:p>{"messages": [{"role": "system", "content": "Translate source to target."}, {"role": "user", "content": "<text:tab/>हा दाब छातीच्या दुखण्यासारखा आहे<text:tab/>"}, {"role": "assistant", "content": "<text:tab/>It is a pressure like chest pain<text:tab/>"}]}</text:p>
          </table:table-cell>
        </table:table-row>
        <table:table-row table:style-name="ro3">
          <table:table-cell office:value-type="string" calcext:value-type="string">
            <text:p>{"messages": [{"role": "system", "content": "Translate source to target."}, {"role": "user", "content": "<text:tab/>विषाणूंचा मानवी संपर्क हा कत्तलखाने आणि शिकार केलेल्या मासांच्या खाण्याने होतो.<text:tab/>"}, {"role": "assistant", "content": "<text:tab/>Humans contract the virus through butchering and consumption of game meat.<text:tab/>"}]}</text:p>
          </table:table-cell>
        </table:table-row>
        <table:table-row table:style-name="ro3">
          <table:table-cell office:value-type="string" calcext:value-type="string">
            <text:p>{"messages": [{"role": "system", "content": "Translate source to target."}, {"role": "user", "content": "<text:tab/>तो विष्ठेद्वारे पसरू शकतो अशी काळजी वाटत असली तरी ह्यात धोका कमी आहे असे मानले जाते.<text:tab/>"}, {"role": "assistant", "content": "<text:tab/>While there are concerns it may spread by faeces, this risk is believed to be low.<text:tab/>"}]}</text:p>
          </table:table-cell>
        </table:table-row>
        <table:table-row table:style-name="ro3">
          <table:table-cell office:value-type="string" calcext:value-type="string">
            <text:p>{"messages": [{"role": "system", "content": "Translate source to target."}, {"role": "user", "content": "<text:tab/>त्यामुळे, आरोग्यसेवा संस्थांना त्यांच्या सेवांचे प्राधान्य ठरवण्यास विशेषत: संसाधन-रहित क्षेत्रांमध्ये रोगनिदान मॉडेलची उभारणी करणे आवश्यक आहे.<text:tab/>"}, {"role": "assistant", "content": "<text:tab/>Therefore, building a prognosis model for the disease is essential for health-care agencies to prioritize their services, especially in resource-constrained areas.<text:tab/>"}]}</text:p>
          </table:table-cell>
        </table:table-row>
        <table:table-row table:style-name="ro3">
          <table:table-cell office:value-type="string" calcext:value-type="string">
            <text:p>{"messages": [{"role": "system", "content": "Translate source to target."}, {"role": "user", "content": "<text:tab/>विषाणू इतर अवयवांमध्ये एसीई-२ अभिव्यक्ती पेशींनाही बांधतो का?<text:tab/>"}, {"role": "assistant", "content": "<text:tab/>Does the virus also bind ACE2-expressing cells in other organs?<text:tab/>"}]}</text:p>
          </table:table-cell>
        </table:table-row>
        <table:table-row table:style-name="ro3">
          <table:table-cell office:value-type="string" calcext:value-type="string">
            <text:p>{"messages": [{"role": "system", "content": "Translate source to target."}, {"role": "user", "content": "<text:tab/>आपत्कालीन रूम ट्रियाज सेंटरमधून मी डॉक्टर पोर्टर आहे<text:tab/>"}, {"role": "assistant", "content": "<text:tab/>This is doctor porter in the emergency room triage center<text:tab/>"}]}</text:p>
          </table:table-cell>
        </table:table-row>
        <table:table-row table:style-name="ro3">
          <table:table-cell office:value-type="string" calcext:value-type="string">
            <text:p>{"messages": [{"role": "system", "content": "Translate source to target."}, {"role": "user", "content": "<text:tab/>यू.एस. मध्ये कापडापासून बनविलेल्या अवैद्यकीय मुखवट्याच्या वापराची CDC शिफारस करते. चीनने विशेष करून विल्हेवाट लावता येण्याजोग्या वैद्यकीय मुखवट्याच्या वापराची जनतेमधील आरोग्य सेवा देणाऱ्यांसाठी विशेषतः इतर लोकांशी जवळून संबंध येताना (1 मीटर (3 फूट) किंवा कमी) शिफारस केली आहे.<text:tab/>"}, {"role": "assistant", "content": "<text:tab/>In the U.S., the CDC recommends wearing non-medical face mask made out of cloth.China has specifically recommended the use of disposable medical masks by healthy members of the public, particularly when coming into close contact (1 metre (3 ft) or less) with other people.<text:tab/>"}]}</text:p>
          </table:table-cell>
        </table:table-row>
        <table:table-row table:style-name="ro3">
          <table:table-cell office:value-type="string" calcext:value-type="string">
            <text:p>{"messages": [{"role": "system", "content": "Translate source to target."}, {"role": "user", "content": "<text:tab/>दीर्घायुष्य, दाटीवाटीने भरलेल्या वसाहती, निकट सामाजिक आंतरक्रिया आणि उडण्याची समर्थ क्षमता या सर्व आदर्श परिस्थितींनी वटवाघळांना 'विषाणू प्रसारक' म्हणून आदर्श ठरवले आहे.<text:tab/>"}, {"role": "assistant", "content": "<text:tab/>Longevity, densely packed colonies, close social interaction and strong ability to fly are all favourable conditions for bats to be an ideal 'virus spreader'.<text:tab/>"}]}</text:p>
          </table:table-cell>
        </table:table-row>
        <table:table-row table:style-name="ro3">
          <table:table-cell office:value-type="string" calcext:value-type="string">
            <text:p>{"messages": [{"role": "system", "content": "Translate source to target."}, {"role": "user", "content": "<text:tab/>न्यूमोनिया हा सर्वात गंभीर लक्षणांपैकी एक होता आणि त्याची वेगाने गंभीर श्वसन पिडा संलक्षणमध्ये वाढ होऊ शकते.<text:tab/>"}, {"role": "assistant", "content": "<text:tab/>Pneumonia is one of the most severe symptoms and can progress rapidly to acute respiratory distress syndrome.<text:tab/>"}]}</text:p>
          </table:table-cell>
        </table:table-row>
        <table:table-row table:style-name="ro3">
          <table:table-cell office:value-type="string" calcext:value-type="string">
            <text:p>{"messages": [{"role": "system", "content": "Translate source to target."}, {"role": "user", "content": "<text:tab/>जानेवारी नंतरच्या दिवसांत चिनी सरकारने एक मूलगामी मोहीम सुरु केली जिचे चायनीज कम्युनिस्ट पार्टीचे सरचिटणीस शी जिनपिंग ह्यांनी नंतर विषाणूचा प्रसार आटोक्यात आणण्यासाठीचे 'लोकांचे युद्ध' असे वर्णन केले.<text:tab/>"}, {"role": "assistant", "content": "<text:tab/>In late January, the Chinese government launched a radical campaign later described by the Chinese Communist Party general secretary Xi Jinping as a 'people's war' to contain the spread of the virus.<text:tab/>"}]}</text:p>
          </table:table-cell>
        </table:table-row>
        <table:table-row table:style-name="ro3">
          <table:table-cell office:value-type="string" calcext:value-type="string">
            <text:p>{"messages": [{"role": "system", "content": "Translate source to target."}, {"role": "user", "content": "<text:tab/>युक्रेनच्या नागरिकांना आणि परदेशी निर्वासितांना वुहानहून नोवी सांझारीला नेणाऱ्या बसवर युक्रेनमधील आंदोलकांनी हल्ला केला.<text:tab/>"}, {"role": "assistant", "content": "<text:tab/>Protesters in Ukraine attacked buses carrying Ukrainian and foreign evacuees from Wuhan to Novi Sanzhary.<text:tab/>"}]}</text:p>
          </table:table-cell>
        </table:table-row>
        <table:table-row table:style-name="ro3">
          <table:table-cell office:value-type="string" calcext:value-type="string">
            <text:p>{"messages": [{"role": "system", "content": "Translate source to target."}, {"role": "user", "content": "<text:tab/>काल, बांग्लादेशाने एका दिवसामध्ये कोविड-१९ मुळे पाच नवीन मृत्युची पुष्टी केली.<text:tab/>"}, {"role": "assistant", "content": "<text:tab/>Yesterday, Bangladesh has confirmed five new deaths due to COVID-19 on the day.<text:tab/>"}]}</text:p>
          </table:table-cell>
        </table:table-row>
        <table:table-row table:style-name="ro3">
          <table:table-cell office:value-type="string" calcext:value-type="string">
            <text:p>{"messages": [{"role": "system", "content": "Translate source to target."}, {"role": "user", "content": "<text:tab/>ह्या वाढलेल्या मागणीचा परिणाम म्हणून किंमती नेहमीच्या किंमतीच्या वीस पटींपर्यंत वाढल्या आहेत आणि वैद्यकीय वस्तूंच्या पुरवठ्यामध्ये चार ते सहा आठवड्यांचा विलंब होऊ लागला आहे.<text:tab/>"}, {"role": "assistant", "content": "<text:tab/>This demand has led to the increase in prices of up to twenty times the normal price and also induced delays on the supply of medical items for four to six months.<text:tab/>"}]}</text:p>
          </table:table-cell>
        </table:table-row>
        <table:table-row table:style-name="ro3">
          <table:table-cell office:value-type="string" calcext:value-type="string">
            <text:p>{"messages": [{"role": "system", "content": "Translate source to target."}, {"role": "user", "content": "<text:tab/>जेव्हा रोगाच्या प्रसारास प्रतिबंध करणे शक्य होत नाही तेव्हा रोग शमविण्याच्या दिशेने पावले टाकली जातात: प्रसाराचा वेग कमी करण्यासाठी उपाय केले जातात आणि आरोग्य व्यवस्था आणि समाजावरील त्याचा परिणाम कमी करण्यासाठी उपाय केले जातात.<text:tab/>"}, {"role": "assistant", "content": "<text:tab/>When it is no longer possible to contain the spread of the disease, efforts then move to the mitigation stage: measures are taken to slow the spread and mitigate its effects on the healthcare system and society.<text:tab/>"}]}</text:p>
          </table:table-cell>
        </table:table-row>
        <table:table-row table:style-name="ro3">
          <table:table-cell office:value-type="string" calcext:value-type="string">
            <text:p>{"messages": [{"role": "system", "content": "Translate source to target."}, {"role": "user", "content": "<text:tab/>१५ मार्चच्या सुरुवातीला विषाणूचा प्रसार कमी करण्यासाठी संपूर्ण युएसमध्ये अनेक व्यवसाय बंद झाले किंवा त्यांनी कामाचे तास कमी केले.<text:tab/>"}, {"role": "assistant", "content": "<text:tab/>Beginning on 15 March, many businesses closed or reduced hours throughout the U.S. to try to reduce the spread of the virus.<text:tab/>"}]}</text:p>
          </table:table-cell>
        </table:table-row>
        <table:table-row table:style-name="ro3">
          <table:table-cell office:value-type="string" calcext:value-type="string">
            <text:p>{"messages": [{"role": "system", "content": "Translate source to target."}, {"role": "user", "content": "<text:tab/>ही संख्या प्रदेशानुसार बदलते.<text:tab/>"}, {"role": "assistant", "content": "<text:tab/>The number varies by region.<text:tab/>"}]}</text:p>
          </table:table-cell>
        </table:table-row>
        <table:table-row table:style-name="ro3">
          <table:table-cell office:value-type="string" calcext:value-type="string">
            <text:p>{"messages": [{"role": "system", "content": "Translate source to target."}, {"role": "user", "content": "<text:tab/>त्यानंतर आश्रय पेशीतून बहीःसारण प्रक्रियेद्वारे संतति विषाणू स्त्रावी पुटिकेच्या माध्यमातून मुक्त केले जातात.<text:tab/>"}, {"role": "assistant", "content": "<text:tab/>Progeny viruses are then released from the host cell by exocytosis through secretory vesicles.<text:tab/>"}]}</text:p>
          </table:table-cell>
        </table:table-row>
        <table:table-row table:style-name="ro3">
          <table:table-cell office:value-type="string" calcext:value-type="string">
            <text:p>{"messages": [{"role": "system", "content": "Translate source to target."}, {"role": "user", "content": "<text:tab/>अध्यक्ष हसन रौहानी 26 फेब्रुवारी 2020 ला म्हणाले की उद्रेकाचा परिणाम झालेल्या भागांचे विलगीकरण करण्याची कोणतीही योजना नव्हती आणि फक्त व्यक्तींचे विलगीकरण केले जाईल.<text:tab/>"}, {"role": "assistant", "content": "<text:tab/>President Hassan Rouhani said on 26 February 2020 that there were no plans to quarantine areas affected by the outbreak, and only individuals would be quarantined.<text:tab/>"}]}</text:p>
          </table:table-cell>
        </table:table-row>
        <table:table-row table:style-name="ro3">
          <table:table-cell office:value-type="string" calcext:value-type="string">
            <text:p>{"messages": [{"role": "system", "content": "Translate source to target."}, {"role": "user", "content": "<text:tab/>त्यामुळे, प्रारंभिक टप्प्यातील किंवा धारणा कालावधीतील संसर्गित रूग्ण दैनंदिन क्रियांदरम्यान मोठ्या प्रमाणात विषाणू उत्पन्न करू शकतात, ज्यामुळे महामारीचे नियंत्रण करणे अतिशय कठीण होऊ शकते.<text:tab/>"}, {"role": "assistant", "content": "<text:tab/>Therefore, infected patients at the early phase or incubation period can produce a large amount of virus during daily activities, causing great difficulty for the control of the epidemic.<text:tab/>"}]}</text:p>
          </table:table-cell>
        </table:table-row>
        <table:table-row table:style-name="ro3">
          <table:table-cell office:value-type="string" calcext:value-type="string">
            <text:p>{"messages": [{"role": "system", "content": "Translate source to target."}, {"role": "user", "content": "<text:tab/>नैसर्गिक पुनःसंयोजनाचा वंशेतिहासिक पुरावा हा एचसीओव्ही-एचकेयु१ आणि एचसीओव्ही-ओसी४३ त्याचप्रमाणे प्राण्याच्या सीओव्ही जसे की वटवाघळ एसएल-सीओव्ही आणि वटवाघळ सीओव्ही-एचकेयु९ अशा दोन्हींमध्ये आढळून आलेला आहे.<text:tab/>"}, {"role": "assistant", "content": "<text:tab/>Phylogenetic evidence of natural recombination has been found in both HCoV-HKU1 and HCoV-OC43, as well as animal CoVs such as bat SL-CoV and batCoV-HKU9.<text:tab/>"}]}</text:p>
          </table:table-cell>
        </table:table-row>
        <table:table-row table:style-name="ro3">
          <table:table-cell office:value-type="string" calcext:value-type="string">
            <text:p>{"messages": [{"role": "system", "content": "Translate source to target."}, {"role": "user", "content": "<text:tab/>औषधनिर्माणविषयक विकासाशी संबंधित निष्फलता दरास 'संघर्षण दर' असे म्हटले जाते, ज्यामध्ये मोठ्या किंमतीचे अपयश टाळण्यासाठी औषध विकासाच्या सुरुवातीच्या टप्यांमध्ये प्रकल्प 'समाप्त' करण्याचा निर्णय घेण्याची आवश्यकता असते.<text:tab/>"}, {"role": "assistant", "content": "<text:tab/>The high failure rates associated with pharmaceutical development are referred to as an 'attrition rate', requiring decisions during the early stages of drug development to 'kill' projects early to avoid costly failures.<text:tab/>"}]}</text:p>
          </table:table-cell>
        </table:table-row>
        <table:table-row table:style-name="ro3">
          <table:table-cell office:value-type="string" calcext:value-type="string">
            <text:p>{"messages": [{"role": "system", "content": "Translate source to target."}, {"role": "user", "content": "<text:tab/>SARS-CoV-2 चा अंदाजित मध्यम उष्मायन कालावधी १-१४ दिवसांचा आहे, बहुतांश प्रकरणांत ३-७ दिवस जसे की वुहानमधील पहिल्या ४२५ प्रकरणांमध्ये आढळले आहे.<text:tab/>"}, {"role": "assistant", "content": "<text:tab/>The estimated mean incubation period of SARS-CoV-2 is 1-14 days, mostly 3-7 days based on a study of the first 425 cases in Wuhan.<text:tab/>"}]}</text:p>
          </table:table-cell>
        </table:table-row>
        <table:table-row table:style-name="ro3">
          <table:table-cell office:value-type="string" calcext:value-type="string">
            <text:p>{"messages": [{"role": "system", "content": "Translate source to target."}, {"role": "user", "content": "<text:tab/>दुबई,सिडनी ,आणि मेलबर्न हीदेखील वुहानहुन प्रवास करणाऱ्या लोकांची लोकप्रिय ठिकाणे असल्याचे नोंदवले होते.<text:tab/>"}, {"role": "assistant", "content": "<text:tab/>Dubai, Sydney, and Melbourne were also reported as popular destinations for people travelling from Wuhan.<text:tab/>"}]}</text:p>
          </table:table-cell>
        </table:table-row>
        <table:table-row table:style-name="ro3">
          <table:table-cell office:value-type="string" calcext:value-type="string">
            <text:p>{"messages": [{"role": "system", "content": "Translate source to target."}, {"role": "user", "content": "<text:tab/>आणि तुमच्या परागज्वरासाठी ही योग्य वेळ आहे का<text:tab/>"}, {"role": "assistant", "content": "<text:tab/>And is this the right time for your hay fever<text:tab/>"}]}</text:p>
          </table:table-cell>
        </table:table-row>
        <table:table-row table:style-name="ro3">
          <table:table-cell office:value-type="string" calcext:value-type="string">
            <text:p>{"messages": [{"role": "system", "content": "Translate source to target."}, {"role": "user", "content": "<text:tab/>१३ मार्चपर्यंत अटलांटिकने १४००० पेक्षा कमी चाचण्या केल्या गेल्याचे नोंदवले.<text:tab/>"}, {"role": "assistant", "content": "<text:tab/>By 13 March, The Atlantic reported that less than 14,000 tests had been conducted.<text:tab/>"}]}</text:p>
          </table:table-cell>
        </table:table-row>
        <table:table-row table:style-name="ro3">
          <table:table-cell office:value-type="string" calcext:value-type="string">
            <text:p>{"messages": [{"role": "system", "content": "Translate source to target."}, {"role": "user", "content": "<text:tab/>सार्स-सीओव्ही-२ च्या तत्कालिक <text:s/>पशूजन्य मूळाबाबत ज्युरी अद्यापही शोधात आहेत.<text:tab/>"}, {"role": "assistant", "content": "<text:tab/>The jury is still out on the immediate zoonotic origin of SARS-CoV-2.<text:tab/>"}]}</text:p>
          </table:table-cell>
        </table:table-row>
        <table:table-row table:style-name="ro3">
          <table:table-cell office:value-type="string" calcext:value-type="string">
            <text:p>{"messages": [{"role": "system", "content": "Translate source to target."}, {"role": "user", "content": "<text:tab/>प्रारंभी इबोलामुळे दशलक्ष प्रकरणे होतील आणि पाच लाख मृत्यू होतील असा अंदाज सुरुवातीला वर्तवण्यात आला होता.<text:tab/>"}, {"role": "assistant", "content": "<text:tab/>Ebola was originally predicted to cause up to a million cases with half a million deaths.<text:tab/>"}]}</text:p>
          </table:table-cell>
        </table:table-row>
        <table:table-row table:style-name="ro3">
          <table:table-cell office:value-type="string" calcext:value-type="string">
            <text:p>{"messages": [{"role": "system", "content": "Translate source to target."}, {"role": "user", "content": "<text:tab/>कंपन्यांनी कर्मचाऱ्यांच्या प्रवासावर बंधने घातली,परिषद रद्द केल्या आणि कर्मचाऱ्यांना घरून काम करण्यास प्रोत्साहित केले.<text:tab/>"}, {"role": "assistant", "content": "<text:tab/>Corporations imposed employee travel restrictions, cancelled conferences, and encouraged employees to work from home.<text:tab/>"}]}</text:p>
          </table:table-cell>
        </table:table-row>
        <table:table-row table:style-name="ro3">
          <table:table-cell office:value-type="string" calcext:value-type="string">
            <text:p>{"messages": [{"role": "system", "content": "Translate source to target."}, {"role": "user", "content": "<text:tab/>CBS न्यूज ने, जॉन हाफकिन्स युनिव्हर्सिटी डेटाला उद्धृत करत, कळविले की, कोरोनाविषाणूचा संसर्ग झाल्याने बुधवारी यु.एस. मध्ये 1,000 पेक्षा जास्त मृत्यु झाले.<text:tab/>"}, {"role": "assistant", "content": "<text:tab/>CBS News reported, citing Johns Hopkins University data, there were over 1,000 US deaths on Wednesday caused by coronavirus infections.<text:tab/>"}]}</text:p>
          </table:table-cell>
        </table:table-row>
        <table:table-row table:style-name="ro3">
          <table:table-cell office:value-type="string" calcext:value-type="string">
            <text:p>{"messages": [{"role": "system", "content": "Translate source to target."}, {"role": "user", "content": "<text:tab/>नंतर कोलकात्यातील चीनी दूतावासाने या उद्‍गारांचा निषेध केला, आणि त्याला'दोषपूर्ण' म्हटले. चीनमध्ये चीनचे रहिवासी नसलेल्या लोकांविरुद्ध झेनोफोबिया आणि वंशवादाला साथीमुळे उत्तेजन मिळाले आहे, जेथे परकीयांचे वर्णन 'परकीय कचरा' असे केले जाते आणि 'विल्हेवाट' लावण्यासाठी त्यांना लक्ष्य केले जाते.<text:tab/>"}, {"role": "assistant", "content": "<text:tab/>The remarks were later condemned by the Chinese consulate in Kolkata, calling it 'erroneous'.In China, xenophobia and racism agains non-Chinese residents has been inflamed by the pandemic, with foreigners described as 'foreign garbage' and targeted for 'disposal'.<text:tab/>"}]}</text:p>
          </table:table-cell>
        </table:table-row>
        <table:table-row table:style-name="ro3">
          <table:table-cell office:value-type="string" calcext:value-type="string">
            <text:p>{"messages": [{"role": "system", "content": "Translate source to target."}, {"role": "user", "content": "<text:tab/>पॉलीप्रोटिन्सवर पुढे १६ गैर-संरचनात्मक प्रोटीन्सची निर्मिती करण्यास प्रक्रिया केली जाते, ज्यांची एनएसपी१~१६ अशी क्रमवारी नेमलेली आहे.<text:tab/>"}, {"role": "assistant", "content": "<text:tab/>The polyproteins are further processed to generate 16 non-structural proteins, designated nsp1~16.<text:tab/>"}]}</text:p>
          </table:table-cell>
        </table:table-row>
        <table:table-row table:style-name="ro3">
          <table:table-cell office:value-type="string" calcext:value-type="string">
            <text:p>{"messages": [{"role": "system", "content": "Translate source to target."}, {"role": "user", "content": "<text:tab/>अशी अनेक संयुगे जी इतर विषाणूजन्य रोगांवर उपचार करण्यासाठी आधी मंजूर झाली आहेत अशांवर COVID-19 वर उपचार करण्यासाठी संशोधन केले जात आहे.<text:tab/>"}, {"role": "assistant", "content": "<text:tab/>Several compounds that were previously approved for treatment of other viral diseases are being investigated for use in treating COVID-19.<text:tab/>"}]}</text:p>
          </table:table-cell>
        </table:table-row>
        <table:table-row table:style-name="ro3">
          <table:table-cell office:value-type="string" calcext:value-type="string">
            <text:p>{"messages": [{"role": "system", "content": "Translate source to target."}, {"role": "user", "content": "<text:tab/>COVID-19 प्रामुख्याने हुबेईत आणि आजूबाजूच्या शहर समूहांत पसरला.<text:tab/>"}, {"role": "assistant", "content": "<text:tab/>COVID-19 expanded in clusters mainly in and around Hubei.<text:tab/>"}]}</text:p>
          </table:table-cell>
        </table:table-row>
        <table:table-row table:style-name="ro3">
          <table:table-cell office:value-type="string" calcext:value-type="string">
            <text:p>{"messages": [{"role": "system", "content": "Translate source to target."}, {"role": "user", "content": "<text:tab/>अलक्षणी किंवा फक्त सौम्य लक्षणे ही जेव्हा वटवाघळे ही सीओव्हीने बाधित झाली तेव्हा आढळून आली, जे सीओव्ही आणि वटवाघळे यांच्यामध्ये परस्पर स्वीकृतीला दर्शवते.<text:tab/>"}, {"role": "assistant", "content": "<text:tab/>Asymptomatic or only mild symptoms were detected when bats were infected with CoVs, indicating the mutual adaptation between CoVs and bats.<text:tab/>"}]}</text:p>
          </table:table-cell>
        </table:table-row>
        <table:table-row table:style-name="ro3">
          <table:table-cell office:value-type="string" calcext:value-type="string">
            <text:p>{"messages": [{"role": "system", "content": "Translate source to target."}, {"role": "user", "content": "<text:tab/>मानव अधिकार संस्थांनी यापैकी काही उपायांची आलोचना केली आहे, व शासनांना या जगद्व्यापी साथीचा फायदा घेऊन आक्रमक डिजिटल संनिरीक्षण लागू करु नये असे सांगितले आहे.<text:tab/>"}, {"role": "assistant", "content": "<text:tab/>Human rights organizations have criticized some of these measures, asking the governments not to use the pandemic as a cover to introduce invasive digital surveillance.<text:tab/>"}]}</text:p>
          </table:table-cell>
        </table:table-row>
        <table:table-row table:style-name="ro3">
          <table:table-cell office:value-type="string" calcext:value-type="string">
            <text:p>{"messages": [{"role": "system", "content": "Translate source to target."}, {"role": "user", "content": "<text:tab/>एचसीओव्ही-२२९ई, एचसीओव्ही-ओसी४३, एचसीओव्ही-एचकेयु1 आणि एचसीओव्ही-एनएल६३ मुळे सामान्यपणे सौम्य लक्षणे जसे की सर्दी आणि/किंवा अतिसार होतो.<text:tab/>"}, {"role": "assistant", "content": "<text:tab/>HCoV-229E, HCoV-OC43, HCoV-HKU1 and HCoV-NL63 usually cause mild symptoms, like common cold and/or diarrhea.<text:tab/>"}]}</text:p>
          </table:table-cell>
        </table:table-row>
        <table:table-row table:style-name="ro3">
          <table:table-cell office:value-type="string" calcext:value-type="string">
            <text:p>{"messages": [{"role": "system", "content": "Translate source to target."}, {"role": "user", "content": "<text:tab/>साथरोगकालीन इतिहास: (1) वुहान शहर आणि त्याच्या सभोवतालच्या भागात, किंवा लक्षणे दिसू लागण्यापूर्वीच्या आधी 14 दिवस जिथे COVID-19 च्या केसेस नोंदवण्यात आल्या आहेत त्या भागामध्ये प्रवास किंवा निवास करण्याचा इतिहास; (2) SARS-CoV-2 संसर्ग असलेल्या केसेस सह संपर्काचा इतिहास (सकारात्मक न्यूक्लिक आम्ल चाचणीसह); (3) वुहान शहर आणि सभोवतालच्या भागापासून, किंवा अऩ्य समुदाय जिथे लक्षणे दिसण्यास सुरूवात होण्याच्या आधीच्या मागील 14 दिवसामध्ये COVID-19 ची नोंदणी झाली आहे अशा अन्य समुदायातील, ताप किंवा श्वसनाची लक्षणे असलेल्या रूग्णाच्या संपर्कात येण्याचा इतिहास; (4) पुष्टी केलेल्या केसेसच्या भागात संपर्कात येण्याचा इतिहास, (जसे की घर, कार्यालय, शाळेचा वर्ग इ. सारख्या लहान भागामध्ये, 2 आठवड्याच्या आत ताप आणि/किंवा श्वसनाची लक्षणे आलेल्या ≥ 2 केसेस सह).<text:tab/>"}, {"role": "assistant", "content": "<text:tab/>Epidemiological history: (1) a history of travel or residence in Wuhan city and surrounding areas, or other communities where COVID-19 cases had been reported in the last 14 days before symptom onset; (2) a history of contact with SARS-CoV-2 infectious cases (with positive nucleic acid test); (3) a history of contacting with patients with fever or respiratory symptoms from Wuhan city and surrounding areas, or other communities where COVID-19 had been reported in the last 14 days before symptom onset; (4) a history of contacting with cluster of confirmed cases (≥ 2 cases with fever and/or respiratory symptoms occurred within 2 weeks in small areas, such as home, office, class of school, etc).<text:tab/>"}]}</text:p>
          </table:table-cell>
        </table:table-row>
        <table:table-row table:style-name="ro3">
          <table:table-cell office:value-type="string" calcext:value-type="string">
            <text:p>{"messages": [{"role": "system", "content": "Translate source to target."}, {"role": "user", "content": "<text:tab/>तुम्हाला उच्च रक्तदाबासारखा इतर दुर्धर आजार किंवा त्यासारखी दुसरी समस्या आहे का?<text:tab/>"}, {"role": "assistant", "content": "<text:tab/>Do you have any other chronic like high blood pressure or anything like that?<text:tab/>"}]}</text:p>
          </table:table-cell>
        </table:table-row>
        <table:table-row table:style-name="ro3">
          <table:table-cell office:value-type="string" calcext:value-type="string">
            <text:p>{"messages": [{"role": "system", "content": "Translate source to target."}, {"role": "user", "content": "<text:tab/>याशिवाय, वटवाघळातील नैसर्गिक मारक पेशी क्रिया संदमनकारी नैसर्गिक मारक पेशी ग्राही एनकेजी२/सीडी९४ च्या उर्ध्वनियमनामुळे आणि मुख्य ऊतिसामंजस्य संमिश्र श्रेणी I रेणूची कमी प्रमाणात व्यक्त होण्याची पातळी दडपली जाते.<text:tab/>"}, {"role": "assistant", "content": "<text:tab/>Besides, the natural killer cell activity in bats is suppressed due to upregulation of inhibitory natural killer cell receptor NKG2/CD94 and low expression level of major histocompatibility complex class I molecules.<text:tab/>"}]}</text:p>
          </table:table-cell>
        </table:table-row>
        <table:table-row table:style-name="ro3">
          <table:table-cell office:value-type="string" calcext:value-type="string">
            <text:p>{"messages": [{"role": "system", "content": "Translate source to target."}, {"role": "user", "content": "<text:tab/>दुसऱ्या बाजूला, एचसीओव्ही-२२९ई हा आणखी एका वटवाघळाच्या सीओव्ही मध्ये गुणसूत्रीयरितीने संबंधित आहे, ज्याला हिप्पोसिडेरोस/घानाक्वाम/१९/२००८ म्हणून नाव दिले आहे, जो घानामध्ये आढळून आला होता, त्याचवेळी उंटीणींना त्यांचे मध्यस्थ पोशिंद्या म्हणून संशयित ठरविण्यात आले होते.<text:tab/>"}, {"role": "assistant", "content": "<text:tab/>On the other hand, HCoV-229E was genetically related to another bat CoV, termed Hipposideros/GhanaKwam/19/2008, which was detected in Ghana, while camelids have also been suspected as its intermediate host.<text:tab/>"}]}</text:p>
          </table:table-cell>
        </table:table-row>
        <table:table-row table:style-name="ro3">
          <table:table-cell office:value-type="string" calcext:value-type="string">
            <text:p>{"messages": [{"role": "system", "content": "Translate source to target."}, {"role": "user", "content": "<text:tab/>जरी ब्रिटिश अधिकारी जसे संसर्ग झालेल्या व्यक्तींनी ज्या पृष्ठभागाशी स्पर्श केला असण्याची शक्यता आहे अशा इतर पृष्ठभागाशी संपर्क आल्यावर हात धुण्याचा सल्ला देतात तसाच प्राण्यांशी संपर्क आल्यानंतर आपले हात धुण्याचा सल्ला देत असले तरी प्राणी हा विषाणू मानवांमध्ये संक्रमित करू शकतात असा कोणताही पुरावा नाही.<text:tab/>"}, {"role": "assistant", "content": "<text:tab/>There is no evidence animals can pass the virus on to humans, though British authorities advise washing one's hands after contact with animals, like after contact with other surfaces infected people could have touched.<text:tab/>"}]}</text:p>
          </table:table-cell>
        </table:table-row>
        <table:table-row table:style-name="ro3">
          <table:table-cell office:value-type="string" calcext:value-type="string">
            <text:p>{"messages": [{"role": "system", "content": "Translate source to target."}, {"role": "user", "content": "<text:tab/>सार्वजनिक वाहतूक व्यवस्थेचा वापर करताना किंवा गर्दीच्या ठिकाणी असताना हॉंगकाँगने सर्जिकल मुखवटा वापरण्याची शिफारस केली आहे.<text:tab/>"}, {"role": "assistant", "content": "<text:tab/>Hong Kong recommends wearing a surgical mask when taking public transport or staying in crowded places.<text:tab/>"}]}</text:p>
          </table:table-cell>
        </table:table-row>
        <table:table-row table:style-name="ro3">
          <table:table-cell office:value-type="string" calcext:value-type="string">
            <text:p>{"messages": [{"role": "system", "content": "Translate source to target."}, {"role": "user", "content": "<text:tab/>११ मार्च ला जागतिक आरोग्य संघटना (WHO) ने कोविड-१९ ला साथरोग म्हणून जाहीर केले.<text:tab/>"}, {"role": "assistant", "content": "<text:tab/>The World Health Organization (WHO) declared COVID-19 a pandemic on March 11.<text:tab/>"}]}</text:p>
          </table:table-cell>
        </table:table-row>
        <table:table-row table:style-name="ro3">
          <table:table-cell office:value-type="string" calcext:value-type="string">
            <text:p>{"messages": [{"role": "system", "content": "Translate source to target."}, {"role": "user", "content": "<text:tab/>त्या हे देखील म्हणाल्या की बळीपैकी दोन जण हे ढाक्यातील होते.<text:tab/>"}, {"role": "assistant", "content": "<text:tab/>She also said two of the victims were from Dhaka.<text:tab/>"}]}</text:p>
          </table:table-cell>
        </table:table-row>
        <table:table-row table:style-name="ro3">
          <table:table-cell office:value-type="string" calcext:value-type="string">
            <text:p>{"messages": [{"role": "system", "content": "Translate source to target."}, {"role": "user", "content": "<text:tab/>आणि त्यांना थोडा तापही आहे<text:tab/>"}, {"role": "assistant", "content": "<text:tab/>And they're having some fevers as well<text:tab/>"}]}</text:p>
          </table:table-cell>
        </table:table-row>
        <table:table-row table:style-name="ro3">
          <table:table-cell office:value-type="string" calcext:value-type="string">
            <text:p>{"messages": [{"role": "system", "content": "Translate source to target."}, {"role": "user", "content": "<text:tab/>इतकेच नव्हे तर बऱ्या झालेल्या रूग्णांच्या पेशींनाही उपचारासाठी वापरण्याचे प्रस्तावित केले होते.<text:tab/>"}, {"role": "assistant", "content": "<text:tab/>Even plasma from recovered patients was proposed to be used for treatment.<text:tab/>"}]}</text:p>
          </table:table-cell>
        </table:table-row>
        <table:table-row table:style-name="ro3">
          <table:table-cell office:value-type="string" calcext:value-type="string">
            <text:p>{"messages": [{"role": "system", "content": "Translate source to target."}, {"role": "user", "content": "<text:tab/>अर्थातच, एका क्रायो-ईएम अभ्यासाने दर्शविले आहे की मानव एसीई२ आणि सार्स-सीओव्ही एस प्रोटिन यांच्यामधील बंधकापेक्षा या बंधकांची इच्छा ही १०- ते २०-पटींनी अधिक आहे.<text:tab/>"}, {"role": "assistant", "content": "<text:tab/>Indeed, a cryo-EM study indicates a 10- to 20-fold higher affinity of this binding than that between human ACE2 and SARS-CoV S protein.<text:tab/>"}]}</text:p>
          </table:table-cell>
        </table:table-row>
        <table:table-row table:style-name="ro3">
          <table:table-cell office:value-type="string" calcext:value-type="string">
            <text:p>{"messages": [{"role": "system", "content": "Translate source to target."}, {"role": "user", "content": "<text:tab/>स्टेरॉइड्जच्या वापरामुळे परिणाम जास्त बिघडू शकतात.<text:tab/>"}, {"role": "assistant", "content": "<text:tab/>The use of steroids may worsen outcomes.<text:tab/>"}]}</text:p>
          </table:table-cell>
        </table:table-row>
        <table:table-row table:style-name="ro3">
          <table:table-cell office:value-type="string" calcext:value-type="string">
            <text:p>{"messages": [{"role": "system", "content": "Translate source to target."}, {"role": "user", "content": "<text:tab/>उष्णकटिबंधीय हवामानात याबाबत कोणत्याही ऋतुला प्राथमिकता नसते.<text:tab/>"}, {"role": "assistant", "content": "<text:tab/>There is no preference towards a particular season in tropical climates.<text:tab/>"}]}</text:p>
          </table:table-cell>
        </table:table-row>
        <table:table-row table:style-name="ro3">
          <table:table-cell office:value-type="string" calcext:value-type="string">
            <text:p>{"messages": [{"role": "system", "content": "Translate source to target."}, {"role": "user", "content": "<text:tab/>प्राण्यांमधील सीओव्ही-पोशिंद्याच्या आंतरक्रियेच्या अन्वेषणाने मानवांमधील सीओव्ही रोगजनकावरील महत्त्वाच्या माहितीवर प्रकाश पडू शकतो.<text:tab/>"}, {"role": "assistant", "content": "<text:tab/>Investigating CoV-host interactions in animals might also derive important insight on CoV pathogenesis in humans.<text:tab/>"}]}</text:p>
          </table:table-cell>
        </table:table-row>
        <table:table-row table:style-name="ro3">
          <table:table-cell office:value-type="string" calcext:value-type="string">
            <text:p>{"messages": [{"role": "system", "content": "Translate source to target."}, {"role": "user", "content": "<text:tab/>SARS साठी जिवंत-दुर्बलित लसींचे प्राणी नमुन्यांवर मूल्यांकन करण्यात आले होते.<text:tab/>"}, {"role": "assistant", "content": "<text:tab/>Live-attenuated vaccines have been evaluated in animal models for SARS.<text:tab/>"}]}</text:p>
          </table:table-cell>
        </table:table-row>
        <table:table-row table:style-name="ro3">
          <table:table-cell office:value-type="string" calcext:value-type="string">
            <text:p>{"messages": [{"role": "system", "content": "Translate source to target."}, {"role": "user", "content": "<text:tab/>कला आणि संस्कृती क्षेत्रातील संस्थांनी त्यांची मोहीम चालूच ठेवण्याचे (बहुतांशी सार्वजनिकरित्या निधी मिळालेली) प्रयत्न केले जिच्यामध्ये समाजाला सांस्कृतिक परंपरांना अनुभविण्याची संधी मिळणे, त्यांच्या कर्मचाऱ्यांची सार्वजनिक ठिकाणी सुरक्षितता राखणे आणि कलाकारांना शक्य तेव्हा मदत करणे ह्यांचा समावेश होता.<text:tab/>"}, {"role": "assistant", "content": "<text:tab/>Arts and culture sector organizations attempted to uphold their (often publicly funded) mission to provide access to cultural heritage to the community, maintain the safety of their employees and the public, and support artists where possible.<text:tab/>"}]}</text:p>
          </table:table-cell>
        </table:table-row>
        <table:table-row table:style-name="ro3">
          <table:table-cell office:value-type="string" calcext:value-type="string">
            <text:p>{"messages": [{"role": "system", "content": "Translate source to target."}, {"role": "user", "content": "<text:tab/>सध्या, SARS-CoV-2 साठी इम्युनोलॉजिकल प्रतिसादासंदर्भात कोणतेही विस्तृत अध्ययन करण्यात आलेले नाही.<text:tab/>"}, {"role": "assistant", "content": "<text:tab/>Currently, no detailed study has been reported regarding the immunological response to SARS-CoV-2.<text:tab/>"}]}</text:p>
          </table:table-cell>
        </table:table-row>
        <table:table-row table:style-name="ro3">
          <table:table-cell office:value-type="string" calcext:value-type="string">
            <text:p>{"messages": [{"role": "system", "content": "Translate source to target."}, {"role": "user", "content": "<text:tab/>एका बाजूला, सार्स-सीओव्ही-२ संसर्ग अशी वैशिष्ट्ये दर्शवत आहे जी सामान्य एचसीओव्हीच्या संसर्गादरम्यान आढळून येतात, ज्यात गैर-विशिष्ट, सौम्य किंवा काहीच लक्षणे न आढळणे यांचा समावेश आहे.<text:tab/>"}, {"role": "assistant", "content": "<text:tab/>On one hand, SARS-CoV-2 infection exhibits features that are more commonly seen during infection with community-acquired HCoVs, including the presentation of non-specific, mild or even no symptoms.<text:tab/>"}]}</text:p>
          </table:table-cell>
        </table:table-row>
        <table:table-row table:style-name="ro3">
          <table:table-cell office:value-type="string" calcext:value-type="string">
            <text:p>{"messages": [{"role": "system", "content": "Translate source to target."}, {"role": "user", "content": "<text:tab/>नुकत्याच झालेल्या सार्स-सीओव्ही-२ च्या उद्रेकामुळे सीओव्ही जे पुन्हा प्रसिद्धीच्या झोतात आले आहेत.<text:tab/>"}, {"role": "assistant", "content": "<text:tab/>CoVs have returned to the limelight due to the recent outbreak of SARS-CoV-2.<text:tab/>"}]}</text:p>
          </table:table-cell>
        </table:table-row>
        <table:table-row table:style-name="ro3">
          <table:table-cell office:value-type="string" calcext:value-type="string">
            <text:p>{"messages": [{"role": "system", "content": "Translate source to target."}, {"role": "user", "content": "<text:tab/>२९ जानेवारीला व्हाईट हाउस कोरोनाव्हायरस टास्क फोर्स स्थापन करण्यात आली.<text:tab/>"}, {"role": "assistant", "content": "<text:tab/>The White House Coronavirus Task Force was established on 29 January.<text:tab/>"}]}</text:p>
          </table:table-cell>
        </table:table-row>
        <table:table-row table:style-name="ro3">
          <table:table-cell office:value-type="string" calcext:value-type="string">
            <text:p>{"messages": [{"role": "system", "content": "Translate source to target."}, {"role": "user", "content": "<text:tab/>आणि तुमच्या मधुमेहाच्या इतिहासासोबत<text:tab/>"}, {"role": "assistant", "content": "<text:tab/>And with your history of diabetes<text:tab/>"}]}</text:p>
          </table:table-cell>
        </table:table-row>
        <table:table-row table:style-name="ro3">
          <table:table-cell office:value-type="string" calcext:value-type="string">
            <text:p>{"messages": [{"role": "system", "content": "Translate source to target."}, {"role": "user", "content": "<text:tab/>तर दुसरीकडे ,चिनी मदतीला लॅटिन अमेरिका आणि आफ्रिकेच्या भागांमध्ये चांगला प्रतिसाद मिळाला. २ एप्रिल रोजी जागतिक बँकेने विकसित देशांसाठी तातडीची मदत देण्याची कृती सुरुवात केली.<text:tab/>"}, {"role": "assistant", "content": "<text:tab/>On the other hand, Chinese aid has been well-received in parts of Latin America and Africa.On 2 April, the World Bank launched emergency support operations for developing countries.<text:tab/>"}]}</text:p>
          </table:table-cell>
        </table:table-row>
        <table:table-row table:style-name="ro3">
          <table:table-cell office:value-type="string" calcext:value-type="string">
            <text:p>{"messages": [{"role": "system", "content": "Translate source to target."}, {"role": "user", "content": "<text:tab/>यानंतर या ऋण पट्ट सबजीनोमिक RNA रेणूचे प्रतिलेखन संबंधित धन पट्ट mRNA मध्ये केले जाते.<text:tab/>"}, {"role": "assistant", "content": "<text:tab/>This is followed by the transcription of these negative-sense subgenomic RNA molecules to their corresponding positive-sense mRNAs.<text:tab/>"}]}</text:p>
          </table:table-cell>
        </table:table-row>
        <table:table-row table:style-name="ro3">
          <table:table-cell office:value-type="string" calcext:value-type="string">
            <text:p>{"messages": [{"role": "system", "content": "Translate source to target."}, {"role": "user", "content": "<text:tab/>चार प्रायोगिक उपचारात्मक उपायांच्या माध्यमातून जसजसे परिणाम प्राप्त होतात तसे COVID-19 चा तीव्र संसर्ग झालेल्या लोकांसाठी ग्लोबल सॉलिडॅरिटी व युरोपियन डिस्कव्हरी चाचण्यांसाठी अॅडाप्टिव रचनेचा अवलंब करुन चाचण्यांची प्राचले जलद गतीने बदलली जातात.<text:tab/>"}, {"role": "assistant", "content": "<text:tab/>The global Solidarity and European Discovery trials of hospitalized people with severe COVID-19 infection apply adaptive design to rapidly alter trial parameters as results from the four experimental therapeutic strategies emerge.<text:tab/>"}]}</text:p>
          </table:table-cell>
        </table:table-row>
        <table:table-row table:style-name="ro3">
          <table:table-cell office:value-type="string" calcext:value-type="string">
            <text:p>{"messages": [{"role": "system", "content": "Translate source to target."}, {"role": "user", "content": "<text:tab/>या आकडेवारीला वेळेचे बंधन नसते आणि ती संक्रमण होणे ते प्रकरणाचे निराकरण होण्यापर्यंत एका विशिष्ट लोकसंख्येचा मागोवा घेते.<text:tab/>"}, {"role": "assistant", "content": "<text:tab/>These statistics are not timebound and follow a specific population from infection through case resolution.<text:tab/>"}]}</text:p>
          </table:table-cell>
        </table:table-row>
        <table:table-row table:style-name="ro3">
          <table:table-cell office:value-type="string" calcext:value-type="string">
            <text:p>{"messages": [{"role": "system", "content": "Translate source to target."}, {"role": "user", "content": "<text:tab/>SARS उद्रेकाच्या प्रारंभिक टप्प्यात, सतत नैराश्य, चिंता, घाबरण्याचे झटके, मनोकारक उत्तेजना, दुर्मनस्क लक्षणे, भ्रम आणि आत्महत्येच्या भावनेसारख्या भावनिक विकृतींची नोंद झाली होती.<text:tab/>"}, {"role": "assistant", "content": "<text:tab/>In the early phase of the SARS outbreak, a range of psychiatric morbidities including persistent depression, anxiety, panic attacks, psychomotor excitement, psychotic symptoms, delirium, and even suicidality were reported.<text:tab/>"}]}</text:p>
          </table:table-cell>
        </table:table-row>
        <table:table-row table:style-name="ro3">
          <table:table-cell office:value-type="string" calcext:value-type="string">
            <text:p>{"messages": [{"role": "system", "content": "Translate source to target."}, {"role": "user", "content": "<text:tab/>शक्य असेल तेव्हा, आम्ही COVID-19 ची SARS आणि इतर CoV मुळे झालेले आजार, मध्य पूर्व श्वसनरोग (MERS, 2012 मधील उद्रेक) सोबत तुलना करण्याचा प्रयत्न करू.<text:tab/>"}, {"role": "assistant", "content": "<text:tab/>Whenever possible, we will try to compare COVID-19 with SARS and another CoV-caused disease, Middle East respiratory syndrome (MERS, an outbreak in 2012).<text:tab/>"}]}</text:p>
          </table:table-cell>
        </table:table-row>
        <table:table-row table:style-name="ro3">
          <table:table-cell office:value-type="string" calcext:value-type="string">
            <text:p>{"messages": [{"role": "system", "content": "Translate source to target."}, {"role": "user", "content": "<text:tab/>ती प्रकाशित केल्यापासून त्यांनी मोठ्या प्रमाणात लक्ष वेधून घेतले आहे.<text:tab/>"}, {"role": "assistant", "content": "<text:tab/>It has attracted a great attention since published.<text:tab/>"}]}</text:p>
          </table:table-cell>
        </table:table-row>
        <table:table-row table:style-name="ro3">
          <table:table-cell office:value-type="string" calcext:value-type="string">
            <text:p>{"messages": [{"role": "system", "content": "Translate source to target."}, {"role": "user", "content": "<text:tab/>पोषिता पेशीला विषाणूचे रायबोन्युक्लिक आम्ल तयार करण्यासाठी या विकराची आवष्यकता असते.<text:tab/>"}, {"role": "assistant", "content": "<text:tab/>This enzyme is essential to the host cell to reproduce the ribonucleic acid of the virus.<text:tab/>"}]}</text:p>
          </table:table-cell>
        </table:table-row>
        <table:table-row table:style-name="ro3">
          <table:table-cell office:value-type="string" calcext:value-type="string">
            <text:p>{"messages": [{"role": "system", "content": "Translate source to target."}, {"role": "user", "content": "<text:tab/>कोविड-१९ हा तरूणांपेक्षा वृद्धांना आणि स्त्रियांपेक्षा पुरूषांना जास्त प्रभावित करतो, आणि तरूणांपेक्षा वृद्धांमध्ये तीव्रता आणि मृत्यूदरही जास्त आहे.<text:tab/>"}, {"role": "assistant", "content": "<text:tab/>COVID-19 affects more elderly individuals than youth and more men than women, and the severity and death rate are also higher in elderly individual than in youth.<text:tab/>"}]}</text:p>
          </table:table-cell>
        </table:table-row>
        <table:table-row table:style-name="ro3">
          <table:table-cell office:value-type="string" calcext:value-type="string">
            <text:p>{"messages": [{"role": "system", "content": "Translate source to target."}, {"role": "user", "content": "<text:tab/>मात्र, जेव्हा रूग्ण गंभीर आजारी असतात तेव्हा SARS-CoV चा संसर्ग पसरतो असे समजले जाते, तर बहुतांश संसर्ग प्रारंभिक टप्पात होत नाही.<text:tab/>"}, {"role": "assistant", "content": "<text:tab/>However, the transmission of SARS-CoV was considered to occur when the patients are severely ill, while most transmission did not happen at the early phase.<text:tab/>"}]}</text:p>
          </table:table-cell>
        </table:table-row>
        <table:table-row table:style-name="ro3">
          <table:table-cell office:value-type="string" calcext:value-type="string">
            <text:p>{"messages": [{"role": "system", "content": "Translate source to target."}, {"role": "user", "content": "<text:tab/>विषाणूरोधी औषधाचा उपयोग नवीन उद्दिष्टासाठी करण्याचा उपाय चीन च्या अनेक अभ्यासांतून समोर आला, ज्यामध्ये एप्रिल महिन्याच्या शेवटी आलेल्या अहवालामुळे रेमदिसविर वर अनेक देशांमध्ये करण्यात आलेल्या प्रावस्था III च्या 9 चाचण्यांच्या समावेश आहे<text:tab/>"}, {"role": "assistant", "content": "<text:tab/>Repurposed antiviral drugs make up most of the Chinese research, with 9 Phase III trials on remdesivir across several countries due to report by the end of April.<text:tab/>"}]}</text:p>
          </table:table-cell>
        </table:table-row>
        <table:table-row table:style-name="ro3">
          <table:table-cell office:value-type="string" calcext:value-type="string">
            <text:p>{"messages": [{"role": "system", "content": "Translate source to target."}, {"role": "user", "content": "<text:tab/>जपानने वुहानला देणगी म्हणून एक दशलक्ष चेहऱ्याचे मुखवटे पाठवले, टर्कीने वैद्यकीय उपकरणे पाठविली , रशियाने वुहानला १३ टनाहून अधिक वैद्यकीय पुरवठ्याच्या वस्तू पाठवल्या, मलेशियानी चीनला १८ दशलक्ष वैद्यकीय हातमोजांची देणगी जाहीर केली,जर्मनीने धोकादायक गोष्टींपासून संरक्षण करायच्या कपड्यांसह १०००० बऱ्याच प्रकारच्या वैद्यकीय पुरवठ्याच्या वस्तू पोहोचवल्या , युनायटेड स्टेट्सनी १७.८ टन वैद्यकीय पुरवठ्याच्या वस्तू चीनला देणगीदाखल दिल्या आणि असे आश्वासन दिले की अजून १०० दशलक्ष $ आर्थिक मदतीच्या स्वरूपात परिणाम झालेल्या देशांना दिले जातील. चीनमधील केसेस स्थिर होत आहेत असे दिसल्यावर चीनने ह्या जागतिक साथीच्या रोगाने पछाडलेल्या विविध देशांना मदत पाठवायला सुरुवात केली आहे.<text:tab/>"}, {"role": "assistant", "content": "<text:tab/>Japan donated one million face masks to Wuhan, Turkey dispatched medical equipment, Russia sent more than 13 tonnes of medical supplies to Wuhan, Malaysia announced a donation of 18 million medical gloves to China, Germany delivered various medical supplies including 10,000 Hazmat suits, and the United States donated 17.8 tons of medical supplies to China and promised an additional $100 million in financial support to affected countries.After cases in China seemed to stabilize, the country has been sending aid to various nations hit by the pandemic.<text:tab/>"}]}</text:p>
          </table:table-cell>
        </table:table-row>
        <table:table-row table:style-name="ro3">
          <table:table-cell office:value-type="string" calcext:value-type="string">
            <text:p>{"messages": [{"role": "system", "content": "Translate source to target."}, {"role": "user", "content": "<text:tab/>22 मार्च रोजी असोसिएटेड प्रेसने असे नोंदवले की बरीच लक्षणे असलेली लोकं आणि डॉक्टरांचे चाचणी करण्याच्या आदेशांना चाचणीसाठी काही तास ते काही दिवस लागत आहेत. अमेरिकेमध्ये पहिला मृत्यू वॉशिंग्टनमध्ये २९ फेब्रुवरीला नोंदवला गेल्यावर राज्यपाल जे इन्स्ले ह्यांनी राज्यात आणीबाणी जाहीर केली, एक अशी कृती जिचे लवकरच इतर राज्यांनी अनुकरण केले.<text:tab/>"}, {"role": "assistant", "content": "<text:tab/>On 22 March, the Associated Press reported: 'Many people who have symptoms and a doctor's order have waited hours or days for a test.'After the first death in the United States was reported in Washington state on 29 February, Governor Jay Inslee declared a state of emergency, an action that was soon followed by other states.<text:tab/>"}]}</text:p>
          </table:table-cell>
        </table:table-row>
        <table:table-row table:style-name="ro3">
          <table:table-cell office:value-type="string" calcext:value-type="string">
            <text:p>{"messages": [{"role": "system", "content": "Translate source to target."}, {"role": "user", "content": "<text:tab/>एचसीओव्ही-२२९ई ने संक्रमित रुग्णांमध्ये सर्दीची लक्षणे दिसून आली ज्यात डोकेदुखी, शिंका येणे, कणकण आणि घसा खवखवणे व सोबतच १०-२०% प्रकरणांत सोबत ताप आणि खोकलाही आढळून आला.<text:tab/>"}, {"role": "assistant", "content": "<text:tab/>Patients infected with HCoV-229E presented with common cold symptoms, including headache, sneezing, malaise and sore-throat, with fever and cough seen in 10~20% cases.<text:tab/>"}]}</text:p>
          </table:table-cell>
        </table:table-row>
        <table:table-row table:style-name="ro3">
          <table:table-cell office:value-type="string" calcext:value-type="string">
            <text:p>{"messages": [{"role": "system", "content": "Translate source to target."}, {"role": "user", "content": "<text:tab/>NT News च्या गुरूवारच्या आवृत्तीमध्ये, डार्विन मध्ये दररोज छापला जाणाराने, कापला जावा आणि टॉयलेट पेपर म्हणून वापरला जावा म्हणून, आठ पानी इन्सर्ट सामील केला होता.<text:tab/>"}, {"role": "assistant", "content": "<text:tab/>The Thursday edition of NT News, a daily printed in Darwin, included an eight-page insert meant to be cut up and used as toilet paper.<text:tab/>"}]}</text:p>
          </table:table-cell>
        </table:table-row>
        <table:table-row table:style-name="ro3">
          <table:table-cell office:value-type="string" calcext:value-type="string">
            <text:p>{"messages": [{"role": "system", "content": "Translate source to target."}, {"role": "user", "content": "<text:tab/>याचा अर्थ असा की इटलीपेक्षा कमी किंवा अधिक संसाधने इतर देशांकडे आहेत (2010-11 मध्ये प्रति 1,00,000 लोकसंख्येसाठी 12.5 अतिदक्षता चिकित्सा आणि मध्यम चिकित्सा बिछाने).<text:tab/>"}, {"role": "assistant", "content": "<text:tab/>This means that countries may have more or less resources than Italy (12.5 intensive care and intermediate care beds per 100,000 population in 2010–11).<text:tab/>"}]}</text:p>
          </table:table-cell>
        </table:table-row>
        <table:table-row table:style-name="ro3">
          <table:table-cell office:value-type="string" calcext:value-type="string">
            <text:p>{"messages": [{"role": "system", "content": "Translate source to target."}, {"role": "user", "content": "<text:tab/>कण एकावर एक असलेल्या पाच सर्जिकल मास्कमधूनही प्रवेश करू शकत असल्याने रूग्णांसोबत थेट संपर्क असणाऱ्या आरोग्यसेवा प्रदात्यांनी सर्जिकल मास्क न वापरता एन९५ (श्रृंखला # १८६०) घालणे आवश्यक आहे.<text:tab/>"}, {"role": "assistant", "content": "<text:tab/>Since particles can penetrate even five surgical masks stacked together, health-care providers in direct contact with patients must wear N95 (series # 1860s) masks but not surgical masks.<text:tab/>"}]}</text:p>
          </table:table-cell>
        </table:table-row>
        <table:table-row table:style-name="ro3">
          <table:table-cell office:value-type="string" calcext:value-type="string">
            <text:p>{"messages": [{"role": "system", "content": "Translate source to target."}, {"role": "user", "content": "<text:tab/>ते माझ्या छातीत आहे<text:tab/>"}, {"role": "assistant", "content": "<text:tab/>It is in my chest<text:tab/>"}]}</text:p>
          </table:table-cell>
        </table:table-row>
        <table:table-row table:style-name="ro3">
          <table:table-cell office:value-type="string" calcext:value-type="string">
            <text:p>{"messages": [{"role": "system", "content": "Translate source to target."}, {"role": "user", "content": "<text:tab/>सार्वजनिक हालचालींवर अनेक शहरांमध्ये नियंत्रण आणण्यात आले आणि असा अंदाज आहे की सुमारे 760 दशलक्ष लोकांना (लोकसंख्येच्या निम्म्याहून अधिक) बाहेरील हालचालींच्या बंधनांना सामोरे जावे लागले. मार्चमध्ये जेव्हा उद्रेक जागतिक पातळीवर पोहोचला तेव्हा चिनी अधिकाऱ्यांनी विषाणू इतर देशातून चीनमध्ये येऊ नये ह्यासाठी कडक उपाय योजले.<text:tab/>"}, {"role": "assistant", "content": "<text:tab/>Control of public movement was applied in many cities, and it has been estimated that about 760 million people (more than half the population) faced some form of outdoor restriction.After the outbreak entered its global phase in March, Chinese authorities took strict measures to prevent the virus from 'importing' from other countries.<text:tab/>"}]}</text:p>
          </table:table-cell>
        </table:table-row>
        <table:table-row table:style-name="ro3">
          <table:table-cell office:value-type="string" calcext:value-type="string">
            <text:p>{"messages": [{"role": "system", "content": "Translate source to target."}, {"role": "user", "content": "<text:tab/>तथापि, कोरोनविषाणू आजार 2019 (COVID-19) हा एक नवीन आजार आहे. आमची जागरूकता आणि ज्ञान हे सध्या सुरू असलेल्या संशोधनाच्या शोधाच्या आणि चिकित्सालयीन प्रॅक्टिसच्या अनुभवाच्या आधारावर हळूहळू वाढत आहे, म्हणून, निदानाची आणि उपचाराची रणनिती ही देखील सातत्याने ते देखील अद्यतनित केले जाते.<text:tab/>"}, {"role": "assistant", "content": "<text:tab/>However, the coronavirus disease 2019 (COVID-19) is a new disease, our awareness and knowledge are gradually increasing based on the ongoing research findings and clinical practice experience; hence, the strategies of diagnosis and treatment are also continually updated.<text:tab/>"}]}</text:p>
          </table:table-cell>
        </table:table-row>
        <table:table-row table:style-name="ro3">
          <table:table-cell office:value-type="string" calcext:value-type="string">
            <text:p>{"messages": [{"role": "system", "content": "Translate source to target."}, {"role": "user", "content": "<text:tab/>चीनच्या अनेक भागांमध्ये काम करण्याचे दूरस्थ उपाय योजले गेले.<text:tab/>"}, {"role": "assistant", "content": "<text:tab/>Remote working measures were instituted in several Chinese regions.<text:tab/>"}]}</text:p>
          </table:table-cell>
        </table:table-row>
        <table:table-row table:style-name="ro3">
          <table:table-cell office:value-type="string" calcext:value-type="string">
            <text:p>{"messages": [{"role": "system", "content": "Translate source to target."}, {"role": "user", "content": "<text:tab/>इटलीचे अनुभव आणि इतर देशांतील वर्तमान स्वरूप असे दर्शविते की COVID-19 महामारी EU/EEA आणि UK मध्ये वेगाने पसरत आहे.<text:tab/>"}, {"role": "assistant", "content": "<text:tab/>The experience from Italy and the current trends in other countries show that the COVID-19 pandemic is progressing rapidly in the EU/EEA and the UK.<text:tab/>"}]}</text:p>
          </table:table-cell>
        </table:table-row>
        <table:table-row table:style-name="ro3">
          <table:table-cell office:value-type="string" calcext:value-type="string">
            <text:p>{"messages": [{"role": "system", "content": "Translate source to target."}, {"role": "user", "content": "<text:tab/>सार्स, मर्स आणि कोविड-१९ यांच्या क्रमाने, एक चांगल्या प्रकारची तयारी आणि प्रतिसाद योजना तयार असली पाहिजे.<text:tab/>"}, {"role": "assistant", "content": "<text:tab/>With the ordeals of SARS, MERS and COVID-19, a better preparedness and response plan should be in place.<text:tab/>"}]}</text:p>
          </table:table-cell>
        </table:table-row>
        <table:table-row table:style-name="ro3">
          <table:table-cell office:value-type="string" calcext:value-type="string">
            <text:p>{"messages": [{"role": "system", "content": "Translate source to target."}, {"role": "user", "content": "<text:tab/>प्रादेशिक मूळ ठिकाणावर आधारित वुहान आणि हुबैच्या अनेक नागरिकांनी भेदभाव झाल्याचे नमूद केले आहे.<text:tab/>"}, {"role": "assistant", "content": "<text:tab/>Many residents of Wuhan and Hubei have reported discrimination based on their regional origin.<text:tab/>"}]}</text:p>
          </table:table-cell>
        </table:table-row>
        <table:table-row table:style-name="ro3">
          <table:table-cell office:value-type="string" calcext:value-type="string">
            <text:p>{"messages": [{"role": "system", "content": "Translate source to target."}, {"role": "user", "content": "<text:tab/>30 मार्च रोजी प्रसिद्ध झालेल्या एका सांख्यिकी विश्लेषणामध्ये असा अंदाज व्यक्त केला आहे की इटलीमधील संक्रमणांची संख्या नोंदवलेल्या प्रकरणांपेक्षा बऱ्यापैकी जास्त होती.<text:tab/>"}, {"role": "assistant", "content": "<text:tab/>A statistical analysis published 30 March estimated that numbers of infections in Italy were considerably greater than the reported cases.<text:tab/>"}]}</text:p>
          </table:table-cell>
        </table:table-row>
        <table:table-row table:style-name="ro3">
          <table:table-cell office:value-type="string" calcext:value-type="string">
            <text:p>{"messages": [{"role": "system", "content": "Translate source to target."}, {"role": "user", "content": "<text:tab/>22 मार्च रोजी इटलीचे पंतप्रधान जिऊसेप्पे कॉन्ट ह्यांच्याबरोबर दूरध्वनीवर संभाषण झाल्यावर रशियाचे अध्यक्ष व्लादिमिर पुतीन ह्यांनी इटलीला सैन्यविषयक औषधसामग्री, निर्जंतुकीकरण करणारी विशेष वाहने आणि इतर वैद्यकीय सामग्री पाठवण्यासाठी रशियन सैन्याची योजना केली.<text:tab/>"}, {"role": "assistant", "content": "<text:tab/>On 22 March, after a phone call with Italian Prime Minister Giuseppe Conte, Russian president Vladimir Putin arranged the Russian army to send military medics, special disinfection vehicles, and other medical equipment to Italy.<text:tab/>"}]}</text:p>
          </table:table-cell>
        </table:table-row>
        <table:table-row table:style-name="ro3">
          <table:table-cell office:value-type="string" calcext:value-type="string">
            <text:p>{"messages": [{"role": "system", "content": "Translate source to target."}, {"role": "user", "content": "<text:tab/>चिनी सरकारने 30 मार्च रोजी व्यवसाय आणि कारखाने पुन्हा चालू करण्यास प्रोत्साहन दिले आणि उद्योगांना आर्थिक मदत देऊ केली. राज्य समितीने देशभर 4 एप्रिल सकाळी 10 वाजता तीन मिनिटे शांतता पाळून शोकदिवस पाळून सुरुवात करण्याचे जाहीर केले. ह्याचदिवशी क्विंगमिंग सण असतो तरी केंद्रीय सरकारने कुटुंबाना त्यांची श्रद्धा ऑनलाईन व्यक्त करण्यास सांगितली जेणेकरून शारीरिक अंतरण साधले जाऊन COVID-19 चा पुन्हा उद्रेक होणार नाही.<text:tab/>"}, {"role": "assistant", "content": "<text:tab/>The Chinese government encouraged businesses and factories to re-open on 30 March, and provided monetary stimulus packages for firms.The State Council declared a day of mourning to begin with a national three-minute moment of silence on 10:00 4 April, coinciding with Qingming Festival, although the central government asked families to pay their respects online in observance of physical distancing as to avoid a renewed COVID-19 outbreak.<text:tab/>"}]}</text:p>
          </table:table-cell>
        </table:table-row>
        <table:table-row table:style-name="ro3">
          <table:table-cell office:value-type="string" calcext:value-type="string">
            <text:p>{"messages": [{"role": "system", "content": "Translate source to target."}, {"role": "user", "content": "<text:tab/>खाजगी वाहनांच्या वापरावर शहरामध्ये बंदी घालण्यात आली होती.<text:tab/>"}, {"role": "assistant", "content": "<text:tab/>Private vehicle use was banned in the city.<text:tab/>"}]}</text:p>
          </table:table-cell>
        </table:table-row>
        <table:table-row table:style-name="ro3">
          <table:table-cell office:value-type="string" calcext:value-type="string">
            <text:p>{"messages": [{"role": "system", "content": "Translate source to target."}, {"role": "user", "content": "<text:tab/>जवळ-जवळ 200 देश आणि प्रदेशांत किमान एक तरी प्रकरण आढळले आहे.<text:tab/>"}, {"role": "assistant", "content": "<text:tab/>Around 200 countries and territories have had at least one case.<text:tab/>"}]}</text:p>
          </table:table-cell>
        </table:table-row>
        <table:table-row table:style-name="ro3">
          <table:table-cell office:value-type="string" calcext:value-type="string">
            <text:p>{"messages": [{"role": "system", "content": "Translate source to target."}, {"role": "user", "content": "<text:tab/>युरोपियन सेन्टर फॉर डिसीज प्रिव्हेंशन अँड कंट्नेरोल असे सांगितले आहे की हा रोग किती सहजगत्या पसरतो हे संपूर्णपणे स्पष्ट नसले तरी एका व्यक्तीमुळे इतर दोन ते तीन व्यक्तींना संसर्ग होतो. विषाणू पृष्ठभागावर काही तास ते काही दिवस जिवंत राहतो.<text:tab/>"}, {"role": "assistant", "content": "<text:tab/>The European Centre for Disease Prevention and Control (ECDC) states that while it is not entirely clear how easily the disease spreads, one person generally infects two to three others.The virus survives for hours to days on surfaces.<text:tab/>"}]}</text:p>
          </table:table-cell>
        </table:table-row>
        <table:table-row table:style-name="ro3">
          <table:table-cell office:value-type="string" calcext:value-type="string">
            <text:p>{"messages": [{"role": "system", "content": "Translate source to target."}, {"role": "user", "content": "<text:tab/>अति-प्रसारकांशिवाय असा अंदाज आहे की प्रत्येक केस अंदाजे दोन दुय्यम केसेना कारणीभूत होऊ शकते, ज्यात ४ ते ७ दिवसांचा उबवन कालावधी असतो आणि विषाणूच्या प्रभावाचे शीर्ष आजाराच्या दहाव्या दिवशी दिसू शकते.<text:tab/>"}, {"role": "assistant", "content": "<text:tab/>Apart from the super-spreaders, it was estimated that each case could give rise to approximately two secondary cases, with an incubation period of 4 to 7 days and the peak of viral load appearing on the 10th day of illness.<text:tab/>"}]}</text:p>
          </table:table-cell>
        </table:table-row>
        <table:table-row table:style-name="ro3">
          <table:table-cell office:value-type="string" calcext:value-type="string">
            <text:p>{"messages": [{"role": "system", "content": "Translate source to target."}, {"role": "user", "content": "<text:tab/>हे घडून येण्यासाठी, अनुकूल उत्परिवर्तनाचा संचय होण्यास पुरेशा मर्यादेपर्यंत एचसीओव्हींची मानवांमध्ये प्रतिकृती बनू द्यावी जी पोशिंद्याच्या प्रतिबंधन घटकांना विफल करेल.<text:tab/>"}, {"role": "assistant", "content": "<text:tab/>For this to happen, HCoVs have to replicate in humans to sufficient extent to allow the accumulation of adaptive mutations that counteract host restriction factors.<text:tab/>"}]}</text:p>
          </table:table-cell>
        </table:table-row>
        <table:table-row table:style-name="ro3">
          <table:table-cell office:value-type="string" calcext:value-type="string">
            <text:p>{"messages": [{"role": "system", "content": "Translate source to target."}, {"role": "user", "content": "<text:tab/>दाहक हानीची तीव्रता कमी करण्यास सार्सच्या उपचारांमध्ये इम्युनोसप्रेसंट्स म्हणून स्टेरॉईड्सचा व्यापकरित्या वापर केला जातो.<text:tab/>"}, {"role": "assistant", "content": "<text:tab/>Steroids, as immunosuppressants, were widely used in the treatment of SARS to reduce the severity of inflammatory damage.<text:tab/>"}]}</text:p>
          </table:table-cell>
        </table:table-row>
        <table:table-row table:style-name="ro3">
          <table:table-cell office:value-type="string" calcext:value-type="string">
            <text:p>{"messages": [{"role": "system", "content": "Translate source to target."}, {"role": "user", "content": "<text:tab/>यामध्ये अधोरेखित केले आहे की, 15 मार्च सकाळी 8 वाजता 3 आठवडे आधी किंवा त्यापेक्षा कमी कालावधीमध्ये इटलीतील प्रकरणांइतकी संख्या 15 इतर EU/EEA देश आणि UK मध्ये आधीच नोंदवण्यात आली होती.<text:tab/>"}, {"role": "assistant", "content": "<text:tab/>It highlights that, as at 15 March 8:00 a.m., 15 other EU/EEA countries and the UK had already reported a total number of cases comparable to that of Italy just 3 weeks prior or less.<text:tab/>"}]}</text:p>
          </table:table-cell>
        </table:table-row>
        <table:table-row table:style-name="ro3">
          <table:table-cell office:value-type="string" calcext:value-type="string">
            <text:p>{"messages": [{"role": "system", "content": "Translate source to target."}, {"role": "user", "content": "<text:tab/>उद्रेकामुळे 2020 च्या उन्हाळ्यातील ऑलिंपिक्सच्या योजनांमध्ये व्यत्यय आला आहे, जे मूलत: जुलैच्या शेवटी सुरु होणार होते; आंतरराष्ट्रीय ऑलिंपिक समितीने 24 मार्चला घोषणा केली की 'कार्यक्रमांचे वेळापत्रक 2020 नंतर पुन्हा ठरवले जाईल, परंतु ते 2021 च्या उन्हाळ्याच्या आधी असेल'. जगभरातील कॅसिनो आणि गेमिंगची इतर ठिकाणे बंद झाली आहेत आणि पोकरचे प्रत्यक्ष सामने पुढे ढकलले आहेत किंवा रद्द झाले आहेत.<text:tab/>"}, {"role": "assistant", "content": "<text:tab/>The outbreak disrupted plans for the 2020 Summer Olympics, which were originally scheduled to start at the end of July; the International Olympic Committee announced on 24 March that the event will be 'rescheduled to a date beyond 2020 but not later than summer 2021'.Casinos and other gaming venues worldwide have closed and live poker tournaments have been either postponed or cancelled.<text:tab/>"}]}</text:p>
          </table:table-cell>
        </table:table-row>
        <table:table-row table:style-name="ro3">
          <table:table-cell office:value-type="string" calcext:value-type="string">
            <text:p>{"messages": [{"role": "system", "content": "Translate source to target."}, {"role": "user", "content": "<text:tab/>तुम्हाला धाप लागत आहे का?<text:tab/>"}, {"role": "assistant", "content": "<text:tab/>Are you having any shortness of breath?<text:tab/>"}]}</text:p>
          </table:table-cell>
        </table:table-row>
        <table:table-row table:style-name="ro3">
          <table:table-cell office:value-type="string" calcext:value-type="string">
            <text:p>{"messages": [{"role": "system", "content": "Translate source to target."}, {"role": "user", "content": "<text:tab/>डायरिया (26%) आणि घसा खवखवणे (21%) सुद्धा MERS रूग्णांमध्ये आढळले होते.<text:tab/>"}, {"role": "assistant", "content": "<text:tab/>Diarrhea (26%) and sore throat (21%) were also observed with MERS patients.<text:tab/>"}]}</text:p>
          </table:table-cell>
        </table:table-row>
        <table:table-row table:style-name="ro3">
          <table:table-cell office:value-type="string" calcext:value-type="string">
            <text:p>{"messages": [{"role": "system", "content": "Translate source to target."}, {"role": "user", "content": "<text:tab/>आरोग्य संस्थांनी लोकांना अशी शिफारस केली आहे की खोकताना किंवा शिंकताना त्यांचे तोंड आणि नाक दुमडलेल्या कोपराने किंवा टिश्यूने झाकावे आणि टिशूची लगेचच विल्हेवाट लावावी.<text:tab/>"}, {"role": "assistant", "content": "<text:tab/>Health organizations recommended that people cover their mouth and nose with a bent elbow or a tissue when coughing or sneezing, and disposing of any tissue immediately.<text:tab/>"}]}</text:p>
          </table:table-cell>
        </table:table-row>
        <table:table-row table:style-name="ro3">
          <table:table-cell office:value-type="string" calcext:value-type="string">
            <text:p>{"messages": [{"role": "system", "content": "Translate source to target."}, {"role": "user", "content": "<text:tab/>जवळ-जवळ 3,64,000 लोक बरे झाले आहेत.<text:tab/>"}, {"role": "assistant", "content": "<text:tab/>About 364,000 people have recovered.<text:tab/>"}]}</text:p>
          </table:table-cell>
        </table:table-row>
        <table:table-row table:style-name="ro3">
          <table:table-cell office:value-type="string" calcext:value-type="string">
            <text:p>{"messages": [{"role": "system", "content": "Translate source to target."}, {"role": "user", "content": "<text:tab/>कोरोना विषाणूमुळे न्युमोनिया (विषाणूजन्य न्युमोनिया किंवा दुय्यम जीवाणूजन्य न्युमोनिया) व ब्राँकायटीस (विषाणूजन्य ब्राँकायटीस किंवा दुय्यम जीवाणूजन्य ब्राँकायटीस) होण्याची शक्यता असते.<text:tab/>"}, {"role": "assistant", "content": "<text:tab/>Coronaviruses can cause pneumonia (either direct viral pneumonia or secondary bacterial pneumonia) and bronchitis (either direct viral bronchitis or secondary bacterial bronchitis).<text:tab/>"}]}</text:p>
          </table:table-cell>
        </table:table-row>
        <table:table-row table:style-name="ro3">
          <table:table-cell office:value-type="string" calcext:value-type="string">
            <text:p>{"messages": [{"role": "system", "content": "Translate source to target."}, {"role": "user", "content": "<text:tab/>1950 मध्ये ह्यूमन कोरोनाव्हायरस OC43 त्याच्या सध्याच्या जीनसंचामध्ये विलग होण्याची सुरुवात झाली होती.<text:tab/>"}, {"role": "assistant", "content": "<text:tab/>In the 1950s, the human coronavirus OC43 began to diverge into its present genotypes.<text:tab/>"}]}</text:p>
          </table:table-cell>
        </table:table-row>
        <table:table-row table:style-name="ro3">
          <table:table-cell office:value-type="string" calcext:value-type="string">
            <text:p>{"messages": [{"role": "system", "content": "Translate source to target."}, {"role": "user", "content": "<text:tab/>एचसीओव्हींच्या प्राणी मूळांची चर्चा करण्यापूर्वी, एचसीओव्हीच्या उत्क्रांतीवादी, नैसर्गिक,आश्रयस्थान, मध्यस्थ आणि प्रवर्धक पोशिंदा यांच्या व्याख्या आणि वैशिष्ट्ये यांची चर्चा करणे आपल्यासाठी योग्य असेल.<text:tab/>"}, {"role": "assistant", "content": "<text:tab/>Before discussing the animal origins of HCoVs, it will serve us well to discuss the definitions and characteristics of evolutionary, natural, reservoir, intermediate and amplifying hosts of HCoVs.<text:tab/>"}]}</text:p>
          </table:table-cell>
        </table:table-row>
        <table:table-row table:style-name="ro3">
          <table:table-cell office:value-type="string" calcext:value-type="string">
            <text:p>{"messages": [{"role": "system", "content": "Translate source to target."}, {"role": "user", "content": "<text:tab/>मुखवटे कधी आणि कसे वापरावेत ह्याबद्दल WHO ने सूचना दिल्या आहेत.<text:tab/>"}, {"role": "assistant", "content": "<text:tab/>The WHO has issued instructions on when and how to use masks.<text:tab/>"}]}</text:p>
          </table:table-cell>
        </table:table-row>
        <table:table-row table:style-name="ro3">
          <table:table-cell office:value-type="string" calcext:value-type="string">
            <text:p>{"messages": [{"role": "system", "content": "Translate source to target."}, {"role": "user", "content": "<text:tab/>जादा रुग्णांची व्यवस्था करण्यासाठी लायशेंशेन रुग्णालय हे आणखीन एक रुग्णालय बांधण्यात आले.<text:tab/>"}, {"role": "assistant", "content": "<text:tab/>Another hospital was built afterwards, Leishenshan Hospital, to handle additional patients.<text:tab/>"}]}</text:p>
          </table:table-cell>
        </table:table-row>
        <table:table-row table:style-name="ro3">
          <table:table-cell office:value-type="string" calcext:value-type="string">
            <text:p>{"messages": [{"role": "system", "content": "Translate source to target."}, {"role": "user", "content": "<text:tab/>6 फेब्रुवारी 2020 ला, आमच्या संघाने 2019 नोव्हेल कोरोनाविषाणू (2019-nCoV) संसर्गाच्या निदानासाठी आणु उपचारासाठी द्रुत सल्ला मार्गदर्शकतत्वांना प्रकाशित केले आहे, आणि या मार्गदर्शन तत्वांनी आमच्या अऩुभवाला आणि जगभरातील साथरोगाच्या विरोधाच्या लढाईसाठी एक चांगला संदर्भ बनवले आहे.<text:tab/>"}, {"role": "assistant", "content": "<text:tab/>On 6 February 2020, our team had published a rapid advice guideline for diagnosis and treatment of 2019 novel coronavirus (2019-nCoV) infection, and this guideline provided our experience and make well reference for fighting against this pandemic worldwide.<text:tab/>"}]}</text:p>
          </table:table-cell>
        </table:table-row>
        <table:table-row table:style-name="ro3">
          <table:table-cell office:value-type="string" calcext:value-type="string">
            <text:p>{"messages": [{"role": "system", "content": "Translate source to target."}, {"role": "user", "content": "<text:tab/>सार्स-सीओव्ही-२ ची वैशिष्ट्ये ही सार्स-सीओव्ही/मर्स-सीओव्ही आणि समुदायापासून मिळणाऱ्या चार एचसीओव्ही दोन्हीमध्ये समान आहे.<text:tab/>"}, {"role": "assistant", "content": "<text:tab/>SARS-CoV-2 has features that are similar to both SARS-CoV/MERS-CoV and the four community-acquired HCoVs.<text:tab/>"}]}</text:p>
          </table:table-cell>
        </table:table-row>
        <table:table-row table:style-name="ro3">
          <table:table-cell office:value-type="string" calcext:value-type="string">
            <text:p>{"messages": [{"role": "system", "content": "Translate source to target."}, {"role": "user", "content": "<text:tab/>अशाप्रकारे त्यांच्या मार्गदर्शक सूचनांवरुन हे सुचवले जाते की COVID-19 संसर्गाची लागण झालेल्या कोणत्याही व्यक्तिला रुग्णालयातुन सोडण्यात आल्यानंतर किमान 10 दिवस रोगप्रतिबंधक कमी रेणू भार असलेले हिपॅरीन देण्यात यावे.<text:tab/>"}, {"role": "assistant", "content": "<text:tab/>Their guidelines thus advise that any pregnant person admitted to hospital with a COVID-19 infection should receive at least 10 days of prophylactic low-molecular-weight heparin after being discharged from the hospital.<text:tab/>"}]}</text:p>
          </table:table-cell>
        </table:table-row>
        <table:table-row table:style-name="ro3">
          <table:table-cell office:value-type="string" calcext:value-type="string">
            <text:p>{"messages": [{"role": "system", "content": "Translate source to target."}, {"role": "user", "content": "<text:tab/>मूळ आणि मध्यम होस्ट<text:tab/>"}, {"role": "assistant", "content": "<text:tab/>The origin and intermediate host<text:tab/>"}]}</text:p>
          </table:table-cell>
        </table:table-row>
        <table:table-row table:style-name="ro3">
          <table:table-cell office:value-type="string" calcext:value-type="string">
            <text:p>{"messages": [{"role": "system", "content": "Translate source to target."}, {"role": "user", "content": "<text:tab/>आणि जे होत नाहीत त्यांच्यामध्ये लक्षणे दिसण्यापासून मृत्यू होण्यापर्यंतचा काळ हा 6 ते 41 दिवसांपर्यंत व बहुतांशी सामान्यपणे 14 दिवस असतो.<text:tab/>"}, {"role": "assistant", "content": "<text:tab/>For those who do not, the time from development of symptoms to death has been between 6 and 41 days, with the most common being 14 days.<text:tab/>"}]}</text:p>
          </table:table-cell>
        </table:table-row>
        <table:table-row table:style-name="ro3">
          <table:table-cell office:value-type="string" calcext:value-type="string">
            <text:p>{"messages": [{"role": "system", "content": "Translate source to target."}, {"role": "user", "content": "<text:tab/>पुष्टीकरण झालेल्या 6 COVID-19 मातांच्या नवजात बालकांच्या घशात किंवा सीरममध्ये सार्स-कोव्ह-19 चे कोणतेही संकेत मिळाले नाहीत परंतु नवजात बालकाच्या रक्त सीरममध्ये अँटीबॉडी सापडल्या, ज्यातील दोन नवजात बालकांमध्ये एलजीएम चा समावेश होता.<text:tab/>"}, {"role": "assistant", "content": "<text:tab/>A small study involving 6 confirmed COVID-19 mothers showed no indication of SARS-COV-19 in their newborns' throats or serum but antibodies were present in neonatal blood sera samples, including IgM in two of the infants.<text:tab/>"}]}</text:p>
          </table:table-cell>
        </table:table-row>
        <table:table-row table:style-name="ro3">
          <table:table-cell office:value-type="string" calcext:value-type="string">
            <text:p>{"messages": [{"role": "system", "content": "Translate source to target."}, {"role": "user", "content": "<text:tab/>गंभीर प्रकरणांच्या रूग्णांमध्ये, रक्तामध्ये असलेला फायब्रीन डिग्रेडेशन उत्पादन डी-डायमरची पातळी वाढली होती आणि लिम्फोसाइट मोजणी वेगाने घटली होती.<text:tab/>"}, {"role": "assistant", "content": "<text:tab/>In patients with severe cases, the level of D-dimer, a fibrin degradation product present in the blood, was elevated, and lymphocyte count was progressively reduced.<text:tab/>"}]}</text:p>
          </table:table-cell>
        </table:table-row>
        <table:table-row table:style-name="ro3">
          <table:table-cell office:value-type="string" calcext:value-type="string">
            <text:p>{"messages": [{"role": "system", "content": "Translate source to target."}, {"role": "user", "content": "<text:tab/>23 जानेवारीला केंद्रीय अधिकाऱ्यांच्या वुहानमध्ये वाहतुकीवर बंदी घालण्याच्या निर्णयाला प्रतिक्रिया म्हणून डब्लूएचओ प्रतिनिधी गॉडेन गेली ह्यांनी म्हटले की ही डब्लूएचओने केलेली शिफारस खचितच नव्हती आणि हे जिथे साथरोगचा प्रादुर्भाव सगळ्यात जास्त आहे तिथे साथ ताब्यात आणण्याच्या वाचनबद्धतेचं द्योतक होतं आणि ह्यास 'सार्वजनिक आरोग्य इतिहासामधली अभूतपूर्व घटना' असे म्हटले.३० जानेवारीला चीनमधील मानवाकडून मानवाला होणाऱ्या संक्रमणाची पुष्टी मिळाल्यानंतर आणि इतर देशात केसची संख्या वाढल्यानंतर , डब्लूएचओने ह्या उद्रेकास आंतरराष्ट्रीय चिंतेची सार्वजनिक आरोग्य आणीबाणी (पीएचइआयसी) म्हणून जाहीर केले, जी २००९ दरम्यानच्या स्वाईन फ्लू ह्या जागतिक साथरोगाच्या वेळेस पहिल्यांदा उपाययोजना लागू केल्यानंतरची सहावी पीएचइआयसी होती.<text:tab/>"}, {"role": "assistant", "content": "<text:tab/>On 23 January, in reaction to the central authorities' decision to implement a transportation ban in Wuhan, WHO representative Gauden Galea remarked that while it was 'certainly not a recommendation the WHO has made', it was also 'a very important indication of the commitment to contain the epidemic in the place where it is most concentrated' and called it 'unprecedented in public health history'.On 30 January, following confirmation of human-to-human transmission outside China and the increase in the number of cases in other countries, the WHO declared the outbreak a Public Health Emergency of International Concern (PHEIC), the sixth PHEIC since the measure was first invoked during the 2009 swine flu pandemic.<text:tab/>"}]}</text:p>
          </table:table-cell>
        </table:table-row>
        <table:table-row table:style-name="ro3">
          <table:table-cell office:value-type="string" calcext:value-type="string">
            <text:p>{"messages": [{"role": "system", "content": "Translate source to target."}, {"role": "user", "content": "<text:tab/>या उपचार पद्धतींमध्ये अँटीव्हायरल औषधे, इम्युनोसप्रेसंट्स, स्टेरॉइड्स, बऱ्या झालेल्या रूग्णांचे प्लाज्मा, चीनी औषधी आणि मानसिक आधार यासहित वर्तमान आणि संभाव्य उपचारांचा समावेश आहे.<text:tab/>"}, {"role": "assistant", "content": "<text:tab/>These therapies include current and potential treatments with antiviral drugs, immunosuppressants, steroids, plasma from recovered patients, Chinese medicine, and psychological support.<text:tab/>"}]}</text:p>
          </table:table-cell>
        </table:table-row>
        <table:table-row table:style-name="ro3">
          <table:table-cell office:value-type="string" calcext:value-type="string">
            <text:p>{"messages": [{"role": "system", "content": "Translate source to target."}, {"role": "user", "content": "<text:tab/>मेटाजिनोमिक क्रमाच्या आधारावर असलेल्या अलिकडच्या काळातील असंख्य संशोधनांनी असे सूचित केले आहे की संकटात असलेल्या लहान सस्तनधारी प्राण्यांचा समूह ज्याला पॅनगोलिन्स (मॅनिस जव्हानिका - खवले मांजर) म्हणून ओळखले जाते हेदेखील सार्स-सीओव्ही-२ शी संबंधित पूर्वज बीटा-सीव्हीओ चे आश्रय स्थान असू शकतात.<text:tab/>"}, {"role": "assistant", "content": "<text:tab/>Several recent studies based on metagenomic sequencing have suggested that a group of endangered small mammals known as pangolins (Manis javanica) could also harbour ancestral beta-CoVs related to SARS-CoV-2.<text:tab/>"}]}</text:p>
          </table:table-cell>
        </table:table-row>
        <table:table-row table:style-name="ro3">
          <table:table-cell office:value-type="string" calcext:value-type="string">
            <text:p>{"messages": [{"role": "system", "content": "Translate source to target."}, {"role": "user", "content": "<text:tab/>ते मध्य पूर्व आणि आफ्रिकेमध्ये विस्तृत प्रमाणात पसरलेले आहेत.<text:tab/>"}, {"role": "assistant", "content": "<text:tab/>They are widely distributed across the Middle East and Africa.<text:tab/>"}]}</text:p>
          </table:table-cell>
        </table:table-row>
        <table:table-row table:style-name="ro3">
          <table:table-cell office:value-type="string" calcext:value-type="string">
            <text:p>{"messages": [{"role": "system", "content": "Translate source to target."}, {"role": "user", "content": "<text:tab/>जर तुम्हाला सतत जास्त ताप येत असेल<text:tab/>"}, {"role": "assistant", "content": "<text:tab/>If you continue to have high fevers<text:tab/>"}]}</text:p>
          </table:table-cell>
        </table:table-row>
        <table:table-row table:style-name="ro3">
          <table:table-cell office:value-type="string" calcext:value-type="string">
            <text:p>{"messages": [{"role": "system", "content": "Translate source to target."}, {"role": "user", "content": "<text:tab/>पंतप्रधान गिउसेप कॉन्ट म्हणाले,'उद्रेक झालेल्या भागात प्रवेश मिळणार नाही आणि बाहेरही जात येणार नाही.'<text:tab/>"}, {"role": "assistant", "content": "<text:tab/>Prime Minister Giuseppe Conte said, 'In the outbreak areas, entry and exit will not be provided.<text:tab/>"}]}</text:p>
          </table:table-cell>
        </table:table-row>
        <table:table-row table:style-name="ro3">
          <table:table-cell office:value-type="string" calcext:value-type="string">
            <text:p>{"messages": [{"role": "system", "content": "Translate source to target."}, {"role": "user", "content": "<text:tab/>स्त्रोताने रशियावर आरोप केला की रशियाने 'भूराजकीय आणि मुत्सद्दी' अनुनयाची आक्षेपार्ह मोहिम चालवली आहे.<text:tab/>"}, {"role": "assistant", "content": "<text:tab/>The source accused Russia of embarking on a 'geopolitical and diplomatic' charm offensive.<text:tab/>"}]}</text:p>
          </table:table-cell>
        </table:table-row>
        <table:table-row table:style-name="ro3">
          <table:table-cell office:value-type="string" calcext:value-type="string">
            <text:p>{"messages": [{"role": "system", "content": "Translate source to target."}, {"role": "user", "content": "<text:tab/>त्याशिवाय, पोशिंद्याला यशस्वीरीत्या बदलण्याची आवश्यकता आणि आजाराच्या तीव्रतेवर विषाणूच्या उत्क्रांतीचे परिणाम देखील ठळक करण्यात आले आहे.<text:tab/>"}, {"role": "assistant", "content": "<text:tab/>In addition, the requirements for successful host switches and the implications of virus evolution on disease severity are also highlighted.<text:tab/>"}]}</text:p>
          </table:table-cell>
        </table:table-row>
        <table:table-row table:style-name="ro3">
          <table:table-cell office:value-type="string" calcext:value-type="string">
            <text:p>{"messages": [{"role": "system", "content": "Translate source to target."}, {"role": "user", "content": "<text:tab/>Woolworths च्या प्रवक्त्याच्या नुसार मागील आठवड्य़ामध्ये विक्री मध्ये 'मोठी वाढ ' झाली.<text:tab/>"}, {"role": "assistant", "content": "<text:tab/>Sales went up in a 'sharp increase' last week, according to a Woolworths spokesperson.<text:tab/>"}]}</text:p>
          </table:table-cell>
        </table:table-row>
        <table:table-row table:style-name="ro3">
          <table:table-cell office:value-type="string" calcext:value-type="string">
            <text:p>{"messages": [{"role": "system", "content": "Translate source to target."}, {"role": "user", "content": "<text:tab/>वेगवेगळ्या पाथवेज द्वारे विषाणू ज्वलनशील घटकांच्या अभिव्यक्तीला, डेंड्रीटीक पेशींच्या परिपक्वतेला आणि प्रकार I इंटरफेरंस (आयएनएन) ला प्रवृत्त करतो, ज्यामुळे विषाणूचा प्रसार मर्यादित होतो आणि व्हायरल एंटीजेनचे मॅक्रोफेज फॅगोसायटोसिसचा वेग वाढतो.<text:tab/>"}, {"role": "assistant", "content": "<text:tab/>Through different pathways, the virus induces the expression of inflammatory factors, maturation of dendritic cells, and synthesis of type I interferons (IFNs) which limit the spreading of the virus and accelerate macrophage phagocytosis of viral antigens.<text:tab/>"}]}</text:p>
          </table:table-cell>
        </table:table-row>
        <table:table-row table:style-name="ro3">
          <table:table-cell office:value-type="string" calcext:value-type="string">
            <text:p>{"messages": [{"role": "system", "content": "Translate source to target."}, {"role": "user", "content": "<text:tab/>सार्स-सीओव्ही सहाय्यक प्रथिनांमध्ये, ओआरएफ8 हे मानवामध्ये स्वीकारले जाण्यास महत्त्वाचे म्हणून समजले जाते, कारण सार्स-सीओव्ही-संबंधित वटवाघळ विषाणू हे विलग केलेले असताना मात्र अपसारी ओआरएफ8 प्रथिनांना एनकोड करताना आढळतात.<text:tab/>"}, {"role": "assistant", "content": "<text:tab/>Among SARS-CoV accessory proteins, ORF8 has been thought to be important in adaptation to humans, as SARS-CoV-related bat viruses were isolated but found to encode divergent ORF8 proteins.<text:tab/>"}]}</text:p>
          </table:table-cell>
        </table:table-row>
        <table:table-row table:style-name="ro3">
          <table:table-cell office:value-type="string" calcext:value-type="string">
            <text:p>{"messages": [{"role": "system", "content": "Translate source to target."}, {"role": "user", "content": "<text:tab/>प्रांतीय पातळीवरचे कम्युनिस्ट पार्टी ऑफ चायनाच्या (सीपीसी) अनेक प्रशासकांना त्यांच्या मध्य चीनमध्ये विलगीकरणाचे प्रयत्न हाताळण्याबद्दल काढून टाकण्यात आले जे प्रस्थापित राजकीय पक्षाच्या त्याभागातील उद्रेकाच्या प्रतिसादाच्या विरुद्धच्या असंतोषाचे चिन्ह होते.<text:tab/>"}, {"role": "assistant", "content": "<text:tab/>A number of provincial-level administrators of the Communist Party of China (CPC) were dismissed over their handling of the quarantine efforts in Central China, a sign of discontent with the political establishment's response to the outbreak in those regions.<text:tab/>"}]}</text:p>
          </table:table-cell>
        </table:table-row>
        <table:table-row table:style-name="ro3">
          <table:table-cell office:value-type="string" calcext:value-type="string">
            <text:p>{"messages": [{"role": "system", "content": "Translate source to target."}, {"role": "user", "content": "<text:tab/>युएस च्या शिफारसींनुसार संक्रमण-आधारित दक्षता जोपर्यंत बंद आहेत तोपर्यंत नवजात बालकास मातेपासून वेगळे ठेवण्याचा सल्ला देण्यात आला असून, जेथे असे करणे शक्य नसेल तेथे नवजात बालकास मातेपासून 2 मीटर अंतरावर ठेवण्याची शिफारस करण्यात आलेली आहे.<text:tab/>"}, {"role": "assistant", "content": "<text:tab/>In the US there is also the recommendation that newborns and mothers should be temporarily separated until transmission-based precautions are discontinued, and that where this is not possible the newborn should be kept 2 metres away from the mother.<text:tab/>"}]}</text:p>
          </table:table-cell>
        </table:table-row>
        <table:table-row table:style-name="ro3">
          <table:table-cell office:value-type="string" calcext:value-type="string">
            <text:p>{"messages": [{"role": "system", "content": "Translate source to target."}, {"role": "user", "content": "<text:tab/>फेब्रुवारीमधील अहवालात (जेंव्हा बहुतांश केसेस अजूनही चीन पुरत्याच मर्यादित होत्या) चीनी लोक व्हायरसचा प्रादुर्भाव होण्यास लायक आहेत किंवा न्याय्य बदला असे प्रतिपादित करण्यात आलेली बाब त्यांना प्राप्त होत आहे अशा प्रकारच्या वांशिक भावना व्यक्त करणाऱ्या नोंदी जगभरातील विविध समूहांमध्ये करण्यात आल्या आहेत.<text:tab/>"}, {"role": "assistant", "content": "<text:tab/>Reports from February (when the majority of the cases had still been confined to China) have documented racist sentiments expressed in various groups worldwide of Chinese people deserving the virus or receiving what has been claimed as justified retribution.<text:tab/>"}]}</text:p>
          </table:table-cell>
        </table:table-row>
        <table:table-row table:style-name="ro3">
          <table:table-cell office:value-type="string" calcext:value-type="string">
            <text:p>{"messages": [{"role": "system", "content": "Translate source to target."}, {"role": "user", "content": "<text:tab/>या अर्थाने, सार्स-सीओव्ही-२ चा उद्रेक जेवढा अधिक काळ चालेल आणि तो जितक्या जास्त लोकांना संसर्गित करेल, तेवढा तो मानवांशी पूर्णपणे अनुकूल होण्याची शक्यता आहे.<text:tab/>"}, {"role": "assistant", "content": "<text:tab/>In this sense, the longer the SARS-CoV-2 outbreak persists and the more people that it infects, the greater chance that it will fully adapt to humans.<text:tab/>"}]}</text:p>
          </table:table-cell>
        </table:table-row>
        <table:table-row table:style-name="ro3">
          <table:table-cell office:value-type="string" calcext:value-type="string">
            <text:p>{"messages": [{"role": "system", "content": "Translate source to target."}, {"role": "user", "content": "<text:tab/>ही परिवर्तनशीलता नोंदवले गेलेल्या मृत्युदराच्या केसवर लक्षणीयरित्या परिणाम करत असण्याचीही शक्यता आहे, जो काही देशांमध्ये मोठ्या प्रमाणावर अवास्तव असण्याचीही शक्यता आहे.<text:tab/>"}, {"role": "assistant", "content": "<text:tab/>This variability is also likely to be significantly affecting reported case fatality rates, which are likely to be significantly over-estimated in some countries.<text:tab/>"}]}</text:p>
          </table:table-cell>
        </table:table-row>
        <table:table-row table:style-name="ro3">
          <table:table-cell office:value-type="string" calcext:value-type="string">
            <text:p>{"messages": [{"role": "system", "content": "Translate source to target."}, {"role": "user", "content": "<text:tab/>त्या तुलनेत, नोव्हेंबर २००२ पर्यंत सार्सचा मृत्यूदर ८,०९६ पुष्टी झालेल्या प्रकरणांपैकी १०% होता.<text:tab/>"}, {"role": "assistant", "content": "<text:tab/>Comparably, the mortality of SARS by November 2002 was 10% of 8,096 confirmed cases.<text:tab/>"}]}</text:p>
          </table:table-cell>
        </table:table-row>
        <table:table-row table:style-name="ro3">
          <table:table-cell office:value-type="string" calcext:value-type="string">
            <text:p>{"messages": [{"role": "system", "content": "Translate source to target."}, {"role": "user", "content": "<text:tab/>चीनचे जवळ जवळ ३०० दशलक्ष ग्रामीण स्थलांतरित कामगार अंतर्गत प्रांतांमध्ये घरी अडकले आहेत किंवा हुबेई प्रांतामध्ये अडकले आहेत. मार्च २०२० मध्ये १० दशलक्षहून जास्त अमेरिकन लोकांच्या नोकऱ्या गेल्या आणि त्यांनी सरकारच्या मदतीसाठी अर्ज केला.<text:tab/>"}, {"role": "assistant", "content": "<text:tab/>Many of China's nearly 300 million rural migrant workers have been stranded at home in inland provinces or trapped in Hubei province.In March 2020, more than 10 million Americans lost their jobs and applied for government aid.<text:tab/>"}]}</text:p>
          </table:table-cell>
        </table:table-row>
        <table:table-row table:style-name="ro3">
          <table:table-cell office:value-type="string" calcext:value-type="string">
            <text:p>{"messages": [{"role": "system", "content": "Translate source to target."}, {"role": "user", "content": "<text:tab/>मर्सची चिकित्सा चिन्हे सार्ससारखीच आहेत, जी प्रगतीशील तीव्र न्यूमोनियाद्वारे दिसून येतात.<text:tab/>"}, {"role": "assistant", "content": "<text:tab/>Clinical manifestations of MERS resemble those of SARS, characterized by progressive acute pneumonia.<text:tab/>"}]}</text:p>
          </table:table-cell>
        </table:table-row>
        <table:table-row table:style-name="ro3">
          <table:table-cell office:value-type="string" calcext:value-type="string">
            <text:p>{"messages": [{"role": "system", "content": "Translate source to target."}, {"role": "user", "content": "<text:tab/>प्रसारास प्रतिबंध करणे हे उद्रेकाच्या सुरवातीच्या टप्प्यात केले जाते आणि त्याचा उद्देश ज्यांना संसर्ग झाला आहे अशांचा मागोवा घेणे, त्यांचे विलगीकरण करणे, त्याचप्रमाणे संसर्ग नियंत्रित करणाऱ्या उपाय योजना करणे आणि इतर लोकसंख्येमध्ये रोगप्रसार होऊ नये म्हणून लसीकरण करणे हा आहे.<text:tab/>"}, {"role": "assistant", "content": "<text:tab/>Containment is undertaken in the early stages of the outbreak and aims to trace and isolate those infected as well as introduce other measures of infection control and vaccinations to stop the disease from spreading to the rest of the population.<text:tab/>"}]}</text:p>
          </table:table-cell>
        </table:table-row>
        <table:table-row table:style-name="ro3">
          <table:table-cell office:value-type="string" calcext:value-type="string">
            <text:p>{"messages": [{"role": "system", "content": "Translate source to target."}, {"role": "user", "content": "<text:tab/>हाँगकाँगने अशी योजना आखली आहे कि, ज्यामध्ये संशयित रोगी घरी राहू शकतात, 'आपत्कालीन विभाग रोग्याला नमुना ट्युब देईल', ते त्यात थुंकतात, ती परत पाठवतात आणि काही काळात त्यांना चाचणीचा निकाल मिळतो. ब्रिटिश NHS ने असे जाहिर केले आहे की ते संशयित व्यक्तींची घरी चाचणी घेण्यासाठीच्या योजनेचा आरंभिक अभ्यास करत आहेत, ज्याद्वारे त्यांनी हॉस्पीटलमध्ये आल्यास रोग्यामुळे इतरांना संसर्ग होण्याचा धोका नाहीसा केला किंवा एखादी अँम्ब्युलन्स वापरली गेल्यास तीची निर्जंतुक करण्याची आवश्यकता उरत नाही. संशयित व्यक्तिंसाठी COVID-19 च्या ड्राईव्ह थ्रू चाचणीमध्ये आरोग्य सेवेतील तज्ञ योग्य ती खबरदारी घेऊन त्याचा नमुना घेतो.<text:tab/>"}, {"role": "assistant", "content": "<text:tab/>Hong Kong has set up a scheme where suspected patients can stay home, 'emergency department will give a specimen tube to the patient', they spit into it, send it back and get a test result a while after.The British NHS has announced that it is piloting a scheme to test suspected cases at home, which removes the risk of a patient infecting others if they come to a hospital or having to disinfect an ambulance if one is used.In drive-through testing for COVID-19 for suspected cases, a healthcare professional takes sample using appropriate precautions.<text:tab/>"}]}</text:p>
          </table:table-cell>
        </table:table-row>
        <table:table-row table:style-name="ro3">
          <table:table-cell office:value-type="string" calcext:value-type="string">
            <text:p>{"messages": [{"role": "system", "content": "Translate source to target."}, {"role": "user", "content": "<text:tab/>उदाहरणार्थ, शू फेंग जी डू कॅप्सुल्स आणि लियान हुआ किंग वेन कॅप्सूल COVID-19 रूग्णांसाठी प्रभावी असल्याचे आढळले आहे.<text:tab/>"}, {"role": "assistant", "content": "<text:tab/>For example, Shu Feng Jie Du capsules and Lian Hua Qing Wen capsules were found to be effective for COVID-19 treatment.<text:tab/>"}]}</text:p>
          </table:table-cell>
        </table:table-row>
        <table:table-row table:style-name="ro3">
          <table:table-cell office:value-type="string" calcext:value-type="string">
            <text:p>{"messages": [{"role": "system", "content": "Translate source to target."}, {"role": "user", "content": "<text:tab/>डिसेबंर 2019 मध्ये 2019 नोवेल कोरोना विषाणू (2019 -nCoV) मुळे उद्रेक झाला, ज्याला अधिकृतरितीने कोरोनाविषाणी आजार 2019 (COVID-19) असे नाव देण्यात आले आहे आणि विषाणूला सिव्हीअर अॅक्युट सिन्ड्रोम कोरोनाव्हायरस 2 (SARS-CoV-2) असे नाव देण्यात आले.<text:tab/>"}, {"role": "assistant", "content": "<text:tab/>In December 2019, the 2019 novel coronavirus (2019-nCoV) has caused an outbreak, which is now officially named as the coronavirus disease 2019 (COVID-19) and the virus has been named severe acute respiratory syndrome coronavirus 2 (SARS-CoV-2).<text:tab/>"}]}</text:p>
          </table:table-cell>
        </table:table-row>
        <table:table-row table:style-name="ro3">
          <table:table-cell office:value-type="string" calcext:value-type="string">
            <text:p>{"messages": [{"role": "system", "content": "Translate source to target."}, {"role": "user", "content": "<text:tab/>रस्सेल झिम्मेरमॅन यांनी असे सांगितले की अऩ्य उत्पादनाची देखील मोठ्या प्रमाणात मागणी आहे ज्यामध्ये मास्क, सॅन्टिटाझर, सुक्या वस्तू, हॅण्डवॉश आणि पीठ यांचा समावेश आहे.<text:tab/>"}, {"role": "assistant", "content": "<text:tab/>Russell Zimmerman added that other products are also in high demand, including masks, sanitiser, dried goods, handwash and flour.<text:tab/>"}]}</text:p>
          </table:table-cell>
        </table:table-row>
        <table:table-row table:style-name="ro3">
          <table:table-cell office:value-type="string" calcext:value-type="string">
            <text:p>{"messages": [{"role": "system", "content": "Translate source to target."}, {"role": "user", "content": "<text:tab/>मला कधीकधी छातीत दुखते<text:tab/>"}, {"role": "assistant", "content": "<text:tab/>Occasionally I have some chest pain<text:tab/>"}]}</text:p>
          </table:table-cell>
        </table:table-row>
        <table:table-row table:style-name="ro3">
          <table:table-cell office:value-type="string" calcext:value-type="string">
            <text:p>{"messages": [{"role": "system", "content": "Translate source to target."}, {"role": "user", "content": "<text:tab/>त्यांना चार जीन्समध्ये विभाजित करता येते, म्हणजेच अल्फा, बीटा, गॅमा आणि डेल्टा, ज्यापैकी अल्फा- आणि बीटा CoV हे मानवांना प्रभावित करतात असे ज्ञात आहे.<text:tab/>"}, {"role": "assistant", "content": "<text:tab/>They can be divided into four genera, i.e., alpha, beta, gamma, and delta, of which alpha- and beta-CoVs are known to infect humans.<text:tab/>"}]}</text:p>
          </table:table-cell>
        </table:table-row>
        <table:table-row table:style-name="ro3">
          <table:table-cell office:value-type="string" calcext:value-type="string">
            <text:p>{"messages": [{"role": "system", "content": "Translate source to target."}, {"role": "user", "content": "<text:tab/>त्यामुळे बऱ्या झालेल्या रूग्णांमधून B पेशींना वेगळे करणे आणि प्रभावी प्रतिपिंडांना एनकोड करणाऱ्या आनुवांशिक कोड्सची ओळख पटवणे किंवा व्हायरसच्या आवश्यक प्रोटीन्सविरूद्ध प्रभावी प्रतिपिंडांची तपासणी करणे महत्वाचे आणि व्यावहारिक आहे.<text:tab/>"}, {"role": "assistant", "content": "<text:tab/>Thus, it is more critical and practical to isolate B cells from recovered patients and identify the genetic codes encoding effective antibodies or screen for effective antibodies against essential proteins of the virus.<text:tab/>"}]}</text:p>
          </table:table-cell>
        </table:table-row>
        <table:table-row table:style-name="ro3">
          <table:table-cell office:value-type="string" calcext:value-type="string">
            <text:p>{"messages": [{"role": "system", "content": "Translate source to target."}, {"role": "user", "content": "<text:tab/>यु.एस. मध्ये सेलॅक्सनी विकसित केलेल्या एका रक्तासंबंधीच्या चाचणीला केवळ प्रमाणित प्रयोगशाळांकडून निकडीच्या वापरासाठी मंजुरी देण्यात आली आहे.<text:tab/>"}, {"role": "assistant", "content": "<text:tab/>In the US a serological test developed by Cellex has been approved for emergency use by certified laboratories only.<text:tab/>"}]}</text:p>
          </table:table-cell>
        </table:table-row>
        <table:table-row table:style-name="ro3">
          <table:table-cell office:value-type="string" calcext:value-type="string">
            <text:p>{"messages": [{"role": "system", "content": "Translate source to target."}, {"role": "user", "content": "<text:tab/>असेही सुचवण्यात येत आहे की युएसनी इराणवर घातलेल्या बंधनांचा त्या देशाच्या विषाणूच्या उद्रेकाला तोंड देण्याच्या आर्थिक क्षमतेवर परिणाम होत असावा.<text:tab/>"}, {"role": "assistant", "content": "<text:tab/>It is also suggested that U.S. sanctions on Iran may be affecting the country's financial ability to respond to the viral outbreak.<text:tab/>"}]}</text:p>
          </table:table-cell>
        </table:table-row>
        <table:table-row table:style-name="ro3">
          <table:table-cell office:value-type="string" calcext:value-type="string">
            <text:p>{"messages": [{"role": "system", "content": "Translate source to target."}, {"role": "user", "content": "<text:tab/>याउलट, सार्स-सीओव्ही, मर्स-सीओव्ही आणि नवीनच ओळखण्यात आलेला सार्स-सीओव्ही-२ हे अत्यंत रोगजनक आहेत, जे तुलनेने जास्त रुग्णांमध्ये खालच्या श्वसननलिकेेचा तीव्र संसर्ग उत्पन्न करतात ज्यांना तीव्र श्वसन क्लेश संलक्षण (एआरडीएस) आणि एक्स्ट्रापल्मोनरी मॅनिफेस्टेशनचा जास्त धोका असतो.<text:tab/>"}, {"role": "assistant", "content": "<text:tab/>In contrast, SARS-CoV, MERS-CoV and the newly-identified SARS-CoV-2 are highly pathogenic, causing severe lower respiratory tract infection in relatively more patients with a higher chance to develop acute respiratory distress syndrome (ARDS) and extrapulmonary manifestations.<text:tab/>"}]}</text:p>
          </table:table-cell>
        </table:table-row>
        <table:table-row table:style-name="ro3">
          <table:table-cell office:value-type="string" calcext:value-type="string">
            <text:p>{"messages": [{"role": "system", "content": "Translate source to target."}, {"role": "user", "content": "<text:tab/>आतापर्यंत, कोणताही जिवंत मर्स-सीओव्ही हा जंगली वटवाघळामध्ये आढळलेला नाही.<text:tab/>"}, {"role": "assistant", "content": "<text:tab/>Up to now, no live MERS-CoV can be found in wild bats.<text:tab/>"}]}</text:p>
          </table:table-cell>
        </table:table-row>
        <table:table-row table:style-name="ro3">
          <table:table-cell office:value-type="string" calcext:value-type="string">
            <text:p>{"messages": [{"role": "system", "content": "Translate source to target."}, {"role": "user", "content": "<text:tab/>फेब्रुवारीत सीएनएनमध्ये प्रसिद्ध केलेल्या टिप्पण्यांमध्ये ते म्हणतात, 'इन्फ्लुएंझाशिवाय श्वसनाशी निगडित इतर कोणत्याही विषाणूचा उद्भवापासून ते जागतिक प्रसार होण्यापर्यंत मागोवा घेतला गेलेला नाही.'<text:tab/>"}, {"role": "assistant", "content": "<text:tab/>He said, in remarks published by CNN in February, 'other than influenza, no other respiratory virus has been tracked from emergence to continuous global spread.'<text:tab/>"}]}</text:p>
          </table:table-cell>
        </table:table-row>
        <table:table-row table:style-name="ro3">
          <table:table-cell office:value-type="string" calcext:value-type="string">
            <text:p>{"messages": [{"role": "system", "content": "Translate source to target."}, {"role": "user", "content": "<text:tab/>प्रवासावर घातलेल्या बंधनांना प्रतिसाद देताना टेड्रोस म्हणाले की 'आंतरराष्ट्रीय प्रवास आणि व्यापार ह्यात हस्तक्षेप करणारे अनावश्यक उपाय करण्याची काही गरज नाही' आणि 'डब्लूएचओ व्यापार आणि हालचालींवर बंधने आणण्याची शिफारस करत नाही.'<text:tab/>"}, {"role": "assistant", "content": "<text:tab/>In response to the implementations of travel restrictions, Tedros stated that 'there is no reason for measures that unnecessarily interfere with international travel and trade' and that the 'WHO doesn't recommend limiting trade and movement.'<text:tab/>"}]}</text:p>
          </table:table-cell>
        </table:table-row>
        <table:table-row table:style-name="ro3">
          <table:table-cell office:value-type="string" calcext:value-type="string">
            <text:p>{"messages": [{"role": "system", "content": "Translate source to target."}, {"role": "user", "content": "<text:tab/>हे हटविले गेल्यामुळे ओआरएफ8 हे ओआरएफ८a आणि ओआरएप8बी मध्ये विभागते आणि ते स्विकारार्ह उत्परिवर्तन समजले जाते, जे पोषकांच्या स्थलांतर होण्याला प्रोत्साहन देते.<text:tab/>"}, {"role": "assistant", "content": "<text:tab/>This deletion splits ORF8 into ORF8a and ORF8b and is thought to be an adaptive mutation that promotes the switch of hosts.<text:tab/>"}]}</text:p>
          </table:table-cell>
        </table:table-row>
        <table:table-row table:style-name="ro3">
          <table:table-cell office:value-type="string" calcext:value-type="string">
            <text:p>{"messages": [{"role": "system", "content": "Translate source to target."}, {"role": "user", "content": "<text:tab/>सार्स-सीओव्ही-२ हे रायनोलोफसशी संबंधित वटवाघळांपासून विलग केलेल्या बॅट सीओव्ही आरएटीजी १३ सह ९६.२% न्यूक्लोटाइड समजातीयता सामाईक करते.<text:tab/>"}, {"role": "assistant", "content": "<text:tab/>SARS-CoV-2 shares 96.2% nucleotide homology with a bat CoV RaTG13 isolated from Rhinolophus affinis bats.<text:tab/>"}]}</text:p>
          </table:table-cell>
        </table:table-row>
        <table:table-row table:style-name="ro3">
          <table:table-cell office:value-type="string" calcext:value-type="string">
            <text:p>{"messages": [{"role": "system", "content": "Translate source to target."}, {"role": "user", "content": "<text:tab/>परिणाम म्हणून एक यूएन संकट व्यवस्थापन गट सक्रिय करण्यात आला आणि त्यास संपूर्ण युनायटेड नेशन्सच्या प्रतिसादाचा समन्वय करण्याची परवानगी देण्यात आली, ज्याबद्दल WHO असे म्हणते की त्यामुळे त्यांना आरोग्यविषयक प्रतिसादावर लक्ष केंद्रित करता येईल व इतर एजन्सीजना त्यांचे नैपुण्य जास्त विस्तृत अशा सामाजिक, आर्थिक आणि विकासावर झालेले परिणाम सहन करण्यासाठी वापरता येईल.<text:tab/>"}, {"role": "assistant", "content": "<text:tab/>A UN Crisis Management Team was activated as a result, allowing coordination of the entire United Nations response, which the WHO states will allow them to 'focus on the health response while the other agencies can bring their expertise to bear on the wider social, economic and developmental implications of the outbreak'.<text:tab/>"}]}</text:p>
          </table:table-cell>
        </table:table-row>
        <table:table-row table:style-name="ro3">
          <table:table-cell office:value-type="string" calcext:value-type="string">
            <text:p>{"messages": [{"role": "system", "content": "Translate source to target."}, {"role": "user", "content": "<text:tab/>हे सर्व चारही सामुदायिकरित्या मिळालेले एचसीओव्ही मानवांत व्यवस्थितपणे स्वीकारले आहेत आणि ते अत्यंत रोगजनक आजारांमध्ये बदलण्याची शक्यता कमी आहे, तरी सुद्धा अज्ञात कारणांनी एचसीओव्ही-एनएल६३ च्या अधिक विषाणूजन्य उपप्रकारांमध्ये जसे घडले त्याप्रमाणे अपघातही होऊ शकतात, ज्यांची अगदी अलीकडे चीनमध्ये खालच्या श्वसननलिकेचा तीव्र संसर्गाला कारणीभूत झाल्याची नोंद झाली आहे.<text:tab/>"}, {"role": "assistant", "content": "<text:tab/>All these four community-acquired HCoVs have been well adapted to humans and are generally less likely to mutate to cause highly pathogenic diseases, though accidents did occur for unknown reasons as in the rare case of a more virulent subtype of HCoV-NL63, which has recently been reported to cause severe lower respiratory tract infection in China.<text:tab/>"}]}</text:p>
          </table:table-cell>
        </table:table-row>
        <table:table-row table:style-name="ro3">
          <table:table-cell office:value-type="string" calcext:value-type="string">
            <text:p>{"messages": [{"role": "system", "content": "Translate source to target."}, {"role": "user", "content": "<text:tab/>एक ऑनलाइन संक्षिप्त माहिती देताना, IEDCR चे संचालक,डॉ, मीरजादे सबरिना फ्लोरा, म्हणाले की मृत्यु पडलेल्या मध्ये चार पुरूष आणि एक स्त्रीचा समावेश आहे.<text:tab/>"}, {"role": "assistant", "content": "<text:tab/>In an online news briefing, the director of IEDCR, Dr Meerjady Sabrina Flora, said the fatalities included four males and one female.<text:tab/>"}]}</text:p>
          </table:table-cell>
        </table:table-row>
        <table:table-row table:style-name="ro3">
          <table:table-cell office:value-type="string" calcext:value-type="string">
            <text:p>{"messages": [{"role": "system", "content": "Translate source to target."}, {"role": "user", "content": "<text:tab/>मर्स-सीओव्ही आणि त्याच्याशी जवळचा संबंध असणारे बॅट सीओव्ही-एचकेयु२५ यांच्यामध्ये फक्त ८७% न्युक्लोटाइड क्रम समजातीयता आढळते.<text:tab/>"}, {"role": "assistant", "content": "<text:tab/>MERS-CoV and its closest relative bat CoV-HKU25 share only 87% nucleotide sequence homology.<text:tab/>"}]}</text:p>
          </table:table-cell>
        </table:table-row>
        <table:table-row table:style-name="ro3">
          <table:table-cell office:value-type="string" calcext:value-type="string">
            <text:p>{"messages": [{"role": "system", "content": "Translate source to target."}, {"role": "user", "content": "<text:tab/>युरोसर्व्हेलन्स 2020, Spiteri et al च्या 5 मार्चच्या प्रकाशनात WHO च्या व्याख्येनुसार युरोपातील COVID-19 च्या पहिल्या प्रकरणाची सूचना देण्यात आली.<text:tab/>"}, {"role": "assistant", "content": "<text:tab/>In the 5 March issue of Eurosurveillance 2020, Spiteri et al. reported on the first European confirmed COVID-19 cases according to the WHO case definition.<text:tab/>"}]}</text:p>
          </table:table-cell>
        </table:table-row>
        <table:table-row table:style-name="ro3">
          <table:table-cell office:value-type="string" calcext:value-type="string">
            <text:p>{"messages": [{"role": "system", "content": "Translate source to target."}, {"role": "user", "content": "<text:tab/>सामान्यपणे, जेव्हा हे एचसीओव्ही कार्यक्षमतेने संक्रमित होण्याची आणि मानवांमध्ये सतत तग धरून राहण्याची क्षमता मिळवतात तेव्हा ते सुद्धा कमी विषाक्त किंवा रोगजनक बनतात.<text:tab/>"}, {"role": "assistant", "content": "<text:tab/>Generally, when these HCoVs acquire the abilities to transmit efficiently and to maintain themselves continuously within humans, they also become less virulent or pathogenic.<text:tab/>"}]}</text:p>
          </table:table-cell>
        </table:table-row>
        <table:table-row table:style-name="ro3">
          <table:table-cell office:value-type="string" calcext:value-type="string">
            <text:p>{"messages": [{"role": "system", "content": "Translate source to target."}, {"role": "user", "content": "<text:tab/>सियालोडॅक्रीऍडेनिटीस व्हायरस (SDAV) हा प्रयोगशाळेतील उंदरांचा अत्यंत संसर्गजन्य विषाणू आहे, ज्याचे संक्रमण थेट संपर्कातून किंवा एरोसोल च्या माध्यमातून होते.<text:tab/>"}, {"role": "assistant", "content": "<text:tab/>Sialodacryoadenitis virus (SDAV) is highly infectious coronavirus of laboratory rats, which can be transmitted between individuals by direct contact and indirectly by aerosol.<text:tab/>"}]}</text:p>
          </table:table-cell>
        </table:table-row>
        <table:table-row table:style-name="ro3">
          <table:table-cell office:value-type="string" calcext:value-type="string">
            <text:p>{"messages": [{"role": "system", "content": "Translate source to target."}, {"role": "user", "content": "<text:tab/>सायटोकीन स्टॉर्म्सच्या उपचारांमध्ये इम्युनोसप्रेशन महत्वाचे आहे, विशेषत: गंभीर रूग्णांसाठी.<text:tab/>"}, {"role": "assistant", "content": "<text:tab/>Immunosuppression is essential in the treatment of cytokine storms, especially in severe patients.<text:tab/>"}]}</text:p>
          </table:table-cell>
        </table:table-row>
        <table:table-row table:style-name="ro3">
          <table:table-cell office:value-type="string" calcext:value-type="string">
            <text:p>{"messages": [{"role": "system", "content": "Translate source to target."}, {"role": "user", "content": "<text:tab/>चीनमध्ये एक मोठ्या अभ्यासात छातीच्या CT निकालांची PCR शी तुलना केली गेली आणि असे दाखवून देण्यात आले की संसर्ग शोधण्यासाठी प्रतिमाकरण जरी कमी अचूक असले तरी ते वेगवान आणि जास्त संवेदनशील आहे आणि असे सूचित केलं की या साथीचा रोग पसरलेल्या भागात ते तपासणीचे साधन म्हणून वापरण्याचा विचार करावा.<text:tab/>"}, {"role": "assistant", "content": "<text:tab/>A large study in China compared chest CT results to PCR and demonstrated that though imaging is less specific for the infection, it is faster and more sensitive, suggesting its consideration as a screening tool in epidemic areas.<text:tab/>"}]}</text:p>
          </table:table-cell>
        </table:table-row>
        <table:table-row table:style-name="ro3">
          <table:table-cell office:value-type="string" calcext:value-type="string">
            <text:p>{"messages": [{"role": "system", "content": "Translate source to target."}, {"role": "user", "content": "<text:tab/>मात्र COVID-19 ची तीव्रता व मृत्यूदर SARS पेक्षा कमी आहे मात्र संक्रमणक्षमता जास्त आहे आणि तरूणांपेक्षा वृद्धांना आणि स्त्रियांपेक्षा पुरूषांना अधिक प्रमाणात होत आहे.<text:tab/>"}, {"role": "assistant", "content": "<text:tab/>However, COVID-19 has lower severity and mortality than SARS but is much more transmissive and affects more elderly individuals than youth and more men than women.<text:tab/>"}]}</text:p>
          </table:table-cell>
        </table:table-row>
        <table:table-row table:style-name="ro3">
          <table:table-cell office:value-type="string" calcext:value-type="string">
            <text:p>{"messages": [{"role": "system", "content": "Translate source to target."}, {"role": "user", "content": "<text:tab/>इतर देशांमध्ये मुखवट्यांसंबंधी वाद झाल्याचेही नोंदवले गेले आहे , उदाहरणार्थ जर्मनी, ऑस्टिया आणि स्वित्झर्लंड ; आणि झेक रिपब्लिक आणि इटली.<text:tab/>"}, {"role": "assistant", "content": "<text:tab/>And there have been mask-related disputes reported between other countries, such as Germany, Austria and Switzerland; and the Czech Republic and Italy.<text:tab/>"}]}</text:p>
          </table:table-cell>
        </table:table-row>
        <table:table-row table:style-name="ro3">
          <table:table-cell office:value-type="string" calcext:value-type="string">
            <text:p>{"messages": [{"role": "system", "content": "Translate source to target."}, {"role": "user", "content": "<text:tab/>पेशीय ग्राहींमध्ये भर म्हणून, एचसीओव्ही च्या आंतरप्रजाती संक्रमणाचा परिणाम हा अन्य पोषकावरील अवलंबित्व आणि प्रतिबंधकात्मक घटकांनी देखील नियंत्रित केला जातो.<text:tab/>"}, {"role": "assistant", "content": "<text:tab/>In addition to cellular receptors, the outcome of interspecies transmission of HCoVs is also governed by other host dependency and restriction factors.<text:tab/>"}]}</text:p>
          </table:table-cell>
        </table:table-row>
        <table:table-row table:style-name="ro3">
          <table:table-cell office:value-type="string" calcext:value-type="string">
            <text:p>{"messages": [{"role": "system", "content": "Translate source to target."}, {"role": "user", "content": "<text:tab/>सिएटल भागातील शाळांमधील वर्ग ३ मार्च रोजी रद्द केले आणि मार्चच्या मध्यावर संपूर्ण देशामधील शाळा बंद होत होत्या. ६ मार्च २०२० रोजी लंडनच्या इंपिरिअल कॉलेजच्या साथीच्या रोगाच्या तज्ज्ञांनी यूएसला ह्या नवीन कोरोना विषाणूचा देशावर काय परिणाम होऊ शकतो ह्याबद्दल भविष्यातील संभाव्य गोष्टींविषयी सल्ला दिला.<text:tab/>"}, {"role": "assistant", "content": "<text:tab/>Schools in the Seattle area cancelled classes on 3 March, and by mid-March, schools across the country were shutting down.On 6 March 2020, the United States was advised of projections for the impact of the new coronavirus on the country by a group of epidemiologists at Imperial College London.<text:tab/>"}]}</text:p>
          </table:table-cell>
        </table:table-row>
        <table:table-row table:style-name="ro3">
          <table:table-cell office:value-type="string" calcext:value-type="string">
            <text:p>{"messages": [{"role": "system", "content": "Translate source to target."}, {"role": "user", "content": "<text:tab/>अनेक शास्त्रीय प्रकाशकांनी उद्रेकासंबंधीचे शास्त्रीय संशोधन करून मुक्तपणे उपलब्ध केले आहे.<text:tab/>"}, {"role": "assistant", "content": "<text:tab/>Many scientific publishers made scientific papers related to the outbreak available with open access.<text:tab/>"}]}</text:p>
          </table:table-cell>
        </table:table-row>
        <table:table-row table:style-name="ro3">
          <table:table-cell office:value-type="string" calcext:value-type="string">
            <text:p>{"messages": [{"role": "system", "content": "Translate source to target."}, {"role": "user", "content": "<text:tab/>अनेक सौर नवीन वर्षाचे कार्यक्रम आणि पर्यटक आकर्षणे मोठ्या प्रमाणावर लोक एकत्र येऊ नयेत ह्यासाठी बंद केली गेली ज्यात बीजिंगमधील फारबिडन सिटी आणि पारंपरिक देवळांच्या जत्रांचा समावेश होता.<text:tab/>"}, {"role": "assistant", "content": "<text:tab/>Many Lunar New Year events and tourist attractions have been closed to prevent mass gatherings, including the Forbidden City in Beijing and traditional temple fairs.<text:tab/>"}]}</text:p>
          </table:table-cell>
        </table:table-row>
        <table:table-row table:style-name="ro3">
          <table:table-cell office:value-type="string" calcext:value-type="string">
            <text:p>{"messages": [{"role": "system", "content": "Translate source to target."}, {"role": "user", "content": "<text:tab/>गर्भधारणेच्या सुरुवातीच्या काळातील डेटा अद्याप उपलब्ध नाही.<text:tab/>"}, {"role": "assistant", "content": "<text:tab/>There is no data yet on early pregnancy.<text:tab/>"}]}</text:p>
          </table:table-cell>
        </table:table-row>
        <table:table-row table:style-name="ro3">
          <table:table-cell office:value-type="string" calcext:value-type="string">
            <text:p>{"messages": [{"role": "system", "content": "Translate source to target."}, {"role": "user", "content": "<text:tab/>जरी 'जागतिक साथ ' हा शब्द काही विशिष्ट घटना किती धोकादायक आहेत ह्यापेक्षा फक्त एखादा रोग किती पसरला आहे ह्याच्याशी संबंधित असला तरी WHO ने सरकारांद्वारे ठोस कृती केली जाण्याची गरज असल्याचे नमूद केले आहे.<text:tab/>"}, {"role": "assistant", "content": "<text:tab/>Although the word 'pandemic' only refers to how widely a disease has spread, not how dangerous specific cases are, the WHO noted the need to drive governments to action:<text:tab/>"}]}</text:p>
          </table:table-cell>
        </table:table-row>
        <table:table-row table:style-name="ro3">
          <table:table-cell office:value-type="string" calcext:value-type="string">
            <text:p>{"messages": [{"role": "system", "content": "Translate source to target."}, {"role": "user", "content": "<text:tab/>फैलावाच्या पुराव्यांनी दाखवून दिले की सार्स-सीओव्ही, मर्स-सीोव्ही आणि सार्स-सीओव्ही-२ यांच्यामध्ये वटवाघळाचे मूळ आहे आणि त्याचे मानवामध्ये संक्रमण हे मध्यस्थ पोशिंद्यामार्फत झाले.<text:tab/>"}, {"role": "assistant", "content": "<text:tab/>Pervasive evidence has shown that SARS-CoV, MERS-CoV and SARS-CoV-2 have a bat origin and are transmitted to humans via intermediate hosts.<text:tab/>"}]}</text:p>
          </table:table-cell>
        </table:table-row>
        <table:table-row table:style-name="ro3">
          <table:table-cell office:value-type="string" calcext:value-type="string">
            <text:p>{"messages": [{"role": "system", "content": "Translate source to target."}, {"role": "user", "content": "<text:tab/>तुम्हाला इतर कोणती लक्षणे जाणवत आहे का?<text:tab/>"}, {"role": "assistant", "content": "<text:tab/>Are you having any other symptoms?<text:tab/>"}]}</text:p>
          </table:table-cell>
        </table:table-row>
        <table:table-row table:style-name="ro3">
          <table:table-cell office:value-type="string" calcext:value-type="string">
            <text:p>{"messages": [{"role": "system", "content": "Translate source to target."}, {"role": "user", "content": "<text:tab/>ड्ब्ल्युएचओ चिकित्सकांचे जागतिक सुरक्षा निरीक्षण मंडळ अंतरिम परिणामांची तपासणी करुन चाचणी औषधाच्री सुरक्षा व गुणकारितेसंबंधी निर्णय घेण्यास , तसेच चाचणीचे डिझाइन बदलणे किंवा परिणामकारक उपचारपद्धती सुचवण्यासाठी मदत करतात.<text:tab/>"}, {"role": "assistant", "content": "<text:tab/>A global safety monitoring board of WHO physicians examine interim results to assist decisions on safety and effectiveness of the trial drugs, and alter the trial design or recommend an effective therapy.<text:tab/>"}]}</text:p>
          </table:table-cell>
        </table:table-row>
        <table:table-row table:style-name="ro3">
          <table:table-cell office:value-type="string" calcext:value-type="string">
            <text:p>{"messages": [{"role": "system", "content": "Translate source to target."}, {"role": "user", "content": "<text:tab/>एचसीओव्ही-एनएल६३ हा अवरोधात्मक कंठशोथाशी संबंधित आहे ज्याला क्रूप सुद्धा म्हटले जाते.<text:tab/>"}, {"role": "assistant", "content": "<text:tab/>HCoV-NL63 is associated with obstructive laryngitis, also known as croup.<text:tab/>"}]}</text:p>
          </table:table-cell>
        </table:table-row>
        <table:table-row table:style-name="ro3">
          <table:table-cell office:value-type="string" calcext:value-type="string">
            <text:p>{"messages": [{"role": "system", "content": "Translate source to target."}, {"role": "user", "content": "<text:tab/>तसे बघता SARS-CoV-2 कमी रोगजनक आहे मात्र SARS-CoV आणि MERS-CoV पेक्षा जास्त संक्रमणशील आहे.<text:tab/>"}, {"role": "assistant", "content": "<text:tab/>SARS-CoV-2 is apparently less pathogenic but more transmissible compared to SARS-CoV and MERS-CoV.<text:tab/>"}]}</text:p>
          </table:table-cell>
        </table:table-row>
        <table:table-row table:style-name="ro3">
          <table:table-cell office:value-type="string" calcext:value-type="string">
            <text:p>{"messages": [{"role": "system", "content": "Translate source to target."}, {"role": "user", "content": "<text:tab/>COVID-19 बद्दलच्या मूलभूत पुनरुत्पादन संख्येचा (R0) प्राथमिक अंदाज 1.4 ते 2.4 होता.<text:tab/>"}, {"role": "assistant", "content": "<text:tab/>The initial estimates of the basic reproduction number (R0) for COVID-19 were 1.4 to 2.4.<text:tab/>"}]}</text:p>
          </table:table-cell>
        </table:table-row>
        <table:table-row table:style-name="ro3">
          <table:table-cell office:value-type="string" calcext:value-type="string">
            <text:p>{"messages": [{"role": "system", "content": "Translate source to target."}, {"role": "user", "content": "<text:tab/>त्यात असे म्हटले होते की COVID-19 बद्दल अजून बरेच संशोधन बाकी होते आणि ऑस्ट्रेलिया सीमारेषा नियंत्रणावर ह्या जागतिक साथीच्या त्यांच्या प्रतिसादाची माहिती देण्यावर भर देईल.<text:tab/>"}, {"role": "assistant", "content": "<text:tab/>It stated that much was yet to be discovered about COVID-19, and that Australia would emphasize border control and communication in its response to the pandemic.<text:tab/>"}]}</text:p>
          </table:table-cell>
        </table:table-row>
        <table:table-row table:style-name="ro3">
          <table:table-cell office:value-type="string" calcext:value-type="string">
            <text:p>{"messages": [{"role": "system", "content": "Translate source to target."}, {"role": "user", "content": "<text:tab/>१४ फेब्रुवारी २०२० पर्यंत, २५०० पेक्षा जास्त पुष्टी झालेल्या प्रकरणांची नोंद झाली होती ज्यात मृत्यू झालेल्या प्रकरणांचे प्रमाण ३४.४% होते, ज्यामुळे MERS-CoV मानवजातीला माहित असलेल्या सर्वात विनाशकारी विषाणूंपैकी एक बनला होता.<text:tab/>"}, {"role": "assistant", "content": "<text:tab/>As of February 14, 2020, over 2500 laboratory confirmed cases were reported with a high case fatality of 34.4%, making MERS-CoV one of the most devastating viruses known to humans.<text:tab/>"}]}</text:p>
          </table:table-cell>
        </table:table-row>
        <table:table-row table:style-name="ro3">
          <table:table-cell office:value-type="string" calcext:value-type="string">
            <text:p>{"messages": [{"role": "system", "content": "Translate source to target."}, {"role": "user", "content": "<text:tab/>एक महिन्यात हुबेईमध्ये कोरोना विषाणूच्या प्रकरणांची संख्या हळूहळू वाढली.<text:tab/>"}, {"role": "assistant", "content": "<text:tab/>Within a month, the number of coronavirus cases in Hubei gradually increased.<text:tab/>"}]}</text:p>
          </table:table-cell>
        </table:table-row>
        <table:table-row table:style-name="ro3">
          <table:table-cell office:value-type="string" calcext:value-type="string">
            <text:p>{"messages": [{"role": "system", "content": "Translate source to target."}, {"role": "user", "content": "<text:tab/>जागतिक आरोग्य संघटना आणि संयुक्त राष्ट्रातील रोग नियंत्रण व निवारण केंद्र यांच्याकडून गर्भवती महिलांना संसर्ग टाळण्यासाठी सामान्य लोकांसारखीच काळजी घेण्याचा सल्ला दिला जातो जसे खोकताना रुमाल ठेवणे, आजारी लोकांबरोबर संपर्क टाळणे, हात साबण व पाण्याने किंवा सॅनीटायझर ने स्वच्छ करणे.<text:tab/>"}, {"role": "assistant", "content": "<text:tab/>The World Health Organization and Centers for Disease Control and Prevention of the United States advises pregnant women to do the same things as the general public to avoid infection, such as covering cough, avoid interacting with sick people, cleaning hands with soap and water or sanitizer.<text:tab/>"}]}</text:p>
          </table:table-cell>
        </table:table-row>
        <table:table-row table:style-name="ro3">
          <table:table-cell office:value-type="string" calcext:value-type="string">
            <text:p>{"messages": [{"role": "system", "content": "Translate source to target."}, {"role": "user", "content": "<text:tab/>ऑस्ट्रेलियामध्ये ह्या जागतिक रोगाच्या साथीमुळे दाइगू दुकानदारांना ऑस्ट्रेलियन वस्तू चीनला विकण्याची नवी संधी प्राप्त झाली आहे.<text:tab/>"}, {"role": "assistant", "content": "<text:tab/>In Australia, the pandemic provided a new opportunity for daigou shoppers to sell Australian products into China.<text:tab/>"}]}</text:p>
          </table:table-cell>
        </table:table-row>
        <table:table-row table:style-name="ro3">
          <table:table-cell office:value-type="string" calcext:value-type="string">
            <text:p>{"messages": [{"role": "system", "content": "Translate source to target."}, {"role": "user", "content": "<text:tab/>या सुधारणा या द्रुत निदानासाठी इष्टतम न्यूक्लिक अॅसिड ओळखण्यासाठी शोध घेण्याच्या, त्याच प्रमाणे श्वसमाच्या मार्गापासूनच्या नमुन्याच्या रक्त नमुन्याच्या समावेशासह, संशोधकांच्या नियमित कामावर आधारित आहेत, ज्यांनी वेगवेगळ्या नमुन्याच्या उपलब्धतेला वाढवले आहे, आणि पुष्टी केलेल्या निकषामध्ये विशिष्ट प्रतिपिंडाचे सकारात्मक परिणाम आणण्यासा समर्थित केलेले आहे.<text:tab/>"}, {"role": "assistant", "content": "<text:tab/>These modifications based on the researchers continued work that to search for an optimal nucleic acid detection kit for rapid diagnosis, as well as the samples from respiratory tract including blood sampling, which increased the availability of different specimens, and supported bringing the specific antibody positive result into the confirmed criteria.<text:tab/>"}]}</text:p>
          </table:table-cell>
        </table:table-row>
        <table:table-row table:style-name="ro3">
          <table:table-cell office:value-type="string" calcext:value-type="string">
            <text:p>{"messages": [{"role": "system", "content": "Translate source to target."}, {"role": "user", "content": "<text:tab/>सीओव्ही आणि त्यांचे नैसर्गिक पोशिंदे यांच्या जीवनचक्राला चांगल्याप्रकारे समजावून घेण्यासाठी सस्तन प्राण्याचे सातत्याने संनिरीक्षण करण्याची गरज आहे, जे प्राण्यांतून मानवास संक्रमण होण्याला आणि भविष्यातील उद्रेकाला रोखण्यासाठी उपयुक्त ठरू शकतील.<text:tab/>"}, {"role": "assistant", "content": "<text:tab/>Continuous surveillance in mammals is necessary for better understanding of the ecology of CoVs and their natural hosts, which will prove useful in preventing animal-to-human transmission and future outbreaks.<text:tab/>"}]}</text:p>
          </table:table-cell>
        </table:table-row>
        <table:table-row table:style-name="ro3">
          <table:table-cell office:value-type="string" calcext:value-type="string">
            <text:p>{"messages": [{"role": "system", "content": "Translate source to target."}, {"role": "user", "content": "<text:tab/>त्यामुळे माझ्या छातीच्या मध्यभागी दुखत आहे<text:tab/>"}, {"role": "assistant", "content": "<text:tab/>It hurts in the middle of my chest<text:tab/>"}]}</text:p>
          </table:table-cell>
        </table:table-row>
        <table:table-row table:style-name="ro3">
          <table:table-cell office:value-type="string" calcext:value-type="string">
            <text:p>{"messages": [{"role": "system", "content": "Translate source to target."}, {"role": "user", "content": "<text:tab/>सामान्यपणे संपूर्ण मानवजात SARS-CoV-2 चा सामना करू शकत नाही आणि त्यामुळे ती या नवीन विषाणूपासून असुरक्षित आहे.<text:tab/>"}, {"role": "assistant", "content": "<text:tab/>The entire human population generally lacks immunity to SARS-CoV-2 and hence is susceptible to the novel virus.<text:tab/>"}]}</text:p>
          </table:table-cell>
        </table:table-row>
        <table:table-row table:style-name="ro3">
          <table:table-cell office:value-type="string" calcext:value-type="string">
            <text:p>{"messages": [{"role": "system", "content": "Translate source to target."}, {"role": "user", "content": "<text:tab/>समाप्त करण्यासाठी, पशूजन्य विषाणूच्या नैसर्गिक पोशिंद्याच्या परिस्थितिकी स्थानापासून मानवप्राणी दूर राहणे हा पशूजन्य विषाणूला रोखण्यासाठीचा सर्वात प्रभावी मार्ग आहे.<text:tab/>"}, {"role": "assistant", "content": "<text:tab/>To conclude, the most effective way to prevent viral zoonosis is for humans to stay away from the ecological niches of the natural reservoirs of the zoonotic viruses.<text:tab/>"}]}</text:p>
          </table:table-cell>
        </table:table-row>
        <table:table-row table:style-name="ro3">
          <table:table-cell office:value-type="string" calcext:value-type="string">
            <text:p>{"messages": [{"role": "system", "content": "Translate source to target."}, {"role": "user", "content": "<text:tab/>मानसिक तणाव: वर वर्णन केल्याप्रमाणे, COVID -19 च्या उद्रेकादरम्यान बरेच रूग्ण अतिरिक्त तणावाने ग्रस्त होते कारण की त्यांना बराच काळ विलगीकरणात आणि अतिशय अनिश्चित स्थितीमध्ये रहावे लागले होते आणि कौटुंबिक सदस्यांच्या आणि सहरूग्णांच्या मृत्यूंना साक्षी व्हावे लागले होते.<text:tab/>"}, {"role": "assistant", "content": "<text:tab/>Mental stress: As described above, during the COVID-19 outbreak many patients have suffered from extraordinary stress as they often endured long periods of quarantine and extreme uncertainty and witnessed the death of close family members and fellow patients.<text:tab/>"}]}</text:p>
          </table:table-cell>
        </table:table-row>
        <table:table-row table:style-name="ro3">
          <table:table-cell office:value-type="string" calcext:value-type="string">
            <text:p>{"messages": [{"role": "system", "content": "Translate source to target."}, {"role": "user", "content": "<text:tab/>असेच ताप आणि खोकला, डोकेदुखी आणि स्नायूंच्या दुखण्याबाबतही आहे<text:tab/>"}, {"role": "assistant", "content": "<text:tab/>Pretty much the same with the fever and the cough headache and muscle pains<text:tab/>"}]}</text:p>
          </table:table-cell>
        </table:table-row>
        <table:table-row table:style-name="ro3">
          <table:table-cell office:value-type="string" calcext:value-type="string">
            <text:p>{"messages": [{"role": "system", "content": "Translate source to target."}, {"role": "user", "content": "<text:tab/>उच्च प्रमाणातील रोगजनक एचसीओव्ही असताना देखील,एचसीओव्ही-२२९ई, एचसीओव्ही-ओसी४३, एचसीओव्ही-एनएल६३ आणि एचसीओव्ही-एचकेयु१ यांचे पशूजन्य मूळदेखील अभ्यासण्यात आले आहे.<text:tab/>"}, {"role": "assistant", "content": "<text:tab/>Besides the highly pathogenic HCoVs, the zoonotic origin of HCoV-229E, HCoV-OC43, HCoV-NL63 and HCoV-HKU1 have also been studied.<text:tab/>"}]}</text:p>
          </table:table-cell>
        </table:table-row>
        <table:table-row table:style-name="ro3">
          <table:table-cell office:value-type="string" calcext:value-type="string">
            <text:p>{"messages": [{"role": "system", "content": "Translate source to target."}, {"role": "user", "content": "<text:tab/>16 मार्चला प्रसिद्ध झालेल्या एका अभ्यासानुसार चीनमध्ये 23 जानेवारीपर्यंत COVID-19 चा संसर्ग झालेल्यांपैकी अंदाजे 86% व्यक्ती सापडल्या नव्हत्या आणि ह्या संसर्ग असलेल्या अलिखित व्यक्ती ह्या लिखित 79% प्रकरणांच्या संसर्ग स्त्रोत होत्या.<text:tab/>"}, {"role": "assistant", "content": "<text:tab/>A study published on 16 March found that in China, up to 23 January, an estimated 86% of COVID-19 infections had not been detected, and that these undocumented infections were the infection source for 79% of documented cases.<text:tab/>"}]}</text:p>
          </table:table-cell>
        </table:table-row>
        <table:table-row table:style-name="ro3">
          <table:table-cell office:value-type="string" calcext:value-type="string">
            <text:p>{"messages": [{"role": "system", "content": "Translate source to target."}, {"role": "user", "content": "<text:tab/>निर्गमनापूर्वी वैद्यकीय चाचण्या करण्यात आल्या आणि चार साऊथ आफ्रिकन नागरिक जे कोरोना विषाणूची चिन्हे दाखवत होते त्यांना धोका टाळण्यासाठी मागे ठेवण्यात आले.<text:tab/>"}, {"role": "assistant", "content": "<text:tab/>Medical screening was performed prior to departure, and four South Africans who were showing signs of coronavirus were left behind to mitigate risk.<text:tab/>"}]}</text:p>
          </table:table-cell>
        </table:table-row>
        <table:table-row table:style-name="ro3">
          <table:table-cell office:value-type="string" calcext:value-type="string">
            <text:p>{"messages": [{"role": "system", "content": "Translate source to target."}, {"role": "user", "content": "<text:tab/>औषधनिर्माण कंपन्या विषाणूसाठी प्रतिपिंडे आणि लसींची निर्मिती करण्याचा वेगाने प्रयत्न करीत आहेत.<text:tab/>"}, {"role": "assistant", "content": "<text:tab/>Pharmaceutical companies are racing to develop antibodies and vaccines against the virus.<text:tab/>"}]}</text:p>
          </table:table-cell>
        </table:table-row>
        <table:table-row table:style-name="ro3">
          <table:table-cell office:value-type="string" calcext:value-type="string">
            <text:p>{"messages": [{"role": "system", "content": "Translate source to target."}, {"role": "user", "content": "<text:tab/>त्यांचे थोड्या प्रमाणातील मानवांना संक्रमण होणे हा एक अपघात आहे आणि मानव हा मर्स-सीओव्हीचा चरणान्त पोशिंदा राहतो कारण त्याचे संक्रमण हे टिकून राहणारे नाही.<text:tab/>"}, {"role": "assistant", "content": "<text:tab/>Its sporadic transmission to humans is an accident and humans remain a dead-end host of MERS-CoV as its transmission cannot be sustained.<text:tab/>"}]}</text:p>
          </table:table-cell>
        </table:table-row>
        <table:table-row table:style-name="ro3">
          <table:table-cell office:value-type="string" calcext:value-type="string">
            <text:p>{"messages": [{"role": "system", "content": "Translate source to target."}, {"role": "user", "content": "<text:tab/>पहिले दोन तृतियांश जीनसंच असलेल्या 1ए व 1बी ओपन रीडींग फ्रेम्स रेप्लिकेस/ट्रान्सक्रीप्टेज पॉलीप्रोटीन एनकोड करतात.<text:tab/>"}, {"role": "assistant", "content": "<text:tab/>The open reading frames 1a and 1b, which occupy the first two-thirds of the genome, encode the replicase/transcriptase polyprotein.<text:tab/>"}]}</text:p>
          </table:table-cell>
        </table:table-row>
        <table:table-row table:style-name="ro3">
          <table:table-cell office:value-type="string" calcext:value-type="string">
            <text:p>{"messages": [{"role": "system", "content": "Translate source to target."}, {"role": "user", "content": "<text:tab/>जरी या क्रियांमुळे अर्थव्यवस्था आणि देशाच्या इतर क्षेत्रांना लक्षणीय प्रमाणात हानी पोहोचत आहे, तरीही नवीन रूग्णांची संख्या कमी होत आहे आणि ज्यामुळे महामारी कमी होत असल्याचे दिसत आहे.<text:tab/>"}, {"role": "assistant", "content": "<text:tab/>Although these actions have been dramatically damaging the economy and other sectors of the country, the number of new patients is declining, indicating the slowdown of the epidemic.<text:tab/>"}]}</text:p>
          </table:table-cell>
        </table:table-row>
        <table:table-row table:style-name="ro3">
          <table:table-cell office:value-type="string" calcext:value-type="string">
            <text:p>{"messages": [{"role": "system", "content": "Translate source to target."}, {"role": "user", "content": "<text:tab/>23 मार्चपर्यंत कोणत्याच देशाने त्यांच्या लोकसंख्येच्या 3% पेक्षा जास्त चाचण्या केल्या नव्हत्या, आणि देशांदरम्यान किती प्रमाणात चाचण्या केल्या होत्या याबाबत मोठ्या प्रमाणावर तफावती आहेत.<text:tab/>"}, {"role": "assistant", "content": "<text:tab/>By 23 March, no country had tested more than 3% of their population, and there are massive variations in how much testing has been done across countries.<text:tab/>"}]}</text:p>
          </table:table-cell>
        </table:table-row>
        <table:table-row table:style-name="ro3">
          <table:table-cell office:value-type="string" calcext:value-type="string">
            <text:p>{"messages": [{"role": "system", "content": "Translate source to target."}, {"role": "user", "content": "<text:tab/>हाँगकाँगने त्यांची संसर्गाच्या रोगाला प्रतिसाद देण्याची पातळी सर्वात जास्त वाढवली आणि आणीबाणी जाहीर केली, शाळा मार्चपर्यंत बंद केल्या आणि नववर्षाचे उत्सव रद्द केले. किरकोळ बाजाराच्या क्षेत्रावर जागतिक परिणाम झाला आहे आणि दुकानांच्या वेळा कमी झाल्या आहेत किंवा दुकाने तात्पुरती बंद झाली आहेत.<text:tab/>"}, {"role": "assistant", "content": "<text:tab/>Hong Kong raised its infectious disease response level to the highest and declared an emergency, closing schools until March and cancelling its New Year celebrations.The retail sector has been impacted globally, with reductions in store hours or temporary closures.<text:tab/>"}]}</text:p>
          </table:table-cell>
        </table:table-row>
        <table:table-row table:style-name="ro3">
          <table:table-cell office:value-type="string" calcext:value-type="string">
            <text:p>{"messages": [{"role": "system", "content": "Translate source to target."}, {"role": "user", "content": "<text:tab/>असे करूनही युनायटेड स्टेट्सचा चाचण्यांचा दर कमी असल्याने त्यावेळेची उद्रेकाची खरी व्याप्ती अस्पष्ट होती.<text:tab/>"}, {"role": "assistant", "content": "<text:tab/>Despite doing so, the United States had a slow start in testing, which obscured the true extent of the outbreak at the time.<text:tab/>"}]}</text:p>
          </table:table-cell>
        </table:table-row>
        <table:table-row table:style-name="ro3">
          <table:table-cell office:value-type="string" calcext:value-type="string">
            <text:p>{"messages": [{"role": "system", "content": "Translate source to target."}, {"role": "user", "content": "<text:tab/>या विषाणूंना प्राण्यांचे आश्रयस्थान आवश्यक नाही.<text:tab/>"}, {"role": "assistant", "content": "<text:tab/>These viruses do not need an animal reservoir.<text:tab/>"}]}</text:p>
          </table:table-cell>
        </table:table-row>
        <table:table-row table:style-name="ro3">
          <table:table-cell office:value-type="string" calcext:value-type="string">
            <text:p>{"messages": [{"role": "system", "content": "Translate source to target."}, {"role": "user", "content": "<text:tab/>काही जणांनी असा विचार मांडला आहे की बोलताना तोंडातून बाहेर पडणारे जे छोटे थेंब बाहेर पडतात त्या हवेमध्ये बराच काळ राहू शकणाऱ्या छोट्या थेंबांमधून देखील हा विषाणू संक्रमित होऊ शकतो. जरी हा विषाणू हवेमध्ये तयार होत नसला तरी श्वसनमार्गातील थेंब श्वासोच्छवास करताना, बोलताना तयार होऊ शकतात.<text:tab/>"}, {"role": "assistant", "content": "<text:tab/>Some have proposed that the virus may also be transmitted by small droplets that stay for more prolonged periods in the air, that may be generated during speech.Respiratory droplets may also be produced during breathing out, including when talking, though the virus is not generally airborne.<text:tab/>"}]}</text:p>
          </table:table-cell>
        </table:table-row>
        <table:table-row table:style-name="ro3">
          <table:table-cell office:value-type="string" calcext:value-type="string">
            <text:p>{"messages": [{"role": "system", "content": "Translate source to target."}, {"role": "user", "content": "<text:tab/>परंतु बाजारातील उदमांजर आणि अन्य प्राणी हे सार्स-सीओव्ही सारख्या विषाणूंना आश्रयदाता आढळून आल्याने, तरीदेखील सार्स-सीओव्ही-2 साठी तत्काळ मध्यस्थ पोशिंदे ओळखण्यात आली नाहीत.<text:tab/>"}, {"role": "assistant", "content": "<text:tab/>Whereas civets and other animals in the markets have been found to harbour viruses identical to SARS-CoV, immediate intermediate hosts for SARS-CoV-2 have not been identified.<text:tab/>"}]}</text:p>
          </table:table-cell>
        </table:table-row>
        <table:table-row table:style-name="ro3">
          <table:table-cell office:value-type="string" calcext:value-type="string">
            <text:p>{"messages": [{"role": "system", "content": "Translate source to target."}, {"role": "user", "content": "<text:tab/>स्टेरॉईड्सचा वापर: वर वर्णन केल्याप्रमाणे, स्टेरॉईड्स हे इम्युनोसप्रेसंट्स आहे ज्यांना दाहक हानीची तीव्रता कमी करण्यास संसर्गजन्य आजारांसाठी सहाय्यक उपचारांच्या स्वरूपात वापरले जाते.<text:tab/>"}, {"role": "assistant", "content": "<text:tab/>Use of steroids: As described above, steroids are immunosuppressant commonly used as an adjunctive therapy for infectious diseases to reduce the severity of inflammatory damage.<text:tab/>"}]}</text:p>
          </table:table-cell>
        </table:table-row>
        <table:table-row table:style-name="ro3">
          <table:table-cell office:value-type="string" calcext:value-type="string">
            <text:p>{"messages": [{"role": "system", "content": "Translate source to target."}, {"role": "user", "content": "<text:tab/>COVID-19 च्या महामारीची SARS आणि MERS च्या महामारीसोबतची तुलना खाली दिलेली आहे (आकृती 55).<text:tab/>"}, {"role": "assistant", "content": "<text:tab/>A comparison of the epidemic of COVID-19 with that of SARS and MERS is provided below (Fig. ​(Fig.55).<text:tab/>"}]}</text:p>
          </table:table-cell>
        </table:table-row>
        <table:table-row table:style-name="ro3">
          <table:table-cell office:value-type="string" calcext:value-type="string">
            <text:p>{"messages": [{"role": "system", "content": "Translate source to target."}, {"role": "user", "content": "<text:tab/>SARS-CoV-2 हा नवीन प्रकारचा बीटा-CoV म्हणून आढळला आहे ज्याची हुवानमधील हुवानन सीफूड मार्केट या उद्रेकाच्या मूळ केंद्रावरून घेतलेल्या 10 क्रमित नमुन्यात 99.98% जेनेटिक ओळख आढळली आहे.<text:tab/>"}, {"role": "assistant", "content": "<text:tab/>SARS-CoV-2 was found to be a new type of beta-CoV with more than 99.98% genetic identity among 10 sequenced samples collected from the original site of the outbreak, the Huanan Seafood Market in Wuhan.<text:tab/>"}]}</text:p>
          </table:table-cell>
        </table:table-row>
        <table:table-row table:style-name="ro3">
          <table:table-cell office:value-type="string" calcext:value-type="string">
            <text:p>{"messages": [{"role": "system", "content": "Translate source to target."}, {"role": "user", "content": "<text:tab/>23 जानेवारी रोजी वुहान शहरात संपूर्ण टाळेबंदी लागली आणि तेथील सर्व सार्वजनिक वाहतूक बंद करण्यात आली.<text:tab/>"}, {"role": "assistant", "content": "<text:tab/>On January 23, the city of Wuhan was locked down with all its public transportation stopped.<text:tab/>"}]}</text:p>
          </table:table-cell>
        </table:table-row>
        <table:table-row table:style-name="ro3">
          <table:table-cell office:value-type="string" calcext:value-type="string">
            <text:p>{"messages": [{"role": "system", "content": "Translate source to target."}, {"role": "user", "content": "<text:tab/>दुसरे, एचसीओव्ही-२२९ई-संबंधित वटवाघळ अल्फा-सीओव्ही वटवाघळांमध्ये वेगळे आणि अ-रोगजनक आहेत, त्याचवेळी अल्पाकस अल्फा-सीओव्ही हा बाधित प्राण्यांमध्ये श्वासोच्छश्वासाच्या आजाराच्या उद्रेकाला कारणीभूत ठरला आहे.<text:tab/>"}, {"role": "assistant", "content": "<text:tab/>Second, HCoV-229E-related bat alpha-CoVs are diverse and non-pathogenic in bats, whereas alpaca alpha-CoV caused an outbreak of respiratory disease in infected animals.<text:tab/>"}]}</text:p>
          </table:table-cell>
        </table:table-row>
        <table:table-row table:style-name="ro3">
          <table:table-cell office:value-type="string" calcext:value-type="string">
            <text:p>{"messages": [{"role": "system", "content": "Translate source to target."}, {"role": "user", "content": "<text:tab/>मात्र तुमची श्वसन क्रिया ठीक आहे का?<text:tab/>"}, {"role": "assistant", "content": "<text:tab/>But you're breathing all right right now right?<text:tab/>"}]}</text:p>
          </table:table-cell>
        </table:table-row>
        <table:table-row table:style-name="ro3">
          <table:table-cell office:value-type="string" calcext:value-type="string">
            <text:p>{"messages": [{"role": "system", "content": "Translate source to target."}, {"role": "user", "content": "<text:tab/>चिकित्सालयीन चाचण्यांच्या माध्यमांतून मूल्यमापन करण्यात आलेल्या 106 ड्रग कँडीडेट्स बाबत 2016 च्या आढाव्यानुसार, प्रावस्था III चाचण्यांमध्ये मजूर झालेल्या औषधनिर्माणासाठी लागलेला एकूण भांडवली खर्च हा $2.6 अब्ज एव्हढा होता(2013 मधील डॉलर्स), व तो वार्षिक स्तरावर 8.5% दराने वाढत होता.<text:tab/>"}, {"role": "assistant", "content": "<text:tab/>In a 2016 review of 106 drug candidates assessed through clinical trials, the total capital expenditure for a manufacturer having a drug approved through successful Phase III trials was $2.6 billion (in 2013 dollars), an amount increasing at an annual rate of 8.5%.<text:tab/>"}]}</text:p>
          </table:table-cell>
        </table:table-row>
        <table:table-row table:style-name="ro3">
          <table:table-cell office:value-type="string" calcext:value-type="string">
            <text:p>{"messages": [{"role": "system", "content": "Translate source to target."}, {"role": "user", "content": "<text:tab/>5 मार्च 2020 ला लॅब कॉर्पने आरटी-पीसीआरवर आधारित कोविड-19 च्या चाचण्यांची उपलब्धता देशभर जाहिर केली.<text:tab/>"}, {"role": "assistant", "content": "<text:tab/>As of 5 March 2020 LabCorp announced nationwide availability of COVID-19 testing based on RT-PCR.<text:tab/>"}]}</text:p>
          </table:table-cell>
        </table:table-row>
        <table:table-row table:style-name="ro3">
          <table:table-cell office:value-type="string" calcext:value-type="string">
            <text:p>{"messages": [{"role": "system", "content": "Translate source to target."}, {"role": "user", "content": "<text:tab/>28 फेब्रुवारी 2020 पर्यंत दोन घटक वापरुन केलेल्या चाचण्या खात्रीलायक मानल्या जात नव्हत्या, आणि तोपर्यंत राज्यस्तरीय आणि स्थानिक प्रयोगशाळांना चाचणी सुरु करण्यास परवानगी नव्हती.<text:tab/>"}, {"role": "assistant", "content": "<text:tab/>Tests using two components were not determined to be reliable until 28 February 2020, and it was not until then that state and local laboratories were permitted to begin testing.<text:tab/>"}]}</text:p>
          </table:table-cell>
        </table:table-row>
        <table:table-row table:style-name="ro3">
          <table:table-cell office:value-type="string" calcext:value-type="string">
            <text:p>{"messages": [{"role": "system", "content": "Translate source to target."}, {"role": "user", "content": "<text:tab/>पोशिंद्यामध्ये ते मिश्रण करण्याचे भांडे म्हणून कार्य करतात, सीओव्ही आरएनए च्या ट्रान्स्क्रिप्शनच्या दरम्यान स्ट्रॅण्ड स्विचिंग वारंवार घडून येते.<text:tab/>"}, {"role": "assistant", "content": "<text:tab/>In a host that serves as the mixing vessel, strand switching occurs frequently during CoV RNA transcription.<text:tab/>"}]}</text:p>
          </table:table-cell>
        </table:table-row>
        <table:table-row table:style-name="ro3">
          <table:table-cell office:value-type="string" calcext:value-type="string">
            <text:p>{"messages": [{"role": "system", "content": "Translate source to target."}, {"role": "user", "content": "<text:tab/>2020 च्या सुरुवातीला अन्य संसर्गांसाठी जी विषाणूरोधी संयुगे तयार करण्यात आली होती ती नवीन चिकित्सालयीन संशोधनांच्या प्रयत्नांमध्ये COVID-19 आजार कमी करण्याच्या नवीन उद्दिष्टासाठी वापरण्यात आली किंवा विकसित करण्यात आली.<text:tab/>"}, {"role": "assistant", "content": "<text:tab/>In early 2020, numerous established antiviral compounds for treating other infections were being repurposed or developed in new clinical research efforts to alleviate the illness of COVID-19.<text:tab/>"}]}</text:p>
          </table:table-cell>
        </table:table-row>
        <table:table-row table:style-name="ro3">
          <table:table-cell office:value-type="string" calcext:value-type="string">
            <text:p>{"messages": [{"role": "system", "content": "Translate source to target."}, {"role": "user", "content": "<text:tab/>८ मार्चला बांग्लादेशामध्ये पहिली नोंदवलेली कोविड-१९ च्या संसर्गाची घटना, ज्यामध्ये इटलीवरून परतलेले दोन लोक आणि त्याच्यांपैकी एकाची पत्नी देखील होती.<text:tab/>"}, {"role": "assistant", "content": "<text:tab/>The first recorded incidents of COVID-19 infection in Bangladesh were on March 8, in two people who returned from Italy and also the wife of one of them.<text:tab/>"}]}</text:p>
          </table:table-cell>
        </table:table-row>
        <table:table-row table:style-name="ro3">
          <table:table-cell office:value-type="string" calcext:value-type="string">
            <text:p>{"messages": [{"role": "system", "content": "Translate source to target."}, {"role": "user", "content": "<text:tab/>प्रकरणांचा संदर्भ COVID-19 बाबत चाचणी केलेल्या लोकांच्या संख्येविषयी आहे आणि ज्यांची चाचणी अधिकृत नियमानुसार सकारात्मक असल्याचे नक्की झाले आहे अशा लोकांशी आहे.<text:tab/>"}, {"role": "assistant", "content": "<text:tab/>Cases refers to the number of people who have been tested for COVID-19, and whose test has been confirmed positive according to official protocols.<text:tab/>"}]}</text:p>
          </table:table-cell>
        </table:table-row>
        <table:table-row table:style-name="ro3">
          <table:table-cell office:value-type="string" calcext:value-type="string">
            <text:p>{"messages": [{"role": "system", "content": "Translate source to target."}, {"role": "user", "content": "<text:tab/>काही रूग्णांमध्ये अतिदास देखील दिसून आला.<text:tab/>"}, {"role": "assistant", "content": "<text:tab/>Diarrhea is also seen in some patients.<text:tab/>"}]}</text:p>
          </table:table-cell>
        </table:table-row>
        <table:table-row table:style-name="ro3">
          <table:table-cell office:value-type="string" calcext:value-type="string">
            <text:p>{"messages": [{"role": "system", "content": "Translate source to target."}, {"role": "user", "content": "<text:tab/>डब्लूएचओने चिनी अधिकाऱ्यांच्या साथीच्या रोगाचे व्यवस्थापन आणि प्रतिबंध करण्याच्या प्रयत्नांचे कौतुक केले.<text:tab/>"}, {"role": "assistant", "content": "<text:tab/>The WHO has commended the efforts of Chinese authorities in managing and containing the epidemic.<text:tab/>"}]}</text:p>
          </table:table-cell>
        </table:table-row>
        <table:table-row table:style-name="ro3">
          <table:table-cell office:value-type="string" calcext:value-type="string">
            <text:p>{"messages": [{"role": "system", "content": "Translate source to target."}, {"role": "user", "content": "<text:tab/>ते त्यांच्या स्वतःच्या नैसर्गिक आश्रयामध्ये फैलावाची संधी जोपर्यंत मिळत नाही तोपर्यंत राहतात.<text:tab/>"}, {"role": "assistant", "content": "<text:tab/>They stay in their own natural reservoirs until there is a chance for spillover.<text:tab/>"}]}</text:p>
          </table:table-cell>
        </table:table-row>
        <table:table-row table:style-name="ro3">
          <table:table-cell office:value-type="string" calcext:value-type="string">
            <text:p>{"messages": [{"role": "system", "content": "Translate source to target."}, {"role": "user", "content": "<text:tab/>तर सार्स-सीओव्ही-२ आणि पॅनगोलिन्स यांच्या मधील आरबीडी मध्ये सर्वाधिक प्रमाणात क्रम समजातीयता आढळून आलेली आहे, सार्स-सीओव्ही-२-संबंधित बीटा-सीओव्ही, सार्स-सीओव्ही-२ आणि आरएटीजी१३ हे सर्वाधिक जिनोम-व्यापी क्रम समजातीयता सामायिक करतात.<text:tab/>"}, {"role": "assistant", "content": "<text:tab/>Whereas the highest sequence homology has been found in the RBDs between SARS-CoV-2 and pangolin, SARS-CoV-2-related beta-CoVs, SARS-CoV-2 and RaTG13 share the highest genome-wide sequence homology.<text:tab/>"}]}</text:p>
          </table:table-cell>
        </table:table-row>
        <table:table-row table:style-name="ro3">
          <table:table-cell office:value-type="string" calcext:value-type="string">
            <text:p>{"messages": [{"role": "system", "content": "Translate source to target."}, {"role": "user", "content": "<text:tab/>दुसरे, जर मानवी संक्रमणामध्ये वटवाघळांनी अधिक थेट भूमिका पार पाडलेली असल्यास, मानव हे वटवाघळाच्या संपर्कात कसे गेले ते ठरवावे लागेल.<text:tab/>"}, {"role": "assistant", "content": "<text:tab/>Second, if bats play a more direct role in human transmission, how humans get into contact with bats should be determined.<text:tab/>"}]}</text:p>
          </table:table-cell>
        </table:table-row>
        <table:table-row table:style-name="ro3">
          <table:table-cell office:value-type="string" calcext:value-type="string">
            <text:p>{"messages": [{"role": "system", "content": "Translate source to target."}, {"role": "user", "content": "<text:tab/>थायलंडचे आरोग्य अधिकारी लोकांना चेहऱ्यासाठी कापडाचे मुखवटे घरी बनविण्यासाठी आणि ते दररोज धुण्यासाठी प्रोत्साहित करीत आहेत.<text:tab/>"}, {"role": "assistant", "content": "<text:tab/>Thailand's health officials are encouraging people to make cloth facemasks at home and wash them daily.<text:tab/>"}]}</text:p>
          </table:table-cell>
        </table:table-row>
        <table:table-row table:style-name="ro3">
          <table:table-cell office:value-type="string" calcext:value-type="string">
            <text:p>{"messages": [{"role": "system", "content": "Translate source to target."}, {"role": "user", "content": "<text:tab/>मात्र त्यांनी वर्तमान देखरेख डेटाला सुसंगत अशा प्रणालीगत पद्धतीने संकलित करणे आवश्यक आहे जे सूचित प्रकरणांची संख्या आणि मृत्यूंच्या संख्येवर लक्ष केंद्रित करेल.<text:tab/>"}, {"role": "assistant", "content": "<text:tab/>They should, however, be collected in a systematic fashion to complement current surveillance data that focus on the number of reported cases and the number of deaths.<text:tab/>"}]}</text:p>
          </table:table-cell>
        </table:table-row>
        <table:table-row table:style-name="ro3">
          <table:table-cell office:value-type="string" calcext:value-type="string">
            <text:p>{"messages": [{"role": "system", "content": "Translate source to target."}, {"role": "user", "content": "<text:tab/>खासकरून, पशूजन्य संभाव्यतेबरोबर बॅट सीओव्हीही खूप विविधतेमध्ये आहेत.<text:tab/>"}, {"role": "assistant", "content": "<text:tab/>Particularly, bat CoVs with zoonotic potential are so diverse.<text:tab/>"}]}</text:p>
          </table:table-cell>
        </table:table-row>
        <table:table-row table:style-name="ro3">
          <table:table-cell office:value-type="string" calcext:value-type="string">
            <text:p>{"messages": [{"role": "system", "content": "Translate source to target."}, {"role": "user", "content": "<text:tab/>१ एप्रिलच्या माध्यमांच्या अहवालानुसार साऊथ कोरियाला १२१ वेगवेगळ्या देशांकडून विषाणू चाचणीच्या मदतीसाठी विनंत्या आल्या आहेत.<text:tab/>"}, {"role": "assistant", "content": "<text:tab/>Per media reports on 1 April, South Korea has received requests for virus testing assistance from 121 different countries.<text:tab/>"}]}</text:p>
          </table:table-cell>
        </table:table-row>
        <table:table-row table:style-name="ro3">
          <table:table-cell office:value-type="string" calcext:value-type="string">
            <text:p>{"messages": [{"role": "system", "content": "Translate source to target."}, {"role": "user", "content": "<text:tab/>प्रसार रोखून धरायला मूलभूत पुनरुत्पादनाची संख्या 1 पेक्षा कमी करून जागतिक साथीचा रोग उलटवून कमी करणे असे जास्त टोकाचे उपाय करावे लागतात. संसर्गिक रोगाच्या नियोजनाचा भाग म्हणून फैलावाची तीव्रता कमी करण्याचा प्रयत्न करतात ज्याला फैलावाच्या आलेखाचे सपाटीकरण करणे असे म्हणतात.<text:tab/>"}, {"role": "assistant", "content": "<text:tab/>Suppression requires more extreme measures so as to reverse the pandemic by reducing the basic reproduction number to less than 1.Part of managing an infectious disease outbreak is trying to decrease the epidemic peak, known as flattening the epidemic curve.<text:tab/>"}]}</text:p>
          </table:table-cell>
        </table:table-row>
        <table:table-row table:style-name="ro3">
          <table:table-cell office:value-type="string" calcext:value-type="string">
            <text:p>{"messages": [{"role": "system", "content": "Translate source to target."}, {"role": "user", "content": "<text:tab/>मला तुमच्या छातीच्या दुखण्याबद्दल सांगा<text:tab/>"}, {"role": "assistant", "content": "<text:tab/>Tell me about your chest pain<text:tab/>"}]}</text:p>
          </table:table-cell>
        </table:table-row>
        <table:table-row table:style-name="ro3">
          <table:table-cell office:value-type="string" calcext:value-type="string">
            <text:p>{"messages": [{"role": "system", "content": "Translate source to target."}, {"role": "user", "content": "<text:tab/>बहुतांश व्यवसाय बंद करण्याचे आदेश दिले गेले, ज्याला 'अत्यावश्यक' मानले गेलेले व्यवसाय अपवाद होते ज्याच्यामध्ये सुपरमार्केट , वैद्यकीय दुकाने ,हार्डवेअरचे दुकाने, पेट्रोल पंप आणि गॅरेजेसचा समावेश होता.<text:tab/>"}, {"role": "assistant", "content": "<text:tab/>Most businesses were ordered to close, with exceptions for businesses deemed 'essential', including supermarkets, pharmacies, banks, hardware shops, petrol stations, and garages.<text:tab/>"}]}</text:p>
          </table:table-cell>
        </table:table-row>
        <table:table-row table:style-name="ro3">
          <table:table-cell office:value-type="string" calcext:value-type="string">
            <text:p>{"messages": [{"role": "system", "content": "Translate source to target."}, {"role": "user", "content": "<text:tab/>यामुळे सार्स-सीओव्ही-२ च्या आश्रयस्थान, मध्यस्थ आणि प्रवर्धक परजीव (वी) पोशिंदा यांचा शोध घेण्यासही मार्गदर्शन मिळेल किंवा सुविधाजनक होईल, ज्यामुळे भविष्यात त्याचा प्रसार होण्यापासून थांबवण्याचे महत्त्वाचे कार्य करता येईल.<text:tab/>"}, {"role": "assistant", "content": "<text:tab/>This might also guide or facilitate the search for the reservoir, intermediate and amplifying animal host(s) of SARS-CoV-2, with important implications in the prevention of future spillovers.<text:tab/>"}]}</text:p>
          </table:table-cell>
        </table:table-row>
        <table:table-row table:style-name="ro3">
          <table:table-cell office:value-type="string" calcext:value-type="string">
            <text:p>{"messages": [{"role": "system", "content": "Translate source to target."}, {"role": "user", "content": "<text:tab/>त्यांच्या प्राणी पोषकांच्याकडून आंतरप्रजाती संक्रमणानंतर या सीओव्ही च्या मानवामध्ये यशस्वीरित्या स्विकारण्यासाठी देखील ते जबाबदार असू शकतात.<text:tab/>"}, {"role": "assistant", "content": "<text:tab/>They might also account for successful adaptation of these CoVs in humans after interspecies transmission from their animal hosts.<text:tab/>"}]}</text:p>
          </table:table-cell>
        </table:table-row>
        <table:table-row table:style-name="ro3">
          <table:table-cell office:value-type="string" calcext:value-type="string">
            <text:p>{"messages": [{"role": "system", "content": "Translate source to target."}, {"role": "user", "content": "<text:tab/>त्याचे मूळ प्राणिजन्य आहे असे मानले जाते.<text:tab/>"}, {"role": "assistant", "content": "<text:tab/>It is thought to have a zoonotic origin.<text:tab/>"}]}</text:p>
          </table:table-cell>
        </table:table-row>
        <table:table-row table:style-name="ro3">
          <table:table-cell office:value-type="string" calcext:value-type="string">
            <text:p>{"messages": [{"role": "system", "content": "Translate source to target."}, {"role": "user", "content": "<text:tab/>लोम्बार्डीमध्ये २१ फेब्रुवारीला एक संबंध नसलेला कोविड १९ च्या केसेसचा समूह नंतर सापडला होता ज्याची सुरुवात १६ पुष्टी झालेल्या केसेसनी झाली होती.२२ फेब्रुवारीला मंत्र्यांच्या परिषदेने उद्रेक ताब्यात आणण्यासाठी एक नवीन हुकूम वजा कायदा जाहीर केला ज्यात इटलीतील उत्तर भागातील ११ वेगवेगळ्या नगरपालिकांमधील ५०००० पेक्षा जास्त लोकांचे विलगीकरण करण्याचा समावेश होता.<text:tab/>"}, {"role": "assistant", "content": "<text:tab/>An unassociated cluster of COVID-19 cases was later detected, starting with 16 confirmed cases in Lombardy on 21 February.On 22 February, the Council of Ministers announced a new decree-law to contain the outbreak, including quarantining more than 50,000 people from 11 different municipalities in northern Italy.<text:tab/>"}]}</text:p>
          </table:table-cell>
        </table:table-row>
        <table:table-row table:style-name="ro3">
          <table:table-cell office:value-type="string" calcext:value-type="string">
            <text:p>{"messages": [{"role": "system", "content": "Translate source to target."}, {"role": "user", "content": "<text:tab/>त्याच दिवशी युएसएनएस कम्फर्ट ह्या १००० खाटा असलेल्या रुग्णालय असलेल्या जहाज न्यूयॉर्कमध्ये दाखल झाले.<text:tab/>"}, {"role": "assistant", "content": "<text:tab/>On the same day, the USNS Comfort, a hospital ship with about 1000 beds, made anchor in New York.<text:tab/>"}]}</text:p>
          </table:table-cell>
        </table:table-row>
        <table:table-row table:style-name="ro3">
          <table:table-cell office:value-type="string" calcext:value-type="string">
            <text:p>{"messages": [{"role": "system", "content": "Translate source to target."}, {"role": "user", "content": "<text:tab/>काही संस्थांनी लक्षणसमूहांच्या आधारे संनिरीक्षण करण्यासाठी क्राऊडसोर्स अॅप्स तयार केले आहेत, ज्यामध्ये लोकं त्यांच्या लक्षणांची नोंद करुन संशोधकांना COVID-19 ची लक्षणे असलेली रुग्णसंख्या अधिक असलेली क्षेत्र शोधण्यास मदत होईल.<text:tab/>"}, {"role": "assistant", "content": "<text:tab/>Some organizations have created crowdsourced apps for syndromic surveillance, where people can report their symptoms to help researchers map areas with concentration of COVID-19 symptoms.<text:tab/>"}]}</text:p>
          </table:table-cell>
        </table:table-row>
        <table:table-row table:style-name="ro3">
          <table:table-cell office:value-type="string" calcext:value-type="string">
            <text:p>{"messages": [{"role": "system", "content": "Translate source to target."}, {"role": "user", "content": "<text:tab/>193 देशांमध्ये शाळा आणि विद्यापीठे एकतर देशपातळीवर किंवा स्थानिक पातळीवर बंद आहेत, आणि त्याचा परिणाम जागतिक विद्यार्थ्यांच्या संख्येपैकी जवळ-जवळ 99.4% विद्यार्थ्यांवर झाला आहे.<text:tab/>"}, {"role": "assistant", "content": "<text:tab/>Schools and universities have closed either on a nationwide or local basis in 193 countries, affecting approximately 99.4 percent of the world's student population.<text:tab/>"}]}</text:p>
          </table:table-cell>
        </table:table-row>
        <table:table-row table:style-name="ro3">
          <table:table-cell office:value-type="string" calcext:value-type="string">
            <text:p>{"messages": [{"role": "system", "content": "Translate source to target."}, {"role": "user", "content": "<text:tab/>इराणमध्ये होत असलेल्या उद्रेकाला प्रतिसाद म्हणून WHO ने एक संयुक्त मोहीम गट परिस्थितीची तपासणी करण्यासाठी पाठवला. 28 फेब्रुवारीला WHO च्या अधिकाऱ्यांनी म्हटले की कोरोना विषाणूच्या धोक्याची जागतिक पातळीवरील तपासणी ही 'जास्त' वरून 'फार जास्त' म्हणजे तिच्या इशारा आणि धोका तपासण्याच्या सर्वाधिक पातळीवर वाढवली जाईल.<text:tab/>"}, {"role": "assistant", "content": "<text:tab/>In response to a developing outbreak in Iran, the WHO sent a Joint Mission Team there to assess the situation.On 28 February, WHO officials said that the coronavirus threat assessment at the global level would be raised from 'high' to 'very high', its highest level of alert and risk assessment.<text:tab/>"}]}</text:p>
          </table:table-cell>
        </table:table-row>
        <table:table-row table:style-name="ro3">
          <table:table-cell office:value-type="string" calcext:value-type="string">
            <text:p>{"messages": [{"role": "system", "content": "Translate source to target."}, {"role": "user", "content": "<text:tab/>हा अहवाल प्रकाशित होईपर्यंत, आजार आधीच संपूर्ण चीनमध्ये आणि जगभरातील 50 देशांमध्ये पसरला होता (आकृती 2.2).<text:tab/>"}, {"role": "assistant", "content": "<text:tab/>By the time of this report, the disease has already spread throughout China and near 50 other countries all over the world (Fig. ​(Fig.2).2).<text:tab/>"}]}</text:p>
          </table:table-cell>
        </table:table-row>
        <table:table-row table:style-name="ro3">
          <table:table-cell office:value-type="string" calcext:value-type="string">
            <text:p>{"messages": [{"role": "system", "content": "Translate source to target."}, {"role": "user", "content": "<text:tab/>इराणची संसद २९० पैकी २३ सदस्यांची विषाणू चाचणी सकारात्मक आल्याने ३ मार्च रोजी बंद करण्यात आली.<text:tab/>"}, {"role": "assistant", "content": "<text:tab/>The Iranian Parliament was shut down, with 23 of its 290 members reported to have had tested positive for the virus on 3 March.<text:tab/>"}]}</text:p>
          </table:table-cell>
        </table:table-row>
        <table:table-row table:style-name="ro3">
          <table:table-cell office:value-type="string" calcext:value-type="string">
            <text:p>{"messages": [{"role": "system", "content": "Translate source to target."}, {"role": "user", "content": "<text:tab/>धन पट्ट RNA जीनसंचापासून ऋण पट्ट RNA जीनसंचाचे संश्लेषण RdRp च्या मध्यस्थतेने केले जाते.<text:tab/>"}, {"role": "assistant", "content": "<text:tab/>RdRp directly mediates the synthesis of negative-sense genomic RNA from the positive-sense genomic RNA.<text:tab/>"}]}</text:p>
          </table:table-cell>
        </table:table-row>
        <table:table-row table:style-name="ro3">
          <table:table-cell office:value-type="string" calcext:value-type="string">
            <text:p>{"messages": [{"role": "system", "content": "Translate source to target."}, {"role": "user", "content": "<text:tab/>इराणमध्ये झालेल्या उद्रेकाची व्याप्ती झाकण्याच्या दाव्याच्या दरम्यान , दहापेक्षा जास्त देशांनी त्यांच्या केसेसचा माग २८ फेब्रुवारीपर्यंत इराण पर्यंत काढला आणि असे सूचित केलं की इराणी सरकारनी त्या तारखेपर्यंत नोंदवलेल्या ३८८ केसेस पेक्षा उद्रेकाची व्याप्ती जास्त तीव्र होती.<text:tab/>"}, {"role": "assistant", "content": "<text:tab/>Amidst claims of a cover-up of the extent of the outbreak in Iran, more than ten countries had traced their cases back to Iran by 28 February, indicating that the extent of the outbreak may be more severe than the 388 cases reported by the Iranian government by that date.<text:tab/>"}]}</text:p>
          </table:table-cell>
        </table:table-row>
        <table:table-row table:style-name="ro3">
          <table:table-cell office:value-type="string" calcext:value-type="string">
            <text:p>{"messages": [{"role": "system", "content": "Translate source to target."}, {"role": "user", "content": "<text:tab/>असंख्य वंशावळ-विशिष्ट सहायक प्रथिनांना देखील सीओव्हीच्या वेगवेगळ्या वंशावळीद्वारे एन्कोड केले जाते.<text:tab/>"}, {"role": "assistant", "content": "<text:tab/>A number of lineage-specific accessory proteins are also encoded by different lineages of CoVs.<text:tab/>"}]}</text:p>
          </table:table-cell>
        </table:table-row>
        <table:table-row table:style-name="ro3">
          <table:table-cell office:value-type="string" calcext:value-type="string">
            <text:p>{"messages": [{"role": "system", "content": "Translate source to target."}, {"role": "user", "content": "<text:tab/>सर्व देश अजूनही ह्या जागतिक साथीचा रोख बदलू शकतात<text:tab/>"}, {"role": "assistant", "content": "<text:tab/>All countries can still change the course of this pandemic.<text:tab/>"}]}</text:p>
          </table:table-cell>
        </table:table-row>
        <table:table-row table:style-name="ro3">
          <table:table-cell office:value-type="string" calcext:value-type="string">
            <text:p>{"messages": [{"role": "system", "content": "Translate source to target."}, {"role": "user", "content": "<text:tab/>CoV हे मोठ्या आणि आच्छादित विषाणूंचे उपकुटुंब आहे ज्यात सेंस RNA चा एकल धागा समाविष्ट आहे.<text:tab/>"}, {"role": "assistant", "content": "<text:tab/>CoVs are a subfamily of large and enveloped viruses containing a single strand of sense RNA.<text:tab/>"}]}</text:p>
          </table:table-cell>
        </table:table-row>
        <table:table-row table:style-name="ro3">
          <table:table-cell office:value-type="string" calcext:value-type="string">
            <text:p>{"messages": [{"role": "system", "content": "Translate source to target."}, {"role": "user", "content": "<text:tab/>ही चाचणी रियल टाइम रिव्हर्स ट्रान्सक्रिप्शन पॉलिमिरेज चेन रिऍक्शन (rRT-PCR) वापरते.<text:tab/>"}, {"role": "assistant", "content": "<text:tab/>The test uses real-time reverse transcription polymerase chain reaction (rRT-PCR).<text:tab/>"}]}</text:p>
          </table:table-cell>
        </table:table-row>
        <table:table-row table:style-name="ro3">
          <table:table-cell office:value-type="string" calcext:value-type="string">
            <text:p>{"messages": [{"role": "system", "content": "Translate source to target."}, {"role": "user", "content": "<text:tab/>उद्रेकाचा प्रसार नवीन हॉटस्पॉट देशांमध्ये झाल्यानंतर कोविड-19 चा गंभीर स्वरुपातील उद्रेक अनुभवणारा युरोपमधील पहिला देश इटली येथील लोकही संशय आणि झिनोफोबियाच्या अधीन झाले असतील . मलेशिया, न्यूझिलंड, सिंगापूर आणि दक्षिण कोरिया यासह इतर देशातील लोकांनी सुरुवातीला रोगाचा प्रसार थांबवण्यासाठी एक प्रयत्न म्हणून चीनी लोकांना त्यांच्या देशात प्रवेशास बंदी करण्यासाठी एकत्र येऊन याचिकांवर सह्या केल्या.<text:tab/>"}, {"role": "assistant", "content": "<text:tab/>Following the progression of the outbreak to new hotspot countries, people from Italy, the first country in Europe to experience a serious outbreak of COVID-19, could also be subjected to suspicion and xenophobia.Citizens in countries including Malaysia, New Zealand, Singapore, and South Korea initially signed petitions lobbying to ban Chinese people from entering their countries in an effort to stop the disease.<text:tab/>"}]}</text:p>
          </table:table-cell>
        </table:table-row>
        <table:table-row table:style-name="ro3">
          <table:table-cell office:value-type="string" calcext:value-type="string">
            <text:p>{"messages": [{"role": "system", "content": "Translate source to target."}, {"role": "user", "content": "<text:tab/>सार्स-सीओव्ही-२ मध्ये भर म्हणून हे मर्स-सीओव्हीला देखील लागू होते, जे ड्रोनेडरी उंटानी चांगल्याप्रकारे स्वीकारले आहे.<text:tab/>"}, {"role": "assistant", "content": "<text:tab/>In addition to SARS-CoV-2, this also applies to MERS-CoV, which is well adapted to dromedary camels.<text:tab/>"}]}</text:p>
          </table:table-cell>
        </table:table-row>
        <table:table-row table:style-name="ro3">
          <table:table-cell office:value-type="string" calcext:value-type="string">
            <text:p>{"messages": [{"role": "system", "content": "Translate source to target."}, {"role": "user", "content": "<text:tab/>कालपर्यंत, बांग्लादेशाच्या इन्स्टिट्यूट ऑफ इपिडेमिऑलॉजी, डिसीज कंट्रोल अॅण्ड रिसर्च (IEDCR) ने कळवल्याप्रमाणे नोंदवण्यात आलेल्या संसर्गित केसेसमध्ये 114 सक्रिय केसेस आणि 33 बऱ्या झालेल्या केसेस आहेत ज्या घरी राहत आहेत.<text:tab/>"}, {"role": "assistant", "content": "<text:tab/>As of yesterday, Bangladesh's Institute of Epidemiology, Disease Control and Research (IEDCR) reported the number of recorded infected cases included 114 active cases and 33 recovered cases who were staying home.<text:tab/>"}]}</text:p>
          </table:table-cell>
        </table:table-row>
        <table:table-row table:style-name="ro3">
          <table:table-cell office:value-type="string" calcext:value-type="string">
            <text:p>{"messages": [{"role": "system", "content": "Translate source to target."}, {"role": "user", "content": "<text:tab/>बहुतांश प्रभावी घटक अज्ञात आहेत किंवा अनिश्चित आहेत कारण अशा घटकांना किंवा त्यांच्या सर्वोच्च संयोजनाला काढणे आणि पडताळणी करणे कठीण आहे.<text:tab/>"}, {"role": "assistant", "content": "<text:tab/>Most of the effective components remain unknown or are vague as it is difficult to extract and verify such components or their optimal combinations.<text:tab/>"}]}</text:p>
          </table:table-cell>
        </table:table-row>
        <table:table-row table:style-name="ro3">
          <table:table-cell office:value-type="string" calcext:value-type="string">
            <text:p>{"messages": [{"role": "system", "content": "Translate source to target."}, {"role": "user", "content": "<text:tab/>शक्य आहे की SARS-CoV प्रमाणे SARS-CoV-2 देखील अप्रभावी होण्यापर्यंत कमकुवत होईल आणि अखेरीस नष्ट होईल किंवा मानवासोबत सहअस्तित्व असणारा कमी रोगजनक विषाणू बनेल.<text:tab/>"}, {"role": "assistant", "content": "<text:tab/>It is possible, similar to SARS-CoV, that SARS-CoV-2 might become weaker in infectivity and eventually die down or become a less pathogenic virus co-existent with humans.<text:tab/>"}]}</text:p>
          </table:table-cell>
        </table:table-row>
        <table:table-row table:style-name="ro3">
          <table:table-cell office:value-type="string" calcext:value-type="string">
            <text:p>{"messages": [{"role": "system", "content": "Translate source to target."}, {"role": "user", "content": "<text:tab/>18 फेब्रुवारी 2020 रोजी COVID-19 च्या पहिल्या रोगनिदानविषयक मूल्यांकनाने दाखवून दिले की न्यूमोसाइट्सचे डेसक्वेमेशन, जंतुनाशक पडद्याची निर्मिती आणि मध्यवर्ती लिम्फोसाइटमधील घुसखोरी आणि आजाराने मरण पावलेल्या रूग्णाच्या फुफ्फुसांमधील मल्टीन्युक्लिएटेड सिंसेशिअल पेशी व्हायरल संसर्गाचे रोगनिदान व ARDS सोबत सुसंगत आहे आणि SARS व MERS रूग्णांच्या समान आहे.<text:tab/>"}, {"role": "assistant", "content": "<text:tab/>On February 18, 2020, the first pathological analysis of COVID-19 demonstrated the desquamation of pneumocytes, hyaline membrane formation, and interstitial lymphocyte infiltration, and multinucleated syncytial cells in the lungs of a patient who died of the disease, consistent with the pathology of viral infection and ARDS and similar to that of SARS and MERS patients.<text:tab/>"}]}</text:p>
          </table:table-cell>
        </table:table-row>
        <table:table-row table:style-name="ro3">
          <table:table-cell office:value-type="string" calcext:value-type="string">
            <text:p>{"messages": [{"role": "system", "content": "Translate source to target."}, {"role": "user", "content": "<text:tab/>वन्यजीव तस्करी आणि झूनोझेस - अनोख्या वन्यजीवांच्या व्यापाराशी संबंधित आरोग्याला असलेले धोके<text:tab/>"}, {"role": "assistant", "content": "<text:tab/>Wildlife smuggling and zoonoses – Health risks associated with the trade in exotic wildlife<text:tab/>"}]}</text:p>
          </table:table-cell>
        </table:table-row>
        <table:table-row table:style-name="ro3">
          <table:table-cell office:value-type="string" calcext:value-type="string">
            <text:p>{"messages": [{"role": "system", "content": "Translate source to target."}, {"role": "user", "content": "<text:tab/>जरी रोगप्रतिकारक प्रतिसादाचा मागोवा घेण्यासाठी अनेक नमुने वापरले जाऊ शकत असले तरी सीएलटी साठी पेरिफेरल रक्ताचा एकच नमुना सामान्यपणे वापरला जातो.<text:tab/>"}, {"role": "assistant", "content": "<text:tab/>For CLT a single specimen of peripheral blood is commonly used, although serial specimens can be used to follow the immune response.<text:tab/>"}]}</text:p>
          </table:table-cell>
        </table:table-row>
        <table:table-row table:style-name="ro3">
          <table:table-cell office:value-type="string" calcext:value-type="string">
            <text:p>{"messages": [{"role": "system", "content": "Translate source to target."}, {"role": "user", "content": "<text:tab/>हा विषाणू येत असेल आणि तुम्ही तयार राहायला पाहिजे. त्यांनी असाही आग्रह केला की योग्य प्रतिसाद देण्याच्या उपायांनी जगाला सगळ्यात वाईट गोष्ट टाळण्यास मदत होईल.<text:tab/>"}, {"role": "assistant", "content": "<text:tab/>This virus may be on its way and you need to be ready,' urging that the right response measures could help the world avoid 'the worst of it'.<text:tab/>"}]}</text:p>
          </table:table-cell>
        </table:table-row>
        <table:table-row table:style-name="ro3">
          <table:table-cell office:value-type="string" calcext:value-type="string">
            <text:p>{"messages": [{"role": "system", "content": "Translate source to target."}, {"role": "user", "content": "<text:tab/>मदत देऊ करण्यासाठी आमचा संघ देखील वेळेवर आमची मार्गदर्शक तत्वे अद्यतनित करेल.<text:tab/>"}, {"role": "assistant", "content": "<text:tab/>Our team will also timely update our guideline to offer help.<text:tab/>"}]}</text:p>
          </table:table-cell>
        </table:table-row>
        <table:table-row table:style-name="ro3">
          <table:table-cell office:value-type="string" calcext:value-type="string">
            <text:p>{"messages": [{"role": "system", "content": "Translate source to target."}, {"role": "user", "content": "<text:tab/>2010-11 मध्ये केलेल्या एका अध्ययनामध्ये दिसून आले की युरोपमधील अतिदक्षता चिकित्सा आणि मध्यम चिकित्सा बिछान्यांच्या संख्येत खूपच तफावत आहे, जी प्रति 1,00,000 लोकसंख्येसाठी जर्मनीत 29.2 बिछाने आहे तर पोर्तुगालमध्ये 4.2 आहे.<text:tab/>"}, {"role": "assistant", "content": "<text:tab/>A study performed in 2010–11 showed a large variation in the availability of intensive care and intermediate care beds in Europe, ranging from 29.2 in Germany to 4.2 beds per 100,000 population in Portugal.<text:tab/>"}]}</text:p>
          </table:table-cell>
        </table:table-row>
        <table:table-row table:style-name="ro3">
          <table:table-cell office:value-type="string" calcext:value-type="string">
            <text:p>{"messages": [{"role": "system", "content": "Translate source to target."}, {"role": "user", "content": "<text:tab/>त्याउलट, जर एचसीओव्हीला मानवांमध्ये त्याचा परिचय करण्याच्या अगदी पूर्वी किंवा त्यादरम्यान मध्यस्त होस्टमध्ये टाकले तर तो नवीन पोशिंद्यासमवेत <text:s/>अनुकूलित होत नाही आणि बहुधा रोगजनक बनतो.<text:tab/>"}, {"role": "assistant", "content": "<text:tab/>In contrast, if the HCoV is newly introduced to an intermediate host right before or around its introduction to humans, it is not well adapted to the new host and is often pathogenic.<text:tab/>"}]}</text:p>
          </table:table-cell>
        </table:table-row>
        <table:table-row table:style-name="ro3">
          <table:table-cell office:value-type="string" calcext:value-type="string">
            <text:p>{"messages": [{"role": "system", "content": "Translate source to target."}, {"role": "user", "content": "<text:tab/>त्यामुळे, MERS-CoV आणि SARS-CoV पेक्षा SARS-CoV-2 महामारी नियंत्रित करणे जास्त आव्हानात्मक आहे.<text:tab/>"}, {"role": "assistant", "content": "<text:tab/>Thus, it is much more challenging to control the epidemic of SARS-CoV-2 than those of MERS-CoV and SARS-CoV.<text:tab/>"}]}</text:p>
          </table:table-cell>
        </table:table-row>
        <table:table-row table:style-name="ro3">
          <table:table-cell office:value-type="string" calcext:value-type="string">
            <text:p>{"messages": [{"role": "system", "content": "Translate source to target."}, {"role": "user", "content": "<text:tab/>पहिल्यांदा , जर वटवाघळाने सार्स-सीओव्ही-२ च्या पूर्वज विषाणूला पॅनगोलिन्समध्ये संक्रमित केल्यास, वटवाघळे आणि पॅनगोलिन्स कोणत्या परिस्थितीमध्ये समान पारिस्थितिकीय स्थानाला सामाईक करतात हे पाहणे स्वारस्यपूर्ण असेल.<text:tab/>"}, {"role": "assistant", "content": "<text:tab/>First, if bats transmit an ancestral virus of SARS-CoV-2 to pangolins, it will be of interest to see under what circumstances bats and pangolins could share the same ecological niche.<text:tab/>"}]}</text:p>
          </table:table-cell>
        </table:table-row>
        <table:table-row table:style-name="ro3">
          <table:table-cell office:value-type="string" calcext:value-type="string">
            <text:p>{"messages": [{"role": "system", "content": "Translate source to target."}, {"role": "user", "content": "<text:tab/>इराणनी ह्या विषाणूशी लढा देण्यासाठी पाच ट्रिल्यन रियालचे वाटप केले आहे.<text:tab/>"}, {"role": "assistant", "content": "<text:tab/>Iran allocated five trillion rials to combat the virus.<text:tab/>"}]}</text:p>
          </table:table-cell>
        </table:table-row>
        <table:table-row table:style-name="ro3">
          <table:table-cell office:value-type="string" calcext:value-type="string">
            <text:p>{"messages": [{"role": "system", "content": "Translate source to target."}, {"role": "user", "content": "<text:tab/>त्याचप्रमाणे, परजीवी पोशिंदा एचसीओव्हीला सतत आणि दीर्घकाळासाठी आश्रय <text:s/>देतो.<text:tab/>"}, {"role": "assistant", "content": "<text:tab/>Likewise, a reservoir host harbours HCoV continuously and for long term.<text:tab/>"}]}</text:p>
          </table:table-cell>
        </table:table-row>
        <table:table-row table:style-name="ro3">
          <table:table-cell office:value-type="string" calcext:value-type="string">
            <text:p>{"messages": [{"role": "system", "content": "Translate source to target."}, {"role": "user", "content": "<text:tab/>मात्र, कठोर विलगीकरणामुळे आजाराला अखेरीस नियंत्रणात आणण्यात आले.<text:tab/>"}, {"role": "assistant", "content": "<text:tab/>However, via strict quarantine and isolation, the disease has eventually been put under control.<text:tab/>"}]}</text:p>
          </table:table-cell>
        </table:table-row>
        <table:table-row table:style-name="ro3">
          <table:table-cell office:value-type="string" calcext:value-type="string">
            <text:p>{"messages": [{"role": "system", "content": "Translate source to target."}, {"role": "user", "content": "<text:tab/>मर्स-सीओव्ही ने वटवाघूळाकडून ड्रोमेडरी उंटांकडे आणि ड्रोमेडरी उंटांकडून मानवामध्ये आंतरप्रजाती संक्रमणाचे सर्वोत्तम उदाहरण म्हणून काम केले आहे.<text:tab/>"}, {"role": "assistant", "content": "<text:tab/>MERS-CoV serves as an excellent example of interspecies transmission from bats to dromedary camels and from dromedary camels to humans.<text:tab/>"}]}</text:p>
          </table:table-cell>
        </table:table-row>
        <table:table-row table:style-name="ro3">
          <table:table-cell office:value-type="string" calcext:value-type="string">
            <text:p>{"messages": [{"role": "system", "content": "Translate source to target."}, {"role": "user", "content": "<text:tab/>एक एचसीओव्हीचा संसर्ग समाप्त होऊ शकतो जर तो मध्यस्थ पोशिंद्यामध्ये आपले संक्रमण टिकवून ठेवू शकला नाही.<text:tab/>"}, {"role": "assistant", "content": "<text:tab/>An HCoV can undergo a dead-end infection if it cannot sustain its transmission within the intermediate host.<text:tab/>"}]}</text:p>
          </table:table-cell>
        </table:table-row>
        <table:table-row table:style-name="ro3">
          <table:table-cell office:value-type="string" calcext:value-type="string">
            <text:p>{"messages": [{"role": "system", "content": "Translate source to target."}, {"role": "user", "content": "<text:tab/>सार्स-सीओव्ही-२ च्या प्राणी उत्पत्तीचा शोध अद्यापही सुरु आहे.<text:tab/>"}, {"role": "assistant", "content": "<text:tab/>The search for the animal origins of SARS-CoV-2 is still on.<text:tab/>"}]}</text:p>
          </table:table-cell>
        </table:table-row>
        <table:table-row table:style-name="ro3">
          <table:table-cell office:value-type="string" calcext:value-type="string">
            <text:p>{"messages": [{"role": "system", "content": "Translate source to target."}, {"role": "user", "content": "<text:tab/>आता आमच्या मार्गदर्शक तत्वांला Zhou et al. द्वारे टिप्पणी प्राप्त झाली आहे, त्यांनी त्यांच्या चिकित्सालयीन अनुभवावर आधारित साधा गुणसंख्या प्रस्ताव सादर केला आहे.<text:tab/>"}, {"role": "assistant", "content": "<text:tab/>Now our guideline received a comment by Zhou et al., they introduced a simple scoring proposal based on their clinical experience.<text:tab/>"}]}</text:p>
          </table:table-cell>
        </table:table-row>
        <table:table-row table:style-name="ro3">
          <table:table-cell office:value-type="string" calcext:value-type="string">
            <text:p>{"messages": [{"role": "system", "content": "Translate source to target."}, {"role": "user", "content": "<text:tab/>आजारादरम्यानची अस्वस्थता कमी करण्याकरिता 'सहायक' उपचार म्हणून वापरल्या जाणाऱ्या अभ्यासातील विविध कँडीडेट ड्रग्ज, जसे एनएसएआयडी किंवा ब्राँकोडायलेटर्स खालील सारणीमध्ये समाविष्ट करण्यात आलेले नाहीत.<text:tab/>"}, {"role": "assistant", "content": "<text:tab/>Numerous candidate drugs under study as 'supportive' treatments to relieve discomfort during illness, such as NSAIDs or bronchodilators, are not included in the table below.<text:tab/>"}]}</text:p>
          </table:table-cell>
        </table:table-row>
        <table:table-row table:style-name="ro3">
          <table:table-cell office:value-type="string" calcext:value-type="string">
            <text:p>{"messages": [{"role": "system", "content": "Translate source to target."}, {"role": "user", "content": "<text:tab/>उलटपक्षी वटवाघळाच्या बीटा-सीओव्ही मध्ये ९५% न्यूक्लिओटाईड समजातीयता सार्स-सीओव्ही सह सामायिक केल्याचे आढळून आले, तिथेसुद्धा वटवाघळ-सीओव्ही मध्ये ९६% न्युक्लिओटाईड समजातीयता सार्स-सीओव्ही-२ सह अस्तित्वात आहे.<text:tab/>"}, {"role": "assistant", "content": "<text:tab/>Whereas a bat beta-CoV sharing 95% nucleotide homology with SARS-CoV has been found, there also exists a bat-CoV sharing 96% nucleotide homology with SARS-CoV-2.<text:tab/>"}]}</text:p>
          </table:table-cell>
        </table:table-row>
        <table:table-row table:style-name="ro3">
          <table:table-cell office:value-type="string" calcext:value-type="string">
            <text:p>{"messages": [{"role": "system", "content": "Translate source to target."}, {"role": "user", "content": "<text:tab/>हा सामान्यपणे मातेकडून गर्भापर्यंत जात नाही त्यामुळे विषाणू अपरा पार करुन गेला की अभ्यासातील महिलांचा अपरा हानी पोहोचलेला किंवा असामान्य होता हे शोधण्यासाठी पुढे संशोधनाची आवश्यकता आहे.<text:tab/>"}, {"role": "assistant", "content": "<text:tab/>This is not usually passed from mother to fetus so further research is required to know whether the virus crossed the placenta or whether placentas of women in the study were damaged or abnormal.<text:tab/>"}]}</text:p>
          </table:table-cell>
        </table:table-row>
        <table:table-row table:style-name="ro3">
          <table:table-cell office:value-type="string" calcext:value-type="string">
            <text:p>{"messages": [{"role": "system", "content": "Translate source to target."}, {"role": "user", "content": "<text:tab/>11 फेब्रुवारी 2020 ला COVID-19 च्या 4,021 पुष्टी झालेल्या रूग्णांसह 8,866 रूग्णांवरील बहु-केंद्रीय अध्ययनाने खालीलप्रमाणे महामारीचे अद्ययावत चित्र सादर केले आहे (https://mp.weixin.qq.com/s/UlBi-HX_rHPXa1qHA2bhdA).<text:tab/>"}, {"role": "assistant", "content": "<text:tab/>On February 11, 2020, a multi-center study on 8,866 patients including 4,021 confirmed COVID-19 patients presented a more updated illustration of the epidemic as follows (https://mp.weixin.qq.com/s/UlBi-HX_rHPXa1qHA2bhdA).<text:tab/>"}]}</text:p>
          </table:table-cell>
        </table:table-row>
        <table:table-row table:style-name="ro3">
          <table:table-cell office:value-type="string" calcext:value-type="string">
            <text:p>{"messages": [{"role": "system", "content": "Translate source to target."}, {"role": "user", "content": "<text:tab/>मात्र आपण छातीच्या हृदयाकडील भागाच्या दुखण्याकडेही मुळीच दुर्लक्ष करू नये<text:tab/>"}, {"role": "assistant", "content": "<text:tab/>But also we shouldn't be put aside for the heart cardiac origin chest pain<text:tab/>"}]}</text:p>
          </table:table-cell>
        </table:table-row>
        <table:table-row table:style-name="ro3">
          <table:table-cell office:value-type="string" calcext:value-type="string">
            <text:p>{"messages": [{"role": "system", "content": "Translate source to target."}, {"role": "user", "content": "<text:tab/>बऱ्याच भागामध्ये घाबरून जाऊन खरेदी झाल्याचे दिसून आले आणि त्याचा परिणाम म्हणून दुकानांच्या फळ्यांवरून अन्न,शौचालयात वापरले जाणारे कागद,आणि बाटलीबंद पाण्यासारख्या गरजेच्या किराण्याच्या वस्तू नाहीशा झाल्या आणि त्यामुळे पुरवठ्याच्या वस्तूंचा तुटवडा झाला.<text:tab/>"}, {"role": "assistant", "content": "<text:tab/>Several localities also witnessed panic buying that led to shelves being cleared of grocery essentials such as food, toilet paper, and bottled water, inducing supply shortages.<text:tab/>"}]}</text:p>
          </table:table-cell>
        </table:table-row>
        <table:table-row table:style-name="ro3">
          <table:table-cell office:value-type="string" calcext:value-type="string">
            <text:p>{"messages": [{"role": "system", "content": "Translate source to target."}, {"role": "user", "content": "<text:tab/>ते छातीच्या मध्यभागी आहे<text:tab/>"}, {"role": "assistant", "content": "<text:tab/>It is in the center of the chest<text:tab/>"}]}</text:p>
          </table:table-cell>
        </table:table-row>
        <table:table-row table:style-name="ro3">
          <table:table-cell office:value-type="string" calcext:value-type="string">
            <text:p>{"messages": [{"role": "system", "content": "Translate source to target."}, {"role": "user", "content": "<text:tab/>शेतकी प्राण्यांमधील आर्थिकदृष्ट्या महत्वपूर्ण असलेल्या कोरोना विषाणूंमध्ये समाविष्ट आहेत पोर्सिन कोरोनाव्हायरस (ट्रान्समिसिबल गॅस्ट्रोएंटेरायटीस कोरोनाव्हायरस, TGE) आणि बोव्हिन कोरोनाव्हायरस ज्या दोन्हींमुळे लहान प्राण्यांमध्ये अतिसार होतो.<text:tab/>"}, {"role": "assistant", "content": "<text:tab/>Economically significant coronaviruses of farm animals include porcine coronavirus (transmissible gastroenteritis coronavirus, TGE) and bovine coronavirus, which both result in diarrhea in young animals.<text:tab/>"}]}</text:p>
          </table:table-cell>
        </table:table-row>
        <table:table-row table:style-name="ro3">
          <table:table-cell office:value-type="string" calcext:value-type="string">
            <text:p>{"messages": [{"role": "system", "content": "Translate source to target."}, {"role": "user", "content": "<text:tab/>मला काल ताप आला होता<text:tab/>"}, {"role": "assistant", "content": "<text:tab/>I had a fever yesterday<text:tab/>"}]}</text:p>
          </table:table-cell>
        </table:table-row>
        <table:table-row table:style-name="ro3">
          <table:table-cell office:value-type="string" calcext:value-type="string">
            <text:p>{"messages": [{"role": "system", "content": "Translate source to target."}, {"role": "user", "content": "<text:tab/>जशी ही सूचना देण्याची घटना घडली, तसे वुहानमधील डॉक्टर्सना पोलिसांकडून उद्रेकाबद्दल खोट्या अफवा पसरवण्याबद्दल इशारा देण्यात आला.<text:tab/>"}, {"role": "assistant", "content": "<text:tab/>As these notifications occurred, doctors in Wuhan were warned by police for 'spreading rumours' about the outbreak.<text:tab/>"}]}</text:p>
          </table:table-cell>
        </table:table-row>
        <table:table-row table:style-name="ro3">
          <table:table-cell office:value-type="string" calcext:value-type="string">
            <text:p>{"messages": [{"role": "system", "content": "Translate source to target."}, {"role": "user", "content": "<text:tab/>मानवी आजारांच्या प्रतिबंधासाठी प्राणी पोशिंद्याची ओळख पटवण्याने थेट परिणाम होऊ शकतात.<text:tab/>"}, {"role": "assistant", "content": "<text:tab/>Identifying the animal hosts has direct implications in the prevention of human diseases.<text:tab/>"}]}</text:p>
          </table:table-cell>
        </table:table-row>
        <table:table-row table:style-name="ro3">
          <table:table-cell office:value-type="string" calcext:value-type="string">
            <text:p>{"messages": [{"role": "system", "content": "Translate source to target."}, {"role": "user", "content": "<text:tab/>COVID-19 उद्रेकासाठी सार्वजनिक आरोग्य प्रतिसादाचा एक भाग म्हणून संपर्काचा अनिवार्य मागोवा आणि विलगीकरणाने लोक संसर्ग, विलगीकरणाविषयी आणि कुटुंब आणि मित्रांमध्ये दोषी ठरण्याविषयी आणखी चिंताग्रस्त होऊ शकतात.<text:tab/>"}, {"role": "assistant", "content": "<text:tab/>Mandatory contact tracing and quarantine, as a part of the public health responses to the COVID-19 outbreak, can make people more anxious and guilty about the effects of the contagion, quarantine, and stigma on their families and friends.<text:tab/>"}]}</text:p>
          </table:table-cell>
        </table:table-row>
        <table:table-row table:style-name="ro3">
          <table:table-cell office:value-type="string" calcext:value-type="string">
            <text:p>{"messages": [{"role": "system", "content": "Translate source to target."}, {"role": "user", "content": "<text:tab/>१९ फेब्रूवारीला सिंगापूरच्या रेड क्रॉनी असे जाहीर केलं की ते चीनला २.२६ दशलक्ष किमतीची मदत पाठवतील.<text:tab/>"}, {"role": "assistant", "content": "<text:tab/>On 19 February, the Singapore Red Cross announced that it would send $2.26 million worth of aid to China.<text:tab/>"}]}</text:p>
          </table:table-cell>
        </table:table-row>
        <table:table-row table:style-name="ro3">
          <table:table-cell office:value-type="string" calcext:value-type="string">
            <text:p>{"messages": [{"role": "system", "content": "Translate source to target."}, {"role": "user", "content": "<text:tab/>एचसीओव्ही-एनएल६३, एचसीओव्ही-२२९ई आणि एचसीओव्ही-ओसी४३ प्रमाणे एचसीओव्ही-एचकेयु१ सुद्धा जगभरात आढळतो ज्याने श्वसनाचे सौम्य आजार होतात.<text:tab/>"}, {"role": "assistant", "content": "<text:tab/>Similar to HCoV-NL63, HCoV-229E and HCoV-OC43, HCoV-HKU1 was found worldwide, causing mild respiratory diseases.<text:tab/>"}]}</text:p>
          </table:table-cell>
        </table:table-row>
        <table:table-row table:style-name="ro3">
          <table:table-cell office:value-type="string" calcext:value-type="string">
            <text:p>{"messages": [{"role": "system", "content": "Translate source to target."}, {"role": "user", "content": "<text:tab/>संबंधित कालावधी, चेतासंस्थेसंबंधित लक्षणे, व साथीच्या कारक एजंट माहिती नसणे यामुळे 1890 मधील फ्ल्युची जगव्यापी साथ, इन्फ्लुएंझा विषाणूमुळे नाही तर या स्पिलओव्हरमुळे आल्याचे समजले जाते.<text:tab/>"}, {"role": "assistant", "content": "<text:tab/>It is speculated that the flu pandemic of 1890 may have been caused by this spillover event, and not by the influenza virus, because of the related timing, neurological symptoms, and unknown causative agent of the pandemic.<text:tab/>"}]}</text:p>
          </table:table-cell>
        </table:table-row>
        <table:table-row table:style-name="ro3">
          <table:table-cell office:value-type="string" calcext:value-type="string">
            <text:p>{"messages": [{"role": "system", "content": "Translate source to target."}, {"role": "user", "content": "<text:tab/>सर्व सातही एसीओव्हींचे पशूजन्य आजाराचे मूळ वटवाघूळ, उंदीर किंवा पाळीव प्राण्यांमध्ये आहे.<text:tab/>"}, {"role": "assistant", "content": "<text:tab/>All seven HCoVs have a zoonotic origin from bats, mice or domestic animals.<text:tab/>"}]}</text:p>
          </table:table-cell>
        </table:table-row>
        <table:table-row table:style-name="ro3">
          <table:table-cell office:value-type="string" calcext:value-type="string">
            <text:p>{"messages": [{"role": "system", "content": "Translate source to target."}, {"role": "user", "content": "<text:tab/>तुम्हाला त्यासोबत धाप सुद्धा लागत आहे का?<text:tab/>"}, {"role": "assistant", "content": "<text:tab/>Do you have some shortness of breath goes with that?<text:tab/>"}]}</text:p>
          </table:table-cell>
        </table:table-row>
        <table:table-row table:style-name="ro3">
          <table:table-cell office:value-type="string" calcext:value-type="string">
            <text:p>{"messages": [{"role": "system", "content": "Translate source to target."}, {"role": "user", "content": "<text:tab/>मात्र हे आर्द्रता आणि तापमानानुसार बदलू शकते. पाळीव प्राणी आणि इतर प्राण्यांच्या COVID-19 च्या चाचण्या सकारात्मक आल्या आहेत.<text:tab/>"}, {"role": "assistant", "content": "<text:tab/>This, however, varies based on the humidity and temperature.Pets and other animals have tested positive for COVID-19.<text:tab/>"}]}</text:p>
          </table:table-cell>
        </table:table-row>
        <table:table-row table:style-name="ro3">
          <table:table-cell office:value-type="string" calcext:value-type="string">
            <text:p>{"messages": [{"role": "system", "content": "Translate source to target."}, {"role": "user", "content": "<text:tab/>त्याचप्रकारे 9 मार्च 2020 ला क्वेस्ट डायग्नोस्टिक्सने देशभर कोविड-19 चाचणी उपलब्ध केली.<text:tab/>"}, {"role": "assistant", "content": "<text:tab/>Quest Diagnostics similarly made nationwide COVID-19 testing available as of 9 March 2020.<text:tab/>"}]}</text:p>
          </table:table-cell>
        </table:table-row>
        <table:table-row table:style-name="ro3">
          <table:table-cell office:value-type="string" calcext:value-type="string">
            <text:p>{"messages": [{"role": "system", "content": "Translate source to target."}, {"role": "user", "content": "<text:tab/>नवीन आजार असल्याने, COVID-19 ने आत्ता कुठे हजारो रूग्णांमध्ये आपला संपूर्ण चिकित्सा क्रम दर्शवण्यास सुरवात केली आहे.<text:tab/>"}, {"role": "assistant", "content": "<text:tab/>As a novel disease, COVID-19 has just started to manifest its full clinical course throughout thousands of patients.<text:tab/>"}]}</text:p>
          </table:table-cell>
        </table:table-row>
        <table:table-row table:style-name="ro3">
          <table:table-cell office:value-type="string" calcext:value-type="string">
            <text:p>{"messages": [{"role": "system", "content": "Translate source to target."}, {"role": "user", "content": "<text:tab/>१४ फेब्रुवारी पर्यंत जेव्हा पुष्टी झालेली प्रकरणे जगात ६६,५७६ पर्यंत पोहचली होती तेव्हा कोविड-१९ चा मृत्यूदर २% होता.<text:tab/>"}, {"role": "assistant", "content": "<text:tab/>By February 14, the mortality of COVID-19 was 2% when the confirmed cases reached 66,576 globally.<text:tab/>"}]}</text:p>
          </table:table-cell>
        </table:table-row>
        <table:table-row table:style-name="ro3">
          <table:table-cell office:value-type="string" calcext:value-type="string">
            <text:p>{"messages": [{"role": "system", "content": "Translate source to target."}, {"role": "user", "content": "<text:tab/>सर्वात महत्वाचे म्हणजे, लक्षणात्मक वाढण्याचा दर (सौम्य ते तीव्र) केवळ WM गटापेक्षा WM+TCM मध्ये खूपच कमी होता (7.4% विरूद्ध 46.2%) आणि केवळ WM गटापेक्षा WM+TCM गटामधील मृत्यूदरही कमी होता (8.8% विरूद्ध 39%).<text:tab/>"}, {"role": "assistant", "content": "<text:tab/>Most impressively, the rate for symptomatic worsening (from light to severe) was remarkably lower for the WM+TCM group than for the WM only group (7.4% versus 46.2%) and the mortality was lower in the WM+TCM group than WM only group (8.8% versus 39%).<text:tab/>"}]}</text:p>
          </table:table-cell>
        </table:table-row>
        <table:table-row table:style-name="ro3">
          <table:table-cell office:value-type="string" calcext:value-type="string">
            <text:p>{"messages": [{"role": "system", "content": "Translate source to target."}, {"role": "user", "content": "<text:tab/>प्रावस्था I-II चाचण्यांतील ड्रग कँडीडेट्स चा सफलता दर चाचण्यांच्या सर्व प्रावस्थांमधून यशस्वीपणे जाऊन शेवटी मंजूरी मिळवण्यासाठी कमी आहे(12 % पेक्षा कमी).<text:tab/>"}, {"role": "assistant", "content": "<text:tab/>Drug candidates in Phase I-II trials have a low rate of success (under 12%) to pass through all trial phases to gain eventual approval.<text:tab/>"}]}</text:p>
          </table:table-cell>
        </table:table-row>
        <table:table-row table:style-name="ro3">
          <table:table-cell office:value-type="string" calcext:value-type="string">
            <text:p>{"messages": [{"role": "system", "content": "Translate source to target."}, {"role": "user", "content": "<text:tab/>सायटोकीन स्टॉर्म हे प्रणालीगत प्रदाहक प्रतिसादाचे स्वरूप आहे जे सायटोकीन्सची श्रृंखला जारी होण्यामुळे दिसून येते ज्यात TNFα, IL-1β, IL-2, IL-6, IFNα, IFNβ, IFNγ, आणि MCP-1 चा समावेश होतो.<text:tab/>"}, {"role": "assistant", "content": "<text:tab/>Cytokine storm is a form of systemic inflammatory response featured by the release of a series of cytokines including TNFα, IL-1β, IL-2, IL-6, IFNα, IFNβ, IFNγ, and MCP-1.<text:tab/>"}]}</text:p>
          </table:table-cell>
        </table:table-row>
        <table:table-row table:style-name="ro3">
          <table:table-cell office:value-type="string" calcext:value-type="string">
            <text:p>{"messages": [{"role": "system", "content": "Translate source to target."}, {"role": "user", "content": "<text:tab/>मानव आणि सिव्हेट सार्स-सीओव्ही यांच्या विलगकांच्या मधील तुलनात्मक विश्लेषणाच्या आधारावर सार्स-सीओव्ही हे वेगवेगळ्या पोशिंद्यामध्ये, खास करून एस प्रोटीनच्या आरबीडीच्या येथे उत्परिवर्तनाच्यासह जलदपणे स्विकारले गेले आहे असे दिसते.<text:tab/>"}, {"role": "assistant", "content": "<text:tab/>Based on the comparative analysis between isolates of human and civet SARS-CoVs, SARS-CoV is thought to undergo rapid adaptation in different hosts, particularly with mutations at the RBD of the S protein.<text:tab/>"}]}</text:p>
          </table:table-cell>
        </table:table-row>
        <table:table-row table:style-name="ro3">
          <table:table-cell office:value-type="string" calcext:value-type="string">
            <text:p>{"messages": [{"role": "system", "content": "Translate source to target."}, {"role": "user", "content": "<text:tab/>खासकरून, पॅनगोलिन्स बिटा-सीओव्ही हे पॅनगोलिन्समध्ये उच्च प्रमाणात रोगजनक आहे.<text:tab/>"}, {"role": "assistant", "content": "<text:tab/>Particularly, pangolin beta-CoVs are highly pathogenic in pangolins.<text:tab/>"}]}</text:p>
          </table:table-cell>
        </table:table-row>
        <table:table-row table:style-name="ro3">
          <table:table-cell office:value-type="string" calcext:value-type="string">
            <text:p>{"messages": [{"role": "system", "content": "Translate source to target."}, {"role": "user", "content": "<text:tab/>चेहऱ्यावर घालायचे मुखवटे जपान, दक्षिण कोरिया, मलेशिया आणि सिंगापूरमध्येही मुबलक प्रमाणात वापरले जातात.<text:tab/>"}, {"role": "assistant", "content": "<text:tab/>Face masks have also been widely used in Japan, South Korea, Malaysia, and Singapore.<text:tab/>"}]}</text:p>
          </table:table-cell>
        </table:table-row>
        <table:table-row table:style-name="ro3">
          <table:table-cell office:value-type="string" calcext:value-type="string">
            <text:p>{"messages": [{"role": "system", "content": "Translate source to target."}, {"role": "user", "content": "<text:tab/>या संदर्भात, सार्स-सीओव्ही-२ इतर सहा एचसीओव्हीच्या सामान्य ट्रेंडचे अनुसरण करतो.<text:tab/>"}, {"role": "assistant", "content": "<text:tab/>In this regard, SARS-CoV-2 follows the general trend of the other six HCoVs.<text:tab/>"}]}</text:p>
          </table:table-cell>
        </table:table-row>
        <table:table-row table:style-name="ro3">
          <table:table-cell office:value-type="string" calcext:value-type="string">
            <text:p>{"messages": [{"role": "system", "content": "Translate source to target."}, {"role": "user", "content": "<text:tab/>मार्च 2020 मध्ये, सार्स-कोव्ह-2 विषाणूचे प्रमुख प्रोटीज हे संसर्गानंतर देण्याच्या औषधाचे मुख्य लक्ष्य होते.<text:tab/>"}, {"role": "assistant", "content": "<text:tab/>In March 2020, the main protease of the SARS-CoV-2 virus was identified as a target for post-infection drugs.<text:tab/>"}]}</text:p>
          </table:table-cell>
        </table:table-row>
        <table:table-row table:style-name="ro3">
          <table:table-cell office:value-type="string" calcext:value-type="string">
            <text:p>{"messages": [{"role": "system", "content": "Translate source to target."}, {"role": "user", "content": "<text:tab/>ह्या नोवेल कोरोना विषाणूच्या पहिल्या प्रकरणाचा मागोवा हा 1 डिसेंबर 2019 मध्ये वुहान, हुबेई, चीनपर्यंत काढला जाऊ शकतो.<text:tab/>"}, {"role": "assistant", "content": "<text:tab/>The first known case of the novel coronavirus may trace back to 1 December 2019 in Wuhan, Hubei, China.<text:tab/>"}]}</text:p>
          </table:table-cell>
        </table:table-row>
        <table:table-row table:style-name="ro3">
          <table:table-cell office:value-type="string" calcext:value-type="string">
            <text:p>{"messages": [{"role": "system", "content": "Translate source to target."}, {"role": "user", "content": "<text:tab/>नोवेल SARS-CoV-2 ची सर्व वैशिष्ट्ये निसर्गात असणाऱ्या सर्व संबंधित कोरोना विषाणूंमध्ये आढळतात. मानवी शरीराबाहेर हा विषाणू घरगुती साबणाने त्याचे संरक्षक कवच विरघळत असल्याने मरतो. SARS-CoV-2 मूलतः SARS CoV शी जवळून संबंधित आहे.<text:tab/>"}, {"role": "assistant", "content": "<text:tab/>All features of the novel SARS-CoV-2 virus occur in related coronaviruses in nature.Outside the human body, the virus is killed by household soap, which dissolves its protective envelope.SARS-CoV-2 is closely related to the original SARS-CoV.<text:tab/>"}]}</text:p>
          </table:table-cell>
        </table:table-row>
        <table:table-row table:style-name="ro3">
          <table:table-cell office:value-type="string" calcext:value-type="string">
            <text:p>{"messages": [{"role": "system", "content": "Translate source to target."}, {"role": "user", "content": "<text:tab/>आणि तुम्ही मला सांगू शकता का की यासोबतच तुम्हाला इतर कोणती लक्षणे जाणवत आहेत का?<text:tab/>"}, {"role": "assistant", "content": "<text:tab/>And can you tell me what other symptoms are you having along with this?<text:tab/>"}]}</text:p>
          </table:table-cell>
        </table:table-row>
        <table:table-row table:style-name="ro3">
          <table:table-cell office:value-type="string" calcext:value-type="string">
            <text:p>{"messages": [{"role": "system", "content": "Translate source to target."}, {"role": "user", "content": "<text:tab/>सार्सचा मृत्यूदर हा कोविड-१९ पेक्षा जास्त आहे (१०.९१% वि. १.४४%).<text:tab/>"}, {"role": "assistant", "content": "<text:tab/>SARS has higher mortality than COVID-19 (10.91% versus 1.44%).<text:tab/>"}]}</text:p>
          </table:table-cell>
        </table:table-row>
        <table:table-row table:style-name="ro3">
          <table:table-cell office:value-type="string" calcext:value-type="string">
            <text:p>{"messages": [{"role": "system", "content": "Translate source to target."}, {"role": "user", "content": "<text:tab/>स्नायूंच्या वेदनेसोबत इतर कोणती लक्षणे किंवा समस्या तुम्हाला आढळल्या आहेत का?<text:tab/>"}, {"role": "assistant", "content": "<text:tab/>Any other symptoms or problems that you notice with the muscle aches?<text:tab/>"}]}</text:p>
          </table:table-cell>
        </table:table-row>
        <table:table-row table:style-name="ro3">
          <table:table-cell office:value-type="string" calcext:value-type="string">
            <text:p>{"messages": [{"role": "system", "content": "Translate source to target."}, {"role": "user", "content": "<text:tab/>तज्ज्ञांनी असे अधोरेखित केला की प्रत्येक व्यक्तीला आरोग्यविषयक अधिकार आहेत ज्यामध्ये अपंग लोक, अल्पसंख्यांक गटात मोडणारे,म्हातारे लोक, अंतर्गत विस्थापित झालेले लोक,बेघर ,अत्यंत गरिबीत जगणारे लोक, ताब्यात घेतले गेलेले लोक त्याचप्रमाणे निर्वासित आणि इतर सरकारच्या मदतीची गरज असणाऱ्या अनिर्दिष्ट समावेश होतो.<text:tab/>"}, {"role": "assistant", "content": "<text:tab/>The experts underscored that every individual has the right to health, including people with disabilities, belonging to minority groups, older people, internally displaced people, the homeless, those living in extremely poor conditions, people in detention, as well as refugees and other unspecified groups in need of government support.<text:tab/>"}]}</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Courier"/>
    <style:font-face style:name="Liberation Mono" svg:font-family="'Liberation Mono', 'Courier New'"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31">00/00/0000</text:date>, <text:time style:data-style-name="N2" text:time-value="16:47:04.3791796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9T15:49:35.688072387</meta:creation-date>
    <dc:date>2024-03-31T16:49:43.665275686</dc:date>
    <meta:editing-duration>PT39M33S</meta:editing-duration>
    <meta:editing-cycles>9</meta:editing-cycles>
    <meta:generator>LibreOffice/6.4.7.2$Linux_X86_64 LibreOffice_project/40$Build-2</meta:generator>
    <meta:document-statistic meta:table-count="2" meta:cell-count="3000" meta:object-count="0"/>
  </office:meta>
</office:document-meta>
</file>